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24"/>
    <style:style style:name="ce2" style:family="table-cell" style:parent-style-name="Default" style:data-style-name="N81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/>
          <table:table-cell office:value-type="string" calcext:value-type="string">
            <text:p>Start 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.00000</text:p>
          </table:table-cell>
          <table:table-cell office:value-type="float" office:value="0.184902" calcext:value-type="float">
            <text:p>0.18490</text:p>
          </table:table-cell>
          <table:table-cell office:value-type="float" office:value="-0.02566321" calcext:value-type="float">
            <text:p>-0.0256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03344557" calcext:value-type="float">
            <text:p>0.03345</text:p>
          </table:table-cell>
          <table:table-cell office:value-type="float" office:value="0.1848778" calcext:value-type="float">
            <text:p>0.18488</text:p>
          </table:table-cell>
          <table:table-cell office:value-type="float" office:value="-0.02563369" calcext:value-type="float">
            <text:p>-0.02563</text:p>
          </table:table-cell>
          <table:table-cell table:number-columns-repeated="3"/>
        </table:table-row>
        <table:table-row table:style-name="ro1">
          <table:table-cell office:value-type="float" office:value="0.06689113" calcext:value-type="float">
            <text:p>0.06689</text:p>
          </table:table-cell>
          <table:table-cell office:value-type="float" office:value="0.1848682" calcext:value-type="float">
            <text:p>0.18487</text:p>
          </table:table-cell>
          <table:table-cell office:value-type="float" office:value="-0.02573486" calcext:value-type="float">
            <text:p>-0.02573</text:p>
          </table:table-cell>
          <table:table-cell table:number-columns-repeated="3"/>
        </table:table-row>
        <table:table-row table:style-name="ro1">
          <table:table-cell office:value-type="float" office:value="0.1003367" calcext:value-type="float">
            <text:p>0.10034</text:p>
          </table:table-cell>
          <table:table-cell office:value-type="float" office:value="0.1848258" calcext:value-type="float">
            <text:p>0.18483</text:p>
          </table:table-cell>
          <table:table-cell office:value-type="float" office:value="-0.02545432" calcext:value-type="float">
            <text:p>-0.02545</text:p>
          </table:table-cell>
          <table:table-cell table:number-columns-repeated="3"/>
        </table:table-row>
        <table:table-row table:style-name="ro1">
          <table:table-cell office:value-type="float" office:value="0.1337823" calcext:value-type="float">
            <text:p>0.13378</text:p>
          </table:table-cell>
          <table:table-cell office:value-type="float" office:value="0.1847294" calcext:value-type="float">
            <text:p>0.18473</text:p>
          </table:table-cell>
          <table:table-cell office:value-type="float" office:value="-0.02520879" calcext:value-type="float">
            <text:p>-0.02521</text:p>
          </table:table-cell>
          <table:table-cell table:number-columns-repeated="3"/>
        </table:table-row>
        <table:table-row table:style-name="ro1">
          <table:table-cell office:value-type="float" office:value="0.1672278" calcext:value-type="float">
            <text:p>0.16723</text:p>
          </table:table-cell>
          <table:table-cell office:value-type="float" office:value="0.1848914" calcext:value-type="float">
            <text:p>0.18489</text:p>
          </table:table-cell>
          <table:table-cell office:value-type="float" office:value="-0.02504592" calcext:value-type="float">
            <text:p>-0.02505</text:p>
          </table:table-cell>
          <table:table-cell table:number-columns-repeated="3"/>
        </table:table-row>
        <table:table-row table:style-name="ro1">
          <table:table-cell office:value-type="float" office:value="0.2006734" calcext:value-type="float">
            <text:p>0.20067</text:p>
          </table:table-cell>
          <table:table-cell office:value-type="float" office:value="0.1847308" calcext:value-type="float">
            <text:p>0.18473</text:p>
          </table:table-cell>
          <table:table-cell office:value-type="float" office:value="-0.02492395" calcext:value-type="float">
            <text:p>-0.02492</text:p>
          </table:table-cell>
          <table:table-cell table:number-columns-repeated="3"/>
        </table:table-row>
        <table:table-row table:style-name="ro1">
          <table:table-cell office:value-type="float" office:value="0.234119" calcext:value-type="float">
            <text:p>0.23412</text:p>
          </table:table-cell>
          <table:table-cell office:value-type="float" office:value="0.1847666" calcext:value-type="float">
            <text:p>0.18477</text:p>
          </table:table-cell>
          <table:table-cell office:value-type="float" office:value="-0.02492091" calcext:value-type="float">
            <text:p>-0.02492</text:p>
          </table:table-cell>
          <table:table-cell table:number-columns-repeated="3"/>
        </table:table-row>
        <table:table-row table:style-name="ro1">
          <table:table-cell office:value-type="float" office:value="0.2675645" calcext:value-type="float">
            <text:p>0.26756</text:p>
          </table:table-cell>
          <table:table-cell office:value-type="float" office:value="0.1848435" calcext:value-type="float">
            <text:p>0.18484</text:p>
          </table:table-cell>
          <table:table-cell office:value-type="float" office:value="-0.02486904" calcext:value-type="float">
            <text:p>-0.02487</text:p>
          </table:table-cell>
          <table:table-cell table:number-columns-repeated="3"/>
        </table:table-row>
        <table:table-row table:style-name="ro1">
          <table:table-cell office:value-type="float" office:value="0.3010101" calcext:value-type="float">
            <text:p>0.30101</text:p>
          </table:table-cell>
          <table:table-cell office:value-type="float" office:value="0.1848968" calcext:value-type="float">
            <text:p>0.18490</text:p>
          </table:table-cell>
          <table:table-cell office:value-type="float" office:value="-0.02458427" calcext:value-type="float">
            <text:p>-0.02458</text:p>
          </table:table-cell>
          <table:table-cell table:number-columns-repeated="3"/>
        </table:table-row>
        <table:table-row table:style-name="ro1">
          <table:table-cell office:value-type="float" office:value="0.3344557" calcext:value-type="float">
            <text:p>0.33446</text:p>
          </table:table-cell>
          <table:table-cell office:value-type="float" office:value="0.1849327" calcext:value-type="float">
            <text:p>0.18493</text:p>
          </table:table-cell>
          <table:table-cell office:value-type="float" office:value="-0.02430889" calcext:value-type="float">
            <text:p>-0.02431</text:p>
          </table:table-cell>
          <table:table-cell table:number-columns-repeated="3"/>
        </table:table-row>
        <table:table-row table:style-name="ro1">
          <table:table-cell office:value-type="float" office:value="0.3679012" calcext:value-type="float">
            <text:p>0.36790</text:p>
          </table:table-cell>
          <table:table-cell office:value-type="float" office:value="0.1849354" calcext:value-type="float">
            <text:p>0.18494</text:p>
          </table:table-cell>
          <table:table-cell office:value-type="float" office:value="-0.02405559" calcext:value-type="float">
            <text:p>-0.02406</text:p>
          </table:table-cell>
          <table:table-cell table:number-columns-repeated="3"/>
        </table:table-row>
        <table:table-row table:style-name="ro1">
          <table:table-cell office:value-type="float" office:value="0.4013468" calcext:value-type="float">
            <text:p>0.40135</text:p>
          </table:table-cell>
          <table:table-cell office:value-type="float" office:value="0.1849733" calcext:value-type="float">
            <text:p>0.18497</text:p>
          </table:table-cell>
          <table:table-cell office:value-type="float" office:value="-0.02397264" calcext:value-type="float">
            <text:p>-0.02397</text:p>
          </table:table-cell>
          <table:table-cell table:number-columns-repeated="3"/>
        </table:table-row>
        <table:table-row table:style-name="ro1">
          <table:table-cell office:value-type="float" office:value="0.4347924" calcext:value-type="float">
            <text:p>0.43479</text:p>
          </table:table-cell>
          <table:table-cell office:value-type="float" office:value="0.1850968" calcext:value-type="float">
            <text:p>0.18510</text:p>
          </table:table-cell>
          <table:table-cell office:value-type="float" office:value="-0.02363141" calcext:value-type="float">
            <text:p>-0.02363</text:p>
          </table:table-cell>
          <table:table-cell table:number-columns-repeated="3"/>
        </table:table-row>
        <table:table-row table:style-name="ro1">
          <table:table-cell office:value-type="float" office:value="0.4682379" calcext:value-type="float">
            <text:p>0.46824</text:p>
          </table:table-cell>
          <table:table-cell office:value-type="float" office:value="0.184976" calcext:value-type="float">
            <text:p>0.18498</text:p>
          </table:table-cell>
          <table:table-cell office:value-type="float" office:value="-0.02339253" calcext:value-type="float">
            <text:p>-0.02339</text:p>
          </table:table-cell>
          <table:table-cell table:number-columns-repeated="3"/>
        </table:table-row>
        <table:table-row table:style-name="ro1">
          <table:table-cell office:value-type="float" office:value="0.5016835" calcext:value-type="float">
            <text:p>0.50168</text:p>
          </table:table-cell>
          <table:table-cell office:value-type="float" office:value="0.1850206" calcext:value-type="float">
            <text:p>0.18502</text:p>
          </table:table-cell>
          <table:table-cell office:value-type="float" office:value="-0.02321099" calcext:value-type="float">
            <text:p>-0.02321</text:p>
          </table:table-cell>
          <table:table-cell table:number-columns-repeated="3"/>
        </table:table-row>
        <table:table-row table:style-name="ro1">
          <table:table-cell office:value-type="float" office:value="0.5351291" calcext:value-type="float">
            <text:p>0.53513</text:p>
          </table:table-cell>
          <table:table-cell office:value-type="float" office:value="0.1849693" calcext:value-type="float">
            <text:p>0.18497</text:p>
          </table:table-cell>
          <table:table-cell office:value-type="float" office:value="-0.02321555" calcext:value-type="float">
            <text:p>-0.02322</text:p>
          </table:table-cell>
          <table:table-cell table:number-columns-repeated="3"/>
        </table:table-row>
        <table:table-row table:style-name="ro1">
          <table:table-cell office:value-type="float" office:value="0.5685746" calcext:value-type="float">
            <text:p>0.56857</text:p>
          </table:table-cell>
          <table:table-cell office:value-type="float" office:value="0.1849485" calcext:value-type="float">
            <text:p>0.18495</text:p>
          </table:table-cell>
          <table:table-cell office:value-type="float" office:value="-0.02317892" calcext:value-type="float">
            <text:p>-0.02318</text:p>
          </table:table-cell>
          <table:table-cell table:number-columns-repeated="3"/>
        </table:table-row>
        <table:table-row table:style-name="ro1">
          <table:table-cell office:value-type="float" office:value="0.6020202" calcext:value-type="float">
            <text:p>0.60202</text:p>
          </table:table-cell>
          <table:table-cell office:value-type="float" office:value="0.1850003" calcext:value-type="float">
            <text:p>0.18500</text:p>
          </table:table-cell>
          <table:table-cell office:value-type="float" office:value="-0.02284204" calcext:value-type="float">
            <text:p>-0.02284</text:p>
          </table:table-cell>
          <table:table-cell table:number-columns-repeated="3"/>
        </table:table-row>
        <table:table-row table:style-name="ro1">
          <table:table-cell office:value-type="float" office:value="0.6354658" calcext:value-type="float">
            <text:p>0.63547</text:p>
          </table:table-cell>
          <table:table-cell office:value-type="float" office:value="0.1849668" calcext:value-type="float">
            <text:p>0.18497</text:p>
          </table:table-cell>
          <table:table-cell office:value-type="float" office:value="-0.02269159" calcext:value-type="float">
            <text:p>-0.02269</text:p>
          </table:table-cell>
          <table:table-cell table:number-columns-repeated="3"/>
        </table:table-row>
        <table:table-row table:style-name="ro1">
          <table:table-cell office:value-type="float" office:value="0.6689113" calcext:value-type="float">
            <text:p>0.66891</text:p>
          </table:table-cell>
          <table:table-cell office:value-type="float" office:value="0.1849712" calcext:value-type="float">
            <text:p>0.18497</text:p>
          </table:table-cell>
          <table:table-cell office:value-type="float" office:value="-0.02287421" calcext:value-type="float">
            <text:p>-0.02287</text:p>
          </table:table-cell>
          <table:table-cell table:number-columns-repeated="3"/>
        </table:table-row>
        <table:table-row table:style-name="ro1">
          <table:table-cell office:value-type="float" office:value="0.7023569" calcext:value-type="float">
            <text:p>0.70236</text:p>
          </table:table-cell>
          <table:table-cell office:value-type="float" office:value="0.1849465" calcext:value-type="float">
            <text:p>0.18495</text:p>
          </table:table-cell>
          <table:table-cell office:value-type="float" office:value="-0.0230935" calcext:value-type="float">
            <text:p>-0.02309</text:p>
          </table:table-cell>
          <table:table-cell table:number-columns-repeated="3"/>
        </table:table-row>
        <table:table-row table:style-name="ro1">
          <table:table-cell office:value-type="float" office:value="0.7358025" calcext:value-type="float">
            <text:p>0.73580</text:p>
          </table:table-cell>
          <table:table-cell office:value-type="float" office:value="0.1849288" calcext:value-type="float">
            <text:p>0.18493</text:p>
          </table:table-cell>
          <table:table-cell office:value-type="float" office:value="-0.02313673" calcext:value-type="float">
            <text:p>-0.02314</text:p>
          </table:table-cell>
          <table:table-cell table:number-columns-repeated="3"/>
        </table:table-row>
        <table:table-row table:style-name="ro1">
          <table:table-cell office:value-type="float" office:value="0.769248" calcext:value-type="float">
            <text:p>0.76925</text:p>
          </table:table-cell>
          <table:table-cell office:value-type="float" office:value="0.1849089" calcext:value-type="float">
            <text:p>0.18491</text:p>
          </table:table-cell>
          <table:table-cell office:value-type="float" office:value="-0.02314978" calcext:value-type="float">
            <text:p>-0.02315</text:p>
          </table:table-cell>
          <table:table-cell table:number-columns-repeated="3"/>
        </table:table-row>
        <table:table-row table:style-name="ro1">
          <table:table-cell office:value-type="float" office:value="0.8026936" calcext:value-type="float">
            <text:p>0.80269</text:p>
          </table:table-cell>
          <table:table-cell office:value-type="float" office:value="0.184872" calcext:value-type="float">
            <text:p>0.18487</text:p>
          </table:table-cell>
          <table:table-cell office:value-type="float" office:value="-0.02325481" calcext:value-type="float">
            <text:p>-0.02325</text:p>
          </table:table-cell>
          <table:table-cell table:number-columns-repeated="3"/>
        </table:table-row>
        <table:table-row table:style-name="ro1">
          <table:table-cell office:value-type="float" office:value="0.8361392" calcext:value-type="float">
            <text:p>0.83614</text:p>
          </table:table-cell>
          <table:table-cell office:value-type="float" office:value="0.1848689" calcext:value-type="float">
            <text:p>0.18487</text:p>
          </table:table-cell>
          <table:table-cell office:value-type="float" office:value="-0.02328526" calcext:value-type="float">
            <text:p>-0.02329</text:p>
          </table:table-cell>
          <table:table-cell table:number-columns-repeated="3"/>
        </table:table-row>
        <table:table-row table:style-name="ro1">
          <table:table-cell office:value-type="float" office:value="0.8695847" calcext:value-type="float">
            <text:p>0.86958</text:p>
          </table:table-cell>
          <table:table-cell office:value-type="float" office:value="0.1847829" calcext:value-type="float">
            <text:p>0.18478</text:p>
          </table:table-cell>
          <table:table-cell office:value-type="float" office:value="-0.02335909" calcext:value-type="float">
            <text:p>-0.02336</text:p>
          </table:table-cell>
          <table:table-cell table:number-columns-repeated="3"/>
        </table:table-row>
        <table:table-row table:style-name="ro1">
          <table:table-cell office:value-type="float" office:value="0.9030303" calcext:value-type="float">
            <text:p>0.90303</text:p>
          </table:table-cell>
          <table:table-cell office:value-type="float" office:value="0.1848804" calcext:value-type="float">
            <text:p>0.18488</text:p>
          </table:table-cell>
          <table:table-cell office:value-type="float" office:value="-0.02361075" calcext:value-type="float">
            <text:p>-0.02361</text:p>
          </table:table-cell>
          <table:table-cell table:number-columns-repeated="3"/>
        </table:table-row>
        <table:table-row table:style-name="ro1">
          <table:table-cell office:value-type="float" office:value="0.9364759" calcext:value-type="float">
            <text:p>0.93648</text:p>
          </table:table-cell>
          <table:table-cell office:value-type="float" office:value="0.1848124" calcext:value-type="float">
            <text:p>0.18481</text:p>
          </table:table-cell>
          <table:table-cell office:value-type="float" office:value="-0.0240954" calcext:value-type="float">
            <text:p>-0.02410</text:p>
          </table:table-cell>
          <table:table-cell table:number-columns-repeated="3"/>
        </table:table-row>
        <table:table-row table:style-name="ro1">
          <table:table-cell office:value-type="float" office:value="0.9699214" calcext:value-type="float">
            <text:p>0.96992</text:p>
          </table:table-cell>
          <table:table-cell office:value-type="float" office:value="0.1847305" calcext:value-type="float">
            <text:p>0.18473</text:p>
          </table:table-cell>
          <table:table-cell office:value-type="float" office:value="-0.02433848" calcext:value-type="float">
            <text:p>-0.02434</text:p>
          </table:table-cell>
          <table:table-cell table:number-columns-repeated="3"/>
        </table:table-row>
        <table:table-row table:style-name="ro1">
          <table:table-cell office:value-type="float" office:value="1.003367" calcext:value-type="float">
            <text:p>1.00337</text:p>
          </table:table-cell>
          <table:table-cell office:value-type="float" office:value="0.184769" calcext:value-type="float">
            <text:p>0.18477</text:p>
          </table:table-cell>
          <table:table-cell office:value-type="float" office:value="-0.0242876" calcext:value-type="float">
            <text:p>-0.02429</text:p>
          </table:table-cell>
          <table:table-cell table:number-columns-repeated="3"/>
        </table:table-row>
        <table:table-row table:style-name="ro1">
          <table:table-cell office:value-type="float" office:value="1.036813" calcext:value-type="float">
            <text:p>1.03681</text:p>
          </table:table-cell>
          <table:table-cell office:value-type="float" office:value="0.1849052" calcext:value-type="float">
            <text:p>0.18491</text:p>
          </table:table-cell>
          <table:table-cell office:value-type="float" office:value="-0.0244399" calcext:value-type="float">
            <text:p>-0.02444</text:p>
          </table:table-cell>
          <table:table-cell table:number-columns-repeated="3"/>
        </table:table-row>
        <table:table-row table:style-name="ro1">
          <table:table-cell office:value-type="float" office:value="1.070258" calcext:value-type="float">
            <text:p>1.07026</text:p>
          </table:table-cell>
          <table:table-cell office:value-type="float" office:value="0.184861" calcext:value-type="float">
            <text:p>0.18486</text:p>
          </table:table-cell>
          <table:table-cell office:value-type="float" office:value="-0.0247054" calcext:value-type="float">
            <text:p>-0.02471</text:p>
          </table:table-cell>
          <table:table-cell table:number-columns-repeated="3"/>
        </table:table-row>
        <table:table-row table:style-name="ro1">
          <table:table-cell office:value-type="float" office:value="1.103704" calcext:value-type="float">
            <text:p>1.10370</text:p>
          </table:table-cell>
          <table:table-cell office:value-type="float" office:value="0.1848689" calcext:value-type="float">
            <text:p>0.18487</text:p>
          </table:table-cell>
          <table:table-cell office:value-type="float" office:value="-0.02475441" calcext:value-type="float">
            <text:p>-0.02475</text:p>
          </table:table-cell>
          <table:table-cell table:number-columns-repeated="3"/>
        </table:table-row>
        <table:table-row table:style-name="ro1">
          <table:table-cell office:value-type="float" office:value="1.137149" calcext:value-type="float">
            <text:p>1.13715</text:p>
          </table:table-cell>
          <table:table-cell office:value-type="float" office:value="0.1849041" calcext:value-type="float">
            <text:p>0.18490</text:p>
          </table:table-cell>
          <table:table-cell office:value-type="float" office:value="-0.02480198" calcext:value-type="float">
            <text:p>-0.02480</text:p>
          </table:table-cell>
          <table:table-cell table:number-columns-repeated="3"/>
        </table:table-row>
        <table:table-row table:style-name="ro1">
          <table:table-cell office:value-type="float" office:value="1.170595" calcext:value-type="float">
            <text:p>1.17060</text:p>
          </table:table-cell>
          <table:table-cell office:value-type="float" office:value="0.1849654" calcext:value-type="float">
            <text:p>0.18497</text:p>
          </table:table-cell>
          <table:table-cell office:value-type="float" office:value="-0.0247693" calcext:value-type="float">
            <text:p>-0.02477</text:p>
          </table:table-cell>
          <table:table-cell table:number-columns-repeated="3"/>
        </table:table-row>
        <table:table-row table:style-name="ro1">
          <table:table-cell office:value-type="float" office:value="1.20404" calcext:value-type="float">
            <text:p>1.20404</text:p>
          </table:table-cell>
          <table:table-cell office:value-type="float" office:value="0.1848703" calcext:value-type="float">
            <text:p>0.18487</text:p>
          </table:table-cell>
          <table:table-cell office:value-type="float" office:value="-0.02464024" calcext:value-type="float">
            <text:p>-0.02464</text:p>
          </table:table-cell>
          <table:table-cell table:number-columns-repeated="3"/>
        </table:table-row>
        <table:table-row table:style-name="ro1">
          <table:table-cell office:value-type="float" office:value="1.237486" calcext:value-type="float">
            <text:p>1.23749</text:p>
          </table:table-cell>
          <table:table-cell office:value-type="float" office:value="0.184844" calcext:value-type="float">
            <text:p>0.18484</text:p>
          </table:table-cell>
          <table:table-cell office:value-type="float" office:value="-0.02466775" calcext:value-type="float">
            <text:p>-0.02467</text:p>
          </table:table-cell>
          <table:table-cell table:number-columns-repeated="3"/>
        </table:table-row>
        <table:table-row table:style-name="ro1">
          <table:table-cell office:value-type="float" office:value="1.270932" calcext:value-type="float">
            <text:p>1.27093</text:p>
          </table:table-cell>
          <table:table-cell office:value-type="float" office:value="0.184842" calcext:value-type="float">
            <text:p>0.18484</text:p>
          </table:table-cell>
          <table:table-cell office:value-type="float" office:value="-0.02476875" calcext:value-type="float">
            <text:p>-0.02477</text:p>
          </table:table-cell>
          <table:table-cell table:number-columns-repeated="3"/>
        </table:table-row>
        <table:table-row table:style-name="ro1">
          <table:table-cell office:value-type="float" office:value="1.304377" calcext:value-type="float">
            <text:p>1.30438</text:p>
          </table:table-cell>
          <table:table-cell office:value-type="float" office:value="0.1848272" calcext:value-type="float">
            <text:p>0.18483</text:p>
          </table:table-cell>
          <table:table-cell office:value-type="float" office:value="-0.02489463" calcext:value-type="float">
            <text:p>-0.02489</text:p>
          </table:table-cell>
          <table:table-cell table:number-columns-repeated="3"/>
        </table:table-row>
        <table:table-row table:style-name="ro1">
          <table:table-cell office:value-type="float" office:value="1.337823" calcext:value-type="float">
            <text:p>1.33782</text:p>
          </table:table-cell>
          <table:table-cell office:value-type="float" office:value="0.184739" calcext:value-type="float">
            <text:p>0.18474</text:p>
          </table:table-cell>
          <table:table-cell office:value-type="float" office:value="-0.02513807" calcext:value-type="float">
            <text:p>-0.02514</text:p>
          </table:table-cell>
          <table:table-cell table:number-columns-repeated="3"/>
        </table:table-row>
        <table:table-row table:style-name="ro1">
          <table:table-cell office:value-type="float" office:value="1.371268" calcext:value-type="float">
            <text:p>1.37127</text:p>
          </table:table-cell>
          <table:table-cell office:value-type="float" office:value="0.1847905" calcext:value-type="float">
            <text:p>0.18479</text:p>
          </table:table-cell>
          <table:table-cell office:value-type="float" office:value="-0.02550223" calcext:value-type="float">
            <text:p>-0.02550</text:p>
          </table:table-cell>
          <table:table-cell table:number-columns-repeated="3"/>
        </table:table-row>
        <table:table-row table:style-name="ro1">
          <table:table-cell office:value-type="float" office:value="1.404714" calcext:value-type="float">
            <text:p>1.40471</text:p>
          </table:table-cell>
          <table:table-cell office:value-type="float" office:value="0.1848027" calcext:value-type="float">
            <text:p>0.18480</text:p>
          </table:table-cell>
          <table:table-cell office:value-type="float" office:value="-0.02568705" calcext:value-type="float">
            <text:p>-0.02569</text:p>
          </table:table-cell>
          <table:table-cell table:number-columns-repeated="3"/>
        </table:table-row>
        <table:table-row table:style-name="ro1">
          <table:table-cell office:value-type="float" office:value="1.438159" calcext:value-type="float">
            <text:p>1.43816</text:p>
          </table:table-cell>
          <table:table-cell office:value-type="float" office:value="0.1848468" calcext:value-type="float">
            <text:p>0.18485</text:p>
          </table:table-cell>
          <table:table-cell office:value-type="float" office:value="-0.02554174" calcext:value-type="float">
            <text:p>-0.02554</text:p>
          </table:table-cell>
          <table:table-cell table:number-columns-repeated="3"/>
        </table:table-row>
        <table:table-row table:style-name="ro1">
          <table:table-cell office:value-type="float" office:value="1.471605" calcext:value-type="float">
            <text:p>1.47161</text:p>
          </table:table-cell>
          <table:table-cell office:value-type="float" office:value="0.1848575" calcext:value-type="float">
            <text:p>0.18486</text:p>
          </table:table-cell>
          <table:table-cell office:value-type="float" office:value="-0.02556828" calcext:value-type="float">
            <text:p>-0.02557</text:p>
          </table:table-cell>
          <table:table-cell table:number-columns-repeated="3"/>
        </table:table-row>
        <table:table-row table:style-name="ro1">
          <table:table-cell office:value-type="float" office:value="1.505051" calcext:value-type="float">
            <text:p>1.50505</text:p>
          </table:table-cell>
          <table:table-cell office:value-type="float" office:value="0.1847661" calcext:value-type="float">
            <text:p>0.18477</text:p>
          </table:table-cell>
          <table:table-cell office:value-type="float" office:value="-0.02593586" calcext:value-type="float">
            <text:p>-0.02594</text:p>
          </table:table-cell>
          <table:table-cell table:number-columns-repeated="3"/>
        </table:table-row>
        <table:table-row table:style-name="ro1">
          <table:table-cell office:value-type="float" office:value="1.538496" calcext:value-type="float">
            <text:p>1.53850</text:p>
          </table:table-cell>
          <table:table-cell office:value-type="float" office:value="0.1848448" calcext:value-type="float">
            <text:p>0.18484</text:p>
          </table:table-cell>
          <table:table-cell office:value-type="float" office:value="-0.02600649" calcext:value-type="float">
            <text:p>-0.02601</text:p>
          </table:table-cell>
          <table:table-cell table:number-columns-repeated="3"/>
        </table:table-row>
        <table:table-row table:style-name="ro1">
          <table:table-cell office:value-type="float" office:value="1.571942" calcext:value-type="float">
            <text:p>1.57194</text:p>
          </table:table-cell>
          <table:table-cell office:value-type="float" office:value="0.1848365" calcext:value-type="float">
            <text:p>0.18484</text:p>
          </table:table-cell>
          <table:table-cell office:value-type="float" office:value="-0.02595524" calcext:value-type="float">
            <text:p>-0.02596</text:p>
          </table:table-cell>
          <table:table-cell table:number-columns-repeated="3"/>
        </table:table-row>
        <table:table-row table:style-name="ro1">
          <table:table-cell office:value-type="float" office:value="1.605387" calcext:value-type="float">
            <text:p>1.60539</text:p>
          </table:table-cell>
          <table:table-cell office:value-type="float" office:value="0.1848071" calcext:value-type="float">
            <text:p>0.18481</text:p>
          </table:table-cell>
          <table:table-cell office:value-type="float" office:value="-0.02594488" calcext:value-type="float">
            <text:p>-0.02594</text:p>
          </table:table-cell>
          <table:table-cell table:number-columns-repeated="3"/>
        </table:table-row>
        <table:table-row table:style-name="ro1">
          <table:table-cell office:value-type="float" office:value="1.638833" calcext:value-type="float">
            <text:p>1.63883</text:p>
          </table:table-cell>
          <table:table-cell office:value-type="float" office:value="0.1848483" calcext:value-type="float">
            <text:p>0.18485</text:p>
          </table:table-cell>
          <table:table-cell office:value-type="float" office:value="-0.02618076" calcext:value-type="float">
            <text:p>-0.02618</text:p>
          </table:table-cell>
          <table:table-cell table:number-columns-repeated="3"/>
        </table:table-row>
        <table:table-row table:style-name="ro1">
          <table:table-cell office:value-type="float" office:value="1.672278" calcext:value-type="float">
            <text:p>1.67228</text:p>
          </table:table-cell>
          <table:table-cell office:value-type="float" office:value="0.1848589" calcext:value-type="float">
            <text:p>0.18486</text:p>
          </table:table-cell>
          <table:table-cell office:value-type="float" office:value="-0.02627579" calcext:value-type="float">
            <text:p>-0.02628</text:p>
          </table:table-cell>
          <table:table-cell table:number-columns-repeated="3"/>
        </table:table-row>
        <table:table-row table:style-name="ro1">
          <table:table-cell office:value-type="float" office:value="1.705724" calcext:value-type="float">
            <text:p>1.70572</text:p>
          </table:table-cell>
          <table:table-cell office:value-type="float" office:value="0.1849652" calcext:value-type="float">
            <text:p>0.18497</text:p>
          </table:table-cell>
          <table:table-cell office:value-type="float" office:value="-0.02624651" calcext:value-type="float">
            <text:p>-0.02625</text:p>
          </table:table-cell>
          <table:table-cell table:number-columns-repeated="3"/>
        </table:table-row>
        <table:table-row table:style-name="ro1">
          <table:table-cell office:value-type="float" office:value="1.739169" calcext:value-type="float">
            <text:p>1.73917</text:p>
          </table:table-cell>
          <table:table-cell office:value-type="float" office:value="0.184929" calcext:value-type="float">
            <text:p>0.18493</text:p>
          </table:table-cell>
          <table:table-cell office:value-type="float" office:value="-0.02613808" calcext:value-type="float">
            <text:p>-0.02614</text:p>
          </table:table-cell>
          <table:table-cell table:number-columns-repeated="3"/>
        </table:table-row>
        <table:table-row table:style-name="ro1">
          <table:table-cell office:value-type="float" office:value="1.772615" calcext:value-type="float">
            <text:p>1.77262</text:p>
          </table:table-cell>
          <table:table-cell office:value-type="float" office:value="0.1848517" calcext:value-type="float">
            <text:p>0.18485</text:p>
          </table:table-cell>
          <table:table-cell office:value-type="float" office:value="-0.02598596" calcext:value-type="float">
            <text:p>-0.02599</text:p>
          </table:table-cell>
          <table:table-cell table:number-columns-repeated="3"/>
        </table:table-row>
        <table:table-row table:style-name="ro1">
          <table:table-cell office:value-type="float" office:value="1.806061" calcext:value-type="float">
            <text:p>1.80606</text:p>
          </table:table-cell>
          <table:table-cell office:value-type="float" office:value="0.1849162" calcext:value-type="float">
            <text:p>0.18492</text:p>
          </table:table-cell>
          <table:table-cell office:value-type="float" office:value="-0.02570759" calcext:value-type="float">
            <text:p>-0.02571</text:p>
          </table:table-cell>
          <table:table-cell table:number-columns-repeated="3"/>
        </table:table-row>
        <table:table-row table:style-name="ro1">
          <table:table-cell office:value-type="float" office:value="1.839506" calcext:value-type="float">
            <text:p>1.83951</text:p>
          </table:table-cell>
          <table:table-cell office:value-type="float" office:value="0.1849808" calcext:value-type="float">
            <text:p>0.18498</text:p>
          </table:table-cell>
          <table:table-cell office:value-type="float" office:value="-0.0255179" calcext:value-type="float">
            <text:p>-0.02552</text:p>
          </table:table-cell>
          <table:table-cell table:number-columns-repeated="3"/>
        </table:table-row>
        <table:table-row table:style-name="ro1">
          <table:table-cell office:value-type="float" office:value="1.872952" calcext:value-type="float">
            <text:p>1.87295</text:p>
          </table:table-cell>
          <table:table-cell office:value-type="float" office:value="0.1849907" calcext:value-type="float">
            <text:p>0.18499</text:p>
          </table:table-cell>
          <table:table-cell office:value-type="float" office:value="-0.02534638" calcext:value-type="float">
            <text:p>-0.02535</text:p>
          </table:table-cell>
          <table:table-cell table:number-columns-repeated="3"/>
        </table:table-row>
        <table:table-row table:style-name="ro1">
          <table:table-cell office:value-type="float" office:value="1.906397" calcext:value-type="float">
            <text:p>1.90640</text:p>
          </table:table-cell>
          <table:table-cell office:value-type="float" office:value="0.1850319" calcext:value-type="float">
            <text:p>0.18503</text:p>
          </table:table-cell>
          <table:table-cell office:value-type="float" office:value="-0.02528361" calcext:value-type="float">
            <text:p>-0.02528</text:p>
          </table:table-cell>
          <table:table-cell table:number-columns-repeated="3"/>
        </table:table-row>
        <table:table-row table:style-name="ro1">
          <table:table-cell office:value-type="float" office:value="1.939843" calcext:value-type="float">
            <text:p>1.93984</text:p>
          </table:table-cell>
          <table:table-cell office:value-type="float" office:value="0.1849518" calcext:value-type="float">
            <text:p>0.18495</text:p>
          </table:table-cell>
          <table:table-cell office:value-type="float" office:value="-0.02509859" calcext:value-type="float">
            <text:p>-0.02510</text:p>
          </table:table-cell>
          <table:table-cell table:number-columns-repeated="3"/>
        </table:table-row>
        <table:table-row table:style-name="ro1">
          <table:table-cell office:value-type="float" office:value="1.973288" calcext:value-type="float">
            <text:p>1.97329</text:p>
          </table:table-cell>
          <table:table-cell office:value-type="float" office:value="0.1849146" calcext:value-type="float">
            <text:p>0.18491</text:p>
          </table:table-cell>
          <table:table-cell office:value-type="float" office:value="-0.02478349" calcext:value-type="float">
            <text:p>-0.02478</text:p>
          </table:table-cell>
          <table:table-cell table:number-columns-repeated="3"/>
        </table:table-row>
        <table:table-row table:style-name="ro1">
          <table:table-cell office:value-type="float" office:value="2.006734" calcext:value-type="float">
            <text:p>2.00673</text:p>
          </table:table-cell>
          <table:table-cell office:value-type="float" office:value="0.1847967" calcext:value-type="float">
            <text:p>0.18480</text:p>
          </table:table-cell>
          <table:table-cell office:value-type="float" office:value="-0.02473566" calcext:value-type="float">
            <text:p>-0.02474</text:p>
          </table:table-cell>
          <table:table-cell table:number-columns-repeated="3"/>
        </table:table-row>
        <table:table-row table:style-name="ro1">
          <table:table-cell office:value-type="float" office:value="2.04018" calcext:value-type="float">
            <text:p>2.04018</text:p>
          </table:table-cell>
          <table:table-cell office:value-type="float" office:value="0.1847055" calcext:value-type="float">
            <text:p>0.18471</text:p>
          </table:table-cell>
          <table:table-cell office:value-type="float" office:value="-0.02513747" calcext:value-type="float">
            <text:p>-0.02514</text:p>
          </table:table-cell>
          <table:table-cell table:number-columns-repeated="3"/>
        </table:table-row>
        <table:table-row table:style-name="ro1">
          <table:table-cell office:value-type="float" office:value="2.073625" calcext:value-type="float">
            <text:p>2.07363</text:p>
          </table:table-cell>
          <table:table-cell office:value-type="float" office:value="0.184575" calcext:value-type="float">
            <text:p>0.18458</text:p>
          </table:table-cell>
          <table:table-cell office:value-type="float" office:value="-0.02627941" calcext:value-type="float">
            <text:p>-0.02628</text:p>
          </table:table-cell>
          <table:table-cell table:number-columns-repeated="3"/>
        </table:table-row>
        <table:table-row table:style-name="ro1">
          <table:table-cell office:value-type="float" office:value="2.107071" calcext:value-type="float">
            <text:p>2.10707</text:p>
          </table:table-cell>
          <table:table-cell office:value-type="float" office:value="0.1843448" calcext:value-type="float">
            <text:p>0.18434</text:p>
          </table:table-cell>
          <table:table-cell office:value-type="float" office:value="-0.02881052" calcext:value-type="float">
            <text:p>-0.02881</text:p>
          </table:table-cell>
          <table:table-cell table:number-columns-repeated="3"/>
        </table:table-row>
        <table:table-row table:style-name="ro1">
          <table:table-cell office:value-type="float" office:value="2.140516" calcext:value-type="float">
            <text:p>2.14052</text:p>
          </table:table-cell>
          <table:table-cell office:value-type="float" office:value="0.1834906" calcext:value-type="float">
            <text:p>0.18349</text:p>
          </table:table-cell>
          <table:table-cell office:value-type="float" office:value="-0.03247871" calcext:value-type="float">
            <text:p>-0.03248</text:p>
          </table:table-cell>
          <table:table-cell table:number-columns-repeated="3"/>
        </table:table-row>
        <table:table-row table:style-name="ro1">
          <table:table-cell office:value-type="float" office:value="2.173962" calcext:value-type="float">
            <text:p>2.17396</text:p>
          </table:table-cell>
          <table:table-cell office:value-type="float" office:value="0.1823168" calcext:value-type="float">
            <text:p>0.18232</text:p>
          </table:table-cell>
          <table:table-cell office:value-type="float" office:value="-0.03727697" calcext:value-type="float">
            <text:p>-0.03728</text:p>
          </table:table-cell>
          <table:table-cell table:number-columns-repeated="3"/>
        </table:table-row>
        <table:table-row table:style-name="ro1">
          <table:table-cell office:value-type="float" office:value="2.207407" calcext:value-type="float">
            <text:p>2.20741</text:p>
          </table:table-cell>
          <table:table-cell office:value-type="float" office:value="0.1813711" calcext:value-type="float">
            <text:p>0.18137</text:p>
          </table:table-cell>
          <table:table-cell office:value-type="float" office:value="-0.04253018" calcext:value-type="float">
            <text:p>-0.04253</text:p>
          </table:table-cell>
          <table:table-cell table:number-columns-repeated="3"/>
        </table:table-row>
        <table:table-row table:style-name="ro1">
          <table:table-cell office:value-type="float" office:value="2.240853" calcext:value-type="float">
            <text:p>2.24085</text:p>
          </table:table-cell>
          <table:table-cell office:value-type="float" office:value="0.1784217" calcext:value-type="float">
            <text:p>0.17842</text:p>
          </table:table-cell>
          <table:table-cell office:value-type="float" office:value="-0.05001712" calcext:value-type="float">
            <text:p>-0.05002</text:p>
          </table:table-cell>
          <table:table-cell table:number-columns-repeated="3"/>
        </table:table-row>
        <table:table-row table:style-name="ro1">
          <table:table-cell office:value-type="float" office:value="2.274299" calcext:value-type="float">
            <text:p>2.27430</text:p>
          </table:table-cell>
          <table:table-cell office:value-type="float" office:value="0.1716559" calcext:value-type="float">
            <text:p>0.17166</text:p>
          </table:table-cell>
          <table:table-cell office:value-type="float" office:value="-0.06231085" calcext:value-type="float">
            <text:p>-0.06231</text:p>
          </table:table-cell>
          <table:table-cell table:number-columns-repeated="3"/>
        </table:table-row>
        <table:table-row table:style-name="ro1">
          <table:table-cell office:value-type="float" office:value="2.307744" calcext:value-type="float">
            <text:p>2.30774</text:p>
          </table:table-cell>
          <table:table-cell office:value-type="float" office:value="0.1628251" calcext:value-type="float">
            <text:p>0.16283</text:p>
          </table:table-cell>
          <table:table-cell office:value-type="float" office:value="-0.0804139" calcext:value-type="float">
            <text:p>-0.08041</text:p>
          </table:table-cell>
          <table:table-cell table:number-columns-repeated="3"/>
        </table:table-row>
        <table:table-row table:style-name="ro1">
          <table:table-cell office:value-type="float" office:value="2.34119" calcext:value-type="float">
            <text:p>2.34119</text:p>
          </table:table-cell>
          <table:table-cell office:value-type="float" office:value="0.1482544" calcext:value-type="float">
            <text:p>0.14825</text:p>
          </table:table-cell>
          <table:table-cell office:value-type="float" office:value="-0.1033739" calcext:value-type="float">
            <text:p>-0.10337</text:p>
          </table:table-cell>
          <table:table-cell table:number-columns-repeated="3"/>
        </table:table-row>
        <table:table-row table:style-name="ro1">
          <table:table-cell office:value-type="float" office:value="2.374635" calcext:value-type="float">
            <text:p>2.37464</text:p>
          </table:table-cell>
          <table:table-cell office:value-type="float" office:value="0.1275021" calcext:value-type="float">
            <text:p>0.12750</text:p>
          </table:table-cell>
          <table:table-cell office:value-type="float" office:value="-0.1228015" calcext:value-type="float">
            <text:p>-0.12280</text:p>
          </table:table-cell>
          <table:table-cell table:number-columns-repeated="3"/>
        </table:table-row>
        <table:table-row table:style-name="ro1">
          <table:table-cell office:value-type="float" office:value="2.408081" calcext:value-type="float">
            <text:p>2.40808</text:p>
          </table:table-cell>
          <table:table-cell office:value-type="float" office:value="0.1018929" calcext:value-type="float">
            <text:p>0.10189</text:p>
          </table:table-cell>
          <table:table-cell office:value-type="float" office:value="-0.13958" calcext:value-type="float">
            <text:p>-0.13958</text:p>
          </table:table-cell>
          <table:table-cell table:number-columns-repeated="3"/>
        </table:table-row>
        <table:table-row table:style-name="ro1">
          <table:table-cell office:value-type="float" office:value="2.441526" calcext:value-type="float">
            <text:p>2.44153</text:p>
          </table:table-cell>
          <table:table-cell office:value-type="float" office:value="0.07716678" calcext:value-type="float">
            <text:p>0.07717</text:p>
          </table:table-cell>
          <table:table-cell office:value-type="float" office:value="-0.1510599" calcext:value-type="float">
            <text:p>-0.15106</text:p>
          </table:table-cell>
          <table:table-cell table:number-columns-repeated="3"/>
        </table:table-row>
        <table:table-row table:style-name="ro1">
          <table:table-cell office:value-type="float" office:value="2.474972" calcext:value-type="float">
            <text:p>2.47497</text:p>
          </table:table-cell>
          <table:table-cell office:value-type="float" office:value="0.05641451" calcext:value-type="float">
            <text:p>0.05641</text:p>
          </table:table-cell>
          <table:table-cell office:value-type="float" office:value="-0.1572415" calcext:value-type="float">
            <text:p>-0.15724</text:p>
          </table:table-cell>
          <table:table-cell table:number-columns-repeated="3"/>
        </table:table-row>
        <table:table-row table:style-name="ro1">
          <table:table-cell office:value-type="float" office:value="2.508418" calcext:value-type="float">
            <text:p>2.50842</text:p>
          </table:table-cell>
          <table:table-cell office:value-type="float" office:value="0.04007761" calcext:value-type="float">
            <text:p>0.04008</text:p>
          </table:table-cell>
          <table:table-cell office:value-type="float" office:value="-0.1581246" calcext:value-type="float">
            <text:p>-0.15812</text:p>
          </table:table-cell>
          <table:table-cell table:number-columns-repeated="3"/>
        </table:table-row>
        <table:table-row table:style-name="ro1">
          <table:table-cell office:value-type="float" office:value="2.541863" calcext:value-type="float">
            <text:p>2.54186</text:p>
          </table:table-cell>
          <table:table-cell office:value-type="float" office:value="0.03036378" calcext:value-type="float">
            <text:p>0.03036</text:p>
          </table:table-cell>
          <table:table-cell office:value-type="float" office:value="-0.1563584" calcext:value-type="float">
            <text:p>-0.15636</text:p>
          </table:table-cell>
          <table:table-cell table:number-columns-repeated="3"/>
        </table:table-row>
        <table:table-row table:style-name="ro1">
          <table:table-cell office:value-type="float" office:value="2.575309" calcext:value-type="float">
            <text:p>2.57531</text:p>
          </table:table-cell>
          <table:table-cell office:value-type="float" office:value="0.03036378" calcext:value-type="float">
            <text:p>0.03036</text:p>
          </table:table-cell>
          <table:table-cell office:value-type="float" office:value="-0.1567999" calcext:value-type="float">
            <text:p>-0.15680</text:p>
          </table:table-cell>
          <table:table-cell table:number-columns-repeated="3"/>
        </table:table-row>
        <table:table-row table:style-name="ro1">
          <table:table-cell office:value-type="float" office:value="2.608754" calcext:value-type="float">
            <text:p>2.60875</text:p>
          </table:table-cell>
          <table:table-cell office:value-type="float" office:value="0.03831146" calcext:value-type="float">
            <text:p>0.03831</text:p>
          </table:table-cell>
          <table:table-cell office:value-type="float" office:value="-0.1581246" calcext:value-type="float">
            <text:p>-0.15812</text:p>
          </table:table-cell>
          <table:table-cell table:number-columns-repeated="3"/>
        </table:table-row>
        <table:table-row table:style-name="ro1">
          <table:table-cell office:value-type="float" office:value="2.6422" calcext:value-type="float">
            <text:p>2.64220</text:p>
          </table:table-cell>
          <table:table-cell office:value-type="float" office:value="0.05376528" calcext:value-type="float">
            <text:p>0.05377</text:p>
          </table:table-cell>
          <table:table-cell office:value-type="float" office:value="-0.1585661" calcext:value-type="float">
            <text:p>-0.15857</text:p>
          </table:table-cell>
          <table:table-cell table:number-columns-repeated="3"/>
        </table:table-row>
        <table:table-row table:style-name="ro1">
          <table:table-cell office:value-type="float" office:value="2.675645" calcext:value-type="float">
            <text:p>2.67565</text:p>
          </table:table-cell>
          <table:table-cell office:value-type="float" office:value="0.07054372" calcext:value-type="float">
            <text:p>0.07054</text:p>
          </table:table-cell>
          <table:table-cell office:value-type="float" office:value="-0.1541507" calcext:value-type="float">
            <text:p>-0.15415</text:p>
          </table:table-cell>
          <table:table-cell table:number-columns-repeated="3"/>
        </table:table-row>
        <table:table-row table:style-name="ro1">
          <table:table-cell office:value-type="float" office:value="2.709091" calcext:value-type="float">
            <text:p>2.70909</text:p>
          </table:table-cell>
          <table:table-cell office:value-type="float" office:value="0.09041292" calcext:value-type="float">
            <text:p>0.09041</text:p>
          </table:table-cell>
          <table:table-cell office:value-type="float" office:value="-0.146203" calcext:value-type="float">
            <text:p>-0.14620</text:p>
          </table:table-cell>
          <table:table-cell table:number-columns-repeated="3"/>
        </table:table-row>
        <table:table-row table:style-name="ro1">
          <table:table-cell office:value-type="float" office:value="2.742536" calcext:value-type="float">
            <text:p>2.74254</text:p>
          </table:table-cell>
          <table:table-cell office:value-type="float" office:value="0.1098406" calcext:value-type="float">
            <text:p>0.10984</text:p>
          </table:table-cell>
          <table:table-cell office:value-type="float" office:value="-0.1369307" calcext:value-type="float">
            <text:p>-0.13693</text:p>
          </table:table-cell>
          <table:table-cell table:number-columns-repeated="3"/>
        </table:table-row>
        <table:table-row table:style-name="ro1">
          <table:table-cell office:value-type="float" office:value="2.775982" calcext:value-type="float">
            <text:p>2.77598</text:p>
          </table:table-cell>
          <table:table-cell office:value-type="float" office:value="0.1252944" calcext:value-type="float">
            <text:p>0.12529</text:p>
          </table:table-cell>
          <table:table-cell office:value-type="float" office:value="-0.1258923" calcext:value-type="float">
            <text:p>-0.12589</text:p>
          </table:table-cell>
          <table:table-cell table:number-columns-repeated="3"/>
        </table:table-row>
        <table:table-row table:style-name="ro1">
          <table:table-cell office:value-type="float" office:value="2.809428" calcext:value-type="float">
            <text:p>2.80943</text:p>
          </table:table-cell>
          <table:table-cell office:value-type="float" office:value="0.1367744" calcext:value-type="float">
            <text:p>0.13677</text:p>
          </table:table-cell>
          <table:table-cell office:value-type="float" office:value="-0.1144123" calcext:value-type="float">
            <text:p>-0.11441</text:p>
          </table:table-cell>
          <table:table-cell table:number-columns-repeated="3"/>
        </table:table-row>
        <table:table-row table:style-name="ro1">
          <table:table-cell office:value-type="float" office:value="2.842873" calcext:value-type="float">
            <text:p>2.84287</text:p>
          </table:table-cell>
          <table:table-cell office:value-type="float" office:value="0.1443156" calcext:value-type="float">
            <text:p>0.14432</text:p>
          </table:table-cell>
          <table:table-cell office:value-type="float" office:value="-0.1064468" calcext:value-type="float">
            <text:p>-0.10645</text:p>
          </table:table-cell>
          <table:table-cell table:number-columns-repeated="3"/>
        </table:table-row>
        <table:table-row table:style-name="ro1">
          <table:table-cell office:value-type="float" office:value="2.876319" calcext:value-type="float">
            <text:p>2.87632</text:p>
          </table:table-cell>
          <table:table-cell office:value-type="float" office:value="0.1486333" calcext:value-type="float">
            <text:p>0.14863</text:p>
          </table:table-cell>
          <table:table-cell office:value-type="float" office:value="-0.1022289" calcext:value-type="float">
            <text:p>-0.10223</text:p>
          </table:table-cell>
          <table:table-cell table:number-columns-repeated="3"/>
        </table:table-row>
        <table:table-row table:style-name="ro1">
          <table:table-cell office:value-type="float" office:value="2.909764" calcext:value-type="float">
            <text:p>2.90976</text:p>
          </table:table-cell>
          <table:table-cell office:value-type="float" office:value="0.1487356" calcext:value-type="float">
            <text:p>0.14874</text:p>
          </table:table-cell>
          <table:table-cell office:value-type="float" office:value="-0.1017622" calcext:value-type="float">
            <text:p>-0.10176</text:p>
          </table:table-cell>
          <table:table-cell table:number-columns-repeated="3"/>
        </table:table-row>
        <table:table-row table:style-name="ro1">
          <table:table-cell office:value-type="float" office:value="2.94321" calcext:value-type="float">
            <text:p>2.94321</text:p>
          </table:table-cell>
          <table:table-cell office:value-type="float" office:value="0.1454088" calcext:value-type="float">
            <text:p>0.14541</text:p>
          </table:table-cell>
          <table:table-cell office:value-type="float" office:value="-0.1052392" calcext:value-type="float">
            <text:p>-0.10524</text:p>
          </table:table-cell>
          <table:table-cell table:number-columns-repeated="3"/>
        </table:table-row>
        <table:table-row table:style-name="ro1">
          <table:table-cell office:value-type="float" office:value="2.976655" calcext:value-type="float">
            <text:p>2.97666</text:p>
          </table:table-cell>
          <table:table-cell office:value-type="float" office:value="0.1385405" calcext:value-type="float">
            <text:p>0.13854</text:p>
          </table:table-cell>
          <table:table-cell office:value-type="float" office:value="-0.1126462" calcext:value-type="float">
            <text:p>-0.11265</text:p>
          </table:table-cell>
          <table:table-cell table:number-columns-repeated="3"/>
        </table:table-row>
        <table:table-row table:style-name="ro1">
          <table:table-cell office:value-type="float" office:value="3.010101" calcext:value-type="float">
            <text:p>3.01010</text:p>
          </table:table-cell>
          <table:table-cell office:value-type="float" office:value="0.1283852" calcext:value-type="float">
            <text:p>0.12839</text:p>
          </table:table-cell>
          <table:table-cell office:value-type="float" office:value="-0.12236" calcext:value-type="float">
            <text:p>-0.12236</text:p>
          </table:table-cell>
          <table:table-cell table:number-columns-repeated="3"/>
        </table:table-row>
        <table:table-row table:style-name="ro1">
          <table:table-cell office:value-type="float" office:value="3.043547" calcext:value-type="float">
            <text:p>3.04355</text:p>
          </table:table-cell>
          <table:table-cell office:value-type="float" office:value="0.1155806" calcext:value-type="float">
            <text:p>0.11558</text:p>
          </table:table-cell>
          <table:table-cell office:value-type="float" office:value="-0.1307492" calcext:value-type="float">
            <text:p>-0.13075</text:p>
          </table:table-cell>
          <table:table-cell table:number-columns-repeated="3"/>
        </table:table-row>
        <table:table-row table:style-name="ro1">
          <table:table-cell office:value-type="float" office:value="3.076992" calcext:value-type="float">
            <text:p>3.07699</text:p>
          </table:table-cell>
          <table:table-cell office:value-type="float" office:value="0.102776" calcext:value-type="float">
            <text:p>0.10278</text:p>
          </table:table-cell>
          <table:table-cell office:value-type="float" office:value="-0.13958" calcext:value-type="float">
            <text:p>-0.13958</text:p>
          </table:table-cell>
          <table:table-cell table:number-columns-repeated="3"/>
        </table:table-row>
        <table:table-row table:style-name="ro1">
          <table:table-cell office:value-type="float" office:value="3.110438" calcext:value-type="float">
            <text:p>3.11044</text:p>
          </table:table-cell>
          <table:table-cell office:value-type="float" office:value="0.08820523" calcext:value-type="float">
            <text:p>0.08821</text:p>
          </table:table-cell>
          <table:table-cell office:value-type="float" office:value="-0.1466446" calcext:value-type="float">
            <text:p>-0.14664</text:p>
          </table:table-cell>
          <table:table-cell table:number-columns-repeated="3"/>
        </table:table-row>
        <table:table-row table:style-name="ro1">
          <table:table-cell office:value-type="float" office:value="3.143883" calcext:value-type="float">
            <text:p>3.14388</text:p>
          </table:table-cell>
          <table:table-cell office:value-type="float" office:value="0.07584217" calcext:value-type="float">
            <text:p>0.07584</text:p>
          </table:table-cell>
          <table:table-cell office:value-type="float" office:value="-0.1510599" calcext:value-type="float">
            <text:p>-0.15106</text:p>
          </table:table-cell>
          <table:table-cell table:number-columns-repeated="3"/>
        </table:table-row>
        <table:table-row table:style-name="ro1">
          <table:table-cell office:value-type="float" office:value="3.177329" calcext:value-type="float">
            <text:p>3.17733</text:p>
          </table:table-cell>
          <table:table-cell office:value-type="float" office:value="0.06686247" calcext:value-type="float">
            <text:p>0.06686</text:p>
          </table:table-cell>
          <table:table-cell office:value-type="float" office:value="-0.1531837" calcext:value-type="float">
            <text:p>-0.15318</text:p>
          </table:table-cell>
          <table:table-cell table:number-columns-repeated="3"/>
        </table:table-row>
        <table:table-row table:style-name="ro1">
          <table:table-cell office:value-type="float" office:value="3.210774" calcext:value-type="float">
            <text:p>3.21077</text:p>
          </table:table-cell>
          <table:table-cell office:value-type="float" office:value="0.06171296" calcext:value-type="float">
            <text:p>0.06171</text:p>
          </table:table-cell>
          <table:table-cell office:value-type="float" office:value="-0.1545923" calcext:value-type="float">
            <text:p>-0.15459</text:p>
          </table:table-cell>
          <table:table-cell table:number-columns-repeated="3"/>
        </table:table-row>
        <table:table-row table:style-name="ro1">
          <table:table-cell office:value-type="float" office:value="3.24422" calcext:value-type="float">
            <text:p>3.24422</text:p>
          </table:table-cell>
          <table:table-cell office:value-type="float" office:value="0.05994681" calcext:value-type="float">
            <text:p>0.05995</text:p>
          </table:table-cell>
          <table:table-cell office:value-type="float" office:value="-0.1545923" calcext:value-type="float">
            <text:p>-0.15459</text:p>
          </table:table-cell>
          <table:table-cell table:number-columns-repeated="3"/>
        </table:table-row>
        <table:table-row table:style-name="ro1">
          <table:table-cell office:value-type="float" office:value="3.277666" calcext:value-type="float">
            <text:p>3.27767</text:p>
          </table:table-cell>
          <table:table-cell office:value-type="float" office:value="0.06374607" calcext:value-type="float">
            <text:p>0.06375</text:p>
          </table:table-cell>
          <table:table-cell office:value-type="float" office:value="-0.1542581" calcext:value-type="float">
            <text:p>-0.15426</text:p>
          </table:table-cell>
          <table:table-cell table:number-columns-repeated="3"/>
        </table:table-row>
        <table:table-row table:style-name="ro1">
          <table:table-cell office:value-type="float" office:value="3.311111" calcext:value-type="float">
            <text:p>3.31111</text:p>
          </table:table-cell>
          <table:table-cell office:value-type="float" office:value="0.07080692" calcext:value-type="float">
            <text:p>0.07081</text:p>
          </table:table-cell>
          <table:table-cell office:value-type="float" office:value="-0.1525014" calcext:value-type="float">
            <text:p>-0.15250</text:p>
          </table:table-cell>
          <table:table-cell table:number-columns-repeated="3"/>
        </table:table-row>
        <table:table-row table:style-name="ro1">
          <table:table-cell office:value-type="float" office:value="3.344557" calcext:value-type="float">
            <text:p>3.34456</text:p>
          </table:table-cell>
          <table:table-cell office:value-type="float" office:value="0.08077638" calcext:value-type="float">
            <text:p>0.08078</text:p>
          </table:table-cell>
          <table:table-cell office:value-type="float" office:value="-0.1495271" calcext:value-type="float">
            <text:p>-0.14953</text:p>
          </table:table-cell>
          <table:table-cell table:number-columns-repeated="3"/>
        </table:table-row>
        <table:table-row table:style-name="ro1">
          <table:table-cell office:value-type="float" office:value="3.378002" calcext:value-type="float">
            <text:p>3.37800</text:p>
          </table:table-cell>
          <table:table-cell office:value-type="float" office:value="0.0922515" calcext:value-type="float">
            <text:p>0.09225</text:p>
          </table:table-cell>
          <table:table-cell office:value-type="float" office:value="-0.1450668" calcext:value-type="float">
            <text:p>-0.14507</text:p>
          </table:table-cell>
          <table:table-cell table:number-columns-repeated="3"/>
        </table:table-row>
        <table:table-row table:style-name="ro1">
          <table:table-cell office:value-type="float" office:value="3.411448" calcext:value-type="float">
            <text:p>3.41145</text:p>
          </table:table-cell>
          <table:table-cell office:value-type="float" office:value="0.1039698" calcext:value-type="float">
            <text:p>0.10397</text:p>
          </table:table-cell>
          <table:table-cell office:value-type="float" office:value="-0.1391599" calcext:value-type="float">
            <text:p>-0.13916</text:p>
          </table:table-cell>
          <table:table-cell table:number-columns-repeated="3"/>
        </table:table-row>
        <table:table-row table:style-name="ro1">
          <table:table-cell office:value-type="float" office:value="3.444893" calcext:value-type="float">
            <text:p>3.44489</text:p>
          </table:table-cell>
          <table:table-cell office:value-type="float" office:value="0.1145598" calcext:value-type="float">
            <text:p>0.11456</text:p>
          </table:table-cell>
          <table:table-cell office:value-type="float" office:value="-0.1326188" calcext:value-type="float">
            <text:p>-0.13262</text:p>
          </table:table-cell>
          <table:table-cell table:number-columns-repeated="3"/>
        </table:table-row>
        <table:table-row table:style-name="ro1">
          <table:table-cell office:value-type="float" office:value="3.478339" calcext:value-type="float">
            <text:p>3.47834</text:p>
          </table:table-cell>
          <table:table-cell office:value-type="float" office:value="0.1225388" calcext:value-type="float">
            <text:p>0.12254</text:p>
          </table:table-cell>
          <table:table-cell office:value-type="float" office:value="-0.1267368" calcext:value-type="float">
            <text:p>-0.12674</text:p>
          </table:table-cell>
          <table:table-cell table:number-columns-repeated="3"/>
        </table:table-row>
        <table:table-row table:style-name="ro1">
          <table:table-cell office:value-type="float" office:value="3.511785" calcext:value-type="float">
            <text:p>3.51179</text:p>
          </table:table-cell>
          <table:table-cell office:value-type="float" office:value="0.1286476" calcext:value-type="float">
            <text:p>0.12865</text:p>
          </table:table-cell>
          <table:table-cell office:value-type="float" office:value="-0.1219869" calcext:value-type="float">
            <text:p>-0.12199</text:p>
          </table:table-cell>
          <table:table-cell table:number-columns-repeated="3"/>
        </table:table-row>
        <table:table-row table:style-name="ro1">
          <table:table-cell office:value-type="float" office:value="3.54523" calcext:value-type="float">
            <text:p>3.54523</text:p>
          </table:table-cell>
          <table:table-cell office:value-type="float" office:value="0.1314759" calcext:value-type="float">
            <text:p>0.13148</text:p>
          </table:table-cell>
          <table:table-cell office:value-type="float" office:value="-0.1197108" calcext:value-type="float">
            <text:p>-0.11971</text:p>
          </table:table-cell>
          <table:table-cell table:number-columns-repeated="3"/>
        </table:table-row>
        <table:table-row table:style-name="ro1">
          <table:table-cell office:value-type="float" office:value="3.578676" calcext:value-type="float">
            <text:p>3.57868</text:p>
          </table:table-cell>
          <table:table-cell office:value-type="float" office:value="0.132359" calcext:value-type="float">
            <text:p>0.13236</text:p>
          </table:table-cell>
          <table:table-cell office:value-type="float" office:value="-0.1188277" calcext:value-type="float">
            <text:p>-0.11883</text:p>
          </table:table-cell>
          <table:table-cell table:number-columns-repeated="3"/>
        </table:table-row>
        <table:table-row table:style-name="ro1">
          <table:table-cell office:value-type="float" office:value="3.612121" calcext:value-type="float">
            <text:p>3.61212</text:p>
          </table:table-cell>
          <table:table-cell office:value-type="float" office:value="0.1304785" calcext:value-type="float">
            <text:p>0.13048</text:p>
          </table:table-cell>
          <table:table-cell office:value-type="float" office:value="-0.1201371" calcext:value-type="float">
            <text:p>-0.12014</text:p>
          </table:table-cell>
          <table:table-cell table:number-columns-repeated="3"/>
        </table:table-row>
        <table:table-row table:style-name="ro1">
          <table:table-cell office:value-type="float" office:value="3.645567" calcext:value-type="float">
            <text:p>3.64557</text:p>
          </table:table-cell>
          <table:table-cell office:value-type="float" office:value="0.1256344" calcext:value-type="float">
            <text:p>0.12563</text:p>
          </table:table-cell>
          <table:table-cell office:value-type="float" office:value="-0.1238555" calcext:value-type="float">
            <text:p>-0.12386</text:p>
          </table:table-cell>
          <table:table-cell table:number-columns-repeated="3"/>
        </table:table-row>
        <table:table-row table:style-name="ro1">
          <table:table-cell office:value-type="float" office:value="3.679012" calcext:value-type="float">
            <text:p>3.67901</text:p>
          </table:table-cell>
          <table:table-cell office:value-type="float" office:value="0.119192" calcext:value-type="float">
            <text:p>0.11919</text:p>
          </table:table-cell>
          <table:table-cell office:value-type="float" office:value="-0.1290429" calcext:value-type="float">
            <text:p>-0.12904</text:p>
          </table:table-cell>
          <table:table-cell table:number-columns-repeated="3"/>
        </table:table-row>
        <table:table-row table:style-name="ro1">
          <table:table-cell office:value-type="float" office:value="3.712458" calcext:value-type="float">
            <text:p>3.71246</text:p>
          </table:table-cell>
          <table:table-cell office:value-type="float" office:value="0.1106433" calcext:value-type="float">
            <text:p>0.11064</text:p>
          </table:table-cell>
          <table:table-cell office:value-type="float" office:value="-0.1346467" calcext:value-type="float">
            <text:p>-0.13465</text:p>
          </table:table-cell>
          <table:table-cell table:number-columns-repeated="3"/>
        </table:table-row>
        <table:table-row table:style-name="ro1">
          <table:table-cell office:value-type="float" office:value="3.745903" calcext:value-type="float">
            <text:p>3.74590</text:p>
          </table:table-cell>
          <table:table-cell office:value-type="float" office:value="0.101671" calcext:value-type="float">
            <text:p>0.10167</text:p>
          </table:table-cell>
          <table:table-cell office:value-type="float" office:value="-0.14027" calcext:value-type="float">
            <text:p>-0.14027</text:p>
          </table:table-cell>
          <table:table-cell table:number-columns-repeated="3"/>
        </table:table-row>
        <table:table-row table:style-name="ro1">
          <table:table-cell office:value-type="float" office:value="3.779349" calcext:value-type="float">
            <text:p>3.77935</text:p>
          </table:table-cell>
          <table:table-cell office:value-type="float" office:value="0.09249475" calcext:value-type="float">
            <text:p>0.09249</text:p>
          </table:table-cell>
          <table:table-cell office:value-type="float" office:value="-0.1445697" calcext:value-type="float">
            <text:p>-0.14457</text:p>
          </table:table-cell>
          <table:table-cell table:number-columns-repeated="3"/>
        </table:table-row>
        <table:table-row table:style-name="ro1">
          <table:table-cell office:value-type="float" office:value="3.812795" calcext:value-type="float">
            <text:p>3.81280</text:p>
          </table:table-cell>
          <table:table-cell office:value-type="float" office:value="0.08427343" calcext:value-type="float">
            <text:p>0.08427</text:p>
          </table:table-cell>
          <table:table-cell office:value-type="float" office:value="-0.1477828" calcext:value-type="float">
            <text:p>-0.14778</text:p>
          </table:table-cell>
          <table:table-cell table:number-columns-repeated="3"/>
        </table:table-row>
        <table:table-row table:style-name="ro1">
          <table:table-cell office:value-type="float" office:value="3.84624" calcext:value-type="float">
            <text:p>3.84624</text:p>
          </table:table-cell>
          <table:table-cell office:value-type="float" office:value="0.0783329" calcext:value-type="float">
            <text:p>0.07833</text:p>
          </table:table-cell>
          <table:table-cell office:value-type="float" office:value="-0.1500908" calcext:value-type="float">
            <text:p>-0.15009</text:p>
          </table:table-cell>
          <table:table-cell table:number-columns-repeated="3"/>
        </table:table-row>
        <table:table-row table:style-name="ro1">
          <table:table-cell office:value-type="float" office:value="3.879686" calcext:value-type="float">
            <text:p>3.87969</text:p>
          </table:table-cell>
          <table:table-cell office:value-type="float" office:value="0.07363448" calcext:value-type="float">
            <text:p>0.07363</text:p>
          </table:table-cell>
          <table:table-cell office:value-type="float" office:value="-0.1523846" calcext:value-type="float">
            <text:p>-0.15238</text:p>
          </table:table-cell>
          <table:table-cell table:number-columns-repeated="3"/>
        </table:table-row>
        <table:table-row table:style-name="ro1">
          <table:table-cell office:value-type="float" office:value="3.913131" calcext:value-type="float">
            <text:p>3.91313</text:p>
          </table:table-cell>
          <table:table-cell office:value-type="float" office:value="0.07319294" calcext:value-type="float">
            <text:p>0.07319</text:p>
          </table:table-cell>
          <table:table-cell office:value-type="float" office:value="-0.151943" calcext:value-type="float">
            <text:p>-0.15194</text:p>
          </table:table-cell>
          <table:table-cell table:number-columns-repeated="3"/>
        </table:table-row>
        <table:table-row table:style-name="ro1">
          <table:table-cell office:value-type="float" office:value="3.946577" calcext:value-type="float">
            <text:p>3.94658</text:p>
          </table:table-cell>
          <table:table-cell office:value-type="float" office:value="0.07615211" calcext:value-type="float">
            <text:p>0.07615</text:p>
          </table:table-cell>
          <table:table-cell office:value-type="float" office:value="-0.1507612" calcext:value-type="float">
            <text:p>-0.15076</text:p>
          </table:table-cell>
          <table:table-cell table:number-columns-repeated="3"/>
        </table:table-row>
        <table:table-row table:style-name="ro1">
          <table:table-cell office:value-type="float" office:value="3.980022" calcext:value-type="float">
            <text:p>3.98002</text:p>
          </table:table-cell>
          <table:table-cell office:value-type="float" office:value="0.0808504" calcext:value-type="float">
            <text:p>0.08085</text:p>
          </table:table-cell>
          <table:table-cell office:value-type="float" office:value="-0.1493205" calcext:value-type="float">
            <text:p>-0.14932</text:p>
          </table:table-cell>
          <table:table-cell table:number-columns-repeated="3"/>
        </table:table-row>
        <table:table-row table:style-name="ro1">
          <table:table-cell office:value-type="float" office:value="4.013468" calcext:value-type="float">
            <text:p>4.01347</text:p>
          </table:table-cell>
          <table:table-cell office:value-type="float" office:value="0.08751455" calcext:value-type="float">
            <text:p>0.08751</text:p>
          </table:table-cell>
          <table:table-cell office:value-type="float" office:value="-0.1469317" calcext:value-type="float">
            <text:p>-0.14693</text:p>
          </table:table-cell>
          <table:table-cell table:number-columns-repeated="3"/>
        </table:table-row>
        <table:table-row table:style-name="ro1">
          <table:table-cell office:value-type="float" office:value="4.046914" calcext:value-type="float">
            <text:p>4.04691</text:p>
          </table:table-cell>
          <table:table-cell office:value-type="float" office:value="0.09515162" calcext:value-type="float">
            <text:p>0.09515</text:p>
          </table:table-cell>
          <table:table-cell office:value-type="float" office:value="-0.1434664" calcext:value-type="float">
            <text:p>-0.14347</text:p>
          </table:table-cell>
          <table:table-cell table:number-columns-repeated="3"/>
        </table:table-row>
        <table:table-row table:style-name="ro1">
          <table:table-cell office:value-type="float" office:value="4.080359" calcext:value-type="float">
            <text:p>4.08036</text:p>
          </table:table-cell>
          <table:table-cell office:value-type="float" office:value="0.1030675" calcext:value-type="float">
            <text:p>0.10307</text:p>
          </table:table-cell>
          <table:table-cell office:value-type="float" office:value="-0.1393855" calcext:value-type="float">
            <text:p>-0.13939</text:p>
          </table:table-cell>
          <table:table-cell table:number-columns-repeated="3"/>
        </table:table-row>
        <table:table-row table:style-name="ro1">
          <table:table-cell office:value-type="float" office:value="4.113805" calcext:value-type="float">
            <text:p>4.11381</text:p>
          </table:table-cell>
          <table:table-cell office:value-type="float" office:value="0.110226" calcext:value-type="float">
            <text:p>0.11023</text:p>
          </table:table-cell>
          <table:table-cell office:value-type="float" office:value="-0.1352364" calcext:value-type="float">
            <text:p>-0.13524</text:p>
          </table:table-cell>
          <table:table-cell table:number-columns-repeated="3"/>
        </table:table-row>
        <table:table-row table:style-name="ro1">
          <table:table-cell office:value-type="float" office:value="4.14725" calcext:value-type="float">
            <text:p>4.14725</text:p>
          </table:table-cell>
          <table:table-cell office:value-type="float" office:value="0.1159228" calcext:value-type="float">
            <text:p>0.11592</text:p>
          </table:table-cell>
          <table:table-cell office:value-type="float" office:value="-0.131405" calcext:value-type="float">
            <text:p>-0.13141</text:p>
          </table:table-cell>
          <table:table-cell table:number-columns-repeated="3"/>
        </table:table-row>
        <table:table-row table:style-name="ro1">
          <table:table-cell office:value-type="float" office:value="4.180696" calcext:value-type="float">
            <text:p>4.18070</text:p>
          </table:table-cell>
          <table:table-cell office:value-type="float" office:value="0.1198854" calcext:value-type="float">
            <text:p>0.11989</text:p>
          </table:table-cell>
          <table:table-cell office:value-type="float" office:value="-0.1284705" calcext:value-type="float">
            <text:p>-0.12847</text:p>
          </table:table-cell>
          <table:table-cell table:number-columns-repeated="3"/>
        </table:table-row>
        <table:table-row table:style-name="ro1">
          <table:table-cell office:value-type="float" office:value="4.214141" calcext:value-type="float">
            <text:p>4.21414</text:p>
          </table:table-cell>
          <table:table-cell office:value-type="float" office:value="0.1220362" calcext:value-type="float">
            <text:p>0.12204</text:p>
          </table:table-cell>
          <table:table-cell office:value-type="float" office:value="-0.1267641" calcext:value-type="float">
            <text:p>-0.12676</text:p>
          </table:table-cell>
          <table:table-cell table:number-columns-repeated="3"/>
        </table:table-row>
        <table:table-row table:style-name="ro1">
          <table:table-cell office:value-type="float" office:value="4.247587" calcext:value-type="float">
            <text:p>4.24759</text:p>
          </table:table-cell>
          <table:table-cell office:value-type="float" office:value="0.1224019" calcext:value-type="float">
            <text:p>0.12240</text:p>
          </table:table-cell>
          <table:table-cell office:value-type="float" office:value="-0.1267728" calcext:value-type="float">
            <text:p>-0.12677</text:p>
          </table:table-cell>
          <table:table-cell table:number-columns-repeated="3"/>
        </table:table-row>
        <table:table-row table:style-name="ro1">
          <table:table-cell office:value-type="float" office:value="4.281033" calcext:value-type="float">
            <text:p>4.28103</text:p>
          </table:table-cell>
          <table:table-cell office:value-type="float" office:value="0.1207671" calcext:value-type="float">
            <text:p>0.12077</text:p>
          </table:table-cell>
          <table:table-cell office:value-type="float" office:value="-0.1280344" calcext:value-type="float">
            <text:p>-0.12803</text:p>
          </table:table-cell>
          <table:table-cell table:number-columns-repeated="3"/>
        </table:table-row>
        <table:table-row table:style-name="ro1">
          <table:table-cell office:value-type="float" office:value="4.314478" calcext:value-type="float">
            <text:p>4.31448</text:p>
          </table:table-cell>
          <table:table-cell office:value-type="float" office:value="0.1172444" calcext:value-type="float">
            <text:p>0.11724</text:p>
          </table:table-cell>
          <table:table-cell office:value-type="float" office:value="-0.1304003" calcext:value-type="float">
            <text:p>-0.13040</text:p>
          </table:table-cell>
          <table:table-cell table:number-columns-repeated="3"/>
        </table:table-row>
        <table:table-row table:style-name="ro1">
          <table:table-cell office:value-type="float" office:value="4.347924" calcext:value-type="float">
            <text:p>4.34792</text:p>
          </table:table-cell>
          <table:table-cell office:value-type="float" office:value="0.1122779" calcext:value-type="float">
            <text:p>0.11228</text:p>
          </table:table-cell>
          <table:table-cell office:value-type="float" office:value="-0.1336855" calcext:value-type="float">
            <text:p>-0.13369</text:p>
          </table:table-cell>
          <table:table-cell table:number-columns-repeated="3"/>
        </table:table-row>
        <table:table-row table:style-name="ro1">
          <table:table-cell office:value-type="float" office:value="4.381369" calcext:value-type="float">
            <text:p>4.38137</text:p>
          </table:table-cell>
          <table:table-cell office:value-type="float" office:value="0.1065162" calcext:value-type="float">
            <text:p>0.10652</text:p>
          </table:table-cell>
          <table:table-cell office:value-type="float" office:value="-0.1375269" calcext:value-type="float">
            <text:p>-0.13753</text:p>
          </table:table-cell>
          <table:table-cell table:number-columns-repeated="3"/>
        </table:table-row>
        <table:table-row table:style-name="ro1">
          <table:table-cell office:value-type="float" office:value="4.414815" calcext:value-type="float">
            <text:p>4.41482</text:p>
          </table:table-cell>
          <table:table-cell office:value-type="float" office:value="0.1001217" calcext:value-type="float">
            <text:p>0.10012</text:p>
          </table:table-cell>
          <table:table-cell office:value-type="float" office:value="-0.1410097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4.44826" calcext:value-type="float">
            <text:p>4.44826</text:p>
          </table:table-cell>
          <table:table-cell office:value-type="float" office:value="0.09405987" calcext:value-type="float">
            <text:p>0.09406</text:p>
          </table:table-cell>
          <table:table-cell office:value-type="float" office:value="-0.1438995" calcext:value-type="float">
            <text:p>-0.14390</text:p>
          </table:table-cell>
          <table:table-cell table:number-columns-repeated="3"/>
        </table:table-row>
        <table:table-row table:style-name="ro1">
          <table:table-cell office:value-type="float" office:value="4.481706" calcext:value-type="float">
            <text:p>4.48171</text:p>
          </table:table-cell>
          <table:table-cell office:value-type="float" office:value="0.08490132" calcext:value-type="float">
            <text:p>0.08490</text:p>
          </table:table-cell>
          <table:table-cell office:value-type="float" office:value="-0.1478657" calcext:value-type="float">
            <text:p>-0.14787</text:p>
          </table:table-cell>
          <table:table-cell table:number-columns-repeated="3"/>
        </table:table-row>
        <table:table-row table:style-name="ro1">
          <table:table-cell office:value-type="float" office:value="4.515152" calcext:value-type="float">
            <text:p>4.51515</text:p>
          </table:table-cell>
          <table:table-cell office:value-type="float" office:value="0.0826734" calcext:value-type="float">
            <text:p>0.08267</text:p>
          </table:table-cell>
          <table:table-cell office:value-type="float" office:value="-0.1487091" calcext:value-type="float">
            <text:p>-0.14871</text:p>
          </table:table-cell>
          <table:table-cell table:number-columns-repeated="3"/>
        </table:table-row>
        <table:table-row table:style-name="ro1">
          <table:table-cell office:value-type="float" office:value="4.548597" calcext:value-type="float">
            <text:p>4.54860</text:p>
          </table:table-cell>
          <table:table-cell office:value-type="float" office:value="0.08252216" calcext:value-type="float">
            <text:p>0.08252</text:p>
          </table:table-cell>
          <table:table-cell office:value-type="float" office:value="-0.1487497" calcext:value-type="float">
            <text:p>-0.14875</text:p>
          </table:table-cell>
          <table:table-cell table:number-columns-repeated="3"/>
        </table:table-row>
        <table:table-row table:style-name="ro1">
          <table:table-cell office:value-type="float" office:value="4.582043" calcext:value-type="float">
            <text:p>4.58204</text:p>
          </table:table-cell>
          <table:table-cell office:value-type="float" office:value="0.0844925" calcext:value-type="float">
            <text:p>0.08449</text:p>
          </table:table-cell>
          <table:table-cell office:value-type="float" office:value="-0.1481825" calcext:value-type="float">
            <text:p>-0.14818</text:p>
          </table:table-cell>
          <table:table-cell table:number-columns-repeated="3"/>
        </table:table-row>
        <table:table-row table:style-name="ro1">
          <table:table-cell office:value-type="float" office:value="4.615488" calcext:value-type="float">
            <text:p>4.61549</text:p>
          </table:table-cell>
          <table:table-cell office:value-type="float" office:value="0.0879828" calcext:value-type="float">
            <text:p>0.08798</text:p>
          </table:table-cell>
          <table:table-cell office:value-type="float" office:value="-0.1468896" calcext:value-type="float">
            <text:p>-0.14689</text:p>
          </table:table-cell>
          <table:table-cell table:number-columns-repeated="3"/>
        </table:table-row>
        <table:table-row table:style-name="ro1">
          <table:table-cell office:value-type="float" office:value="4.648934" calcext:value-type="float">
            <text:p>4.64893</text:p>
          </table:table-cell>
          <table:table-cell office:value-type="float" office:value="0.09287953" calcext:value-type="float">
            <text:p>0.09288</text:p>
          </table:table-cell>
          <table:table-cell office:value-type="float" office:value="-0.1449451" calcext:value-type="float">
            <text:p>-0.14495</text:p>
          </table:table-cell>
          <table:table-cell table:number-columns-repeated="3"/>
        </table:table-row>
        <table:table-row table:style-name="ro1">
          <table:table-cell office:value-type="float" office:value="4.682379" calcext:value-type="float">
            <text:p>4.68238</text:p>
          </table:table-cell>
          <table:table-cell office:value-type="float" office:value="0.0981327" calcext:value-type="float">
            <text:p>0.09813</text:p>
          </table:table-cell>
          <table:table-cell office:value-type="float" office:value="-0.1422629" calcext:value-type="float">
            <text:p>-0.14226</text:p>
          </table:table-cell>
          <table:table-cell table:number-columns-repeated="3"/>
        </table:table-row>
        <table:table-row table:style-name="ro1">
          <table:table-cell office:value-type="float" office:value="4.715825" calcext:value-type="float">
            <text:p>4.71583</text:p>
          </table:table-cell>
          <table:table-cell office:value-type="float" office:value="0.1034577" calcext:value-type="float">
            <text:p>0.10346</text:p>
          </table:table-cell>
          <table:table-cell office:value-type="float" office:value="-0.1392098" calcext:value-type="float">
            <text:p>-0.13921</text:p>
          </table:table-cell>
          <table:table-cell table:number-columns-repeated="3"/>
        </table:table-row>
        <table:table-row table:style-name="ro1">
          <table:table-cell office:value-type="float" office:value="4.74927" calcext:value-type="float">
            <text:p>4.74927</text:p>
          </table:table-cell>
          <table:table-cell office:value-type="float" office:value="0.1084019" calcext:value-type="float">
            <text:p>0.10840</text:p>
          </table:table-cell>
          <table:table-cell office:value-type="float" office:value="-0.1364733" calcext:value-type="float">
            <text:p>-0.13647</text:p>
          </table:table-cell>
          <table:table-cell table:number-columns-repeated="3"/>
        </table:table-row>
        <table:table-row table:style-name="ro1">
          <table:table-cell office:value-type="float" office:value="4.782716" calcext:value-type="float">
            <text:p>4.78272</text:p>
          </table:table-cell>
          <table:table-cell office:value-type="float" office:value="0.1122659" calcext:value-type="float">
            <text:p>0.11227</text:p>
          </table:table-cell>
          <table:table-cell office:value-type="float" office:value="-0.1339711" calcext:value-type="float">
            <text:p>-0.13397</text:p>
          </table:table-cell>
          <table:table-cell table:number-columns-repeated="3"/>
        </table:table-row>
        <table:table-row table:style-name="ro1">
          <table:table-cell office:value-type="float" office:value="4.816162" calcext:value-type="float">
            <text:p>4.81616</text:p>
          </table:table-cell>
          <table:table-cell office:value-type="float" office:value="0.1150036" calcext:value-type="float">
            <text:p>0.11500</text:p>
          </table:table-cell>
          <table:table-cell office:value-type="float" office:value="-0.13222" calcext:value-type="float">
            <text:p>-0.13222</text:p>
          </table:table-cell>
          <table:table-cell table:number-columns-repeated="3"/>
        </table:table-row>
        <table:table-row table:style-name="ro1">
          <table:table-cell office:value-type="float" office:value="4.849607" calcext:value-type="float">
            <text:p>4.84961</text:p>
          </table:table-cell>
          <table:table-cell office:value-type="float" office:value="0.11635" calcext:value-type="float">
            <text:p>0.11635</text:p>
          </table:table-cell>
          <table:table-cell office:value-type="float" office:value="-0.1313639" calcext:value-type="float">
            <text:p>-0.13136</text:p>
          </table:table-cell>
          <table:table-cell table:number-columns-repeated="3"/>
        </table:table-row>
        <table:table-row table:style-name="ro1">
          <table:table-cell office:value-type="float" office:value="4.883053" calcext:value-type="float">
            <text:p>4.88305</text:p>
          </table:table-cell>
          <table:table-cell office:value-type="float" office:value="0.1161695" calcext:value-type="float">
            <text:p>0.11617</text:p>
          </table:table-cell>
          <table:table-cell office:value-type="float" office:value="-0.1314208" calcext:value-type="float">
            <text:p>-0.13142</text:p>
          </table:table-cell>
          <table:table-cell table:number-columns-repeated="3"/>
        </table:table-row>
        <table:table-row table:style-name="ro1">
          <table:table-cell office:value-type="float" office:value="4.916498" calcext:value-type="float">
            <text:p>4.91650</text:p>
          </table:table-cell>
          <table:table-cell office:value-type="float" office:value="0.1146605" calcext:value-type="float">
            <text:p>0.11466</text:p>
          </table:table-cell>
          <table:table-cell office:value-type="float" office:value="-0.132447" calcext:value-type="float">
            <text:p>-0.13245</text:p>
          </table:table-cell>
          <table:table-cell table:number-columns-repeated="3"/>
        </table:table-row>
        <table:table-row table:style-name="ro1">
          <table:table-cell office:value-type="float" office:value="4.949944" calcext:value-type="float">
            <text:p>4.94994</text:p>
          </table:table-cell>
          <table:table-cell office:value-type="float" office:value="0.1117747" calcext:value-type="float">
            <text:p>0.11177</text:p>
          </table:table-cell>
          <table:table-cell office:value-type="float" office:value="-0.1341684" calcext:value-type="float">
            <text:p>-0.13417</text:p>
          </table:table-cell>
          <table:table-cell table:number-columns-repeated="3"/>
        </table:table-row>
        <table:table-row table:style-name="ro1">
          <table:table-cell office:value-type="float" office:value="4.983389" calcext:value-type="float">
            <text:p>4.98339</text:p>
          </table:table-cell>
          <table:table-cell office:value-type="float" office:value="0.1079816" calcext:value-type="float">
            <text:p>0.10798</text:p>
          </table:table-cell>
          <table:table-cell office:value-type="float" office:value="-0.1365343" calcext:value-type="float">
            <text:p>-0.13653</text:p>
          </table:table-cell>
          <table:table-cell table:number-columns-repeated="3"/>
        </table:table-row>
        <table:table-row table:style-name="ro1">
          <table:table-cell office:value-type="float" office:value="5.016835" calcext:value-type="float">
            <text:p>5.01684</text:p>
          </table:table-cell>
          <table:table-cell office:value-type="float" office:value="0.1035701" calcext:value-type="float">
            <text:p>0.10357</text:p>
          </table:table-cell>
          <table:table-cell office:value-type="float" office:value="-0.1391305" calcext:value-type="float">
            <text:p>-0.13913</text:p>
          </table:table-cell>
          <table:table-cell table:number-columns-repeated="3"/>
        </table:table-row>
        <table:table-row table:style-name="ro1">
          <table:table-cell office:value-type="float" office:value="5.050281" calcext:value-type="float">
            <text:p>5.05028</text:p>
          </table:table-cell>
          <table:table-cell office:value-type="float" office:value="0.09893961" calcext:value-type="float">
            <text:p>0.09894</text:p>
          </table:table-cell>
          <table:table-cell office:value-type="float" office:value="-0.1416788" calcext:value-type="float">
            <text:p>-0.14168</text:p>
          </table:table-cell>
          <table:table-cell table:number-columns-repeated="3"/>
        </table:table-row>
        <table:table-row table:style-name="ro1">
          <table:table-cell office:value-type="float" office:value="5.083726" calcext:value-type="float">
            <text:p>5.08373</text:p>
          </table:table-cell>
          <table:table-cell office:value-type="float" office:value="0.09465676" calcext:value-type="float">
            <text:p>0.09466</text:p>
          </table:table-cell>
          <table:table-cell office:value-type="float" office:value="-0.1436952" calcext:value-type="float">
            <text:p>-0.14370</text:p>
          </table:table-cell>
          <table:table-cell table:number-columns-repeated="3"/>
        </table:table-row>
        <table:table-row table:style-name="ro1">
          <table:table-cell office:value-type="float" office:value="5.117172" calcext:value-type="float">
            <text:p>5.11717</text:p>
          </table:table-cell>
          <table:table-cell office:value-type="float" office:value="0.09118537" calcext:value-type="float">
            <text:p>0.09119</text:p>
          </table:table-cell>
          <table:table-cell office:value-type="float" office:value="-0.1453872" calcext:value-type="float">
            <text:p>-0.14539</text:p>
          </table:table-cell>
          <table:table-cell table:number-columns-repeated="3"/>
        </table:table-row>
        <table:table-row table:style-name="ro1">
          <table:table-cell office:value-type="float" office:value="5.150617" calcext:value-type="float">
            <text:p>5.15062</text:p>
          </table:table-cell>
          <table:table-cell office:value-type="float" office:value="0.08880426" calcext:value-type="float">
            <text:p>0.08880</text:p>
          </table:table-cell>
          <table:table-cell office:value-type="float" office:value="-0.1464254" calcext:value-type="float">
            <text:p>-0.14643</text:p>
          </table:table-cell>
          <table:table-cell table:number-columns-repeated="3"/>
        </table:table-row>
        <table:table-row table:style-name="ro1">
          <table:table-cell office:value-type="float" office:value="5.184063" calcext:value-type="float">
            <text:p>5.18406</text:p>
          </table:table-cell>
          <table:table-cell office:value-type="float" office:value="0.08766934" calcext:value-type="float">
            <text:p>0.08767</text:p>
          </table:table-cell>
          <table:table-cell office:value-type="float" office:value="-0.1467996" calcext:value-type="float">
            <text:p>-0.14680</text:p>
          </table:table-cell>
          <table:table-cell table:number-columns-repeated="3"/>
        </table:table-row>
        <table:table-row table:style-name="ro1">
          <table:table-cell office:value-type="float" office:value="5.217508" calcext:value-type="float">
            <text:p>5.21751</text:p>
          </table:table-cell>
          <table:table-cell office:value-type="float" office:value="0.08807704" calcext:value-type="float">
            <text:p>0.08808</text:p>
          </table:table-cell>
          <table:table-cell office:value-type="float" office:value="-0.1468332" calcext:value-type="float">
            <text:p>-0.14683</text:p>
          </table:table-cell>
          <table:table-cell table:number-columns-repeated="3"/>
        </table:table-row>
        <table:table-row table:style-name="ro1">
          <table:table-cell office:value-type="float" office:value="5.250954" calcext:value-type="float">
            <text:p>5.25095</text:p>
          </table:table-cell>
          <table:table-cell office:value-type="float" office:value="0.08982198" calcext:value-type="float">
            <text:p>0.08982</text:p>
          </table:table-cell>
          <table:table-cell office:value-type="float" office:value="-0.1462605" calcext:value-type="float">
            <text:p>-0.14626</text:p>
          </table:table-cell>
          <table:table-cell table:number-columns-repeated="3"/>
        </table:table-row>
        <table:table-row table:style-name="ro1">
          <table:table-cell office:value-type="float" office:value="5.2844" calcext:value-type="float">
            <text:p>5.28440</text:p>
          </table:table-cell>
          <table:table-cell office:value-type="float" office:value="0.09263558" calcext:value-type="float">
            <text:p>0.09264</text:p>
          </table:table-cell>
          <table:table-cell office:value-type="float" office:value="-0.1451035" calcext:value-type="float">
            <text:p>-0.14510</text:p>
          </table:table-cell>
          <table:table-cell table:number-columns-repeated="3"/>
        </table:table-row>
        <table:table-row table:style-name="ro1">
          <table:table-cell office:value-type="float" office:value="5.317845" calcext:value-type="float">
            <text:p>5.31785</text:p>
          </table:table-cell>
          <table:table-cell office:value-type="float" office:value="0.0962273" calcext:value-type="float">
            <text:p>0.09623</text:p>
          </table:table-cell>
          <table:table-cell office:value-type="float" office:value="-0.1434968" calcext:value-type="float">
            <text:p>-0.14350</text:p>
          </table:table-cell>
          <table:table-cell table:number-columns-repeated="3"/>
        </table:table-row>
        <table:table-row table:style-name="ro1">
          <table:table-cell office:value-type="float" office:value="5.351291" calcext:value-type="float">
            <text:p>5.35129</text:p>
          </table:table-cell>
          <table:table-cell office:value-type="float" office:value="0.1003421" calcext:value-type="float">
            <text:p>0.10034</text:p>
          </table:table-cell>
          <table:table-cell office:value-type="float" office:value="-0.1413766" calcext:value-type="float">
            <text:p>-0.14138</text:p>
          </table:table-cell>
          <table:table-cell table:number-columns-repeated="3"/>
        </table:table-row>
        <table:table-row table:style-name="ro1">
          <table:table-cell office:value-type="float" office:value="5.384736" calcext:value-type="float">
            <text:p>5.38474</text:p>
          </table:table-cell>
          <table:table-cell office:value-type="float" office:value="0.1042895" calcext:value-type="float">
            <text:p>0.10429</text:p>
          </table:table-cell>
          <table:table-cell office:value-type="float" office:value="-0.1392003" calcext:value-type="float">
            <text:p>-0.13920</text:p>
          </table:table-cell>
          <table:table-cell table:number-columns-repeated="3"/>
        </table:table-row>
        <table:table-row table:style-name="ro1">
          <table:table-cell office:value-type="float" office:value="5.418182" calcext:value-type="float">
            <text:p>5.41818</text:p>
          </table:table-cell>
          <table:table-cell office:value-type="float" office:value="0.1077627" calcext:value-type="float">
            <text:p>0.10776</text:p>
          </table:table-cell>
          <table:table-cell office:value-type="float" office:value="-0.1371857" calcext:value-type="float">
            <text:p>-0.13719</text:p>
          </table:table-cell>
          <table:table-cell table:number-columns-repeated="3"/>
        </table:table-row>
        <table:table-row table:style-name="ro1">
          <table:table-cell office:value-type="float" office:value="5.451627" calcext:value-type="float">
            <text:p>5.45163</text:p>
          </table:table-cell>
          <table:table-cell office:value-type="float" office:value="0.1104392" calcext:value-type="float">
            <text:p>0.11044</text:p>
          </table:table-cell>
          <table:table-cell office:value-type="float" office:value="-0.1355069" calcext:value-type="float">
            <text:p>-0.13551</text:p>
          </table:table-cell>
          <table:table-cell table:number-columns-repeated="3"/>
        </table:table-row>
        <table:table-row table:style-name="ro1">
          <table:table-cell office:value-type="float" office:value="5.485073" calcext:value-type="float">
            <text:p>5.48507</text:p>
          </table:table-cell>
          <table:table-cell office:value-type="float" office:value="0.1121302" calcext:value-type="float">
            <text:p>0.11213</text:p>
          </table:table-cell>
          <table:table-cell office:value-type="float" office:value="-0.1343637" calcext:value-type="float">
            <text:p>-0.13436</text:p>
          </table:table-cell>
          <table:table-cell table:number-columns-repeated="3"/>
        </table:table-row>
        <table:table-row table:style-name="ro1">
          <table:table-cell office:value-type="float" office:value="5.518519" calcext:value-type="float">
            <text:p>5.51852</text:p>
          </table:table-cell>
          <table:table-cell office:value-type="float" office:value="0.1127417" calcext:value-type="float">
            <text:p>0.11274</text:p>
          </table:table-cell>
          <table:table-cell office:value-type="float" office:value="-0.1338214" calcext:value-type="float">
            <text:p>-0.13382</text:p>
          </table:table-cell>
          <table:table-cell table:number-columns-repeated="3"/>
        </table:table-row>
        <table:table-row table:style-name="ro1">
          <table:table-cell office:value-type="float" office:value="5.551964" calcext:value-type="float">
            <text:p>5.55196</text:p>
          </table:table-cell>
          <table:table-cell office:value-type="float" office:value="0.1123282" calcext:value-type="float">
            <text:p>0.11233</text:p>
          </table:table-cell>
          <table:table-cell office:value-type="float" office:value="-0.1340996" calcext:value-type="float">
            <text:p>-0.13410</text:p>
          </table:table-cell>
          <table:table-cell table:number-columns-repeated="3"/>
        </table:table-row>
        <table:table-row table:style-name="ro1">
          <table:table-cell office:value-type="float" office:value="5.58541" calcext:value-type="float">
            <text:p>5.58541</text:p>
          </table:table-cell>
          <table:table-cell office:value-type="float" office:value="0.1109068" calcext:value-type="float">
            <text:p>0.11091</text:p>
          </table:table-cell>
          <table:table-cell office:value-type="float" office:value="-0.1350297" calcext:value-type="float">
            <text:p>-0.13503</text:p>
          </table:table-cell>
          <table:table-cell table:number-columns-repeated="3"/>
        </table:table-row>
        <table:table-row table:style-name="ro1">
          <table:table-cell office:value-type="float" office:value="5.618855" calcext:value-type="float">
            <text:p>5.61886</text:p>
          </table:table-cell>
          <table:table-cell office:value-type="float" office:value="0.1084524" calcext:value-type="float">
            <text:p>0.10845</text:p>
          </table:table-cell>
          <table:table-cell office:value-type="float" office:value="-0.1364965" calcext:value-type="float">
            <text:p>-0.13650</text:p>
          </table:table-cell>
          <table:table-cell table:number-columns-repeated="3"/>
        </table:table-row>
        <table:table-row table:style-name="ro1">
          <table:table-cell office:value-type="float" office:value="5.652301" calcext:value-type="float">
            <text:p>5.65230</text:p>
          </table:table-cell>
          <table:table-cell office:value-type="float" office:value="0.1053344" calcext:value-type="float">
            <text:p>0.10533</text:p>
          </table:table-cell>
          <table:table-cell office:value-type="float" office:value="-0.1383445" calcext:value-type="float">
            <text:p>-0.13834</text:p>
          </table:table-cell>
          <table:table-cell table:number-columns-repeated="3"/>
        </table:table-row>
        <table:table-row table:style-name="ro1">
          <table:table-cell office:value-type="float" office:value="5.685746" calcext:value-type="float">
            <text:p>5.68575</text:p>
          </table:table-cell>
          <table:table-cell office:value-type="float" office:value="0.1018256" calcext:value-type="float">
            <text:p>0.10183</text:p>
          </table:table-cell>
          <table:table-cell office:value-type="float" office:value="-0.1402704" calcext:value-type="float">
            <text:p>-0.14027</text:p>
          </table:table-cell>
          <table:table-cell table:number-columns-repeated="3"/>
        </table:table-row>
        <table:table-row table:style-name="ro1">
          <table:table-cell office:value-type="float" office:value="5.719192" calcext:value-type="float">
            <text:p>5.71919</text:p>
          </table:table-cell>
          <table:table-cell office:value-type="float" office:value="0.09833592" calcext:value-type="float">
            <text:p>0.09834</text:p>
          </table:table-cell>
          <table:table-cell office:value-type="float" office:value="-0.1420869" calcext:value-type="float">
            <text:p>-0.14209</text:p>
          </table:table-cell>
          <table:table-cell table:number-columns-repeated="3"/>
        </table:table-row>
        <table:table-row table:style-name="ro1">
          <table:table-cell office:value-type="float" office:value="5.752637" calcext:value-type="float">
            <text:p>5.75264</text:p>
          </table:table-cell>
          <table:table-cell office:value-type="float" office:value="0.09511498" calcext:value-type="float">
            <text:p>0.09511</text:p>
          </table:table-cell>
          <table:table-cell office:value-type="float" office:value="-0.1436751" calcext:value-type="float">
            <text:p>-0.14368</text:p>
          </table:table-cell>
          <table:table-cell table:number-columns-repeated="3"/>
        </table:table-row>
        <table:table-row table:style-name="ro1">
          <table:table-cell office:value-type="float" office:value="5.786083" calcext:value-type="float">
            <text:p>5.78608</text:p>
          </table:table-cell>
          <table:table-cell office:value-type="float" office:value="0.09258712" calcext:value-type="float">
            <text:p>0.09259</text:p>
          </table:table-cell>
          <table:table-cell office:value-type="float" office:value="-0.144846" calcext:value-type="float">
            <text:p>-0.14485</text:p>
          </table:table-cell>
          <table:table-cell table:number-columns-repeated="3"/>
        </table:table-row>
        <table:table-row table:style-name="ro1">
          <table:table-cell office:value-type="float" office:value="5.819529" calcext:value-type="float">
            <text:p>5.81953</text:p>
          </table:table-cell>
          <table:table-cell office:value-type="float" office:value="0.09090321" calcext:value-type="float">
            <text:p>0.09090</text:p>
          </table:table-cell>
          <table:table-cell office:value-type="float" office:value="-0.145539" calcext:value-type="float">
            <text:p>-0.14554</text:p>
          </table:table-cell>
          <table:table-cell table:number-columns-repeated="3"/>
        </table:table-row>
        <table:table-row table:style-name="ro1">
          <table:table-cell office:value-type="float" office:value="5.852974" calcext:value-type="float">
            <text:p>5.85297</text:p>
          </table:table-cell>
          <table:table-cell office:value-type="float" office:value="0.0903692" calcext:value-type="float">
            <text:p>0.09037</text:p>
          </table:table-cell>
          <table:table-cell office:value-type="float" office:value="-0.1456931" calcext:value-type="float">
            <text:p>-0.14569</text:p>
          </table:table-cell>
          <table:table-cell table:number-columns-repeated="3"/>
        </table:table-row>
        <table:table-row table:style-name="ro1">
          <table:table-cell office:value-type="float" office:value="5.88642" calcext:value-type="float">
            <text:p>5.88642</text:p>
          </table:table-cell>
          <table:table-cell office:value-type="float" office:value="0.09096906" calcext:value-type="float">
            <text:p>0.09097</text:p>
          </table:table-cell>
          <table:table-cell office:value-type="float" office:value="-0.1454392" calcext:value-type="float">
            <text:p>-0.14544</text:p>
          </table:table-cell>
          <table:table-cell table:number-columns-repeated="3"/>
        </table:table-row>
        <table:table-row table:style-name="ro1">
          <table:table-cell office:value-type="float" office:value="5.919865" calcext:value-type="float">
            <text:p>5.91987</text:p>
          </table:table-cell>
          <table:table-cell office:value-type="float" office:value="0.09254628" calcext:value-type="float">
            <text:p>0.09255</text:p>
          </table:table-cell>
          <table:table-cell office:value-type="float" office:value="-0.1446663" calcext:value-type="float">
            <text:p>-0.14467</text:p>
          </table:table-cell>
          <table:table-cell table:number-columns-repeated="3"/>
        </table:table-row>
        <table:table-row table:style-name="ro1">
          <table:table-cell office:value-type="float" office:value="5.953311" calcext:value-type="float">
            <text:p>5.95331</text:p>
          </table:table-cell>
          <table:table-cell office:value-type="float" office:value="0.09496709" calcext:value-type="float">
            <text:p>0.09497</text:p>
          </table:table-cell>
          <table:table-cell office:value-type="float" office:value="-0.1435572" calcext:value-type="float">
            <text:p>-0.14356</text:p>
          </table:table-cell>
          <table:table-cell table:number-columns-repeated="3"/>
        </table:table-row>
        <table:table-row table:style-name="ro1">
          <table:table-cell office:value-type="float" office:value="5.986756" calcext:value-type="float">
            <text:p>5.98676</text:p>
          </table:table-cell>
          <table:table-cell office:value-type="float" office:value="0.09804162" calcext:value-type="float">
            <text:p>0.09804</text:p>
          </table:table-cell>
          <table:table-cell office:value-type="float" office:value="-0.1421115" calcext:value-type="float">
            <text:p>-0.14211</text:p>
          </table:table-cell>
          <table:table-cell table:number-columns-repeated="3"/>
        </table:table-row>
        <table:table-row table:style-name="ro1">
          <table:table-cell office:value-type="float" office:value="6.020202" calcext:value-type="float">
            <text:p>6.02020</text:p>
          </table:table-cell>
          <table:table-cell office:value-type="float" office:value="0.1012637" calcext:value-type="float">
            <text:p>0.10126</text:p>
          </table:table-cell>
          <table:table-cell office:value-type="float" office:value="-0.1403863" calcext:value-type="float">
            <text:p>-0.14039</text:p>
          </table:table-cell>
          <table:table-cell table:number-columns-repeated="3"/>
        </table:table-row>
        <table:table-row table:style-name="ro1">
          <table:table-cell office:value-type="float" office:value="6.053648" calcext:value-type="float">
            <text:p>6.05365</text:p>
          </table:table-cell>
          <table:table-cell office:value-type="float" office:value="0.1044701" calcext:value-type="float">
            <text:p>0.10447</text:p>
          </table:table-cell>
          <table:table-cell office:value-type="float" office:value="-0.1385731" calcext:value-type="float">
            <text:p>-0.13857</text:p>
          </table:table-cell>
          <table:table-cell table:number-columns-repeated="3"/>
        </table:table-row>
        <table:table-row table:style-name="ro1">
          <table:table-cell office:value-type="float" office:value="6.087093" calcext:value-type="float">
            <text:p>6.08709</text:p>
          </table:table-cell>
          <table:table-cell office:value-type="float" office:value="0.1071872" calcext:value-type="float">
            <text:p>0.10719</text:p>
          </table:table-cell>
          <table:table-cell office:value-type="float" office:value="-0.1369961" calcext:value-type="float">
            <text:p>-0.13700</text:p>
          </table:table-cell>
          <table:table-cell table:number-columns-repeated="3"/>
        </table:table-row>
        <table:table-row table:style-name="ro1">
          <table:table-cell office:value-type="float" office:value="6.120539" calcext:value-type="float">
            <text:p>6.12054</text:p>
          </table:table-cell>
          <table:table-cell office:value-type="float" office:value="0.1091776" calcext:value-type="float">
            <text:p>0.10918</text:p>
          </table:table-cell>
          <table:table-cell office:value-type="float" office:value="-0.1357719" calcext:value-type="float">
            <text:p>-0.13577</text:p>
          </table:table-cell>
          <table:table-cell table:number-columns-repeated="3"/>
        </table:table-row>
        <table:table-row table:style-name="ro1">
          <table:table-cell office:value-type="float" office:value="6.153984" calcext:value-type="float">
            <text:p>6.15398</text:p>
          </table:table-cell>
          <table:table-cell office:value-type="float" office:value="0.1102163" calcext:value-type="float">
            <text:p>0.11022</text:p>
          </table:table-cell>
          <table:table-cell office:value-type="float" office:value="-0.1350593" calcext:value-type="float">
            <text:p>-0.13506</text:p>
          </table:table-cell>
          <table:table-cell table:number-columns-repeated="3"/>
        </table:table-row>
        <table:table-row table:style-name="ro1">
          <table:table-cell office:value-type="float" office:value="6.18743" calcext:value-type="float">
            <text:p>6.18743</text:p>
          </table:table-cell>
          <table:table-cell office:value-type="float" office:value="0.1104314" calcext:value-type="float">
            <text:p>0.11043</text:p>
          </table:table-cell>
          <table:table-cell office:value-type="float" office:value="-0.1348926" calcext:value-type="float">
            <text:p>-0.13489</text:p>
          </table:table-cell>
          <table:table-cell table:number-columns-repeated="3"/>
        </table:table-row>
        <table:table-row table:style-name="ro1">
          <table:table-cell office:value-type="float" office:value="6.220875" calcext:value-type="float">
            <text:p>6.22088</text:p>
          </table:table-cell>
          <table:table-cell office:value-type="float" office:value="0.1097008" calcext:value-type="float">
            <text:p>0.10970</text:p>
          </table:table-cell>
          <table:table-cell office:value-type="float" office:value="-0.1353463" calcext:value-type="float">
            <text:p>-0.13535</text:p>
          </table:table-cell>
          <table:table-cell table:number-columns-repeated="3"/>
        </table:table-row>
        <table:table-row table:style-name="ro1">
          <table:table-cell office:value-type="float" office:value="6.254321" calcext:value-type="float">
            <text:p>6.25432</text:p>
          </table:table-cell>
          <table:table-cell office:value-type="float" office:value="0.1082632" calcext:value-type="float">
            <text:p>0.10826</text:p>
          </table:table-cell>
          <table:table-cell office:value-type="float" office:value="-0.1363509" calcext:value-type="float">
            <text:p>-0.13635</text:p>
          </table:table-cell>
          <table:table-cell table:number-columns-repeated="3"/>
        </table:table-row>
        <table:table-row table:style-name="ro1">
          <table:table-cell office:value-type="float" office:value="6.287767" calcext:value-type="float">
            <text:p>6.28777</text:p>
          </table:table-cell>
          <table:table-cell office:value-type="float" office:value="0.1061255" calcext:value-type="float">
            <text:p>0.10613</text:p>
          </table:table-cell>
          <table:table-cell office:value-type="float" office:value="-0.1376603" calcext:value-type="float">
            <text:p>-0.13766</text:p>
          </table:table-cell>
          <table:table-cell table:number-columns-repeated="3"/>
        </table:table-row>
        <table:table-row table:style-name="ro1">
          <table:table-cell office:value-type="float" office:value="6.321212" calcext:value-type="float">
            <text:p>6.32121</text:p>
          </table:table-cell>
          <table:table-cell office:value-type="float" office:value="0.1035798" calcext:value-type="float">
            <text:p>0.10358</text:p>
          </table:table-cell>
          <table:table-cell office:value-type="float" office:value="-0.1391292" calcext:value-type="float">
            <text:p>-0.13913</text:p>
          </table:table-cell>
          <table:table-cell table:number-columns-repeated="3"/>
        </table:table-row>
        <table:table-row table:style-name="ro1">
          <table:table-cell office:value-type="float" office:value="6.354658" calcext:value-type="float">
            <text:p>6.35466</text:p>
          </table:table-cell>
          <table:table-cell office:value-type="float" office:value="0.1007347" calcext:value-type="float">
            <text:p>0.10073</text:p>
          </table:table-cell>
          <table:table-cell office:value-type="float" office:value="-0.1407428" calcext:value-type="float">
            <text:p>-0.14074</text:p>
          </table:table-cell>
          <table:table-cell table:number-columns-repeated="3"/>
        </table:table-row>
        <table:table-row table:style-name="ro1">
          <table:table-cell office:value-type="float" office:value="6.388103" calcext:value-type="float">
            <text:p>6.38810</text:p>
          </table:table-cell>
          <table:table-cell office:value-type="float" office:value="0.09786617" calcext:value-type="float">
            <text:p>0.09787</text:p>
          </table:table-cell>
          <table:table-cell office:value-type="float" office:value="-0.1422539" calcext:value-type="float">
            <text:p>-0.14225</text:p>
          </table:table-cell>
          <table:table-cell table:number-columns-repeated="3"/>
        </table:table-row>
        <table:table-row table:style-name="ro1">
          <table:table-cell office:value-type="float" office:value="6.421549" calcext:value-type="float">
            <text:p>6.42155</text:p>
          </table:table-cell>
          <table:table-cell office:value-type="float" office:value="0.09535826" calcext:value-type="float">
            <text:p>0.09536</text:p>
          </table:table-cell>
          <table:table-cell office:value-type="float" office:value="-0.1433219" calcext:value-type="float">
            <text:p>-0.14332</text:p>
          </table:table-cell>
          <table:table-cell table:number-columns-repeated="3"/>
        </table:table-row>
        <table:table-row table:style-name="ro1">
          <table:table-cell office:value-type="float" office:value="6.454994" calcext:value-type="float">
            <text:p>6.45499</text:p>
          </table:table-cell>
          <table:table-cell office:value-type="float" office:value="0.09360766" calcext:value-type="float">
            <text:p>0.09361</text:p>
          </table:table-cell>
          <table:table-cell office:value-type="float" office:value="-0.1442939" calcext:value-type="float">
            <text:p>-0.14429</text:p>
          </table:table-cell>
          <table:table-cell table:number-columns-repeated="3"/>
        </table:table-row>
        <table:table-row table:style-name="ro1">
          <table:table-cell office:value-type="float" office:value="6.48844" calcext:value-type="float">
            <text:p>6.48844</text:p>
          </table:table-cell>
          <table:table-cell office:value-type="float" office:value="0.09259102" calcext:value-type="float">
            <text:p>0.09259</text:p>
          </table:table-cell>
          <table:table-cell office:value-type="float" office:value="-0.1447758" calcext:value-type="float">
            <text:p>-0.14478</text:p>
          </table:table-cell>
          <table:table-cell table:number-columns-repeated="3"/>
        </table:table-row>
        <table:table-row table:style-name="ro1">
          <table:table-cell office:value-type="float" office:value="6.521886" calcext:value-type="float">
            <text:p>6.52189</text:p>
          </table:table-cell>
          <table:table-cell office:value-type="float" office:value="0.09250709" calcext:value-type="float">
            <text:p>0.09251</text:p>
          </table:table-cell>
          <table:table-cell office:value-type="float" office:value="-0.1447" calcext:value-type="float">
            <text:p>-0.14470</text:p>
          </table:table-cell>
          <table:table-cell table:number-columns-repeated="3"/>
        </table:table-row>
        <table:table-row table:style-name="ro1">
          <table:table-cell office:value-type="float" office:value="6.555331" calcext:value-type="float">
            <text:p>6.55533</text:p>
          </table:table-cell>
          <table:table-cell office:value-type="float" office:value="0.09325028" calcext:value-type="float">
            <text:p>0.09325</text:p>
          </table:table-cell>
          <table:table-cell office:value-type="float" office:value="-0.144371" calcext:value-type="float">
            <text:p>-0.14437</text:p>
          </table:table-cell>
          <table:table-cell table:number-columns-repeated="3"/>
        </table:table-row>
        <table:table-row table:style-name="ro1">
          <table:table-cell office:value-type="float" office:value="6.588777" calcext:value-type="float">
            <text:p>6.58878</text:p>
          </table:table-cell>
          <table:table-cell office:value-type="float" office:value="0.09482109" calcext:value-type="float">
            <text:p>0.09482</text:p>
          </table:table-cell>
          <table:table-cell office:value-type="float" office:value="-0.1436935" calcext:value-type="float">
            <text:p>-0.14369</text:p>
          </table:table-cell>
          <table:table-cell table:number-columns-repeated="3"/>
        </table:table-row>
        <table:table-row table:style-name="ro1">
          <table:table-cell office:value-type="float" office:value="6.622222" calcext:value-type="float">
            <text:p>6.62222</text:p>
          </table:table-cell>
          <table:table-cell office:value-type="float" office:value="0.09699218" calcext:value-type="float">
            <text:p>0.09699</text:p>
          </table:table-cell>
          <table:table-cell office:value-type="float" office:value="-0.1426678" calcext:value-type="float">
            <text:p>-0.14267</text:p>
          </table:table-cell>
          <table:table-cell table:number-columns-repeated="3"/>
        </table:table-row>
        <table:table-row table:style-name="ro1">
          <table:table-cell office:value-type="float" office:value="6.655668" calcext:value-type="float">
            <text:p>6.65567</text:p>
          </table:table-cell>
          <table:table-cell office:value-type="float" office:value="0.09947705" calcext:value-type="float">
            <text:p>0.09948</text:p>
          </table:table-cell>
          <table:table-cell office:value-type="float" office:value="-0.1414609" calcext:value-type="float">
            <text:p>-0.14146</text:p>
          </table:table-cell>
          <table:table-cell table:number-columns-repeated="3"/>
        </table:table-row>
        <table:table-row table:style-name="ro1">
          <table:table-cell office:value-type="float" office:value="6.689113" calcext:value-type="float">
            <text:p>6.68911</text:p>
          </table:table-cell>
          <table:table-cell office:value-type="float" office:value="0.1021303" calcext:value-type="float">
            <text:p>0.10213</text:p>
          </table:table-cell>
          <table:table-cell office:value-type="float" office:value="-0.1402143" calcext:value-type="float">
            <text:p>-0.14021</text:p>
          </table:table-cell>
          <table:table-cell table:number-columns-repeated="3"/>
        </table:table-row>
        <table:table-row table:style-name="ro1">
          <table:table-cell office:value-type="float" office:value="6.722559" calcext:value-type="float">
            <text:p>6.72256</text:p>
          </table:table-cell>
          <table:table-cell office:value-type="float" office:value="0.1044848" calcext:value-type="float">
            <text:p>0.10448</text:p>
          </table:table-cell>
          <table:table-cell office:value-type="float" office:value="-0.1388355" calcext:value-type="float">
            <text:p>-0.13884</text:p>
          </table:table-cell>
          <table:table-cell table:number-columns-repeated="3"/>
        </table:table-row>
        <table:table-row table:style-name="ro1">
          <table:table-cell office:value-type="float" office:value="6.756004" calcext:value-type="float">
            <text:p>6.75600</text:p>
          </table:table-cell>
          <table:table-cell office:value-type="float" office:value="0.1065175" calcext:value-type="float">
            <text:p>0.10652</text:p>
          </table:table-cell>
          <table:table-cell office:value-type="float" office:value="-0.137809" calcext:value-type="float">
            <text:p>-0.13781</text:p>
          </table:table-cell>
          <table:table-cell table:number-columns-repeated="3"/>
        </table:table-row>
        <table:table-row table:style-name="ro1">
          <table:table-cell office:value-type="float" office:value="6.78945" calcext:value-type="float">
            <text:p>6.78945</text:p>
          </table:table-cell>
          <table:table-cell office:value-type="float" office:value="0.1078027" calcext:value-type="float">
            <text:p>0.10780</text:p>
          </table:table-cell>
          <table:table-cell office:value-type="float" office:value="-0.1369182" calcext:value-type="float">
            <text:p>-0.13692</text:p>
          </table:table-cell>
          <table:table-cell table:number-columns-repeated="3"/>
        </table:table-row>
        <table:table-row table:style-name="ro1">
          <table:table-cell office:value-type="float" office:value="6.822896" calcext:value-type="float">
            <text:p>6.82290</text:p>
          </table:table-cell>
          <table:table-cell office:value-type="float" office:value="0.108345" calcext:value-type="float">
            <text:p>0.10835</text:p>
          </table:table-cell>
          <table:table-cell office:value-type="float" office:value="-0.1365512" calcext:value-type="float">
            <text:p>-0.13655</text:p>
          </table:table-cell>
          <table:table-cell table:number-columns-repeated="3"/>
        </table:table-row>
        <table:table-row table:style-name="ro1">
          <table:table-cell office:value-type="float" office:value="6.856341" calcext:value-type="float">
            <text:p>6.85634</text:p>
          </table:table-cell>
          <table:table-cell office:value-type="float" office:value="0.1081973" calcext:value-type="float">
            <text:p>0.10820</text:p>
          </table:table-cell>
          <table:table-cell office:value-type="float" office:value="-0.1365907" calcext:value-type="float">
            <text:p>-0.13659</text:p>
          </table:table-cell>
          <table:table-cell table:number-columns-repeated="3"/>
        </table:table-row>
        <table:table-row table:style-name="ro1">
          <table:table-cell office:value-type="float" office:value="6.889787" calcext:value-type="float">
            <text:p>6.88979</text:p>
          </table:table-cell>
          <table:table-cell office:value-type="float" office:value="0.1073543" calcext:value-type="float">
            <text:p>0.10735</text:p>
          </table:table-cell>
          <table:table-cell office:value-type="float" office:value="-0.1372372" calcext:value-type="float">
            <text:p>-0.13724</text:p>
          </table:table-cell>
          <table:table-cell table:number-columns-repeated="3"/>
        </table:table-row>
        <table:table-row table:style-name="ro1">
          <table:table-cell office:value-type="float" office:value="6.923232" calcext:value-type="float">
            <text:p>6.92323</text:p>
          </table:table-cell>
          <table:table-cell office:value-type="float" office:value="0.1058176" calcext:value-type="float">
            <text:p>0.10582</text:p>
          </table:table-cell>
          <table:table-cell office:value-type="float" office:value="-0.1381402" calcext:value-type="float">
            <text:p>-0.13814</text:p>
          </table:table-cell>
          <table:table-cell table:number-columns-repeated="3"/>
        </table:table-row>
        <table:table-row table:style-name="ro1">
          <table:table-cell office:value-type="float" office:value="6.956678" calcext:value-type="float">
            <text:p>6.95668</text:p>
          </table:table-cell>
          <table:table-cell office:value-type="float" office:value="0.1039225" calcext:value-type="float">
            <text:p>0.10392</text:p>
          </table:table-cell>
          <table:table-cell office:value-type="float" office:value="-0.139202" calcext:value-type="float">
            <text:p>-0.13920</text:p>
          </table:table-cell>
          <table:table-cell table:number-columns-repeated="3"/>
        </table:table-row>
        <table:table-row table:style-name="ro1">
          <table:table-cell office:value-type="float" office:value="6.990123" calcext:value-type="float">
            <text:p>6.99012</text:p>
          </table:table-cell>
          <table:table-cell office:value-type="float" office:value="0.1017367" calcext:value-type="float">
            <text:p>0.10174</text:p>
          </table:table-cell>
          <table:table-cell office:value-type="float" office:value="-0.1404004" calcext:value-type="float">
            <text:p>-0.14040</text:p>
          </table:table-cell>
          <table:table-cell table:number-columns-repeated="3"/>
        </table:table-row>
        <table:table-row table:style-name="ro1">
          <table:table-cell office:value-type="float" office:value="7.023569" calcext:value-type="float">
            <text:p>7.02357</text:p>
          </table:table-cell>
          <table:table-cell office:value-type="float" office:value="0.0994557" calcext:value-type="float">
            <text:p>0.09946</text:p>
          </table:table-cell>
          <table:table-cell office:value-type="float" office:value="-0.1416105" calcext:value-type="float">
            <text:p>-0.14161</text:p>
          </table:table-cell>
          <table:table-cell table:number-columns-repeated="3"/>
        </table:table-row>
        <table:table-row table:style-name="ro1">
          <table:table-cell office:value-type="float" office:value="7.057015" calcext:value-type="float">
            <text:p>7.05702</text:p>
          </table:table-cell>
          <table:table-cell office:value-type="float" office:value="0.09734054" calcext:value-type="float">
            <text:p>0.09734</text:p>
          </table:table-cell>
          <table:table-cell office:value-type="float" office:value="-0.1427568" calcext:value-type="float">
            <text:p>-0.14276</text:p>
          </table:table-cell>
          <table:table-cell table:number-columns-repeated="3"/>
        </table:table-row>
        <table:table-row table:style-name="ro1">
          <table:table-cell office:value-type="float" office:value="7.09046" calcext:value-type="float">
            <text:p>7.09046</text:p>
          </table:table-cell>
          <table:table-cell office:value-type="float" office:value="0.09567968" calcext:value-type="float">
            <text:p>0.09568</text:p>
          </table:table-cell>
          <table:table-cell office:value-type="float" office:value="-0.1435423" calcext:value-type="float">
            <text:p>-0.14354</text:p>
          </table:table-cell>
          <table:table-cell table:number-columns-repeated="3"/>
        </table:table-row>
        <table:table-row table:style-name="ro1">
          <table:table-cell office:value-type="float" office:value="7.123906" calcext:value-type="float">
            <text:p>7.12391</text:p>
          </table:table-cell>
          <table:table-cell office:value-type="float" office:value="0.09456582" calcext:value-type="float">
            <text:p>0.09457</text:p>
          </table:table-cell>
          <table:table-cell office:value-type="float" office:value="-0.1441973" calcext:value-type="float">
            <text:p>-0.14420</text:p>
          </table:table-cell>
          <table:table-cell table:number-columns-repeated="3"/>
        </table:table-row>
        <table:table-row table:style-name="ro1">
          <table:table-cell office:value-type="float" office:value="7.157351" calcext:value-type="float">
            <text:p>7.15735</text:p>
          </table:table-cell>
          <table:table-cell office:value-type="float" office:value="0.09402727" calcext:value-type="float">
            <text:p>0.09403</text:p>
          </table:table-cell>
          <table:table-cell office:value-type="float" office:value="-0.1444077" calcext:value-type="float">
            <text:p>-0.14441</text:p>
          </table:table-cell>
          <table:table-cell table:number-columns-repeated="3"/>
        </table:table-row>
        <table:table-row table:style-name="ro1">
          <table:table-cell office:value-type="float" office:value="7.190797" calcext:value-type="float">
            <text:p>7.19080</text:p>
          </table:table-cell>
          <table:table-cell office:value-type="float" office:value="0.09433773" calcext:value-type="float">
            <text:p>0.09434</text:p>
          </table:table-cell>
          <table:table-cell office:value-type="float" office:value="-0.144374" calcext:value-type="float">
            <text:p>-0.14437</text:p>
          </table:table-cell>
          <table:table-cell table:number-columns-repeated="3"/>
        </table:table-row>
        <table:table-row table:style-name="ro1">
          <table:table-cell office:value-type="float" office:value="7.224242" calcext:value-type="float">
            <text:p>7.22424</text:p>
          </table:table-cell>
          <table:table-cell office:value-type="float" office:value="0.09526936" calcext:value-type="float">
            <text:p>0.09527</text:p>
          </table:table-cell>
          <table:table-cell office:value-type="float" office:value="-0.1439739" calcext:value-type="float">
            <text:p>-0.14397</text:p>
          </table:table-cell>
          <table:table-cell table:number-columns-repeated="3"/>
        </table:table-row>
        <table:table-row table:style-name="ro1">
          <table:table-cell office:value-type="float" office:value="7.257688" calcext:value-type="float">
            <text:p>7.25769</text:p>
          </table:table-cell>
          <table:table-cell office:value-type="float" office:value="0.09676759" calcext:value-type="float">
            <text:p>0.09677</text:p>
          </table:table-cell>
          <table:table-cell office:value-type="float" office:value="-0.1431522" calcext:value-type="float">
            <text:p>-0.14315</text:p>
          </table:table-cell>
          <table:table-cell table:number-columns-repeated="3"/>
        </table:table-row>
        <table:table-row table:style-name="ro1">
          <table:table-cell office:value-type="float" office:value="7.291134" calcext:value-type="float">
            <text:p>7.29113</text:p>
          </table:table-cell>
          <table:table-cell office:value-type="float" office:value="0.09859131" calcext:value-type="float">
            <text:p>0.09859</text:p>
          </table:table-cell>
          <table:table-cell office:value-type="float" office:value="-0.1421213" calcext:value-type="float">
            <text:p>-0.14212</text:p>
          </table:table-cell>
          <table:table-cell table:number-columns-repeated="3"/>
        </table:table-row>
        <table:table-row table:style-name="ro1">
          <table:table-cell office:value-type="float" office:value="7.324579" calcext:value-type="float">
            <text:p>7.32458</text:p>
          </table:table-cell>
          <table:table-cell office:value-type="float" office:value="0.1007029" calcext:value-type="float">
            <text:p>0.10070</text:p>
          </table:table-cell>
          <table:table-cell office:value-type="float" office:value="-0.1410287" calcext:value-type="float">
            <text:p>-0.14103</text:p>
          </table:table-cell>
          <table:table-cell table:number-columns-repeated="3"/>
        </table:table-row>
        <table:table-row table:style-name="ro1">
          <table:table-cell office:value-type="float" office:value="7.358025" calcext:value-type="float">
            <text:p>7.35803</text:p>
          </table:table-cell>
          <table:table-cell office:value-type="float" office:value="0.1026135" calcext:value-type="float">
            <text:p>0.10261</text:p>
          </table:table-cell>
          <table:table-cell office:value-type="float" office:value="-0.1398959" calcext:value-type="float">
            <text:p>-0.13990</text:p>
          </table:table-cell>
          <table:table-cell table:number-columns-repeated="3"/>
        </table:table-row>
        <table:table-row table:style-name="ro1">
          <table:table-cell office:value-type="float" office:value="7.39147" calcext:value-type="float">
            <text:p>7.39147</text:p>
          </table:table-cell>
          <table:table-cell office:value-type="float" office:value="0.1045127" calcext:value-type="float">
            <text:p>0.10451</text:p>
          </table:table-cell>
          <table:table-cell office:value-type="float" office:value="-0.1389728" calcext:value-type="float">
            <text:p>-0.13897</text:p>
          </table:table-cell>
          <table:table-cell table:number-columns-repeated="3"/>
        </table:table-row>
        <table:table-row table:style-name="ro1">
          <table:table-cell office:value-type="float" office:value="7.424916" calcext:value-type="float">
            <text:p>7.42492</text:p>
          </table:table-cell>
          <table:table-cell office:value-type="float" office:value="0.1059309" calcext:value-type="float">
            <text:p>0.10593</text:p>
          </table:table-cell>
          <table:table-cell office:value-type="float" office:value="-0.1382089" calcext:value-type="float">
            <text:p>-0.13821</text:p>
          </table:table-cell>
          <table:table-cell table:number-columns-repeated="3"/>
        </table:table-row>
        <table:table-row table:style-name="ro1">
          <table:table-cell office:value-type="float" office:value="7.458361" calcext:value-type="float">
            <text:p>7.45836</text:p>
          </table:table-cell>
          <table:table-cell office:value-type="float" office:value="0.1067626" calcext:value-type="float">
            <text:p>0.10676</text:p>
          </table:table-cell>
          <table:table-cell office:value-type="float" office:value="-0.1377218" calcext:value-type="float">
            <text:p>-0.13772</text:p>
          </table:table-cell>
          <table:table-cell table:number-columns-repeated="3"/>
        </table:table-row>
        <table:table-row table:style-name="ro1">
          <table:table-cell office:value-type="float" office:value="7.491807" calcext:value-type="float">
            <text:p>7.49181</text:p>
          </table:table-cell>
          <table:table-cell office:value-type="float" office:value="0.1069288" calcext:value-type="float">
            <text:p>0.10693</text:p>
          </table:table-cell>
          <table:table-cell office:value-type="float" office:value="-0.1374736" calcext:value-type="float">
            <text:p>-0.13747</text:p>
          </table:table-cell>
          <table:table-cell table:number-columns-repeated="3"/>
        </table:table-row>
        <table:table-row table:style-name="ro1">
          <table:table-cell office:value-type="float" office:value="7.525253" calcext:value-type="float">
            <text:p>7.52525</text:p>
          </table:table-cell>
          <table:table-cell office:value-type="float" office:value="0.1064627" calcext:value-type="float">
            <text:p>0.10646</text:p>
          </table:table-cell>
          <table:table-cell office:value-type="float" office:value="-0.1377691" calcext:value-type="float">
            <text:p>-0.13777</text:p>
          </table:table-cell>
          <table:table-cell table:number-columns-repeated="3"/>
        </table:table-row>
        <table:table-row table:style-name="ro1">
          <table:table-cell office:value-type="float" office:value="7.558698" calcext:value-type="float">
            <text:p>7.55870</text:p>
          </table:table-cell>
          <table:table-cell office:value-type="float" office:value="0.1055506" calcext:value-type="float">
            <text:p>0.10555</text:p>
          </table:table-cell>
          <table:table-cell office:value-type="float" office:value="-0.1382596" calcext:value-type="float">
            <text:p>-0.13826</text:p>
          </table:table-cell>
          <table:table-cell table:number-columns-repeated="3"/>
        </table:table-row>
        <table:table-row table:style-name="ro1">
          <table:table-cell office:value-type="float" office:value="7.592144" calcext:value-type="float">
            <text:p>7.59214</text:p>
          </table:table-cell>
          <table:table-cell office:value-type="float" office:value="0.1041282" calcext:value-type="float">
            <text:p>0.10413</text:p>
          </table:table-cell>
          <table:table-cell office:value-type="float" office:value="-0.1391252" calcext:value-type="float">
            <text:p>-0.13913</text:p>
          </table:table-cell>
          <table:table-cell table:number-columns-repeated="3"/>
        </table:table-row>
        <table:table-row table:style-name="ro1">
          <table:table-cell office:value-type="float" office:value="7.625589" calcext:value-type="float">
            <text:p>7.62559</text:p>
          </table:table-cell>
          <table:table-cell office:value-type="float" office:value="0.1023562" calcext:value-type="float">
            <text:p>0.10236</text:p>
          </table:table-cell>
          <table:table-cell office:value-type="float" office:value="-0.1400805" calcext:value-type="float">
            <text:p>-0.14008</text:p>
          </table:table-cell>
          <table:table-cell table:number-columns-repeated="3"/>
        </table:table-row>
        <table:table-row table:style-name="ro1">
          <table:table-cell office:value-type="float" office:value="7.659035" calcext:value-type="float">
            <text:p>7.65904</text:p>
          </table:table-cell>
          <table:table-cell office:value-type="float" office:value="0.1004737" calcext:value-type="float">
            <text:p>0.10047</text:p>
          </table:table-cell>
          <table:table-cell office:value-type="float" office:value="-0.1411154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7.69248" calcext:value-type="float">
            <text:p>7.69248</text:p>
          </table:table-cell>
          <table:table-cell office:value-type="float" office:value="0.0986357" calcext:value-type="float">
            <text:p>0.09864</text:p>
          </table:table-cell>
          <table:table-cell office:value-type="float" office:value="-0.1420009" calcext:value-type="float">
            <text:p>-0.14200</text:p>
          </table:table-cell>
          <table:table-cell table:number-columns-repeated="3"/>
        </table:table-row>
        <table:table-row table:style-name="ro1">
          <table:table-cell office:value-type="float" office:value="7.725926" calcext:value-type="float">
            <text:p>7.72593</text:p>
          </table:table-cell>
          <table:table-cell office:value-type="float" office:value="0.09701032" calcext:value-type="float">
            <text:p>0.09701</text:p>
          </table:table-cell>
          <table:table-cell office:value-type="float" office:value="-0.1428111" calcext:value-type="float">
            <text:p>-0.14281</text:p>
          </table:table-cell>
          <table:table-cell table:number-columns-repeated="3"/>
        </table:table-row>
        <table:table-row table:style-name="ro1">
          <table:table-cell office:value-type="float" office:value="7.759371" calcext:value-type="float">
            <text:p>7.75937</text:p>
          </table:table-cell>
          <table:table-cell office:value-type="float" office:value="0.09579997" calcext:value-type="float">
            <text:p>0.09580</text:p>
          </table:table-cell>
          <table:table-cell office:value-type="float" office:value="-0.1433362" calcext:value-type="float">
            <text:p>-0.14334</text:p>
          </table:table-cell>
          <table:table-cell table:number-columns-repeated="3"/>
        </table:table-row>
        <table:table-row table:style-name="ro1">
          <table:table-cell office:value-type="float" office:value="7.792817" calcext:value-type="float">
            <text:p>7.79282</text:p>
          </table:table-cell>
          <table:table-cell office:value-type="float" office:value="0.09509457" calcext:value-type="float">
            <text:p>0.09509</text:p>
          </table:table-cell>
          <table:table-cell office:value-type="float" office:value="-0.1437351" calcext:value-type="float">
            <text:p>-0.14374</text:p>
          </table:table-cell>
          <table:table-cell table:number-columns-repeated="3"/>
        </table:table-row>
        <table:table-row table:style-name="ro1">
          <table:table-cell office:value-type="float" office:value="7.826263" calcext:value-type="float">
            <text:p>7.82626</text:p>
          </table:table-cell>
          <table:table-cell office:value-type="float" office:value="0.09502874" calcext:value-type="float">
            <text:p>0.09503</text:p>
          </table:table-cell>
          <table:table-cell office:value-type="float" office:value="-0.1437967" calcext:value-type="float">
            <text:p>-0.14380</text:p>
          </table:table-cell>
          <table:table-cell table:number-columns-repeated="3"/>
        </table:table-row>
        <table:table-row table:style-name="ro1">
          <table:table-cell office:value-type="float" office:value="7.859708" calcext:value-type="float">
            <text:p>7.85971</text:p>
          </table:table-cell>
          <table:table-cell office:value-type="float" office:value="0.0955275" calcext:value-type="float">
            <text:p>0.09553</text:p>
          </table:table-cell>
          <table:table-cell office:value-type="float" office:value="-0.143539" calcext:value-type="float">
            <text:p>-0.14354</text:p>
          </table:table-cell>
          <table:table-cell table:number-columns-repeated="3"/>
        </table:table-row>
        <table:table-row table:style-name="ro1">
          <table:table-cell office:value-type="float" office:value="7.893154" calcext:value-type="float">
            <text:p>7.89315</text:p>
          </table:table-cell>
          <table:table-cell office:value-type="float" office:value="0.09652432" calcext:value-type="float">
            <text:p>0.09652</text:p>
          </table:table-cell>
          <table:table-cell office:value-type="float" office:value="-0.1430094" calcext:value-type="float">
            <text:p>-0.14301</text:p>
          </table:table-cell>
          <table:table-cell table:number-columns-repeated="3"/>
        </table:table-row>
        <table:table-row table:style-name="ro1">
          <table:table-cell office:value-type="float" office:value="7.926599" calcext:value-type="float">
            <text:p>7.92660</text:p>
          </table:table-cell>
          <table:table-cell office:value-type="float" office:value="0.09797656" calcext:value-type="float">
            <text:p>0.09798</text:p>
          </table:table-cell>
          <table:table-cell office:value-type="float" office:value="-0.1422876" calcext:value-type="float">
            <text:p>-0.14229</text:p>
          </table:table-cell>
          <table:table-cell table:number-columns-repeated="3"/>
        </table:table-row>
        <table:table-row table:style-name="ro1">
          <table:table-cell office:value-type="float" office:value="7.960045" calcext:value-type="float">
            <text:p>7.96005</text:p>
          </table:table-cell>
          <table:table-cell office:value-type="float" office:value="0.09960191" calcext:value-type="float">
            <text:p>0.09960</text:p>
          </table:table-cell>
          <table:table-cell office:value-type="float" office:value="-0.141358" calcext:value-type="float">
            <text:p>-0.14136</text:p>
          </table:table-cell>
          <table:table-cell table:number-columns-repeated="3"/>
        </table:table-row>
        <table:table-row table:style-name="ro1">
          <table:table-cell office:value-type="float" office:value="7.99349" calcext:value-type="float">
            <text:p>7.99349</text:p>
          </table:table-cell>
          <table:table-cell office:value-type="float" office:value="0.1012542" calcext:value-type="float">
            <text:p>0.10125</text:p>
          </table:table-cell>
          <table:table-cell office:value-type="float" office:value="-0.1404143" calcext:value-type="float">
            <text:p>-0.14041</text:p>
          </table:table-cell>
          <table:table-cell table:number-columns-repeated="3"/>
        </table:table-row>
        <table:table-row table:style-name="ro1">
          <table:table-cell office:value-type="float" office:value="8.026936" calcext:value-type="float">
            <text:p>8.02694</text:p>
          </table:table-cell>
          <table:table-cell office:value-type="float" office:value="0.1028555" calcext:value-type="float">
            <text:p>0.10286</text:p>
          </table:table-cell>
          <table:table-cell office:value-type="float" office:value="-0.1395167" calcext:value-type="float">
            <text:p>-0.13952</text:p>
          </table:table-cell>
          <table:table-cell table:number-columns-repeated="3"/>
        </table:table-row>
        <table:table-row table:style-name="ro1">
          <table:table-cell office:value-type="float" office:value="8.060382" calcext:value-type="float">
            <text:p>8.06038</text:p>
          </table:table-cell>
          <table:table-cell office:value-type="float" office:value="0.1041769" calcext:value-type="float">
            <text:p>0.10418</text:p>
          </table:table-cell>
          <table:table-cell office:value-type="float" office:value="-0.1387589" calcext:value-type="float">
            <text:p>-0.13876</text:p>
          </table:table-cell>
          <table:table-cell table:number-columns-repeated="3"/>
        </table:table-row>
        <table:table-row table:style-name="ro1">
          <table:table-cell office:value-type="float" office:value="8.093827" calcext:value-type="float">
            <text:p>8.09383</text:p>
          </table:table-cell>
          <table:table-cell office:value-type="float" office:value="0.1050197" calcext:value-type="float">
            <text:p>0.10502</text:p>
          </table:table-cell>
          <table:table-cell office:value-type="float" office:value="-0.1381171" calcext:value-type="float">
            <text:p>-0.13812</text:p>
          </table:table-cell>
          <table:table-cell table:number-columns-repeated="3"/>
        </table:table-row>
        <table:table-row table:style-name="ro1">
          <table:table-cell office:value-type="float" office:value="8.127273" calcext:value-type="float">
            <text:p>8.12727</text:p>
          </table:table-cell>
          <table:table-cell office:value-type="float" office:value="0.1054456" calcext:value-type="float">
            <text:p>0.10545</text:p>
          </table:table-cell>
          <table:table-cell office:value-type="float" office:value="-0.1379379" calcext:value-type="float">
            <text:p>-0.13794</text:p>
          </table:table-cell>
          <table:table-cell table:number-columns-repeated="3"/>
        </table:table-row>
        <table:table-row table:style-name="ro1">
          <table:table-cell office:value-type="float" office:value="8.160718" calcext:value-type="float">
            <text:p>8.16072</text:p>
          </table:table-cell>
          <table:table-cell office:value-type="float" office:value="0.1054856" calcext:value-type="float">
            <text:p>0.10549</text:p>
          </table:table-cell>
          <table:table-cell office:value-type="float" office:value="-0.138071" calcext:value-type="float">
            <text:p>-0.13807</text:p>
          </table:table-cell>
          <table:table-cell table:number-columns-repeated="3"/>
        </table:table-row>
        <table:table-row table:style-name="ro1">
          <table:table-cell office:value-type="float" office:value="8.194164" calcext:value-type="float">
            <text:p>8.19416</text:p>
          </table:table-cell>
          <table:table-cell office:value-type="float" office:value="0.1048984" calcext:value-type="float">
            <text:p>0.10490</text:p>
          </table:table-cell>
          <table:table-cell office:value-type="float" office:value="-0.1385227" calcext:value-type="float">
            <text:p>-0.13852</text:p>
          </table:table-cell>
          <table:table-cell table:number-columns-repeated="3"/>
        </table:table-row>
        <table:table-row table:style-name="ro1">
          <table:table-cell office:value-type="float" office:value="8.227609" calcext:value-type="float">
            <text:p>8.22761</text:p>
          </table:table-cell>
          <table:table-cell office:value-type="float" office:value="0.1038602" calcext:value-type="float">
            <text:p>0.10386</text:p>
          </table:table-cell>
          <table:table-cell office:value-type="float" office:value="-0.1390444" calcext:value-type="float">
            <text:p>-0.13904</text:p>
          </table:table-cell>
          <table:table-cell table:number-columns-repeated="3"/>
        </table:table-row>
        <table:table-row table:style-name="ro1">
          <table:table-cell office:value-type="float" office:value="8.261055" calcext:value-type="float">
            <text:p>8.26106</text:p>
          </table:table-cell>
          <table:table-cell office:value-type="float" office:value="0.1025492" calcext:value-type="float">
            <text:p>0.10255</text:p>
          </table:table-cell>
          <table:table-cell office:value-type="float" office:value="-0.1397799" calcext:value-type="float">
            <text:p>-0.13978</text:p>
          </table:table-cell>
          <table:table-cell table:number-columns-repeated="3"/>
        </table:table-row>
        <table:table-row table:style-name="ro1">
          <table:table-cell office:value-type="float" office:value="8.294501" calcext:value-type="float">
            <text:p>8.29450</text:p>
          </table:table-cell>
          <table:table-cell office:value-type="float" office:value="0.1010048" calcext:value-type="float">
            <text:p>0.10100</text:p>
          </table:table-cell>
          <table:table-cell office:value-type="float" office:value="-0.1406878" calcext:value-type="float">
            <text:p>-0.14069</text:p>
          </table:table-cell>
          <table:table-cell table:number-columns-repeated="3"/>
        </table:table-row>
        <table:table-row table:style-name="ro1">
          <table:table-cell office:value-type="float" office:value="8.327946" calcext:value-type="float">
            <text:p>8.32795</text:p>
          </table:table-cell>
          <table:table-cell office:value-type="float" office:value="0.09948772" calcext:value-type="float">
            <text:p>0.09949</text:p>
          </table:table-cell>
          <table:table-cell office:value-type="float" office:value="-0.1416073" calcext:value-type="float">
            <text:p>-0.14161</text:p>
          </table:table-cell>
          <table:table-cell table:number-columns-repeated="3"/>
        </table:table-row>
        <table:table-row table:style-name="ro1">
          <table:table-cell office:value-type="float" office:value="8.361392" calcext:value-type="float">
            <text:p>8.36139</text:p>
          </table:table-cell>
          <table:table-cell office:value-type="float" office:value="0.09814941" calcext:value-type="float">
            <text:p>0.09815</text:p>
          </table:table-cell>
          <table:table-cell office:value-type="float" office:value="-0.1423556" calcext:value-type="float">
            <text:p>-0.14236</text:p>
          </table:table-cell>
          <table:table-cell table:number-columns-repeated="3"/>
        </table:table-row>
        <table:table-row table:style-name="ro1">
          <table:table-cell office:value-type="float" office:value="8.394837" calcext:value-type="float">
            <text:p>8.39484</text:p>
          </table:table-cell>
          <table:table-cell office:value-type="float" office:value="0.09694956" calcext:value-type="float">
            <text:p>0.09695</text:p>
          </table:table-cell>
          <table:table-cell office:value-type="float" office:value="-0.1429616" calcext:value-type="float">
            <text:p>-0.14296</text:p>
          </table:table-cell>
          <table:table-cell table:number-columns-repeated="3"/>
        </table:table-row>
        <table:table-row table:style-name="ro1">
          <table:table-cell office:value-type="float" office:value="8.428283" calcext:value-type="float">
            <text:p>8.42828</text:p>
          </table:table-cell>
          <table:table-cell office:value-type="float" office:value="0.09618814" calcext:value-type="float">
            <text:p>0.09619</text:p>
          </table:table-cell>
          <table:table-cell office:value-type="float" office:value="-0.1433423" calcext:value-type="float">
            <text:p>-0.14334</text:p>
          </table:table-cell>
          <table:table-cell table:number-columns-repeated="3"/>
        </table:table-row>
        <table:table-row table:style-name="ro1">
          <table:table-cell office:value-type="float" office:value="8.461728" calcext:value-type="float">
            <text:p>8.46173</text:p>
          </table:table-cell>
          <table:table-cell office:value-type="float" office:value="0.09586256" calcext:value-type="float">
            <text:p>0.09586</text:p>
          </table:table-cell>
          <table:table-cell office:value-type="float" office:value="-0.1434916" calcext:value-type="float">
            <text:p>-0.14349</text:p>
          </table:table-cell>
          <table:table-cell table:number-columns-repeated="3"/>
        </table:table-row>
        <table:table-row table:style-name="ro1">
          <table:table-cell office:value-type="float" office:value="8.495174" calcext:value-type="float">
            <text:p>8.49517</text:p>
          </table:table-cell>
          <table:table-cell office:value-type="float" office:value="0.09606036" calcext:value-type="float">
            <text:p>0.09606</text:p>
          </table:table-cell>
          <table:table-cell office:value-type="float" office:value="-0.1435044" calcext:value-type="float">
            <text:p>-0.14350</text:p>
          </table:table-cell>
          <table:table-cell table:number-columns-repeated="3"/>
        </table:table-row>
        <table:table-row table:style-name="ro1">
          <table:table-cell office:value-type="float" office:value="8.52862" calcext:value-type="float">
            <text:p>8.52862</text:p>
          </table:table-cell>
          <table:table-cell office:value-type="float" office:value="0.09673388" calcext:value-type="float">
            <text:p>0.09673</text:p>
          </table:table-cell>
          <table:table-cell office:value-type="float" office:value="-0.1431361" calcext:value-type="float">
            <text:p>-0.14314</text:p>
          </table:table-cell>
          <table:table-cell table:number-columns-repeated="3"/>
        </table:table-row>
        <table:table-row table:style-name="ro1">
          <table:table-cell office:value-type="float" office:value="8.562065" calcext:value-type="float">
            <text:p>8.56207</text:p>
          </table:table-cell>
          <table:table-cell office:value-type="float" office:value="0.09779049" calcext:value-type="float">
            <text:p>0.09779</text:p>
          </table:table-cell>
          <table:table-cell office:value-type="float" office:value="-0.1426227" calcext:value-type="float">
            <text:p>-0.14262</text:p>
          </table:table-cell>
          <table:table-cell table:number-columns-repeated="3"/>
        </table:table-row>
        <table:table-row table:style-name="ro1">
          <table:table-cell office:value-type="float" office:value="8.595511" calcext:value-type="float">
            <text:p>8.59551</text:p>
          </table:table-cell>
          <table:table-cell office:value-type="float" office:value="0.09903437" calcext:value-type="float">
            <text:p>0.09903</text:p>
          </table:table-cell>
          <table:table-cell office:value-type="float" office:value="-0.1419609" calcext:value-type="float">
            <text:p>-0.14196</text:p>
          </table:table-cell>
          <table:table-cell table:number-columns-repeated="3"/>
        </table:table-row>
        <table:table-row table:style-name="ro1">
          <table:table-cell office:value-type="float" office:value="8.628956" calcext:value-type="float">
            <text:p>8.62896</text:p>
          </table:table-cell>
          <table:table-cell office:value-type="float" office:value="0.1004122" calcext:value-type="float">
            <text:p>0.10041</text:p>
          </table:table-cell>
          <table:table-cell office:value-type="float" office:value="-0.1411598" calcext:value-type="float">
            <text:p>-0.14116</text:p>
          </table:table-cell>
          <table:table-cell table:number-columns-repeated="3"/>
        </table:table-row>
        <table:table-row table:style-name="ro1">
          <table:table-cell office:value-type="float" office:value="8.662402" calcext:value-type="float">
            <text:p>8.66240</text:p>
          </table:table-cell>
          <table:table-cell office:value-type="float" office:value="0.101749" calcext:value-type="float">
            <text:p>0.10175</text:p>
          </table:table-cell>
          <table:table-cell office:value-type="float" office:value="-0.14044" calcext:value-type="float">
            <text:p>-0.14044</text:p>
          </table:table-cell>
          <table:table-cell table:number-columns-repeated="3"/>
        </table:table-row>
        <table:table-row table:style-name="ro1">
          <table:table-cell office:value-type="float" office:value="8.695847" calcext:value-type="float">
            <text:p>8.69585</text:p>
          </table:table-cell>
          <table:table-cell office:value-type="float" office:value="0.1029326" calcext:value-type="float">
            <text:p>0.10293</text:p>
          </table:table-cell>
          <table:table-cell office:value-type="float" office:value="-0.1397646" calcext:value-type="float">
            <text:p>-0.13976</text:p>
          </table:table-cell>
          <table:table-cell table:number-columns-repeated="3"/>
        </table:table-row>
        <table:table-row table:style-name="ro1">
          <table:table-cell office:value-type="float" office:value="8.729293" calcext:value-type="float">
            <text:p>8.72929</text:p>
          </table:table-cell>
          <table:table-cell office:value-type="float" office:value="0.1039058" calcext:value-type="float">
            <text:p>0.10391</text:p>
          </table:table-cell>
          <table:table-cell office:value-type="float" office:value="-0.1393371" calcext:value-type="float">
            <text:p>-0.13934</text:p>
          </table:table-cell>
          <table:table-cell table:number-columns-repeated="3"/>
        </table:table-row>
        <table:table-row table:style-name="ro1">
          <table:table-cell office:value-type="float" office:value="8.762738" calcext:value-type="float">
            <text:p>8.76274</text:p>
          </table:table-cell>
          <table:table-cell office:value-type="float" office:value="0.1044427" calcext:value-type="float">
            <text:p>0.10444</text:p>
          </table:table-cell>
          <table:table-cell office:value-type="float" office:value="-0.1389836" calcext:value-type="float">
            <text:p>-0.13898</text:p>
          </table:table-cell>
          <table:table-cell table:number-columns-repeated="3"/>
        </table:table-row>
        <table:table-row table:style-name="ro1">
          <table:table-cell office:value-type="float" office:value="8.796184" calcext:value-type="float">
            <text:p>8.79618</text:p>
          </table:table-cell>
          <table:table-cell office:value-type="float" office:value="0.1047109" calcext:value-type="float">
            <text:p>0.10471</text:p>
          </table:table-cell>
          <table:table-cell office:value-type="float" office:value="-0.1390018" calcext:value-type="float">
            <text:p>-0.13900</text:p>
          </table:table-cell>
          <table:table-cell table:number-columns-repeated="3"/>
        </table:table-row>
        <table:table-row table:style-name="ro1">
          <table:table-cell office:value-type="float" office:value="8.82963" calcext:value-type="float">
            <text:p>8.82963</text:p>
          </table:table-cell>
          <table:table-cell office:value-type="float" office:value="0.1043987" calcext:value-type="float">
            <text:p>0.10440</text:p>
          </table:table-cell>
          <table:table-cell office:value-type="float" office:value="-0.1391646" calcext:value-type="float">
            <text:p>-0.13916</text:p>
          </table:table-cell>
          <table:table-cell table:number-columns-repeated="3"/>
        </table:table-row>
        <table:table-row table:style-name="ro1">
          <table:table-cell office:value-type="float" office:value="8.863075" calcext:value-type="float">
            <text:p>8.86308</text:p>
          </table:table-cell>
          <table:table-cell office:value-type="float" office:value="0.1038661" calcext:value-type="float">
            <text:p>0.10387</text:p>
          </table:table-cell>
          <table:table-cell office:value-type="float" office:value="-0.1395546" calcext:value-type="float">
            <text:p>-0.13955</text:p>
          </table:table-cell>
          <table:table-cell table:number-columns-repeated="3"/>
        </table:table-row>
        <table:table-row table:style-name="ro1">
          <table:table-cell office:value-type="float" office:value="8.896521" calcext:value-type="float">
            <text:p>8.89652</text:p>
          </table:table-cell>
          <table:table-cell office:value-type="float" office:value="0.1028621" calcext:value-type="float">
            <text:p>0.10286</text:p>
          </table:table-cell>
          <table:table-cell office:value-type="float" office:value="-0.1399707" calcext:value-type="float">
            <text:p>-0.13997</text:p>
          </table:table-cell>
          <table:table-cell table:number-columns-repeated="3"/>
        </table:table-row>
        <table:table-row table:style-name="ro1">
          <table:table-cell office:value-type="float" office:value="8.929966" calcext:value-type="float">
            <text:p>8.92997</text:p>
          </table:table-cell>
          <table:table-cell office:value-type="float" office:value="0.1017532" calcext:value-type="float">
            <text:p>0.10175</text:p>
          </table:table-cell>
          <table:table-cell office:value-type="float" office:value="-0.1406795" calcext:value-type="float">
            <text:p>-0.14068</text:p>
          </table:table-cell>
          <table:table-cell table:number-columns-repeated="3"/>
        </table:table-row>
        <table:table-row table:style-name="ro1">
          <table:table-cell office:value-type="float" office:value="8.963412" calcext:value-type="float">
            <text:p>8.96341</text:p>
          </table:table-cell>
          <table:table-cell office:value-type="float" office:value="0.1005286" calcext:value-type="float">
            <text:p>0.10053</text:p>
          </table:table-cell>
          <table:table-cell office:value-type="float" office:value="-0.1414171" calcext:value-type="float">
            <text:p>-0.14142</text:p>
          </table:table-cell>
          <table:table-cell table:number-columns-repeated="3"/>
        </table:table-row>
        <table:table-row table:style-name="ro1">
          <table:table-cell office:value-type="float" office:value="8.996857" calcext:value-type="float">
            <text:p>8.99686</text:p>
          </table:table-cell>
          <table:table-cell office:value-type="float" office:value="0.09934466" calcext:value-type="float">
            <text:p>0.09934</text:p>
          </table:table-cell>
          <table:table-cell office:value-type="float" office:value="-0.1418675" calcext:value-type="float">
            <text:p>-0.14187</text:p>
          </table:table-cell>
          <table:table-cell table:number-columns-repeated="3"/>
        </table:table-row>
        <table:table-row table:style-name="ro1">
          <table:table-cell office:value-type="float" office:value="9.030303" calcext:value-type="float">
            <text:p>9.03030</text:p>
          </table:table-cell>
          <table:table-cell office:value-type="float" office:value="0.09840498" calcext:value-type="float">
            <text:p>0.09840</text:p>
          </table:table-cell>
          <table:table-cell office:value-type="float" office:value="-0.14242" calcext:value-type="float">
            <text:p>-0.14242</text:p>
          </table:table-cell>
          <table:table-cell table:number-columns-repeated="3"/>
        </table:table-row>
        <table:table-row table:style-name="ro1">
          <table:table-cell office:value-type="float" office:value="9.063749" calcext:value-type="float">
            <text:p>9.06375</text:p>
          </table:table-cell>
          <table:table-cell office:value-type="float" office:value="0.09768386" calcext:value-type="float">
            <text:p>0.09768</text:p>
          </table:table-cell>
          <table:table-cell office:value-type="float" office:value="-0.1428217" calcext:value-type="float">
            <text:p>-0.14282</text:p>
          </table:table-cell>
          <table:table-cell table:number-columns-repeated="3"/>
        </table:table-row>
        <table:table-row table:style-name="ro1">
          <table:table-cell office:value-type="float" office:value="9.097194" calcext:value-type="float">
            <text:p>9.09719</text:p>
          </table:table-cell>
          <table:table-cell office:value-type="float" office:value="0.09726085" calcext:value-type="float">
            <text:p>0.09726</text:p>
          </table:table-cell>
          <table:table-cell office:value-type="float" office:value="-0.1429983" calcext:value-type="float">
            <text:p>-0.14300</text:p>
          </table:table-cell>
          <table:table-cell table:number-columns-repeated="3"/>
        </table:table-row>
        <table:table-row table:style-name="ro1">
          <table:table-cell office:value-type="float" office:value="9.13064" calcext:value-type="float">
            <text:p>9.13064</text:p>
          </table:table-cell>
          <table:table-cell office:value-type="float" office:value="0.09713685" calcext:value-type="float">
            <text:p>0.09714</text:p>
          </table:table-cell>
          <table:table-cell office:value-type="float" office:value="-0.1429788" calcext:value-type="float">
            <text:p>-0.14298</text:p>
          </table:table-cell>
          <table:table-cell table:number-columns-repeated="3"/>
        </table:table-row>
        <table:table-row table:style-name="ro1">
          <table:table-cell office:value-type="float" office:value="9.164085" calcext:value-type="float">
            <text:p>9.16409</text:p>
          </table:table-cell>
          <table:table-cell office:value-type="float" office:value="0.09738257" calcext:value-type="float">
            <text:p>0.09738</text:p>
          </table:table-cell>
          <table:table-cell office:value-type="float" office:value="-0.1427823" calcext:value-type="float">
            <text:p>-0.14278</text:p>
          </table:table-cell>
          <table:table-cell table:number-columns-repeated="3"/>
        </table:table-row>
        <table:table-row table:style-name="ro1">
          <table:table-cell office:value-type="float" office:value="9.197531" calcext:value-type="float">
            <text:p>9.19753</text:p>
          </table:table-cell>
          <table:table-cell office:value-type="float" office:value="0.09812028" calcext:value-type="float">
            <text:p>0.09812</text:p>
          </table:table-cell>
          <table:table-cell office:value-type="float" office:value="-0.1425121" calcext:value-type="float">
            <text:p>-0.14251</text:p>
          </table:table-cell>
          <table:table-cell table:number-columns-repeated="3"/>
        </table:table-row>
        <table:table-row table:style-name="ro1">
          <table:table-cell office:value-type="float" office:value="9.230976" calcext:value-type="float">
            <text:p>9.23098</text:p>
          </table:table-cell>
          <table:table-cell office:value-type="float" office:value="0.09891017" calcext:value-type="float">
            <text:p>0.09891</text:p>
          </table:table-cell>
          <table:table-cell office:value-type="float" office:value="-0.1420796" calcext:value-type="float">
            <text:p>-0.14208</text:p>
          </table:table-cell>
          <table:table-cell table:number-columns-repeated="3"/>
        </table:table-row>
        <table:table-row table:style-name="ro1">
          <table:table-cell office:value-type="float" office:value="9.264422" calcext:value-type="float">
            <text:p>9.26442</text:p>
          </table:table-cell>
          <table:table-cell office:value-type="float" office:value="0.09995241" calcext:value-type="float">
            <text:p>0.09995</text:p>
          </table:table-cell>
          <table:table-cell office:value-type="float" office:value="-0.1415455" calcext:value-type="float">
            <text:p>-0.14155</text:p>
          </table:table-cell>
          <table:table-cell table:number-columns-repeated="3"/>
        </table:table-row>
        <table:table-row table:style-name="ro1">
          <table:table-cell office:value-type="float" office:value="9.297868" calcext:value-type="float">
            <text:p>9.29787</text:p>
          </table:table-cell>
          <table:table-cell office:value-type="float" office:value="0.1010969" calcext:value-type="float">
            <text:p>0.10110</text:p>
          </table:table-cell>
          <table:table-cell office:value-type="float" office:value="-0.1409978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9.331313" calcext:value-type="float">
            <text:p>9.33131</text:p>
          </table:table-cell>
          <table:table-cell office:value-type="float" office:value="0.1021294" calcext:value-type="float">
            <text:p>0.10213</text:p>
          </table:table-cell>
          <table:table-cell office:value-type="float" office:value="-0.1405124" calcext:value-type="float">
            <text:p>-0.14051</text:p>
          </table:table-cell>
          <table:table-cell table:number-columns-repeated="3"/>
        </table:table-row>
        <table:table-row table:style-name="ro1">
          <table:table-cell office:value-type="float" office:value="9.364759" calcext:value-type="float">
            <text:p>9.36476</text:p>
          </table:table-cell>
          <table:table-cell office:value-type="float" office:value="0.1028996" calcext:value-type="float">
            <text:p>0.10290</text:p>
          </table:table-cell>
          <table:table-cell office:value-type="float" office:value="-0.1400078" calcext:value-type="float">
            <text:p>-0.14001</text:p>
          </table:table-cell>
          <table:table-cell table:number-columns-repeated="3"/>
        </table:table-row>
        <table:table-row table:style-name="ro1">
          <table:table-cell office:value-type="float" office:value="9.398204" calcext:value-type="float">
            <text:p>9.39820</text:p>
          </table:table-cell>
          <table:table-cell office:value-type="float" office:value="0.1034544" calcext:value-type="float">
            <text:p>0.10345</text:p>
          </table:table-cell>
          <table:table-cell office:value-type="float" office:value="-0.1397714" calcext:value-type="float">
            <text:p>-0.13977</text:p>
          </table:table-cell>
          <table:table-cell table:number-columns-repeated="3"/>
        </table:table-row>
        <table:table-row table:style-name="ro1">
          <table:table-cell office:value-type="float" office:value="9.43165" calcext:value-type="float">
            <text:p>9.43165</text:p>
          </table:table-cell>
          <table:table-cell office:value-type="float" office:value="0.1036287" calcext:value-type="float">
            <text:p>0.10363</text:p>
          </table:table-cell>
          <table:table-cell office:value-type="float" office:value="-0.1396898" calcext:value-type="float">
            <text:p>-0.13969</text:p>
          </table:table-cell>
          <table:table-cell table:number-columns-repeated="3"/>
        </table:table-row>
        <table:table-row table:style-name="ro1">
          <table:table-cell office:value-type="float" office:value="9.465095" calcext:value-type="float">
            <text:p>9.46510</text:p>
          </table:table-cell>
          <table:table-cell office:value-type="float" office:value="0.1036233" calcext:value-type="float">
            <text:p>0.10362</text:p>
          </table:table-cell>
          <table:table-cell office:value-type="float" office:value="-0.1398265" calcext:value-type="float">
            <text:p>-0.13983</text:p>
          </table:table-cell>
          <table:table-cell table:number-columns-repeated="3"/>
        </table:table-row>
        <table:table-row table:style-name="ro1">
          <table:table-cell office:value-type="float" office:value="9.498541" calcext:value-type="float">
            <text:p>9.49854</text:p>
          </table:table-cell>
          <table:table-cell office:value-type="float" office:value="0.1032279" calcext:value-type="float">
            <text:p>0.10323</text:p>
          </table:table-cell>
          <table:table-cell office:value-type="float" office:value="-0.1400378" calcext:value-type="float">
            <text:p>-0.14004</text:p>
          </table:table-cell>
          <table:table-cell table:number-columns-repeated="3"/>
        </table:table-row>
        <table:table-row table:style-name="ro1">
          <table:table-cell office:value-type="float" office:value="9.531987" calcext:value-type="float">
            <text:p>9.53199</text:p>
          </table:table-cell>
          <table:table-cell office:value-type="float" office:value="0.102521" calcext:value-type="float">
            <text:p>0.10252</text:p>
          </table:table-cell>
          <table:table-cell office:value-type="float" office:value="-0.1404032" calcext:value-type="float">
            <text:p>-0.14040</text:p>
          </table:table-cell>
          <table:table-cell table:number-columns-repeated="3"/>
        </table:table-row>
        <table:table-row table:style-name="ro1">
          <table:table-cell office:value-type="float" office:value="9.565432" calcext:value-type="float">
            <text:p>9.56543</text:p>
          </table:table-cell>
          <table:table-cell office:value-type="float" office:value="0.1015479" calcext:value-type="float">
            <text:p>0.10155</text:p>
          </table:table-cell>
          <table:table-cell office:value-type="float" office:value="-0.1407809" calcext:value-type="float">
            <text:p>-0.14078</text:p>
          </table:table-cell>
          <table:table-cell table:number-columns-repeated="3"/>
        </table:table-row>
        <table:table-row table:style-name="ro1">
          <table:table-cell office:value-type="float" office:value="9.598878" calcext:value-type="float">
            <text:p>9.59888</text:p>
          </table:table-cell>
          <table:table-cell office:value-type="float" office:value="0.1005025" calcext:value-type="float">
            <text:p>0.10050</text:p>
          </table:table-cell>
          <table:table-cell office:value-type="float" office:value="-0.14128" calcext:value-type="float">
            <text:p>-0.14128</text:p>
          </table:table-cell>
          <table:table-cell table:number-columns-repeated="3"/>
        </table:table-row>
        <table:table-row table:style-name="ro1">
          <table:table-cell office:value-type="float" office:value="9.632323" calcext:value-type="float">
            <text:p>9.63232</text:p>
          </table:table-cell>
          <table:table-cell office:value-type="float" office:value="0.09951649" calcext:value-type="float">
            <text:p>0.09952</text:p>
          </table:table-cell>
          <table:table-cell office:value-type="float" office:value="-0.1417548" calcext:value-type="float">
            <text:p>-0.14175</text:p>
          </table:table-cell>
          <table:table-cell table:number-columns-repeated="3"/>
        </table:table-row>
        <table:table-row table:style-name="ro1">
          <table:table-cell office:value-type="float" office:value="9.665769" calcext:value-type="float">
            <text:p>9.66577</text:p>
          </table:table-cell>
          <table:table-cell office:value-type="float" office:value="0.0986503" calcext:value-type="float">
            <text:p>0.09865</text:p>
          </table:table-cell>
          <table:table-cell office:value-type="float" office:value="-0.1421734" calcext:value-type="float">
            <text:p>-0.14217</text:p>
          </table:table-cell>
          <table:table-cell table:number-columns-repeated="3"/>
        </table:table-row>
        <table:table-row table:style-name="ro1">
          <table:table-cell office:value-type="float" office:value="9.699214" calcext:value-type="float">
            <text:p>9.69921</text:p>
          </table:table-cell>
          <table:table-cell office:value-type="float" office:value="0.09795674" calcext:value-type="float">
            <text:p>0.09796</text:p>
          </table:table-cell>
          <table:table-cell office:value-type="float" office:value="-0.1425277" calcext:value-type="float">
            <text:p>-0.14253</text:p>
          </table:table-cell>
          <table:table-cell table:number-columns-repeated="3"/>
        </table:table-row>
        <table:table-row table:style-name="ro1">
          <table:table-cell office:value-type="float" office:value="9.73266" calcext:value-type="float">
            <text:p>9.73266</text:p>
          </table:table-cell>
          <table:table-cell office:value-type="float" office:value="0.09749035" calcext:value-type="float">
            <text:p>0.09749</text:p>
          </table:table-cell>
          <table:table-cell office:value-type="float" office:value="-0.1427459" calcext:value-type="float">
            <text:p>-0.14275</text:p>
          </table:table-cell>
          <table:table-cell table:number-columns-repeated="3"/>
        </table:table-row>
        <table:table-row table:style-name="ro1">
          <table:table-cell office:value-type="float" office:value="9.766105" calcext:value-type="float">
            <text:p>9.76611</text:p>
          </table:table-cell>
          <table:table-cell office:value-type="float" office:value="0.09741241" calcext:value-type="float">
            <text:p>0.09741</text:p>
          </table:table-cell>
          <table:table-cell office:value-type="float" office:value="-0.1427956" calcext:value-type="float">
            <text:p>-0.14280</text:p>
          </table:table-cell>
          <table:table-cell table:number-columns-repeated="3"/>
        </table:table-row>
        <table:table-row table:style-name="ro1">
          <table:table-cell office:value-type="float" office:value="9.799551" calcext:value-type="float">
            <text:p>9.79955</text:p>
          </table:table-cell>
          <table:table-cell office:value-type="float" office:value="0.09766377" calcext:value-type="float">
            <text:p>0.09766</text:p>
          </table:table-cell>
          <table:table-cell office:value-type="float" office:value="-0.1427225" calcext:value-type="float">
            <text:p>-0.14272</text:p>
          </table:table-cell>
          <table:table-cell table:number-columns-repeated="3"/>
        </table:table-row>
        <table:table-row table:style-name="ro1">
          <table:table-cell office:value-type="float" office:value="9.832997" calcext:value-type="float">
            <text:p>9.83300</text:p>
          </table:table-cell>
          <table:table-cell office:value-type="float" office:value="0.09815043" calcext:value-type="float">
            <text:p>0.09815</text:p>
          </table:table-cell>
          <table:table-cell office:value-type="float" office:value="-0.1425483" calcext:value-type="float">
            <text:p>-0.14255</text:p>
          </table:table-cell>
          <table:table-cell table:number-columns-repeated="3"/>
        </table:table-row>
        <table:table-row table:style-name="ro1">
          <table:table-cell office:value-type="float" office:value="9.866442" calcext:value-type="float">
            <text:p>9.86644</text:p>
          </table:table-cell>
          <table:table-cell office:value-type="float" office:value="0.09868428" calcext:value-type="float">
            <text:p>0.09868</text:p>
          </table:table-cell>
          <table:table-cell office:value-type="float" office:value="-0.1422148" calcext:value-type="float">
            <text:p>-0.14221</text:p>
          </table:table-cell>
          <table:table-cell table:number-columns-repeated="3"/>
        </table:table-row>
        <table:table-row table:style-name="ro1">
          <table:table-cell office:value-type="float" office:value="9.899888" calcext:value-type="float">
            <text:p>9.89989</text:p>
          </table:table-cell>
          <table:table-cell office:value-type="float" office:value="0.09945834" calcext:value-type="float">
            <text:p>0.09946</text:p>
          </table:table-cell>
          <table:table-cell office:value-type="float" office:value="-0.1417663" calcext:value-type="float">
            <text:p>-0.14177</text:p>
          </table:table-cell>
          <table:table-cell table:number-columns-repeated="3"/>
        </table:table-row>
        <table:table-row table:style-name="ro1">
          <table:table-cell office:value-type="float" office:value="9.933333" calcext:value-type="float">
            <text:p>9.93333</text:p>
          </table:table-cell>
          <table:table-cell office:value-type="float" office:value="0.1003683" calcext:value-type="float">
            <text:p>0.10037</text:p>
          </table:table-cell>
          <table:table-cell office:value-type="float" office:value="-0.1412847" calcext:value-type="float">
            <text:p>-0.14128</text:p>
          </table:table-cell>
          <table:table-cell table:number-columns-repeated="3"/>
        </table:table-row>
        <table:table-row table:style-name="ro1">
          <table:table-cell office:value-type="float" office:value="9.966779" calcext:value-type="float">
            <text:p>9.96678</text:p>
          </table:table-cell>
          <table:table-cell office:value-type="float" office:value="0.101218" calcext:value-type="float">
            <text:p>0.10122</text:p>
          </table:table-cell>
          <table:table-cell office:value-type="float" office:value="-0.1408276" calcext:value-type="float">
            <text:p>-0.14083</text:p>
          </table:table-cell>
          <table:table-cell table:number-columns-repeated="3"/>
        </table:table-row>
        <table:table-row table:style-name="ro1">
          <table:table-cell office:value-type="float" office:value="10.00022" calcext:value-type="float">
            <text:p>10.00022</text:p>
          </table:table-cell>
          <table:table-cell office:value-type="float" office:value="0.1019514" calcext:value-type="float">
            <text:p>0.10195</text:p>
          </table:table-cell>
          <table:table-cell office:value-type="float" office:value="-0.140428" calcext:value-type="float">
            <text:p>-0.14043</text:p>
          </table:table-cell>
          <table:table-cell table:number-columns-repeated="3"/>
        </table:table-row>
        <table:table-row table:style-name="ro1">
          <table:table-cell office:value-type="float" office:value="10.03367" calcext:value-type="float">
            <text:p>10.03367</text:p>
          </table:table-cell>
          <table:table-cell office:value-type="float" office:value="0.1024884" calcext:value-type="float">
            <text:p>0.10249</text:p>
          </table:table-cell>
          <table:table-cell office:value-type="float" office:value="-0.1401186" calcext:value-type="float">
            <text:p>-0.14012</text:p>
          </table:table-cell>
          <table:table-cell table:number-columns-repeated="3"/>
        </table:table-row>
        <table:table-row table:style-name="ro1">
          <table:table-cell office:value-type="float" office:value="10.06712" calcext:value-type="float">
            <text:p>10.06712</text:p>
          </table:table-cell>
          <table:table-cell office:value-type="float" office:value="0.1027432" calcext:value-type="float">
            <text:p>0.10274</text:p>
          </table:table-cell>
          <table:table-cell office:value-type="float" office:value="-0.140003" calcext:value-type="float">
            <text:p>-0.14000</text:p>
          </table:table-cell>
          <table:table-cell table:number-columns-repeated="3"/>
        </table:table-row>
        <table:table-row table:style-name="ro1">
          <table:table-cell office:value-type="float" office:value="10.10056" calcext:value-type="float">
            <text:p>10.10056</text:p>
          </table:table-cell>
          <table:table-cell office:value-type="float" office:value="0.1028536" calcext:value-type="float">
            <text:p>0.10285</text:p>
          </table:table-cell>
          <table:table-cell office:value-type="float" office:value="-0.1399663" calcext:value-type="float">
            <text:p>-0.13997</text:p>
          </table:table-cell>
          <table:table-cell table:number-columns-repeated="3"/>
        </table:table-row>
        <table:table-row table:style-name="ro1">
          <table:table-cell office:value-type="float" office:value="10.13401" calcext:value-type="float">
            <text:p>10.13401</text:p>
          </table:table-cell>
          <table:table-cell office:value-type="float" office:value="0.1026704" calcext:value-type="float">
            <text:p>0.10267</text:p>
          </table:table-cell>
          <table:table-cell office:value-type="float" office:value="-0.1400778" calcext:value-type="float">
            <text:p>-0.14008</text:p>
          </table:table-cell>
          <table:table-cell table:number-columns-repeated="3"/>
        </table:table-row>
        <table:table-row table:style-name="ro1">
          <table:table-cell office:value-type="float" office:value="10.16745" calcext:value-type="float">
            <text:p>10.16745</text:p>
          </table:table-cell>
          <table:table-cell office:value-type="float" office:value="0.1022638" calcext:value-type="float">
            <text:p>0.10226</text:p>
          </table:table-cell>
          <table:table-cell office:value-type="float" office:value="-0.1403456" calcext:value-type="float">
            <text:p>-0.14035</text:p>
          </table:table-cell>
          <table:table-cell table:number-columns-repeated="3"/>
        </table:table-row>
        <table:table-row table:style-name="ro1">
          <table:table-cell office:value-type="float" office:value="10.2009" calcext:value-type="float">
            <text:p>10.20090</text:p>
          </table:table-cell>
          <table:table-cell office:value-type="float" office:value="0.1016094" calcext:value-type="float">
            <text:p>0.10161</text:p>
          </table:table-cell>
          <table:table-cell office:value-type="float" office:value="-0.1406649" calcext:value-type="float">
            <text:p>-0.14066</text:p>
          </table:table-cell>
          <table:table-cell table:number-columns-repeated="3"/>
        </table:table-row>
        <table:table-row table:style-name="ro1">
          <table:table-cell office:value-type="float" office:value="10.23434" calcext:value-type="float">
            <text:p>10.23434</text:p>
          </table:table-cell>
          <table:table-cell office:value-type="float" office:value="0.1007864" calcext:value-type="float">
            <text:p>0.10079</text:p>
          </table:table-cell>
          <table:table-cell office:value-type="float" office:value="-0.1411028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0.26779" calcext:value-type="float">
            <text:p>10.26779</text:p>
          </table:table-cell>
          <table:table-cell office:value-type="float" office:value="0.09988569" calcext:value-type="float">
            <text:p>0.09989</text:p>
          </table:table-cell>
          <table:table-cell office:value-type="float" office:value="-0.1415432" calcext:value-type="float">
            <text:p>-0.14154</text:p>
          </table:table-cell>
          <table:table-cell table:number-columns-repeated="3"/>
        </table:table-row>
        <table:table-row table:style-name="ro1">
          <table:table-cell office:value-type="float" office:value="10.30123" calcext:value-type="float">
            <text:p>10.30123</text:p>
          </table:table-cell>
          <table:table-cell office:value-type="float" office:value="0.09911138" calcext:value-type="float">
            <text:p>0.09911</text:p>
          </table:table-cell>
          <table:table-cell office:value-type="float" office:value="-0.1419843" calcext:value-type="float">
            <text:p>-0.14198</text:p>
          </table:table-cell>
          <table:table-cell table:number-columns-repeated="3"/>
        </table:table-row>
        <table:table-row table:style-name="ro1">
          <table:table-cell office:value-type="float" office:value="10.33468" calcext:value-type="float">
            <text:p>10.33468</text:p>
          </table:table-cell>
          <table:table-cell office:value-type="float" office:value="0.0985584" calcext:value-type="float">
            <text:p>0.09856</text:p>
          </table:table-cell>
          <table:table-cell office:value-type="float" office:value="-0.1422229" calcext:value-type="float">
            <text:p>-0.14222</text:p>
          </table:table-cell>
          <table:table-cell table:number-columns-repeated="3"/>
        </table:table-row>
        <table:table-row table:style-name="ro1">
          <table:table-cell office:value-type="float" office:value="10.36813" calcext:value-type="float">
            <text:p>10.36813</text:p>
          </table:table-cell>
          <table:table-cell office:value-type="float" office:value="0.09813162" calcext:value-type="float">
            <text:p>0.09813</text:p>
          </table:table-cell>
          <table:table-cell office:value-type="float" office:value="-0.1424187" calcext:value-type="float">
            <text:p>-0.14242</text:p>
          </table:table-cell>
          <table:table-cell table:number-columns-repeated="3"/>
        </table:table-row>
        <table:table-row table:style-name="ro1">
          <table:table-cell office:value-type="float" office:value="10.40157" calcext:value-type="float">
            <text:p>10.40157</text:p>
          </table:table-cell>
          <table:table-cell office:value-type="float" office:value="0.09781542" calcext:value-type="float">
            <text:p>0.09782</text:p>
          </table:table-cell>
          <table:table-cell office:value-type="float" office:value="-0.142571" calcext:value-type="float">
            <text:p>-0.14257</text:p>
          </table:table-cell>
          <table:table-cell table:number-columns-repeated="3"/>
        </table:table-row>
        <table:table-row table:style-name="ro1">
          <table:table-cell office:value-type="float" office:value="10.43502" calcext:value-type="float">
            <text:p>10.43502</text:p>
          </table:table-cell>
          <table:table-cell office:value-type="float" office:value="0.09781956" calcext:value-type="float">
            <text:p>0.09782</text:p>
          </table:table-cell>
          <table:table-cell office:value-type="float" office:value="-0.1426117" calcext:value-type="float">
            <text:p>-0.14261</text:p>
          </table:table-cell>
          <table:table-cell table:number-columns-repeated="3"/>
        </table:table-row>
        <table:table-row table:style-name="ro1">
          <table:table-cell office:value-type="float" office:value="10.46846" calcext:value-type="float">
            <text:p>10.46846</text:p>
          </table:table-cell>
          <table:table-cell office:value-type="float" office:value="0.09806958" calcext:value-type="float">
            <text:p>0.09807</text:p>
          </table:table-cell>
          <table:table-cell office:value-type="float" office:value="-0.1426035" calcext:value-type="float">
            <text:p>-0.14260</text:p>
          </table:table-cell>
          <table:table-cell table:number-columns-repeated="3"/>
        </table:table-row>
        <table:table-row table:style-name="ro1">
          <table:table-cell office:value-type="float" office:value="10.50191" calcext:value-type="float">
            <text:p>10.50191</text:p>
          </table:table-cell>
          <table:table-cell office:value-type="float" office:value="0.09857615" calcext:value-type="float">
            <text:p>0.09858</text:p>
          </table:table-cell>
          <table:table-cell office:value-type="float" office:value="-0.1422839" calcext:value-type="float">
            <text:p>-0.14228</text:p>
          </table:table-cell>
          <table:table-cell table:number-columns-repeated="3"/>
        </table:table-row>
        <table:table-row table:style-name="ro1">
          <table:table-cell office:value-type="float" office:value="10.53535" calcext:value-type="float">
            <text:p>10.53535</text:p>
          </table:table-cell>
          <table:table-cell office:value-type="float" office:value="0.09925727" calcext:value-type="float">
            <text:p>0.09926</text:p>
          </table:table-cell>
          <table:table-cell office:value-type="float" office:value="-0.1418311" calcext:value-type="float">
            <text:p>-0.14183</text:p>
          </table:table-cell>
          <table:table-cell table:number-columns-repeated="3"/>
        </table:table-row>
        <table:table-row table:style-name="ro1">
          <table:table-cell office:value-type="float" office:value="10.5688" calcext:value-type="float">
            <text:p>10.56880</text:p>
          </table:table-cell>
          <table:table-cell office:value-type="float" office:value="0.1000296" calcext:value-type="float">
            <text:p>0.10003</text:p>
          </table:table-cell>
          <table:table-cell office:value-type="float" office:value="-0.1414618" calcext:value-type="float">
            <text:p>-0.14146</text:p>
          </table:table-cell>
          <table:table-cell table:number-columns-repeated="3"/>
        </table:table-row>
        <table:table-row table:style-name="ro1">
          <table:table-cell office:value-type="float" office:value="10.60224" calcext:value-type="float">
            <text:p>10.60224</text:p>
          </table:table-cell>
          <table:table-cell office:value-type="float" office:value="0.1007756" calcext:value-type="float">
            <text:p>0.10078</text:p>
          </table:table-cell>
          <table:table-cell office:value-type="float" office:value="-0.1411495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10.63569" calcext:value-type="float">
            <text:p>10.63569</text:p>
          </table:table-cell>
          <table:table-cell office:value-type="float" office:value="0.1013524" calcext:value-type="float">
            <text:p>0.10135</text:p>
          </table:table-cell>
          <table:table-cell office:value-type="float" office:value="-0.1408112" calcext:value-type="float">
            <text:p>-0.14081</text:p>
          </table:table-cell>
          <table:table-cell table:number-columns-repeated="3"/>
        </table:table-row>
        <table:table-row table:style-name="ro1">
          <table:table-cell office:value-type="float" office:value="10.66914" calcext:value-type="float">
            <text:p>10.66914</text:p>
          </table:table-cell>
          <table:table-cell office:value-type="float" office:value="0.1018164" calcext:value-type="float">
            <text:p>0.10182</text:p>
          </table:table-cell>
          <table:table-cell office:value-type="float" office:value="-0.1405638" calcext:value-type="float">
            <text:p>-0.14056</text:p>
          </table:table-cell>
          <table:table-cell table:number-columns-repeated="3"/>
        </table:table-row>
        <table:table-row table:style-name="ro1">
          <table:table-cell office:value-type="float" office:value="10.70258" calcext:value-type="float">
            <text:p>10.70258</text:p>
          </table:table-cell>
          <table:table-cell office:value-type="float" office:value="0.1022684" calcext:value-type="float">
            <text:p>0.10227</text:p>
          </table:table-cell>
          <table:table-cell office:value-type="float" office:value="-0.1402738" calcext:value-type="float">
            <text:p>-0.14027</text:p>
          </table:table-cell>
          <table:table-cell table:number-columns-repeated="3"/>
        </table:table-row>
        <table:table-row table:style-name="ro1">
          <table:table-cell office:value-type="float" office:value="10.73603" calcext:value-type="float">
            <text:p>10.73603</text:p>
          </table:table-cell>
          <table:table-cell office:value-type="float" office:value="0.1023231" calcext:value-type="float">
            <text:p>0.10232</text:p>
          </table:table-cell>
          <table:table-cell office:value-type="float" office:value="-0.1401334" calcext:value-type="float">
            <text:p>-0.14013</text:p>
          </table:table-cell>
          <table:table-cell table:number-columns-repeated="3"/>
        </table:table-row>
        <table:table-row table:style-name="ro1">
          <table:table-cell office:value-type="float" office:value="10.76947" calcext:value-type="float">
            <text:p>10.76947</text:p>
          </table:table-cell>
          <table:table-cell office:value-type="float" office:value="0.1021725" calcext:value-type="float">
            <text:p>0.10217</text:p>
          </table:table-cell>
          <table:table-cell office:value-type="float" office:value="-0.140179" calcext:value-type="float">
            <text:p>-0.14018</text:p>
          </table:table-cell>
          <table:table-cell table:number-columns-repeated="3"/>
        </table:table-row>
        <table:table-row table:style-name="ro1">
          <table:table-cell office:value-type="float" office:value="10.80292" calcext:value-type="float">
            <text:p>10.80292</text:p>
          </table:table-cell>
          <table:table-cell office:value-type="float" office:value="0.1018593" calcext:value-type="float">
            <text:p>0.10186</text:p>
          </table:table-cell>
          <table:table-cell office:value-type="float" office:value="-0.1402975" calcext:value-type="float">
            <text:p>-0.14030</text:p>
          </table:table-cell>
          <table:table-cell table:number-columns-repeated="3"/>
        </table:table-row>
        <table:table-row table:style-name="ro1">
          <table:table-cell office:value-type="float" office:value="10.83636" calcext:value-type="float">
            <text:p>10.83636</text:p>
          </table:table-cell>
          <table:table-cell office:value-type="float" office:value="0.1014406" calcext:value-type="float">
            <text:p>0.10144</text:p>
          </table:table-cell>
          <table:table-cell office:value-type="float" office:value="-0.1405203" calcext:value-type="float">
            <text:p>-0.14052</text:p>
          </table:table-cell>
          <table:table-cell table:number-columns-repeated="3"/>
        </table:table-row>
        <table:table-row table:style-name="ro1">
          <table:table-cell office:value-type="float" office:value="10.86981" calcext:value-type="float">
            <text:p>10.86981</text:p>
          </table:table-cell>
          <table:table-cell office:value-type="float" office:value="0.1008201" calcext:value-type="float">
            <text:p>0.10082</text:p>
          </table:table-cell>
          <table:table-cell office:value-type="float" office:value="-0.1407723" calcext:value-type="float">
            <text:p>-0.14077</text:p>
          </table:table-cell>
          <table:table-cell table:number-columns-repeated="3"/>
        </table:table-row>
        <table:table-row table:style-name="ro1">
          <table:table-cell office:value-type="float" office:value="10.90325" calcext:value-type="float">
            <text:p>10.90325</text:p>
          </table:table-cell>
          <table:table-cell office:value-type="float" office:value="0.1002474" calcext:value-type="float">
            <text:p>0.10025</text:p>
          </table:table-cell>
          <table:table-cell office:value-type="float" office:value="-0.1411974" calcext:value-type="float">
            <text:p>-0.14120</text:p>
          </table:table-cell>
          <table:table-cell table:number-columns-repeated="3"/>
        </table:table-row>
        <table:table-row table:style-name="ro1">
          <table:table-cell office:value-type="float" office:value="10.9367" calcext:value-type="float">
            <text:p>10.93670</text:p>
          </table:table-cell>
          <table:table-cell office:value-type="float" office:value="0.09963361" calcext:value-type="float">
            <text:p>0.09963</text:p>
          </table:table-cell>
          <table:table-cell office:value-type="float" office:value="-0.1414894" calcext:value-type="float">
            <text:p>-0.14149</text:p>
          </table:table-cell>
          <table:table-cell table:number-columns-repeated="3"/>
        </table:table-row>
        <table:table-row table:style-name="ro1">
          <table:table-cell office:value-type="float" office:value="10.97015" calcext:value-type="float">
            <text:p>10.97015</text:p>
          </table:table-cell>
          <table:table-cell office:value-type="float" office:value="0.09896026" calcext:value-type="float">
            <text:p>0.09896</text:p>
          </table:table-cell>
          <table:table-cell office:value-type="float" office:value="-0.1418581" calcext:value-type="float">
            <text:p>-0.14186</text:p>
          </table:table-cell>
          <table:table-cell table:number-columns-repeated="3"/>
        </table:table-row>
        <table:table-row table:style-name="ro1">
          <table:table-cell office:value-type="float" office:value="11.00359" calcext:value-type="float">
            <text:p>11.00359</text:p>
          </table:table-cell>
          <table:table-cell office:value-type="float" office:value="0.09848617" calcext:value-type="float">
            <text:p>0.09849</text:p>
          </table:table-cell>
          <table:table-cell office:value-type="float" office:value="-0.142092" calcext:value-type="float">
            <text:p>-0.14209</text:p>
          </table:table-cell>
          <table:table-cell table:number-columns-repeated="3"/>
        </table:table-row>
        <table:table-row table:style-name="ro1">
          <table:table-cell office:value-type="float" office:value="11.03704" calcext:value-type="float">
            <text:p>11.03704</text:p>
          </table:table-cell>
          <table:table-cell office:value-type="float" office:value="0.09825915" calcext:value-type="float">
            <text:p>0.09826</text:p>
          </table:table-cell>
          <table:table-cell office:value-type="float" office:value="-0.1421489" calcext:value-type="float">
            <text:p>-0.14215</text:p>
          </table:table-cell>
          <table:table-cell table:number-columns-repeated="3"/>
        </table:table-row>
        <table:table-row table:style-name="ro1">
          <table:table-cell office:value-type="float" office:value="11.07048" calcext:value-type="float">
            <text:p>11.07048</text:p>
          </table:table-cell>
          <table:table-cell office:value-type="float" office:value="0.09830267" calcext:value-type="float">
            <text:p>0.09830</text:p>
          </table:table-cell>
          <table:table-cell office:value-type="float" office:value="-0.1420984" calcext:value-type="float">
            <text:p>-0.14210</text:p>
          </table:table-cell>
          <table:table-cell table:number-columns-repeated="3"/>
        </table:table-row>
        <table:table-row table:style-name="ro1">
          <table:table-cell office:value-type="float" office:value="11.10393" calcext:value-type="float">
            <text:p>11.10393</text:p>
          </table:table-cell>
          <table:table-cell office:value-type="float" office:value="0.09853148" calcext:value-type="float">
            <text:p>0.09853</text:p>
          </table:table-cell>
          <table:table-cell office:value-type="float" office:value="-0.1419751" calcext:value-type="float">
            <text:p>-0.14198</text:p>
          </table:table-cell>
          <table:table-cell table:number-columns-repeated="3"/>
        </table:table-row>
        <table:table-row table:style-name="ro1">
          <table:table-cell office:value-type="float" office:value="11.13737" calcext:value-type="float">
            <text:p>11.13737</text:p>
          </table:table-cell>
          <table:table-cell office:value-type="float" office:value="0.09880782" calcext:value-type="float">
            <text:p>0.09881</text:p>
          </table:table-cell>
          <table:table-cell office:value-type="float" office:value="-0.1418311" calcext:value-type="float">
            <text:p>-0.14183</text:p>
          </table:table-cell>
          <table:table-cell table:number-columns-repeated="3"/>
        </table:table-row>
        <table:table-row table:style-name="ro1">
          <table:table-cell office:value-type="float" office:value="11.17082" calcext:value-type="float">
            <text:p>11.17082</text:p>
          </table:table-cell>
          <table:table-cell office:value-type="float" office:value="0.09924987" calcext:value-type="float">
            <text:p>0.09925</text:p>
          </table:table-cell>
          <table:table-cell office:value-type="float" office:value="-0.1416195" calcext:value-type="float">
            <text:p>-0.14162</text:p>
          </table:table-cell>
          <table:table-cell table:number-columns-repeated="3"/>
        </table:table-row>
        <table:table-row table:style-name="ro1">
          <table:table-cell office:value-type="float" office:value="11.20426" calcext:value-type="float">
            <text:p>11.20426</text:p>
          </table:table-cell>
          <table:table-cell office:value-type="float" office:value="0.09995835" calcext:value-type="float">
            <text:p>0.09996</text:p>
          </table:table-cell>
          <table:table-cell office:value-type="float" office:value="-0.141361" calcext:value-type="float">
            <text:p>-0.14136</text:p>
          </table:table-cell>
          <table:table-cell table:number-columns-repeated="3"/>
        </table:table-row>
        <table:table-row table:style-name="ro1">
          <table:table-cell office:value-type="float" office:value="11.23771" calcext:value-type="float">
            <text:p>11.23771</text:p>
          </table:table-cell>
          <table:table-cell office:value-type="float" office:value="0.100607" calcext:value-type="float">
            <text:p>0.10061</text:p>
          </table:table-cell>
          <table:table-cell office:value-type="float" office:value="-0.1409682" calcext:value-type="float">
            <text:p>-0.14097</text:p>
          </table:table-cell>
          <table:table-cell table:number-columns-repeated="3"/>
        </table:table-row>
        <table:table-row table:style-name="ro1">
          <table:table-cell office:value-type="float" office:value="11.27116" calcext:value-type="float">
            <text:p>11.27116</text:p>
          </table:table-cell>
          <table:table-cell office:value-type="float" office:value="0.1011246" calcext:value-type="float">
            <text:p>0.10112</text:p>
          </table:table-cell>
          <table:table-cell office:value-type="float" office:value="-0.1407204" calcext:value-type="float">
            <text:p>-0.14072</text:p>
          </table:table-cell>
          <table:table-cell table:number-columns-repeated="3"/>
        </table:table-row>
        <table:table-row table:style-name="ro1">
          <table:table-cell office:value-type="float" office:value="11.3046" calcext:value-type="float">
            <text:p>11.30460</text:p>
          </table:table-cell>
          <table:table-cell office:value-type="float" office:value="0.1016265" calcext:value-type="float">
            <text:p>0.10163</text:p>
          </table:table-cell>
          <table:table-cell office:value-type="float" office:value="-0.1404818" calcext:value-type="float">
            <text:p>-0.14048</text:p>
          </table:table-cell>
          <table:table-cell table:number-columns-repeated="3"/>
        </table:table-row>
        <table:table-row table:style-name="ro1">
          <table:table-cell office:value-type="float" office:value="11.33805" calcext:value-type="float">
            <text:p>11.33805</text:p>
          </table:table-cell>
          <table:table-cell office:value-type="float" office:value="0.1019604" calcext:value-type="float">
            <text:p>0.10196</text:p>
          </table:table-cell>
          <table:table-cell office:value-type="float" office:value="-0.1402286" calcext:value-type="float">
            <text:p>-0.14023</text:p>
          </table:table-cell>
          <table:table-cell table:number-columns-repeated="3"/>
        </table:table-row>
        <table:table-row table:style-name="ro1">
          <table:table-cell office:value-type="float" office:value="11.37149" calcext:value-type="float">
            <text:p>11.37149</text:p>
          </table:table-cell>
          <table:table-cell office:value-type="float" office:value="0.1021745" calcext:value-type="float">
            <text:p>0.10217</text:p>
          </table:table-cell>
          <table:table-cell office:value-type="float" office:value="-0.1401323" calcext:value-type="float">
            <text:p>-0.14013</text:p>
          </table:table-cell>
          <table:table-cell table:number-columns-repeated="3"/>
        </table:table-row>
        <table:table-row table:style-name="ro1">
          <table:table-cell office:value-type="float" office:value="11.40494" calcext:value-type="float">
            <text:p>11.40494</text:p>
          </table:table-cell>
          <table:table-cell office:value-type="float" office:value="0.1021368" calcext:value-type="float">
            <text:p>0.10214</text:p>
          </table:table-cell>
          <table:table-cell office:value-type="float" office:value="-0.1401311" calcext:value-type="float">
            <text:p>-0.14013</text:p>
          </table:table-cell>
          <table:table-cell table:number-columns-repeated="3"/>
        </table:table-row>
        <table:table-row table:style-name="ro1">
          <table:table-cell office:value-type="float" office:value="11.43838" calcext:value-type="float">
            <text:p>11.43838</text:p>
          </table:table-cell>
          <table:table-cell office:value-type="float" office:value="0.1019516" calcext:value-type="float">
            <text:p>0.10195</text:p>
          </table:table-cell>
          <table:table-cell office:value-type="float" office:value="-0.1402053" calcext:value-type="float">
            <text:p>-0.14021</text:p>
          </table:table-cell>
          <table:table-cell table:number-columns-repeated="3"/>
        </table:table-row>
        <table:table-row table:style-name="ro1">
          <table:table-cell office:value-type="float" office:value="11.47183" calcext:value-type="float">
            <text:p>11.47183</text:p>
          </table:table-cell>
          <table:table-cell office:value-type="float" office:value="0.1015957" calcext:value-type="float">
            <text:p>0.10160</text:p>
          </table:table-cell>
          <table:table-cell office:value-type="float" office:value="-0.1404179" calcext:value-type="float">
            <text:p>-0.14042</text:p>
          </table:table-cell>
          <table:table-cell table:number-columns-repeated="3"/>
        </table:table-row>
        <table:table-row table:style-name="ro1">
          <table:table-cell office:value-type="float" office:value="11.50527" calcext:value-type="float">
            <text:p>11.50527</text:p>
          </table:table-cell>
          <table:table-cell office:value-type="float" office:value="0.1011536" calcext:value-type="float">
            <text:p>0.10115</text:p>
          </table:table-cell>
          <table:table-cell office:value-type="float" office:value="-0.1406483" calcext:value-type="float">
            <text:p>-0.14065</text:p>
          </table:table-cell>
          <table:table-cell table:number-columns-repeated="3"/>
        </table:table-row>
        <table:table-row table:style-name="ro1">
          <table:table-cell office:value-type="float" office:value="11.53872" calcext:value-type="float">
            <text:p>11.53872</text:p>
          </table:table-cell>
          <table:table-cell office:value-type="float" office:value="0.1006836" calcext:value-type="float">
            <text:p>0.10068</text:p>
          </table:table-cell>
          <table:table-cell office:value-type="float" office:value="-0.1409919" calcext:value-type="float">
            <text:p>-0.14099</text:p>
          </table:table-cell>
          <table:table-cell table:number-columns-repeated="3"/>
        </table:table-row>
        <table:table-row table:style-name="ro1">
          <table:table-cell office:value-type="float" office:value="11.57217" calcext:value-type="float">
            <text:p>11.57217</text:p>
          </table:table-cell>
          <table:table-cell office:value-type="float" office:value="0.1000541" calcext:value-type="float">
            <text:p>0.10005</text:p>
          </table:table-cell>
          <table:table-cell office:value-type="float" office:value="-0.1412367" calcext:value-type="float">
            <text:p>-0.14124</text:p>
          </table:table-cell>
          <table:table-cell table:number-columns-repeated="3"/>
        </table:table-row>
        <table:table-row table:style-name="ro1">
          <table:table-cell office:value-type="float" office:value="11.60561" calcext:value-type="float">
            <text:p>11.60561</text:p>
          </table:table-cell>
          <table:table-cell office:value-type="float" office:value="0.09959993" calcext:value-type="float">
            <text:p>0.09960</text:p>
          </table:table-cell>
          <table:table-cell office:value-type="float" office:value="-0.1414077" calcext:value-type="float">
            <text:p>-0.14141</text:p>
          </table:table-cell>
          <table:table-cell table:number-columns-repeated="3"/>
        </table:table-row>
        <table:table-row table:style-name="ro1">
          <table:table-cell office:value-type="float" office:value="11.63906" calcext:value-type="float">
            <text:p>11.63906</text:p>
          </table:table-cell>
          <table:table-cell office:value-type="float" office:value="0.09921029" calcext:value-type="float">
            <text:p>0.09921</text:p>
          </table:table-cell>
          <table:table-cell office:value-type="float" office:value="-0.1415666" calcext:value-type="float">
            <text:p>-0.14157</text:p>
          </table:table-cell>
          <table:table-cell table:number-columns-repeated="3"/>
        </table:table-row>
        <table:table-row table:style-name="ro1">
          <table:table-cell office:value-type="float" office:value="11.6725" calcext:value-type="float">
            <text:p>11.67250</text:p>
          </table:table-cell>
          <table:table-cell office:value-type="float" office:value="0.09900691" calcext:value-type="float">
            <text:p>0.09901</text:p>
          </table:table-cell>
          <table:table-cell office:value-type="float" office:value="-0.1417829" calcext:value-type="float">
            <text:p>-0.14178</text:p>
          </table:table-cell>
          <table:table-cell table:number-columns-repeated="3"/>
        </table:table-row>
        <table:table-row table:style-name="ro1">
          <table:table-cell office:value-type="float" office:value="11.70595" calcext:value-type="float">
            <text:p>11.70595</text:p>
          </table:table-cell>
          <table:table-cell office:value-type="float" office:value="0.09882335" calcext:value-type="float">
            <text:p>0.09882</text:p>
          </table:table-cell>
          <table:table-cell office:value-type="float" office:value="-0.1418809" calcext:value-type="float">
            <text:p>-0.14188</text:p>
          </table:table-cell>
          <table:table-cell table:number-columns-repeated="3"/>
        </table:table-row>
        <table:table-row table:style-name="ro1">
          <table:table-cell office:value-type="float" office:value="11.73939" calcext:value-type="float">
            <text:p>11.73939</text:p>
          </table:table-cell>
          <table:table-cell office:value-type="float" office:value="0.09884125" calcext:value-type="float">
            <text:p>0.09884</text:p>
          </table:table-cell>
          <table:table-cell office:value-type="float" office:value="-0.1418309" calcext:value-type="float">
            <text:p>-0.14183</text:p>
          </table:table-cell>
          <table:table-cell table:number-columns-repeated="3"/>
        </table:table-row>
        <table:table-row table:style-name="ro1">
          <table:table-cell office:value-type="float" office:value="11.77284" calcext:value-type="float">
            <text:p>11.77284</text:p>
          </table:table-cell>
          <table:table-cell office:value-type="float" office:value="0.09902592" calcext:value-type="float">
            <text:p>0.09903</text:p>
          </table:table-cell>
          <table:table-cell office:value-type="float" office:value="-0.1417776" calcext:value-type="float">
            <text:p>-0.14178</text:p>
          </table:table-cell>
          <table:table-cell table:number-columns-repeated="3"/>
        </table:table-row>
        <table:table-row table:style-name="ro1">
          <table:table-cell office:value-type="float" office:value="11.80629" calcext:value-type="float">
            <text:p>11.80629</text:p>
          </table:table-cell>
          <table:table-cell office:value-type="float" office:value="0.09930968" calcext:value-type="float">
            <text:p>0.09931</text:p>
          </table:table-cell>
          <table:table-cell office:value-type="float" office:value="-0.1415704" calcext:value-type="float">
            <text:p>-0.14157</text:p>
          </table:table-cell>
          <table:table-cell table:number-columns-repeated="3"/>
        </table:table-row>
        <table:table-row table:style-name="ro1">
          <table:table-cell office:value-type="float" office:value="11.83973" calcext:value-type="float">
            <text:p>11.83973</text:p>
          </table:table-cell>
          <table:table-cell office:value-type="float" office:value="0.09972802" calcext:value-type="float">
            <text:p>0.09973</text:p>
          </table:table-cell>
          <table:table-cell office:value-type="float" office:value="-0.1414001" calcext:value-type="float">
            <text:p>-0.14140</text:p>
          </table:table-cell>
          <table:table-cell table:number-columns-repeated="3"/>
        </table:table-row>
        <table:table-row table:style-name="ro1">
          <table:table-cell office:value-type="float" office:value="11.87318" calcext:value-type="float">
            <text:p>11.87318</text:p>
          </table:table-cell>
          <table:table-cell office:value-type="float" office:value="0.1001738" calcext:value-type="float">
            <text:p>0.10017</text:p>
          </table:table-cell>
          <table:table-cell office:value-type="float" office:value="-0.1410708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1.90662" calcext:value-type="float">
            <text:p>11.90662</text:p>
          </table:table-cell>
          <table:table-cell office:value-type="float" office:value="0.1006714" calcext:value-type="float">
            <text:p>0.10067</text:p>
          </table:table-cell>
          <table:table-cell office:value-type="float" office:value="-0.1408447" calcext:value-type="float">
            <text:p>-0.14084</text:p>
          </table:table-cell>
          <table:table-cell table:number-columns-repeated="3"/>
        </table:table-row>
        <table:table-row table:style-name="ro1">
          <table:table-cell office:value-type="float" office:value="11.94007" calcext:value-type="float">
            <text:p>11.94007</text:p>
          </table:table-cell>
          <table:table-cell office:value-type="float" office:value="0.1010699" calcext:value-type="float">
            <text:p>0.10107</text:p>
          </table:table-cell>
          <table:table-cell office:value-type="float" office:value="-0.1406456" calcext:value-type="float">
            <text:p>-0.14065</text:p>
          </table:table-cell>
          <table:table-cell table:number-columns-repeated="3"/>
        </table:table-row>
        <table:table-row table:style-name="ro1">
          <table:table-cell office:value-type="float" office:value="11.97351" calcext:value-type="float">
            <text:p>11.97351</text:p>
          </table:table-cell>
          <table:table-cell office:value-type="float" office:value="0.1013837" calcext:value-type="float">
            <text:p>0.10138</text:p>
          </table:table-cell>
          <table:table-cell office:value-type="float" office:value="-0.1405295" calcext:value-type="float">
            <text:p>-0.14053</text:p>
          </table:table-cell>
          <table:table-cell table:number-columns-repeated="3"/>
        </table:table-row>
        <table:table-row table:style-name="ro1">
          <table:table-cell office:value-type="float" office:value="12.00696" calcext:value-type="float">
            <text:p>12.00696</text:p>
          </table:table-cell>
          <table:table-cell office:value-type="float" office:value="0.1015579" calcext:value-type="float">
            <text:p>0.10156</text:p>
          </table:table-cell>
          <table:table-cell office:value-type="float" office:value="-0.1403443" calcext:value-type="float">
            <text:p>-0.14034</text:p>
          </table:table-cell>
          <table:table-cell table:number-columns-repeated="3"/>
        </table:table-row>
        <table:table-row table:style-name="ro1">
          <table:table-cell office:value-type="float" office:value="12.0404" calcext:value-type="float">
            <text:p>12.04040</text:p>
          </table:table-cell>
          <table:table-cell office:value-type="float" office:value="0.1015683" calcext:value-type="float">
            <text:p>0.10157</text:p>
          </table:table-cell>
          <table:table-cell office:value-type="float" office:value="-0.1402756" calcext:value-type="float">
            <text:p>-0.14028</text:p>
          </table:table-cell>
          <table:table-cell table:number-columns-repeated="3"/>
        </table:table-row>
        <table:table-row table:style-name="ro1">
          <table:table-cell office:value-type="float" office:value="12.07385" calcext:value-type="float">
            <text:p>12.07385</text:p>
          </table:table-cell>
          <table:table-cell office:value-type="float" office:value="0.1014285" calcext:value-type="float">
            <text:p>0.10143</text:p>
          </table:table-cell>
          <table:table-cell office:value-type="float" office:value="-0.1402499" calcext:value-type="float">
            <text:p>-0.14025</text:p>
          </table:table-cell>
          <table:table-cell table:number-columns-repeated="3"/>
        </table:table-row>
        <table:table-row table:style-name="ro1">
          <table:table-cell office:value-type="float" office:value="12.1073" calcext:value-type="float">
            <text:p>12.10730</text:p>
          </table:table-cell>
          <table:table-cell office:value-type="float" office:value="0.1011675" calcext:value-type="float">
            <text:p>0.10117</text:p>
          </table:table-cell>
          <table:table-cell office:value-type="float" office:value="-0.1403685" calcext:value-type="float">
            <text:p>-0.14037</text:p>
          </table:table-cell>
          <table:table-cell table:number-columns-repeated="3"/>
        </table:table-row>
        <table:table-row table:style-name="ro1">
          <table:table-cell office:value-type="float" office:value="12.14074" calcext:value-type="float">
            <text:p>12.14074</text:p>
          </table:table-cell>
          <table:table-cell office:value-type="float" office:value="0.1008374" calcext:value-type="float">
            <text:p>0.10084</text:p>
          </table:table-cell>
          <table:table-cell office:value-type="float" office:value="-0.1404983" calcext:value-type="float">
            <text:p>-0.14050</text:p>
          </table:table-cell>
          <table:table-cell table:number-columns-repeated="3"/>
        </table:table-row>
        <table:table-row table:style-name="ro1">
          <table:table-cell office:value-type="float" office:value="12.17419" calcext:value-type="float">
            <text:p>12.17419</text:p>
          </table:table-cell>
          <table:table-cell office:value-type="float" office:value="0.1004976" calcext:value-type="float">
            <text:p>0.10050</text:p>
          </table:table-cell>
          <table:table-cell office:value-type="float" office:value="-0.1406806" calcext:value-type="float">
            <text:p>-0.14068</text:p>
          </table:table-cell>
          <table:table-cell table:number-columns-repeated="3"/>
        </table:table-row>
        <table:table-row table:style-name="ro1">
          <table:table-cell office:value-type="float" office:value="12.20763" calcext:value-type="float">
            <text:p>12.20763</text:p>
          </table:table-cell>
          <table:table-cell office:value-type="float" office:value="0.1000715" calcext:value-type="float">
            <text:p>0.10007</text:p>
          </table:table-cell>
          <table:table-cell office:value-type="float" office:value="-0.1410063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12.24108" calcext:value-type="float">
            <text:p>12.24108</text:p>
          </table:table-cell>
          <table:table-cell office:value-type="float" office:value="0.09968882" calcext:value-type="float">
            <text:p>0.09969</text:p>
          </table:table-cell>
          <table:table-cell office:value-type="float" office:value="-0.1412197" calcext:value-type="float">
            <text:p>-0.14122</text:p>
          </table:table-cell>
          <table:table-cell table:number-columns-repeated="3"/>
        </table:table-row>
        <table:table-row table:style-name="ro1">
          <table:table-cell office:value-type="float" office:value="12.27452" calcext:value-type="float">
            <text:p>12.27452</text:p>
          </table:table-cell>
          <table:table-cell office:value-type="float" office:value="0.09930687" calcext:value-type="float">
            <text:p>0.09931</text:p>
          </table:table-cell>
          <table:table-cell office:value-type="float" office:value="-0.1413007" calcext:value-type="float">
            <text:p>-0.14130</text:p>
          </table:table-cell>
          <table:table-cell table:number-columns-repeated="3"/>
        </table:table-row>
        <table:table-row table:style-name="ro1">
          <table:table-cell office:value-type="float" office:value="12.30797" calcext:value-type="float">
            <text:p>12.30797</text:p>
          </table:table-cell>
          <table:table-cell office:value-type="float" office:value="0.09912115" calcext:value-type="float">
            <text:p>0.09912</text:p>
          </table:table-cell>
          <table:table-cell office:value-type="float" office:value="-0.1414108" calcext:value-type="float">
            <text:p>-0.14141</text:p>
          </table:table-cell>
          <table:table-cell table:number-columns-repeated="3"/>
        </table:table-row>
        <table:table-row table:style-name="ro1">
          <table:table-cell office:value-type="float" office:value="12.34141" calcext:value-type="float">
            <text:p>12.34141</text:p>
          </table:table-cell>
          <table:table-cell office:value-type="float" office:value="0.09907506" calcext:value-type="float">
            <text:p>0.09908</text:p>
          </table:table-cell>
          <table:table-cell office:value-type="float" office:value="-0.1413568" calcext:value-type="float">
            <text:p>-0.14136</text:p>
          </table:table-cell>
          <table:table-cell table:number-columns-repeated="3"/>
        </table:table-row>
        <table:table-row table:style-name="ro1">
          <table:table-cell office:value-type="float" office:value="12.37486" calcext:value-type="float">
            <text:p>12.37486</text:p>
          </table:table-cell>
          <table:table-cell office:value-type="float" office:value="0.09919148" calcext:value-type="float">
            <text:p>0.09919</text:p>
          </table:table-cell>
          <table:table-cell office:value-type="float" office:value="-0.1412758" calcext:value-type="float">
            <text:p>-0.14128</text:p>
          </table:table-cell>
          <table:table-cell table:number-columns-repeated="3"/>
        </table:table-row>
        <table:table-row table:style-name="ro1">
          <table:table-cell office:value-type="float" office:value="12.40831" calcext:value-type="float">
            <text:p>12.40831</text:p>
          </table:table-cell>
          <table:table-cell office:value-type="float" office:value="0.09940418" calcext:value-type="float">
            <text:p>0.09940</text:p>
          </table:table-cell>
          <table:table-cell office:value-type="float" office:value="-0.1411324" calcext:value-type="float">
            <text:p>-0.14113</text:p>
          </table:table-cell>
          <table:table-cell table:number-columns-repeated="3"/>
        </table:table-row>
        <table:table-row table:style-name="ro1">
          <table:table-cell office:value-type="float" office:value="12.44175" calcext:value-type="float">
            <text:p>12.44175</text:p>
          </table:table-cell>
          <table:table-cell office:value-type="float" office:value="0.09956716" calcext:value-type="float">
            <text:p>0.09957</text:p>
          </table:table-cell>
          <table:table-cell office:value-type="float" office:value="-0.1410536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2.4752" calcext:value-type="float">
            <text:p>12.47520</text:p>
          </table:table-cell>
          <table:table-cell office:value-type="float" office:value="0.09994932" calcext:value-type="float">
            <text:p>0.09995</text:p>
          </table:table-cell>
          <table:table-cell office:value-type="float" office:value="-0.1408713" calcext:value-type="float">
            <text:p>-0.14087</text:p>
          </table:table-cell>
          <table:table-cell table:number-columns-repeated="3"/>
        </table:table-row>
        <table:table-row table:style-name="ro1">
          <table:table-cell office:value-type="float" office:value="12.50864" calcext:value-type="float">
            <text:p>12.50864</text:p>
          </table:table-cell>
          <table:table-cell office:value-type="float" office:value="0.1004191" calcext:value-type="float">
            <text:p>0.10042</text:p>
          </table:table-cell>
          <table:table-cell office:value-type="float" office:value="-0.1407233" calcext:value-type="float">
            <text:p>-0.14072</text:p>
          </table:table-cell>
          <table:table-cell table:number-columns-repeated="3"/>
        </table:table-row>
        <table:table-row table:style-name="ro1">
          <table:table-cell office:value-type="float" office:value="12.54209" calcext:value-type="float">
            <text:p>12.54209</text:p>
          </table:table-cell>
          <table:table-cell office:value-type="float" office:value="0.1008616" calcext:value-type="float">
            <text:p>0.10086</text:p>
          </table:table-cell>
          <table:table-cell office:value-type="float" office:value="-0.1405784" calcext:value-type="float">
            <text:p>-0.14058</text:p>
          </table:table-cell>
          <table:table-cell table:number-columns-repeated="3"/>
        </table:table-row>
        <table:table-row table:style-name="ro1">
          <table:table-cell office:value-type="float" office:value="12.57553" calcext:value-type="float">
            <text:p>12.57553</text:p>
          </table:table-cell>
          <table:table-cell office:value-type="float" office:value="0.1013023" calcext:value-type="float">
            <text:p>0.10130</text:p>
          </table:table-cell>
          <table:table-cell office:value-type="float" office:value="-0.1404485" calcext:value-type="float">
            <text:p>-0.14045</text:p>
          </table:table-cell>
          <table:table-cell table:number-columns-repeated="3"/>
        </table:table-row>
        <table:table-row table:style-name="ro1">
          <table:table-cell office:value-type="float" office:value="12.60898" calcext:value-type="float">
            <text:p>12.60898</text:p>
          </table:table-cell>
          <table:table-cell office:value-type="float" office:value="0.1015055" calcext:value-type="float">
            <text:p>0.10151</text:p>
          </table:table-cell>
          <table:table-cell office:value-type="float" office:value="-0.1402059" calcext:value-type="float">
            <text:p>-0.14021</text:p>
          </table:table-cell>
          <table:table-cell table:number-columns-repeated="3"/>
        </table:table-row>
        <table:table-row table:style-name="ro1">
          <table:table-cell office:value-type="float" office:value="12.64242" calcext:value-type="float">
            <text:p>12.64242</text:p>
          </table:table-cell>
          <table:table-cell office:value-type="float" office:value="0.1017304" calcext:value-type="float">
            <text:p>0.10173</text:p>
          </table:table-cell>
          <table:table-cell office:value-type="float" office:value="-0.1401528" calcext:value-type="float">
            <text:p>-0.14015</text:p>
          </table:table-cell>
          <table:table-cell table:number-columns-repeated="3"/>
        </table:table-row>
        <table:table-row table:style-name="ro1">
          <table:table-cell office:value-type="float" office:value="12.67587" calcext:value-type="float">
            <text:p>12.67587</text:p>
          </table:table-cell>
          <table:table-cell office:value-type="float" office:value="0.1019135" calcext:value-type="float">
            <text:p>0.10191</text:p>
          </table:table-cell>
          <table:table-cell office:value-type="float" office:value="-0.1401077" calcext:value-type="float">
            <text:p>-0.14011</text:p>
          </table:table-cell>
          <table:table-cell table:number-columns-repeated="3"/>
        </table:table-row>
        <table:table-row table:style-name="ro1">
          <table:table-cell office:value-type="float" office:value="12.70932" calcext:value-type="float">
            <text:p>12.70932</text:p>
          </table:table-cell>
          <table:table-cell office:value-type="float" office:value="0.1019664" calcext:value-type="float">
            <text:p>0.10197</text:p>
          </table:table-cell>
          <table:table-cell office:value-type="float" office:value="-0.1401178" calcext:value-type="float">
            <text:p>-0.14012</text:p>
          </table:table-cell>
          <table:table-cell table:number-columns-repeated="3"/>
        </table:table-row>
        <table:table-row table:style-name="ro1">
          <table:table-cell office:value-type="float" office:value="12.74276" calcext:value-type="float">
            <text:p>12.74276</text:p>
          </table:table-cell>
          <table:table-cell office:value-type="float" office:value="0.1018903" calcext:value-type="float">
            <text:p>0.10189</text:p>
          </table:table-cell>
          <table:table-cell office:value-type="float" office:value="-0.1402274" calcext:value-type="float">
            <text:p>-0.14023</text:p>
          </table:table-cell>
          <table:table-cell table:number-columns-repeated="3"/>
        </table:table-row>
        <table:table-row table:style-name="ro1">
          <table:table-cell office:value-type="float" office:value="12.77621" calcext:value-type="float">
            <text:p>12.77621</text:p>
          </table:table-cell>
          <table:table-cell office:value-type="float" office:value="0.1017063" calcext:value-type="float">
            <text:p>0.10171</text:p>
          </table:table-cell>
          <table:table-cell office:value-type="float" office:value="-0.1402943" calcext:value-type="float">
            <text:p>-0.14029</text:p>
          </table:table-cell>
          <table:table-cell table:number-columns-repeated="3"/>
        </table:table-row>
        <table:table-row table:style-name="ro1">
          <table:table-cell office:value-type="float" office:value="12.80965" calcext:value-type="float">
            <text:p>12.80965</text:p>
          </table:table-cell>
          <table:table-cell office:value-type="float" office:value="0.1014567" calcext:value-type="float">
            <text:p>0.10146</text:p>
          </table:table-cell>
          <table:table-cell office:value-type="float" office:value="-0.140443" calcext:value-type="float">
            <text:p>-0.14044</text:p>
          </table:table-cell>
          <table:table-cell table:number-columns-repeated="3"/>
        </table:table-row>
        <table:table-row table:style-name="ro1">
          <table:table-cell office:value-type="float" office:value="12.8431" calcext:value-type="float">
            <text:p>12.84310</text:p>
          </table:table-cell>
          <table:table-cell office:value-type="float" office:value="0.1010784" calcext:value-type="float">
            <text:p>0.10108</text:p>
          </table:table-cell>
          <table:table-cell office:value-type="float" office:value="-0.1405927" calcext:value-type="float">
            <text:p>-0.14059</text:p>
          </table:table-cell>
          <table:table-cell table:number-columns-repeated="3"/>
        </table:table-row>
        <table:table-row table:style-name="ro1">
          <table:table-cell office:value-type="float" office:value="12.87654" calcext:value-type="float">
            <text:p>12.87654</text:p>
          </table:table-cell>
          <table:table-cell office:value-type="float" office:value="0.10071" calcext:value-type="float">
            <text:p>0.10071</text:p>
          </table:table-cell>
          <table:table-cell office:value-type="float" office:value="-0.140899" calcext:value-type="float">
            <text:p>-0.14090</text:p>
          </table:table-cell>
          <table:table-cell table:number-columns-repeated="3"/>
        </table:table-row>
        <table:table-row table:style-name="ro1">
          <table:table-cell office:value-type="float" office:value="12.90999" calcext:value-type="float">
            <text:p>12.90999</text:p>
          </table:table-cell>
          <table:table-cell office:value-type="float" office:value="0.1002969" calcext:value-type="float">
            <text:p>0.10030</text:p>
          </table:table-cell>
          <table:table-cell office:value-type="float" office:value="-0.1410767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2.94343" calcext:value-type="float">
            <text:p>12.94343</text:p>
          </table:table-cell>
          <table:table-cell office:value-type="float" office:value="0.1000507" calcext:value-type="float">
            <text:p>0.10005</text:p>
          </table:table-cell>
          <table:table-cell office:value-type="float" office:value="-0.1412356" calcext:value-type="float">
            <text:p>-0.14124</text:p>
          </table:table-cell>
          <table:table-cell table:number-columns-repeated="3"/>
        </table:table-row>
        <table:table-row table:style-name="ro1">
          <table:table-cell office:value-type="float" office:value="12.97688" calcext:value-type="float">
            <text:p>12.97688</text:p>
          </table:table-cell>
          <table:table-cell office:value-type="float" office:value="0.1000007" calcext:value-type="float">
            <text:p>0.10000</text:p>
          </table:table-cell>
          <table:table-cell office:value-type="float" office:value="-0.1412588" calcext:value-type="float">
            <text:p>-0.14126</text:p>
          </table:table-cell>
          <table:table-cell table:number-columns-repeated="3"/>
        </table:table-row>
        <table:table-row table:style-name="ro1">
          <table:table-cell office:value-type="float" office:value="13.01033" calcext:value-type="float">
            <text:p>13.01033</text:p>
          </table:table-cell>
          <table:table-cell office:value-type="float" office:value="0.1000053" calcext:value-type="float">
            <text:p>0.10001</text:p>
          </table:table-cell>
          <table:table-cell office:value-type="float" office:value="-0.1412615" calcext:value-type="float">
            <text:p>-0.14126</text:p>
          </table:table-cell>
          <table:table-cell table:number-columns-repeated="3"/>
        </table:table-row>
        <table:table-row table:style-name="ro1">
          <table:table-cell office:value-type="float" office:value="13.04377" calcext:value-type="float">
            <text:p>13.04377</text:p>
          </table:table-cell>
          <table:table-cell office:value-type="float" office:value="0.1001385" calcext:value-type="float">
            <text:p>0.10014</text:p>
          </table:table-cell>
          <table:table-cell office:value-type="float" office:value="-0.1411471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13.07722" calcext:value-type="float">
            <text:p>13.07722</text:p>
          </table:table-cell>
          <table:table-cell office:value-type="float" office:value="0.1002646" calcext:value-type="float">
            <text:p>0.10026</text:p>
          </table:table-cell>
          <table:table-cell office:value-type="float" office:value="-0.1410702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3.11066" calcext:value-type="float">
            <text:p>13.11066</text:p>
          </table:table-cell>
          <table:table-cell office:value-type="float" office:value="0.1005282" calcext:value-type="float">
            <text:p>0.10053</text:p>
          </table:table-cell>
          <table:table-cell office:value-type="float" office:value="-0.1409556" calcext:value-type="float">
            <text:p>-0.14096</text:p>
          </table:table-cell>
          <table:table-cell table:number-columns-repeated="3"/>
        </table:table-row>
        <table:table-row table:style-name="ro1">
          <table:table-cell office:value-type="float" office:value="13.14411" calcext:value-type="float">
            <text:p>13.14411</text:p>
          </table:table-cell>
          <table:table-cell office:value-type="float" office:value="0.1007436" calcext:value-type="float">
            <text:p>0.10074</text:p>
          </table:table-cell>
          <table:table-cell office:value-type="float" office:value="-0.1408217" calcext:value-type="float">
            <text:p>-0.14082</text:p>
          </table:table-cell>
          <table:table-cell table:number-columns-repeated="3"/>
        </table:table-row>
        <table:table-row table:style-name="ro1">
          <table:table-cell office:value-type="float" office:value="13.17755" calcext:value-type="float">
            <text:p>13.17755</text:p>
          </table:table-cell>
          <table:table-cell office:value-type="float" office:value="0.1010068" calcext:value-type="float">
            <text:p>0.10101</text:p>
          </table:table-cell>
          <table:table-cell office:value-type="float" office:value="-0.1406803" calcext:value-type="float">
            <text:p>-0.14068</text:p>
          </table:table-cell>
          <table:table-cell table:number-columns-repeated="3"/>
        </table:table-row>
        <table:table-row table:style-name="ro1">
          <table:table-cell office:value-type="float" office:value="13.211" calcext:value-type="float">
            <text:p>13.21100</text:p>
          </table:table-cell>
          <table:table-cell office:value-type="float" office:value="0.101381" calcext:value-type="float">
            <text:p>0.10138</text:p>
          </table:table-cell>
          <table:table-cell office:value-type="float" office:value="-0.1406007" calcext:value-type="float">
            <text:p>-0.14060</text:p>
          </table:table-cell>
          <table:table-cell table:number-columns-repeated="3"/>
        </table:table-row>
        <table:table-row table:style-name="ro1">
          <table:table-cell office:value-type="float" office:value="13.24444" calcext:value-type="float">
            <text:p>13.24444</text:p>
          </table:table-cell>
          <table:table-cell office:value-type="float" office:value="0.1015467" calcext:value-type="float">
            <text:p>0.10155</text:p>
          </table:table-cell>
          <table:table-cell office:value-type="float" office:value="-0.1405988" calcext:value-type="float">
            <text:p>-0.14060</text:p>
          </table:table-cell>
          <table:table-cell table:number-columns-repeated="3"/>
        </table:table-row>
        <table:table-row table:style-name="ro1">
          <table:table-cell office:value-type="float" office:value="13.27789" calcext:value-type="float">
            <text:p>13.27789</text:p>
          </table:table-cell>
          <table:table-cell office:value-type="float" office:value="0.1017025" calcext:value-type="float">
            <text:p>0.10170</text:p>
          </table:table-cell>
          <table:table-cell office:value-type="float" office:value="-0.1404798" calcext:value-type="float">
            <text:p>-0.14048</text:p>
          </table:table-cell>
          <table:table-cell table:number-columns-repeated="3"/>
        </table:table-row>
        <table:table-row table:style-name="ro1">
          <table:table-cell office:value-type="float" office:value="13.31134" calcext:value-type="float">
            <text:p>13.31134</text:p>
          </table:table-cell>
          <table:table-cell office:value-type="float" office:value="0.1018989" calcext:value-type="float">
            <text:p>0.10190</text:p>
          </table:table-cell>
          <table:table-cell office:value-type="float" office:value="-0.1404035" calcext:value-type="float">
            <text:p>-0.14040</text:p>
          </table:table-cell>
          <table:table-cell table:number-columns-repeated="3"/>
        </table:table-row>
        <table:table-row table:style-name="ro1">
          <table:table-cell office:value-type="float" office:value="13.34478" calcext:value-type="float">
            <text:p>13.34478</text:p>
          </table:table-cell>
          <table:table-cell office:value-type="float" office:value="0.1019455" calcext:value-type="float">
            <text:p>0.10195</text:p>
          </table:table-cell>
          <table:table-cell office:value-type="float" office:value="-0.1403684" calcext:value-type="float">
            <text:p>-0.14037</text:p>
          </table:table-cell>
          <table:table-cell table:number-columns-repeated="3"/>
        </table:table-row>
        <table:table-row table:style-name="ro1">
          <table:table-cell office:value-type="float" office:value="13.37823" calcext:value-type="float">
            <text:p>13.37823</text:p>
          </table:table-cell>
          <table:table-cell office:value-type="float" office:value="0.1019694" calcext:value-type="float">
            <text:p>0.10197</text:p>
          </table:table-cell>
          <table:table-cell office:value-type="float" office:value="-0.1403296" calcext:value-type="float">
            <text:p>-0.14033</text:p>
          </table:table-cell>
          <table:table-cell table:number-columns-repeated="3"/>
        </table:table-row>
        <table:table-row table:style-name="ro1">
          <table:table-cell office:value-type="float" office:value="13.41167" calcext:value-type="float">
            <text:p>13.41167</text:p>
          </table:table-cell>
          <table:table-cell office:value-type="float" office:value="0.1017885" calcext:value-type="float">
            <text:p>0.10179</text:p>
          </table:table-cell>
          <table:table-cell office:value-type="float" office:value="-0.1404151" calcext:value-type="float">
            <text:p>-0.14042</text:p>
          </table:table-cell>
          <table:table-cell table:number-columns-repeated="3"/>
        </table:table-row>
        <table:table-row table:style-name="ro1">
          <table:table-cell office:value-type="float" office:value="13.44512" calcext:value-type="float">
            <text:p>13.44512</text:p>
          </table:table-cell>
          <table:table-cell office:value-type="float" office:value="0.1016039" calcext:value-type="float">
            <text:p>0.10160</text:p>
          </table:table-cell>
          <table:table-cell office:value-type="float" office:value="-0.1404808" calcext:value-type="float">
            <text:p>-0.14048</text:p>
          </table:table-cell>
          <table:table-cell table:number-columns-repeated="3"/>
        </table:table-row>
        <table:table-row table:style-name="ro1">
          <table:table-cell office:value-type="float" office:value="13.47856" calcext:value-type="float">
            <text:p>13.47856</text:p>
          </table:table-cell>
          <table:table-cell office:value-type="float" office:value="0.101289" calcext:value-type="float">
            <text:p>0.10129</text:p>
          </table:table-cell>
          <table:table-cell office:value-type="float" office:value="-0.140615" calcext:value-type="float">
            <text:p>-0.14062</text:p>
          </table:table-cell>
          <table:table-cell table:number-columns-repeated="3"/>
        </table:table-row>
        <table:table-row table:style-name="ro1">
          <table:table-cell office:value-type="float" office:value="13.51201" calcext:value-type="float">
            <text:p>13.51201</text:p>
          </table:table-cell>
          <table:table-cell office:value-type="float" office:value="0.1010035" calcext:value-type="float">
            <text:p>0.10100</text:p>
          </table:table-cell>
          <table:table-cell office:value-type="float" office:value="-0.1408023" calcext:value-type="float">
            <text:p>-0.14080</text:p>
          </table:table-cell>
          <table:table-cell table:number-columns-repeated="3"/>
        </table:table-row>
        <table:table-row table:style-name="ro1">
          <table:table-cell office:value-type="float" office:value="13.54545" calcext:value-type="float">
            <text:p>13.54545</text:p>
          </table:table-cell>
          <table:table-cell office:value-type="float" office:value="0.100813" calcext:value-type="float">
            <text:p>0.10081</text:p>
          </table:table-cell>
          <table:table-cell office:value-type="float" office:value="-0.1410297" calcext:value-type="float">
            <text:p>-0.14103</text:p>
          </table:table-cell>
          <table:table-cell table:number-columns-repeated="3"/>
        </table:table-row>
        <table:table-row table:style-name="ro1">
          <table:table-cell office:value-type="float" office:value="13.5789" calcext:value-type="float">
            <text:p>13.57890</text:p>
          </table:table-cell>
          <table:table-cell office:value-type="float" office:value="0.1004496" calcext:value-type="float">
            <text:p>0.10045</text:p>
          </table:table-cell>
          <table:table-cell office:value-type="float" office:value="-0.1410856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3.61235" calcext:value-type="float">
            <text:p>13.61235</text:p>
          </table:table-cell>
          <table:table-cell office:value-type="float" office:value="0.1002571" calcext:value-type="float">
            <text:p>0.10026</text:p>
          </table:table-cell>
          <table:table-cell office:value-type="float" office:value="-0.1411474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13.64579" calcext:value-type="float">
            <text:p>13.64579</text:p>
          </table:table-cell>
          <table:table-cell office:value-type="float" office:value="0.1002222" calcext:value-type="float">
            <text:p>0.10022</text:p>
          </table:table-cell>
          <table:table-cell office:value-type="float" office:value="-0.1411402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13.67924" calcext:value-type="float">
            <text:p>13.67924</text:p>
          </table:table-cell>
          <table:table-cell office:value-type="float" office:value="0.1002276" calcext:value-type="float">
            <text:p>0.10023</text:p>
          </table:table-cell>
          <table:table-cell office:value-type="float" office:value="-0.1411243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3.71268" calcext:value-type="float">
            <text:p>13.71268</text:p>
          </table:table-cell>
          <table:table-cell office:value-type="float" office:value="0.1002948" calcext:value-type="float">
            <text:p>0.10029</text:p>
          </table:table-cell>
          <table:table-cell office:value-type="float" office:value="-0.1411187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3.74613" calcext:value-type="float">
            <text:p>13.74613</text:p>
          </table:table-cell>
          <table:table-cell office:value-type="float" office:value="0.1004852" calcext:value-type="float">
            <text:p>0.10049</text:p>
          </table:table-cell>
          <table:table-cell office:value-type="float" office:value="-0.1410215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3.77957" calcext:value-type="float">
            <text:p>13.77957</text:p>
          </table:table-cell>
          <table:table-cell office:value-type="float" office:value="0.1006318" calcext:value-type="float">
            <text:p>0.10063</text:p>
          </table:table-cell>
          <table:table-cell office:value-type="float" office:value="-0.1409195" calcext:value-type="float">
            <text:p>-0.14092</text:p>
          </table:table-cell>
          <table:table-cell table:number-columns-repeated="3"/>
        </table:table-row>
        <table:table-row table:style-name="ro1">
          <table:table-cell office:value-type="float" office:value="13.81302" calcext:value-type="float">
            <text:p>13.81302</text:p>
          </table:table-cell>
          <table:table-cell office:value-type="float" office:value="0.1007899" calcext:value-type="float">
            <text:p>0.10079</text:p>
          </table:table-cell>
          <table:table-cell office:value-type="float" office:value="-0.1408269" calcext:value-type="float">
            <text:p>-0.14083</text:p>
          </table:table-cell>
          <table:table-cell table:number-columns-repeated="3"/>
        </table:table-row>
        <table:table-row table:style-name="ro1">
          <table:table-cell office:value-type="float" office:value="13.84646" calcext:value-type="float">
            <text:p>13.84646</text:p>
          </table:table-cell>
          <table:table-cell office:value-type="float" office:value="0.1009188" calcext:value-type="float">
            <text:p>0.10092</text:p>
          </table:table-cell>
          <table:table-cell office:value-type="float" office:value="-0.1407899" calcext:value-type="float">
            <text:p>-0.14079</text:p>
          </table:table-cell>
          <table:table-cell table:number-columns-repeated="3"/>
        </table:table-row>
        <table:table-row table:style-name="ro1">
          <table:table-cell office:value-type="float" office:value="13.87991" calcext:value-type="float">
            <text:p>13.87991</text:p>
          </table:table-cell>
          <table:table-cell office:value-type="float" office:value="0.1011859" calcext:value-type="float">
            <text:p>0.10119</text:p>
          </table:table-cell>
          <table:table-cell office:value-type="float" office:value="-0.1407446" calcext:value-type="float">
            <text:p>-0.14074</text:p>
          </table:table-cell>
          <table:table-cell table:number-columns-repeated="3"/>
        </table:table-row>
        <table:table-row table:style-name="ro1">
          <table:table-cell office:value-type="float" office:value="13.91336" calcext:value-type="float">
            <text:p>13.91336</text:p>
          </table:table-cell>
          <table:table-cell office:value-type="float" office:value="0.1013058" calcext:value-type="float">
            <text:p>0.10131</text:p>
          </table:table-cell>
          <table:table-cell office:value-type="float" office:value="-0.1407248" calcext:value-type="float">
            <text:p>-0.14072</text:p>
          </table:table-cell>
          <table:table-cell table:number-columns-repeated="3"/>
        </table:table-row>
        <table:table-row table:style-name="ro1">
          <table:table-cell office:value-type="float" office:value="13.9468" calcext:value-type="float">
            <text:p>13.94680</text:p>
          </table:table-cell>
          <table:table-cell office:value-type="float" office:value="0.1013849" calcext:value-type="float">
            <text:p>0.10138</text:p>
          </table:table-cell>
          <table:table-cell office:value-type="float" office:value="-0.1407225" calcext:value-type="float">
            <text:p>-0.14072</text:p>
          </table:table-cell>
          <table:table-cell table:number-columns-repeated="3"/>
        </table:table-row>
        <table:table-row table:style-name="ro1">
          <table:table-cell office:value-type="float" office:value="13.98025" calcext:value-type="float">
            <text:p>13.98025</text:p>
          </table:table-cell>
          <table:table-cell office:value-type="float" office:value="0.1013519" calcext:value-type="float">
            <text:p>0.10135</text:p>
          </table:table-cell>
          <table:table-cell office:value-type="float" office:value="-0.140793" calcext:value-type="float">
            <text:p>-0.14079</text:p>
          </table:table-cell>
          <table:table-cell table:number-columns-repeated="3"/>
        </table:table-row>
        <table:table-row table:style-name="ro1">
          <table:table-cell office:value-type="float" office:value="14.01369" calcext:value-type="float">
            <text:p>14.01369</text:p>
          </table:table-cell>
          <table:table-cell office:value-type="float" office:value="0.1012628" calcext:value-type="float">
            <text:p>0.10126</text:p>
          </table:table-cell>
          <table:table-cell office:value-type="float" office:value="-0.1408211" calcext:value-type="float">
            <text:p>-0.14082</text:p>
          </table:table-cell>
          <table:table-cell table:number-columns-repeated="3"/>
        </table:table-row>
        <table:table-row table:style-name="ro1">
          <table:table-cell office:value-type="float" office:value="14.04714" calcext:value-type="float">
            <text:p>14.04714</text:p>
          </table:table-cell>
          <table:table-cell office:value-type="float" office:value="0.1011536" calcext:value-type="float">
            <text:p>0.10115</text:p>
          </table:table-cell>
          <table:table-cell office:value-type="float" office:value="-0.1409513" calcext:value-type="float">
            <text:p>-0.14095</text:p>
          </table:table-cell>
          <table:table-cell table:number-columns-repeated="3"/>
        </table:table-row>
        <table:table-row table:style-name="ro1">
          <table:table-cell office:value-type="float" office:value="14.08058" calcext:value-type="float">
            <text:p>14.08058</text:p>
          </table:table-cell>
          <table:table-cell office:value-type="float" office:value="0.1009967" calcext:value-type="float">
            <text:p>0.10100</text:p>
          </table:table-cell>
          <table:table-cell office:value-type="float" office:value="-0.1410448" calcext:value-type="float">
            <text:p>-0.14104</text:p>
          </table:table-cell>
          <table:table-cell table:number-columns-repeated="3"/>
        </table:table-row>
        <table:table-row table:style-name="ro1">
          <table:table-cell office:value-type="float" office:value="14.11403" calcext:value-type="float">
            <text:p>14.11403</text:p>
          </table:table-cell>
          <table:table-cell office:value-type="float" office:value="0.100793" calcext:value-type="float">
            <text:p>0.10079</text:p>
          </table:table-cell>
          <table:table-cell office:value-type="float" office:value="-0.1411499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14.14747" calcext:value-type="float">
            <text:p>14.14747</text:p>
          </table:table-cell>
          <table:table-cell office:value-type="float" office:value="0.1004533" calcext:value-type="float">
            <text:p>0.10045</text:p>
          </table:table-cell>
          <table:table-cell office:value-type="float" office:value="-0.1412344" calcext:value-type="float">
            <text:p>-0.14123</text:p>
          </table:table-cell>
          <table:table-cell table:number-columns-repeated="3"/>
        </table:table-row>
        <table:table-row table:style-name="ro1">
          <table:table-cell office:value-type="float" office:value="14.18092" calcext:value-type="float">
            <text:p>14.18092</text:p>
          </table:table-cell>
          <table:table-cell office:value-type="float" office:value="0.1002518" calcext:value-type="float">
            <text:p>0.10025</text:p>
          </table:table-cell>
          <table:table-cell office:value-type="float" office:value="-0.1412853" calcext:value-type="float">
            <text:p>-0.14129</text:p>
          </table:table-cell>
          <table:table-cell table:number-columns-repeated="3"/>
        </table:table-row>
        <table:table-row table:style-name="ro1">
          <table:table-cell office:value-type="float" office:value="14.21437" calcext:value-type="float">
            <text:p>14.21437</text:p>
          </table:table-cell>
          <table:table-cell office:value-type="float" office:value="0.100109" calcext:value-type="float">
            <text:p>0.10011</text:p>
          </table:table-cell>
          <table:table-cell office:value-type="float" office:value="-0.1413502" calcext:value-type="float">
            <text:p>-0.14135</text:p>
          </table:table-cell>
          <table:table-cell table:number-columns-repeated="3"/>
        </table:table-row>
        <table:table-row table:style-name="ro1">
          <table:table-cell office:value-type="float" office:value="14.24781" calcext:value-type="float">
            <text:p>14.24781</text:p>
          </table:table-cell>
          <table:table-cell office:value-type="float" office:value="0.1000155" calcext:value-type="float">
            <text:p>0.10002</text:p>
          </table:table-cell>
          <table:table-cell office:value-type="float" office:value="-0.1413226" calcext:value-type="float">
            <text:p>-0.14132</text:p>
          </table:table-cell>
          <table:table-cell table:number-columns-repeated="3"/>
        </table:table-row>
        <table:table-row table:style-name="ro1">
          <table:table-cell office:value-type="float" office:value="14.28126" calcext:value-type="float">
            <text:p>14.28126</text:p>
          </table:table-cell>
          <table:table-cell office:value-type="float" office:value="0.1000592" calcext:value-type="float">
            <text:p>0.10006</text:p>
          </table:table-cell>
          <table:table-cell office:value-type="float" office:value="-0.1413159" calcext:value-type="float">
            <text:p>-0.14132</text:p>
          </table:table-cell>
          <table:table-cell table:number-columns-repeated="3"/>
        </table:table-row>
        <table:table-row table:style-name="ro1">
          <table:table-cell office:value-type="float" office:value="14.3147" calcext:value-type="float">
            <text:p>14.31470</text:p>
          </table:table-cell>
          <table:table-cell office:value-type="float" office:value="0.100078" calcext:value-type="float">
            <text:p>0.10008</text:p>
          </table:table-cell>
          <table:table-cell office:value-type="float" office:value="-0.1412358" calcext:value-type="float">
            <text:p>-0.14124</text:p>
          </table:table-cell>
          <table:table-cell table:number-columns-repeated="3"/>
        </table:table-row>
        <table:table-row table:style-name="ro1">
          <table:table-cell office:value-type="float" office:value="14.34815" calcext:value-type="float">
            <text:p>14.34815</text:p>
          </table:table-cell>
          <table:table-cell office:value-type="float" office:value="0.1001618" calcext:value-type="float">
            <text:p>0.10016</text:p>
          </table:table-cell>
          <table:table-cell office:value-type="float" office:value="-0.1411803" calcext:value-type="float">
            <text:p>-0.14118</text:p>
          </table:table-cell>
          <table:table-cell table:number-columns-repeated="3"/>
        </table:table-row>
        <table:table-row table:style-name="ro1">
          <table:table-cell office:value-type="float" office:value="14.38159" calcext:value-type="float">
            <text:p>14.38159</text:p>
          </table:table-cell>
          <table:table-cell office:value-type="float" office:value="0.1002866" calcext:value-type="float">
            <text:p>0.10029</text:p>
          </table:table-cell>
          <table:table-cell office:value-type="float" office:value="-0.141075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4.41504" calcext:value-type="float">
            <text:p>14.41504</text:p>
          </table:table-cell>
          <table:table-cell office:value-type="float" office:value="0.1004439" calcext:value-type="float">
            <text:p>0.10044</text:p>
          </table:table-cell>
          <table:table-cell office:value-type="float" office:value="-0.1410089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14.44848" calcext:value-type="float">
            <text:p>14.44848</text:p>
          </table:table-cell>
          <table:table-cell office:value-type="float" office:value="0.1005024" calcext:value-type="float">
            <text:p>0.10050</text:p>
          </table:table-cell>
          <table:table-cell office:value-type="float" office:value="-0.1409783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4.48193" calcext:value-type="float">
            <text:p>14.48193</text:p>
          </table:table-cell>
          <table:table-cell office:value-type="float" office:value="0.10068" calcext:value-type="float">
            <text:p>0.10068</text:p>
          </table:table-cell>
          <table:table-cell office:value-type="float" office:value="-0.1408874" calcext:value-type="float">
            <text:p>-0.14089</text:p>
          </table:table-cell>
          <table:table-cell table:number-columns-repeated="3"/>
        </table:table-row>
        <table:table-row table:style-name="ro1">
          <table:table-cell office:value-type="float" office:value="14.51538" calcext:value-type="float">
            <text:p>14.51538</text:p>
          </table:table-cell>
          <table:table-cell office:value-type="float" office:value="0.1007756" calcext:value-type="float">
            <text:p>0.10078</text:p>
          </table:table-cell>
          <table:table-cell office:value-type="float" office:value="-0.1408977" calcext:value-type="float">
            <text:p>-0.14090</text:p>
          </table:table-cell>
          <table:table-cell table:number-columns-repeated="3"/>
        </table:table-row>
        <table:table-row table:style-name="ro1">
          <table:table-cell office:value-type="float" office:value="14.54882" calcext:value-type="float">
            <text:p>14.54882</text:p>
          </table:table-cell>
          <table:table-cell office:value-type="float" office:value="0.1007724" calcext:value-type="float">
            <text:p>0.10077</text:p>
          </table:table-cell>
          <table:table-cell office:value-type="float" office:value="-0.1408359" calcext:value-type="float">
            <text:p>-0.14084</text:p>
          </table:table-cell>
          <table:table-cell table:number-columns-repeated="3"/>
        </table:table-row>
        <table:table-row table:style-name="ro1">
          <table:table-cell office:value-type="float" office:value="14.58227" calcext:value-type="float">
            <text:p>14.58227</text:p>
          </table:table-cell>
          <table:table-cell office:value-type="float" office:value="0.1008276" calcext:value-type="float">
            <text:p>0.10083</text:p>
          </table:table-cell>
          <table:table-cell office:value-type="float" office:value="-0.1408372" calcext:value-type="float">
            <text:p>-0.14084</text:p>
          </table:table-cell>
          <table:table-cell table:number-columns-repeated="3"/>
        </table:table-row>
        <table:table-row table:style-name="ro1">
          <table:table-cell office:value-type="float" office:value="14.61571" calcext:value-type="float">
            <text:p>14.61571</text:p>
          </table:table-cell>
          <table:table-cell office:value-type="float" office:value="0.1009376" calcext:value-type="float">
            <text:p>0.10094</text:p>
          </table:table-cell>
          <table:table-cell office:value-type="float" office:value="-0.1408845" calcext:value-type="float">
            <text:p>-0.14088</text:p>
          </table:table-cell>
          <table:table-cell table:number-columns-repeated="3"/>
        </table:table-row>
        <table:table-row table:style-name="ro1">
          <table:table-cell office:value-type="float" office:value="14.64916" calcext:value-type="float">
            <text:p>14.64916</text:p>
          </table:table-cell>
          <table:table-cell office:value-type="float" office:value="0.1010225" calcext:value-type="float">
            <text:p>0.10102</text:p>
          </table:table-cell>
          <table:table-cell office:value-type="float" office:value="-0.1409224" calcext:value-type="float">
            <text:p>-0.14092</text:p>
          </table:table-cell>
          <table:table-cell table:number-columns-repeated="3"/>
        </table:table-row>
        <table:table-row table:style-name="ro1">
          <table:table-cell office:value-type="float" office:value="14.6826" calcext:value-type="float">
            <text:p>14.68260</text:p>
          </table:table-cell>
          <table:table-cell office:value-type="float" office:value="0.1009989" calcext:value-type="float">
            <text:p>0.10100</text:p>
          </table:table-cell>
          <table:table-cell office:value-type="float" office:value="-0.1409636" calcext:value-type="float">
            <text:p>-0.14096</text:p>
          </table:table-cell>
          <table:table-cell table:number-columns-repeated="3"/>
        </table:table-row>
        <table:table-row table:style-name="ro1">
          <table:table-cell office:value-type="float" office:value="14.71605" calcext:value-type="float">
            <text:p>14.71605</text:p>
          </table:table-cell>
          <table:table-cell office:value-type="float" office:value="0.1009047" calcext:value-type="float">
            <text:p>0.10090</text:p>
          </table:table-cell>
          <table:table-cell office:value-type="float" office:value="-0.1410649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4.74949" calcext:value-type="float">
            <text:p>14.74949</text:p>
          </table:table-cell>
          <table:table-cell office:value-type="float" office:value="0.1008066" calcext:value-type="float">
            <text:p>0.10081</text:p>
          </table:table-cell>
          <table:table-cell office:value-type="float" office:value="-0.1410998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4.78294" calcext:value-type="float">
            <text:p>14.78294</text:p>
          </table:table-cell>
          <table:table-cell office:value-type="float" office:value="0.1004787" calcext:value-type="float">
            <text:p>0.10048</text:p>
          </table:table-cell>
          <table:table-cell office:value-type="float" office:value="-0.1411403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14.81639" calcext:value-type="float">
            <text:p>14.81639</text:p>
          </table:table-cell>
          <table:table-cell office:value-type="float" office:value="0.1003094" calcext:value-type="float">
            <text:p>0.10031</text:p>
          </table:table-cell>
          <table:table-cell office:value-type="float" office:value="-0.1412103" calcext:value-type="float">
            <text:p>-0.14121</text:p>
          </table:table-cell>
          <table:table-cell table:number-columns-repeated="3"/>
        </table:table-row>
        <table:table-row table:style-name="ro1">
          <table:table-cell office:value-type="float" office:value="14.84983" calcext:value-type="float">
            <text:p>14.84983</text:p>
          </table:table-cell>
          <table:table-cell office:value-type="float" office:value="0.1001924" calcext:value-type="float">
            <text:p>0.10019</text:p>
          </table:table-cell>
          <table:table-cell office:value-type="float" office:value="-0.1412583" calcext:value-type="float">
            <text:p>-0.14126</text:p>
          </table:table-cell>
          <table:table-cell table:number-columns-repeated="3"/>
        </table:table-row>
        <table:table-row table:style-name="ro1">
          <table:table-cell office:value-type="float" office:value="14.88328" calcext:value-type="float">
            <text:p>14.88328</text:p>
          </table:table-cell>
          <table:table-cell office:value-type="float" office:value="0.1001321" calcext:value-type="float">
            <text:p>0.10013</text:p>
          </table:table-cell>
          <table:table-cell office:value-type="float" office:value="-0.1412202" calcext:value-type="float">
            <text:p>-0.14122</text:p>
          </table:table-cell>
          <table:table-cell table:number-columns-repeated="3"/>
        </table:table-row>
        <table:table-row table:style-name="ro1">
          <table:table-cell office:value-type="float" office:value="14.91672" calcext:value-type="float">
            <text:p>14.91672</text:p>
          </table:table-cell>
          <table:table-cell office:value-type="float" office:value="0.1001009" calcext:value-type="float">
            <text:p>0.10010</text:p>
          </table:table-cell>
          <table:table-cell office:value-type="float" office:value="-0.1411993" calcext:value-type="float">
            <text:p>-0.14120</text:p>
          </table:table-cell>
          <table:table-cell table:number-columns-repeated="3"/>
        </table:table-row>
        <table:table-row table:style-name="ro1">
          <table:table-cell office:value-type="float" office:value="14.95017" calcext:value-type="float">
            <text:p>14.95017</text:p>
          </table:table-cell>
          <table:table-cell office:value-type="float" office:value="0.1001237" calcext:value-type="float">
            <text:p>0.10012</text:p>
          </table:table-cell>
          <table:table-cell office:value-type="float" office:value="-0.1411791" calcext:value-type="float">
            <text:p>-0.14118</text:p>
          </table:table-cell>
          <table:table-cell table:number-columns-repeated="3"/>
        </table:table-row>
        <table:table-row table:style-name="ro1">
          <table:table-cell office:value-type="float" office:value="14.98361" calcext:value-type="float">
            <text:p>14.98361</text:p>
          </table:table-cell>
          <table:table-cell office:value-type="float" office:value="0.1001692" calcext:value-type="float">
            <text:p>0.10017</text:p>
          </table:table-cell>
          <table:table-cell office:value-type="float" office:value="-0.1411437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15.01706" calcext:value-type="float">
            <text:p>15.01706</text:p>
          </table:table-cell>
          <table:table-cell office:value-type="float" office:value="0.1003339" calcext:value-type="float">
            <text:p>0.10033</text:p>
          </table:table-cell>
          <table:table-cell office:value-type="float" office:value="-0.1410783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5.05051" calcext:value-type="float">
            <text:p>15.05051</text:p>
          </table:table-cell>
          <table:table-cell office:value-type="float" office:value="0.1004346" calcext:value-type="float">
            <text:p>0.10043</text:p>
          </table:table-cell>
          <table:table-cell office:value-type="float" office:value="-0.1409702" calcext:value-type="float">
            <text:p>-0.14097</text:p>
          </table:table-cell>
          <table:table-cell table:number-columns-repeated="3"/>
        </table:table-row>
        <table:table-row table:style-name="ro1">
          <table:table-cell office:value-type="float" office:value="15.08395" calcext:value-type="float">
            <text:p>15.08395</text:p>
          </table:table-cell>
          <table:table-cell office:value-type="float" office:value="0.1005246" calcext:value-type="float">
            <text:p>0.10052</text:p>
          </table:table-cell>
          <table:table-cell office:value-type="float" office:value="-0.1409285" calcext:value-type="float">
            <text:p>-0.14093</text:p>
          </table:table-cell>
          <table:table-cell table:number-columns-repeated="3"/>
        </table:table-row>
        <table:table-row table:style-name="ro1">
          <table:table-cell office:value-type="float" office:value="15.1174" calcext:value-type="float">
            <text:p>15.11740</text:p>
          </table:table-cell>
          <table:table-cell office:value-type="float" office:value="0.1006753" calcext:value-type="float">
            <text:p>0.10068</text:p>
          </table:table-cell>
          <table:table-cell office:value-type="float" office:value="-0.1408886" calcext:value-type="float">
            <text:p>-0.14089</text:p>
          </table:table-cell>
          <table:table-cell table:number-columns-repeated="3"/>
        </table:table-row>
        <table:table-row table:style-name="ro1">
          <table:table-cell office:value-type="float" office:value="15.15084" calcext:value-type="float">
            <text:p>15.15084</text:p>
          </table:table-cell>
          <table:table-cell office:value-type="float" office:value="0.1007448" calcext:value-type="float">
            <text:p>0.10074</text:p>
          </table:table-cell>
          <table:table-cell office:value-type="float" office:value="-0.1408635" calcext:value-type="float">
            <text:p>-0.14086</text:p>
          </table:table-cell>
          <table:table-cell table:number-columns-repeated="3"/>
        </table:table-row>
        <table:table-row table:style-name="ro1">
          <table:table-cell office:value-type="float" office:value="15.18429" calcext:value-type="float">
            <text:p>15.18429</text:p>
          </table:table-cell>
          <table:table-cell office:value-type="float" office:value="0.1007901" calcext:value-type="float">
            <text:p>0.10079</text:p>
          </table:table-cell>
          <table:table-cell office:value-type="float" office:value="-0.1408245" calcext:value-type="float">
            <text:p>-0.14082</text:p>
          </table:table-cell>
          <table:table-cell table:number-columns-repeated="3"/>
        </table:table-row>
        <table:table-row table:style-name="ro1">
          <table:table-cell office:value-type="float" office:value="15.21773" calcext:value-type="float">
            <text:p>15.21773</text:p>
          </table:table-cell>
          <table:table-cell office:value-type="float" office:value="0.1008194" calcext:value-type="float">
            <text:p>0.10082</text:p>
          </table:table-cell>
          <table:table-cell office:value-type="float" office:value="-0.1408289" calcext:value-type="float">
            <text:p>-0.14083</text:p>
          </table:table-cell>
          <table:table-cell table:number-columns-repeated="3"/>
        </table:table-row>
        <table:table-row table:style-name="ro1">
          <table:table-cell office:value-type="float" office:value="15.25118" calcext:value-type="float">
            <text:p>15.25118</text:p>
          </table:table-cell>
          <table:table-cell office:value-type="float" office:value="0.100946" calcext:value-type="float">
            <text:p>0.10095</text:p>
          </table:table-cell>
          <table:table-cell office:value-type="float" office:value="-0.1408687" calcext:value-type="float">
            <text:p>-0.14087</text:p>
          </table:table-cell>
          <table:table-cell table:number-columns-repeated="3"/>
        </table:table-row>
        <table:table-row table:style-name="ro1">
          <table:table-cell office:value-type="float" office:value="15.28462" calcext:value-type="float">
            <text:p>15.28462</text:p>
          </table:table-cell>
          <table:table-cell office:value-type="float" office:value="0.1010216" calcext:value-type="float">
            <text:p>0.10102</text:p>
          </table:table-cell>
          <table:table-cell office:value-type="float" office:value="-0.1409091" calcext:value-type="float">
            <text:p>-0.14091</text:p>
          </table:table-cell>
          <table:table-cell table:number-columns-repeated="3"/>
        </table:table-row>
        <table:table-row table:style-name="ro1">
          <table:table-cell office:value-type="float" office:value="15.31807" calcext:value-type="float">
            <text:p>15.31807</text:p>
          </table:table-cell>
          <table:table-cell office:value-type="float" office:value="0.1010749" calcext:value-type="float">
            <text:p>0.10107</text:p>
          </table:table-cell>
          <table:table-cell office:value-type="float" office:value="-0.1409252" calcext:value-type="float">
            <text:p>-0.14093</text:p>
          </table:table-cell>
          <table:table-cell table:number-columns-repeated="3"/>
        </table:table-row>
        <table:table-row table:style-name="ro1">
          <table:table-cell office:value-type="float" office:value="15.35152" calcext:value-type="float">
            <text:p>15.35152</text:p>
          </table:table-cell>
          <table:table-cell office:value-type="float" office:value="0.1010858" calcext:value-type="float">
            <text:p>0.10109</text:p>
          </table:table-cell>
          <table:table-cell office:value-type="float" office:value="-0.1409419" calcext:value-type="float">
            <text:p>-0.14094</text:p>
          </table:table-cell>
          <table:table-cell table:number-columns-repeated="3"/>
        </table:table-row>
        <table:table-row table:style-name="ro1">
          <table:table-cell office:value-type="float" office:value="15.38496" calcext:value-type="float">
            <text:p>15.38496</text:p>
          </table:table-cell>
          <table:table-cell office:value-type="float" office:value="0.1009738" calcext:value-type="float">
            <text:p>0.10097</text:p>
          </table:table-cell>
          <table:table-cell office:value-type="float" office:value="-0.1410437" calcext:value-type="float">
            <text:p>-0.14104</text:p>
          </table:table-cell>
          <table:table-cell table:number-columns-repeated="3"/>
        </table:table-row>
        <table:table-row table:style-name="ro1">
          <table:table-cell office:value-type="float" office:value="15.41841" calcext:value-type="float">
            <text:p>15.41841</text:p>
          </table:table-cell>
          <table:table-cell office:value-type="float" office:value="0.1009249" calcext:value-type="float">
            <text:p>0.10092</text:p>
          </table:table-cell>
          <table:table-cell office:value-type="float" office:value="-0.1411097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5.45185" calcext:value-type="float">
            <text:p>15.45185</text:p>
          </table:table-cell>
          <table:table-cell office:value-type="float" office:value="0.1007897" calcext:value-type="float">
            <text:p>0.10079</text:p>
          </table:table-cell>
          <table:table-cell office:value-type="float" office:value="-0.1411228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5.4853" calcext:value-type="float">
            <text:p>15.48530</text:p>
          </table:table-cell>
          <table:table-cell office:value-type="float" office:value="0.1005216" calcext:value-type="float">
            <text:p>0.10052</text:p>
          </table:table-cell>
          <table:table-cell office:value-type="float" office:value="-0.1412564" calcext:value-type="float">
            <text:p>-0.14126</text:p>
          </table:table-cell>
          <table:table-cell table:number-columns-repeated="3"/>
        </table:table-row>
        <table:table-row table:style-name="ro1">
          <table:table-cell office:value-type="float" office:value="15.51874" calcext:value-type="float">
            <text:p>15.51874</text:p>
          </table:table-cell>
          <table:table-cell office:value-type="float" office:value="0.1003852" calcext:value-type="float">
            <text:p>0.10039</text:p>
          </table:table-cell>
          <table:table-cell office:value-type="float" office:value="-0.1412466" calcext:value-type="float">
            <text:p>-0.14125</text:p>
          </table:table-cell>
          <table:table-cell table:number-columns-repeated="3"/>
        </table:table-row>
        <table:table-row table:style-name="ro1">
          <table:table-cell office:value-type="float" office:value="15.55219" calcext:value-type="float">
            <text:p>15.55219</text:p>
          </table:table-cell>
          <table:table-cell office:value-type="float" office:value="0.1003523" calcext:value-type="float">
            <text:p>0.10035</text:p>
          </table:table-cell>
          <table:table-cell office:value-type="float" office:value="-0.1411935" calcext:value-type="float">
            <text:p>-0.14119</text:p>
          </table:table-cell>
          <table:table-cell table:number-columns-repeated="3"/>
        </table:table-row>
        <table:table-row table:style-name="ro1">
          <table:table-cell office:value-type="float" office:value="15.58563" calcext:value-type="float">
            <text:p>15.58563</text:p>
          </table:table-cell>
          <table:table-cell office:value-type="float" office:value="0.1003371" calcext:value-type="float">
            <text:p>0.10034</text:p>
          </table:table-cell>
          <table:table-cell office:value-type="float" office:value="-0.141177" calcext:value-type="float">
            <text:p>-0.14118</text:p>
          </table:table-cell>
          <table:table-cell table:number-columns-repeated="3"/>
        </table:table-row>
        <table:table-row table:style-name="ro1">
          <table:table-cell office:value-type="float" office:value="15.61908" calcext:value-type="float">
            <text:p>15.61908</text:p>
          </table:table-cell>
          <table:table-cell office:value-type="float" office:value="0.1003317" calcext:value-type="float">
            <text:p>0.10033</text:p>
          </table:table-cell>
          <table:table-cell office:value-type="float" office:value="-0.1411588" calcext:value-type="float">
            <text:p>-0.14116</text:p>
          </table:table-cell>
          <table:table-cell table:number-columns-repeated="3"/>
        </table:table-row>
        <table:table-row table:style-name="ro1">
          <table:table-cell office:value-type="float" office:value="15.65253" calcext:value-type="float">
            <text:p>15.65253</text:p>
          </table:table-cell>
          <table:table-cell office:value-type="float" office:value="0.1003693" calcext:value-type="float">
            <text:p>0.10037</text:p>
          </table:table-cell>
          <table:table-cell office:value-type="float" office:value="-0.1411439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15.68597" calcext:value-type="float">
            <text:p>15.68597</text:p>
          </table:table-cell>
          <table:table-cell office:value-type="float" office:value="0.1004276" calcext:value-type="float">
            <text:p>0.10043</text:p>
          </table:table-cell>
          <table:table-cell office:value-type="float" office:value="-0.1410712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5.71942" calcext:value-type="float">
            <text:p>15.71942</text:p>
          </table:table-cell>
          <table:table-cell office:value-type="float" office:value="0.1004746" calcext:value-type="float">
            <text:p>0.10047</text:p>
          </table:table-cell>
          <table:table-cell office:value-type="float" office:value="-0.1410222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5.75286" calcext:value-type="float">
            <text:p>15.75286</text:p>
          </table:table-cell>
          <table:table-cell office:value-type="float" office:value="0.100651" calcext:value-type="float">
            <text:p>0.10065</text:p>
          </table:table-cell>
          <table:table-cell office:value-type="float" office:value="-0.1410176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5.78631" calcext:value-type="float">
            <text:p>15.78631</text:p>
          </table:table-cell>
          <table:table-cell office:value-type="float" office:value="0.1005952" calcext:value-type="float">
            <text:p>0.10060</text:p>
          </table:table-cell>
          <table:table-cell office:value-type="float" office:value="-0.1409716" calcext:value-type="float">
            <text:p>-0.14097</text:p>
          </table:table-cell>
          <table:table-cell table:number-columns-repeated="3"/>
        </table:table-row>
        <table:table-row table:style-name="ro1">
          <table:table-cell office:value-type="float" office:value="15.81975" calcext:value-type="float">
            <text:p>15.81975</text:p>
          </table:table-cell>
          <table:table-cell office:value-type="float" office:value="0.1005608" calcext:value-type="float">
            <text:p>0.10056</text:p>
          </table:table-cell>
          <table:table-cell office:value-type="float" office:value="-0.1409843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5.8532" calcext:value-type="float">
            <text:p>15.85320</text:p>
          </table:table-cell>
          <table:table-cell office:value-type="float" office:value="0.1005764" calcext:value-type="float">
            <text:p>0.10058</text:p>
          </table:table-cell>
          <table:table-cell office:value-type="float" office:value="-0.1409225" calcext:value-type="float">
            <text:p>-0.14092</text:p>
          </table:table-cell>
          <table:table-cell table:number-columns-repeated="3"/>
        </table:table-row>
        <table:table-row table:style-name="ro1">
          <table:table-cell office:value-type="float" office:value="15.88664" calcext:value-type="float">
            <text:p>15.88664</text:p>
          </table:table-cell>
          <table:table-cell office:value-type="float" office:value="0.1005594" calcext:value-type="float">
            <text:p>0.10056</text:p>
          </table:table-cell>
          <table:table-cell office:value-type="float" office:value="-0.1409522" calcext:value-type="float">
            <text:p>-0.14095</text:p>
          </table:table-cell>
          <table:table-cell table:number-columns-repeated="3"/>
        </table:table-row>
        <table:table-row table:style-name="ro1">
          <table:table-cell office:value-type="float" office:value="15.92009" calcext:value-type="float">
            <text:p>15.92009</text:p>
          </table:table-cell>
          <table:table-cell office:value-type="float" office:value="0.1005155" calcext:value-type="float">
            <text:p>0.10052</text:p>
          </table:table-cell>
          <table:table-cell office:value-type="float" office:value="-0.1409775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5.95354" calcext:value-type="float">
            <text:p>15.95354</text:p>
          </table:table-cell>
          <table:table-cell office:value-type="float" office:value="0.1004359" calcext:value-type="float">
            <text:p>0.10044</text:p>
          </table:table-cell>
          <table:table-cell office:value-type="float" office:value="-0.1409938" calcext:value-type="float">
            <text:p>-0.14099</text:p>
          </table:table-cell>
          <table:table-cell table:number-columns-repeated="3"/>
        </table:table-row>
        <table:table-row table:style-name="ro1">
          <table:table-cell office:value-type="float" office:value="15.98698" calcext:value-type="float">
            <text:p>15.98698</text:p>
          </table:table-cell>
          <table:table-cell office:value-type="float" office:value="0.1003846" calcext:value-type="float">
            <text:p>0.10038</text:p>
          </table:table-cell>
          <table:table-cell office:value-type="float" office:value="-0.1410159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6.02043" calcext:value-type="float">
            <text:p>16.02043</text:p>
          </table:table-cell>
          <table:table-cell office:value-type="float" office:value="0.1003271" calcext:value-type="float">
            <text:p>0.10033</text:p>
          </table:table-cell>
          <table:table-cell office:value-type="float" office:value="-0.141073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6.05387" calcext:value-type="float">
            <text:p>16.05387</text:p>
          </table:table-cell>
          <table:table-cell office:value-type="float" office:value="0.1002358" calcext:value-type="float">
            <text:p>0.10024</text:p>
          </table:table-cell>
          <table:table-cell office:value-type="float" office:value="-0.1411137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6.08732" calcext:value-type="float">
            <text:p>16.08732</text:p>
          </table:table-cell>
          <table:table-cell office:value-type="float" office:value="0.1001579" calcext:value-type="float">
            <text:p>0.10016</text:p>
          </table:table-cell>
          <table:table-cell office:value-type="float" office:value="-0.1411152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6.12076" calcext:value-type="float">
            <text:p>16.12076</text:p>
          </table:table-cell>
          <table:table-cell office:value-type="float" office:value="0.1001854" calcext:value-type="float">
            <text:p>0.10019</text:p>
          </table:table-cell>
          <table:table-cell office:value-type="float" office:value="-0.1410927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6.15421" calcext:value-type="float">
            <text:p>16.15421</text:p>
          </table:table-cell>
          <table:table-cell office:value-type="float" office:value="0.1001774" calcext:value-type="float">
            <text:p>0.10018</text:p>
          </table:table-cell>
          <table:table-cell office:value-type="float" office:value="-0.1410655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6.18765" calcext:value-type="float">
            <text:p>16.18765</text:p>
          </table:table-cell>
          <table:table-cell office:value-type="float" office:value="0.1001714" calcext:value-type="float">
            <text:p>0.10017</text:p>
          </table:table-cell>
          <table:table-cell office:value-type="float" office:value="-0.1410662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6.2211" calcext:value-type="float">
            <text:p>16.22110</text:p>
          </table:table-cell>
          <table:table-cell office:value-type="float" office:value="0.1002091" calcext:value-type="float">
            <text:p>0.10021</text:p>
          </table:table-cell>
          <table:table-cell office:value-type="float" office:value="-0.1410608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6.25455" calcext:value-type="float">
            <text:p>16.25455</text:p>
          </table:table-cell>
          <table:table-cell office:value-type="float" office:value="0.1002534" calcext:value-type="float">
            <text:p>0.10025</text:p>
          </table:table-cell>
          <table:table-cell office:value-type="float" office:value="-0.1410479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6.28799" calcext:value-type="float">
            <text:p>16.28799</text:p>
          </table:table-cell>
          <table:table-cell office:value-type="float" office:value="0.1002808" calcext:value-type="float">
            <text:p>0.10028</text:p>
          </table:table-cell>
          <table:table-cell office:value-type="float" office:value="-0.1410451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6.32144" calcext:value-type="float">
            <text:p>16.32144</text:p>
          </table:table-cell>
          <table:table-cell office:value-type="float" office:value="0.100396" calcext:value-type="float">
            <text:p>0.10040</text:p>
          </table:table-cell>
          <table:table-cell office:value-type="float" office:value="-0.1410048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16.35488" calcext:value-type="float">
            <text:p>16.35488</text:p>
          </table:table-cell>
          <table:table-cell office:value-type="float" office:value="0.1004392" calcext:value-type="float">
            <text:p>0.10044</text:p>
          </table:table-cell>
          <table:table-cell office:value-type="float" office:value="-0.1410099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16.38833" calcext:value-type="float">
            <text:p>16.38833</text:p>
          </table:table-cell>
          <table:table-cell office:value-type="float" office:value="0.1004971" calcext:value-type="float">
            <text:p>0.10050</text:p>
          </table:table-cell>
          <table:table-cell office:value-type="float" office:value="-0.1409877" calcext:value-type="float">
            <text:p>-0.14099</text:p>
          </table:table-cell>
          <table:table-cell table:number-columns-repeated="3"/>
        </table:table-row>
        <table:table-row table:style-name="ro1">
          <table:table-cell office:value-type="float" office:value="16.42177" calcext:value-type="float">
            <text:p>16.42177</text:p>
          </table:table-cell>
          <table:table-cell office:value-type="float" office:value="0.1005203" calcext:value-type="float">
            <text:p>0.10052</text:p>
          </table:table-cell>
          <table:table-cell office:value-type="float" office:value="-0.1409767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6.45522" calcext:value-type="float">
            <text:p>16.45522</text:p>
          </table:table-cell>
          <table:table-cell office:value-type="float" office:value="0.1005003" calcext:value-type="float">
            <text:p>0.10050</text:p>
          </table:table-cell>
          <table:table-cell office:value-type="float" office:value="-0.1409475" calcext:value-type="float">
            <text:p>-0.14095</text:p>
          </table:table-cell>
          <table:table-cell table:number-columns-repeated="3"/>
        </table:table-row>
        <table:table-row table:style-name="ro1">
          <table:table-cell office:value-type="float" office:value="16.48866" calcext:value-type="float">
            <text:p>16.48866</text:p>
          </table:table-cell>
          <table:table-cell office:value-type="float" office:value="0.1004674" calcext:value-type="float">
            <text:p>0.10047</text:p>
          </table:table-cell>
          <table:table-cell office:value-type="float" office:value="-0.1409662" calcext:value-type="float">
            <text:p>-0.14097</text:p>
          </table:table-cell>
          <table:table-cell table:number-columns-repeated="3"/>
        </table:table-row>
        <table:table-row table:style-name="ro1">
          <table:table-cell office:value-type="float" office:value="16.52211" calcext:value-type="float">
            <text:p>16.52211</text:p>
          </table:table-cell>
          <table:table-cell office:value-type="float" office:value="0.100455" calcext:value-type="float">
            <text:p>0.10046</text:p>
          </table:table-cell>
          <table:table-cell office:value-type="float" office:value="-0.1409814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6.55556" calcext:value-type="float">
            <text:p>16.55556</text:p>
          </table:table-cell>
          <table:table-cell office:value-type="float" office:value="0.1004348" calcext:value-type="float">
            <text:p>0.10043</text:p>
          </table:table-cell>
          <table:table-cell office:value-type="float" office:value="-0.1409923" calcext:value-type="float">
            <text:p>-0.14099</text:p>
          </table:table-cell>
          <table:table-cell table:number-columns-repeated="3"/>
        </table:table-row>
        <table:table-row table:style-name="ro1">
          <table:table-cell office:value-type="float" office:value="16.589" calcext:value-type="float">
            <text:p>16.58900</text:p>
          </table:table-cell>
          <table:table-cell office:value-type="float" office:value="0.1004243" calcext:value-type="float">
            <text:p>0.10042</text:p>
          </table:table-cell>
          <table:table-cell office:value-type="float" office:value="-0.1410024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16.62245" calcext:value-type="float">
            <text:p>16.62245</text:p>
          </table:table-cell>
          <table:table-cell office:value-type="float" office:value="0.1003303" calcext:value-type="float">
            <text:p>0.10033</text:p>
          </table:table-cell>
          <table:table-cell office:value-type="float" office:value="-0.1410049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16.65589" calcext:value-type="float">
            <text:p>16.65589</text:p>
          </table:table-cell>
          <table:table-cell office:value-type="float" office:value="0.1003259" calcext:value-type="float">
            <text:p>0.10033</text:p>
          </table:table-cell>
          <table:table-cell office:value-type="float" office:value="-0.1410759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6.68934" calcext:value-type="float">
            <text:p>16.68934</text:p>
          </table:table-cell>
          <table:table-cell office:value-type="float" office:value="0.100177" calcext:value-type="float">
            <text:p>0.10018</text:p>
          </table:table-cell>
          <table:table-cell office:value-type="float" office:value="-0.1410954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6.72278" calcext:value-type="float">
            <text:p>16.72278</text:p>
          </table:table-cell>
          <table:table-cell office:value-type="float" office:value="0.100186" calcext:value-type="float">
            <text:p>0.10019</text:p>
          </table:table-cell>
          <table:table-cell office:value-type="float" office:value="-0.1410983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6.75623" calcext:value-type="float">
            <text:p>16.75623</text:p>
          </table:table-cell>
          <table:table-cell office:value-type="float" office:value="0.1001903" calcext:value-type="float">
            <text:p>0.10019</text:p>
          </table:table-cell>
          <table:table-cell office:value-type="float" office:value="-0.1411517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16.78967" calcext:value-type="float">
            <text:p>16.78967</text:p>
          </table:table-cell>
          <table:table-cell office:value-type="float" office:value="0.1001987" calcext:value-type="float">
            <text:p>0.10020</text:p>
          </table:table-cell>
          <table:table-cell office:value-type="float" office:value="-0.1411113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6.82312" calcext:value-type="float">
            <text:p>16.82312</text:p>
          </table:table-cell>
          <table:table-cell office:value-type="float" office:value="0.1002443" calcext:value-type="float">
            <text:p>0.10024</text:p>
          </table:table-cell>
          <table:table-cell office:value-type="float" office:value="-0.1410966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6.85657" calcext:value-type="float">
            <text:p>16.85657</text:p>
          </table:table-cell>
          <table:table-cell office:value-type="float" office:value="0.1002631" calcext:value-type="float">
            <text:p>0.10026</text:p>
          </table:table-cell>
          <table:table-cell office:value-type="float" office:value="-0.141086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6.89001" calcext:value-type="float">
            <text:p>16.89001</text:p>
          </table:table-cell>
          <table:table-cell office:value-type="float" office:value="0.1003089" calcext:value-type="float">
            <text:p>0.10031</text:p>
          </table:table-cell>
          <table:table-cell office:value-type="float" office:value="-0.1410783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6.92346" calcext:value-type="float">
            <text:p>16.92346</text:p>
          </table:table-cell>
          <table:table-cell office:value-type="float" office:value="0.1003492" calcext:value-type="float">
            <text:p>0.10035</text:p>
          </table:table-cell>
          <table:table-cell office:value-type="float" office:value="-0.1410696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6.9569" calcext:value-type="float">
            <text:p>16.95690</text:p>
          </table:table-cell>
          <table:table-cell office:value-type="float" office:value="0.1003815" calcext:value-type="float">
            <text:p>0.10038</text:p>
          </table:table-cell>
          <table:table-cell office:value-type="float" office:value="-0.1410556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6.99035" calcext:value-type="float">
            <text:p>16.99035</text:p>
          </table:table-cell>
          <table:table-cell office:value-type="float" office:value="0.1004077" calcext:value-type="float">
            <text:p>0.10041</text:p>
          </table:table-cell>
          <table:table-cell office:value-type="float" office:value="-0.1410319" calcext:value-type="float">
            <text:p>-0.14103</text:p>
          </table:table-cell>
          <table:table-cell table:number-columns-repeated="3"/>
        </table:table-row>
        <table:table-row table:style-name="ro1">
          <table:table-cell office:value-type="float" office:value="17.02379" calcext:value-type="float">
            <text:p>17.02379</text:p>
          </table:table-cell>
          <table:table-cell office:value-type="float" office:value="0.1004023" calcext:value-type="float">
            <text:p>0.10040</text:p>
          </table:table-cell>
          <table:table-cell office:value-type="float" office:value="-0.1410327" calcext:value-type="float">
            <text:p>-0.14103</text:p>
          </table:table-cell>
          <table:table-cell table:number-columns-repeated="3"/>
        </table:table-row>
        <table:table-row table:style-name="ro1">
          <table:table-cell office:value-type="float" office:value="17.05724" calcext:value-type="float">
            <text:p>17.05724</text:p>
          </table:table-cell>
          <table:table-cell office:value-type="float" office:value="0.1004057" calcext:value-type="float">
            <text:p>0.10041</text:p>
          </table:table-cell>
          <table:table-cell office:value-type="float" office:value="-0.1410209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7.09068" calcext:value-type="float">
            <text:p>17.09068</text:p>
          </table:table-cell>
          <table:table-cell office:value-type="float" office:value="0.1004203" calcext:value-type="float">
            <text:p>0.10042</text:p>
          </table:table-cell>
          <table:table-cell office:value-type="float" office:value="-0.1410439" calcext:value-type="float">
            <text:p>-0.14104</text:p>
          </table:table-cell>
          <table:table-cell table:number-columns-repeated="3"/>
        </table:table-row>
        <table:table-row table:style-name="ro1">
          <table:table-cell office:value-type="float" office:value="17.12413" calcext:value-type="float">
            <text:p>17.12413</text:p>
          </table:table-cell>
          <table:table-cell office:value-type="float" office:value="0.1004339" calcext:value-type="float">
            <text:p>0.10043</text:p>
          </table:table-cell>
          <table:table-cell office:value-type="float" office:value="-0.1410552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7.15758" calcext:value-type="float">
            <text:p>17.15758</text:p>
          </table:table-cell>
          <table:table-cell office:value-type="float" office:value="0.1003767" calcext:value-type="float">
            <text:p>0.10038</text:p>
          </table:table-cell>
          <table:table-cell office:value-type="float" office:value="-0.141067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7.19102" calcext:value-type="float">
            <text:p>17.19102</text:p>
          </table:table-cell>
          <table:table-cell office:value-type="float" office:value="0.1003664" calcext:value-type="float">
            <text:p>0.10037</text:p>
          </table:table-cell>
          <table:table-cell office:value-type="float" office:value="-0.1410727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7.22447" calcext:value-type="float">
            <text:p>17.22447</text:p>
          </table:table-cell>
          <table:table-cell office:value-type="float" office:value="0.1003239" calcext:value-type="float">
            <text:p>0.10032</text:p>
          </table:table-cell>
          <table:table-cell office:value-type="float" office:value="-0.1410824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7.25791" calcext:value-type="float">
            <text:p>17.25791</text:p>
          </table:table-cell>
          <table:table-cell office:value-type="float" office:value="0.1002632" calcext:value-type="float">
            <text:p>0.10026</text:p>
          </table:table-cell>
          <table:table-cell office:value-type="float" office:value="-0.1411014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7.29136" calcext:value-type="float">
            <text:p>17.29136</text:p>
          </table:table-cell>
          <table:table-cell office:value-type="float" office:value="0.1002651" calcext:value-type="float">
            <text:p>0.10027</text:p>
          </table:table-cell>
          <table:table-cell office:value-type="float" office:value="-0.1410873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7.3248" calcext:value-type="float">
            <text:p>17.32480</text:p>
          </table:table-cell>
          <table:table-cell office:value-type="float" office:value="0.1002348" calcext:value-type="float">
            <text:p>0.10023</text:p>
          </table:table-cell>
          <table:table-cell office:value-type="float" office:value="-0.1411038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7.35825" calcext:value-type="float">
            <text:p>17.35825</text:p>
          </table:table-cell>
          <table:table-cell office:value-type="float" office:value="0.1002546" calcext:value-type="float">
            <text:p>0.10025</text:p>
          </table:table-cell>
          <table:table-cell office:value-type="float" office:value="-0.141093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7.39169" calcext:value-type="float">
            <text:p>17.39169</text:p>
          </table:table-cell>
          <table:table-cell office:value-type="float" office:value="0.1002696" calcext:value-type="float">
            <text:p>0.10027</text:p>
          </table:table-cell>
          <table:table-cell office:value-type="float" office:value="-0.1411057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7.42514" calcext:value-type="float">
            <text:p>17.42514</text:p>
          </table:table-cell>
          <table:table-cell office:value-type="float" office:value="0.100274" calcext:value-type="float">
            <text:p>0.10027</text:p>
          </table:table-cell>
          <table:table-cell office:value-type="float" office:value="-0.141101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7.45859" calcext:value-type="float">
            <text:p>17.45859</text:p>
          </table:table-cell>
          <table:table-cell office:value-type="float" office:value="0.100303" calcext:value-type="float">
            <text:p>0.10030</text:p>
          </table:table-cell>
          <table:table-cell office:value-type="float" office:value="-0.1411014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7.49203" calcext:value-type="float">
            <text:p>17.49203</text:p>
          </table:table-cell>
          <table:table-cell office:value-type="float" office:value="0.1002573" calcext:value-type="float">
            <text:p>0.10026</text:p>
          </table:table-cell>
          <table:table-cell office:value-type="float" office:value="-0.141098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7.52548" calcext:value-type="float">
            <text:p>17.52548</text:p>
          </table:table-cell>
          <table:table-cell office:value-type="float" office:value="0.1003105" calcext:value-type="float">
            <text:p>0.10031</text:p>
          </table:table-cell>
          <table:table-cell office:value-type="float" office:value="-0.1410825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7.55892" calcext:value-type="float">
            <text:p>17.55892</text:p>
          </table:table-cell>
          <table:table-cell office:value-type="float" office:value="0.1002955" calcext:value-type="float">
            <text:p>0.10030</text:p>
          </table:table-cell>
          <table:table-cell office:value-type="float" office:value="-0.1410798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7.59237" calcext:value-type="float">
            <text:p>17.59237</text:p>
          </table:table-cell>
          <table:table-cell office:value-type="float" office:value="0.100306" calcext:value-type="float">
            <text:p>0.10031</text:p>
          </table:table-cell>
          <table:table-cell office:value-type="float" office:value="-0.1410941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7.62581" calcext:value-type="float">
            <text:p>17.62581</text:p>
          </table:table-cell>
          <table:table-cell office:value-type="float" office:value="0.1003177" calcext:value-type="float">
            <text:p>0.10032</text:p>
          </table:table-cell>
          <table:table-cell office:value-type="float" office:value="-0.1410757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7.65926" calcext:value-type="float">
            <text:p>17.65926</text:p>
          </table:table-cell>
          <table:table-cell office:value-type="float" office:value="0.1003275" calcext:value-type="float">
            <text:p>0.10033</text:p>
          </table:table-cell>
          <table:table-cell office:value-type="float" office:value="-0.1410709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7.6927" calcext:value-type="float">
            <text:p>17.69270</text:p>
          </table:table-cell>
          <table:table-cell office:value-type="float" office:value="0.100342" calcext:value-type="float">
            <text:p>0.10034</text:p>
          </table:table-cell>
          <table:table-cell office:value-type="float" office:value="-0.1410604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7.72615" calcext:value-type="float">
            <text:p>17.72615</text:p>
          </table:table-cell>
          <table:table-cell office:value-type="float" office:value="0.1003719" calcext:value-type="float">
            <text:p>0.10037</text:p>
          </table:table-cell>
          <table:table-cell office:value-type="float" office:value="-0.141055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7.7596" calcext:value-type="float">
            <text:p>17.75960</text:p>
          </table:table-cell>
          <table:table-cell office:value-type="float" office:value="0.1003735" calcext:value-type="float">
            <text:p>0.10037</text:p>
          </table:table-cell>
          <table:table-cell office:value-type="float" office:value="-0.1410567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7.79304" calcext:value-type="float">
            <text:p>17.79304</text:p>
          </table:table-cell>
          <table:table-cell office:value-type="float" office:value="0.1003691" calcext:value-type="float">
            <text:p>0.10037</text:p>
          </table:table-cell>
          <table:table-cell office:value-type="float" office:value="-0.141054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7.82649" calcext:value-type="float">
            <text:p>17.82649</text:p>
          </table:table-cell>
          <table:table-cell office:value-type="float" office:value="0.100359" calcext:value-type="float">
            <text:p>0.10036</text:p>
          </table:table-cell>
          <table:table-cell office:value-type="float" office:value="-0.1410547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7.85993" calcext:value-type="float">
            <text:p>17.85993</text:p>
          </table:table-cell>
          <table:table-cell office:value-type="float" office:value="0.1003335" calcext:value-type="float">
            <text:p>0.10033</text:p>
          </table:table-cell>
          <table:table-cell office:value-type="float" office:value="-0.1410615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7.89338" calcext:value-type="float">
            <text:p>17.89338</text:p>
          </table:table-cell>
          <table:table-cell office:value-type="float" office:value="0.1003063" calcext:value-type="float">
            <text:p>0.10031</text:p>
          </table:table-cell>
          <table:table-cell office:value-type="float" office:value="-0.1411077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7.92682" calcext:value-type="float">
            <text:p>17.92682</text:p>
          </table:table-cell>
          <table:table-cell office:value-type="float" office:value="0.100255" calcext:value-type="float">
            <text:p>0.10026</text:p>
          </table:table-cell>
          <table:table-cell office:value-type="float" office:value="-0.1411137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7.96027" calcext:value-type="float">
            <text:p>17.96027</text:p>
          </table:table-cell>
          <table:table-cell office:value-type="float" office:value="0.100267" calcext:value-type="float">
            <text:p>0.10027</text:p>
          </table:table-cell>
          <table:table-cell office:value-type="float" office:value="-0.1411092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7.99371" calcext:value-type="float">
            <text:p>17.99371</text:p>
          </table:table-cell>
          <table:table-cell office:value-type="float" office:value="0.1002305" calcext:value-type="float">
            <text:p>0.10023</text:p>
          </table:table-cell>
          <table:table-cell office:value-type="float" office:value="-0.1411007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8.02716" calcext:value-type="float">
            <text:p>18.02716</text:p>
          </table:table-cell>
          <table:table-cell office:value-type="float" office:value="0.1002111" calcext:value-type="float">
            <text:p>0.10021</text:p>
          </table:table-cell>
          <table:table-cell office:value-type="float" office:value="-0.1411398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18.06061" calcext:value-type="float">
            <text:p>18.06061</text:p>
          </table:table-cell>
          <table:table-cell office:value-type="float" office:value="0.1001775" calcext:value-type="float">
            <text:p>0.10018</text:p>
          </table:table-cell>
          <table:table-cell office:value-type="float" office:value="-0.1411126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8.09405" calcext:value-type="float">
            <text:p>18.09405</text:p>
          </table:table-cell>
          <table:table-cell office:value-type="float" office:value="0.1002367" calcext:value-type="float">
            <text:p>0.10024</text:p>
          </table:table-cell>
          <table:table-cell office:value-type="float" office:value="-0.1411099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8.1275" calcext:value-type="float">
            <text:p>18.12750</text:p>
          </table:table-cell>
          <table:table-cell office:value-type="float" office:value="0.100258" calcext:value-type="float">
            <text:p>0.10026</text:p>
          </table:table-cell>
          <table:table-cell office:value-type="float" office:value="-0.1410988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8.16094" calcext:value-type="float">
            <text:p>18.16094</text:p>
          </table:table-cell>
          <table:table-cell office:value-type="float" office:value="0.1002728" calcext:value-type="float">
            <text:p>0.10027</text:p>
          </table:table-cell>
          <table:table-cell office:value-type="float" office:value="-0.1410988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8.19439" calcext:value-type="float">
            <text:p>18.19439</text:p>
          </table:table-cell>
          <table:table-cell office:value-type="float" office:value="0.1002778" calcext:value-type="float">
            <text:p>0.10028</text:p>
          </table:table-cell>
          <table:table-cell office:value-type="float" office:value="-0.1411098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8.22783" calcext:value-type="float">
            <text:p>18.22783</text:p>
          </table:table-cell>
          <table:table-cell office:value-type="float" office:value="0.1003278" calcext:value-type="float">
            <text:p>0.10033</text:p>
          </table:table-cell>
          <table:table-cell office:value-type="float" office:value="-0.1411201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8.26128" calcext:value-type="float">
            <text:p>18.26128</text:p>
          </table:table-cell>
          <table:table-cell office:value-type="float" office:value="0.100382" calcext:value-type="float">
            <text:p>0.10038</text:p>
          </table:table-cell>
          <table:table-cell office:value-type="float" office:value="-0.1411172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8.29473" calcext:value-type="float">
            <text:p>18.29473</text:p>
          </table:table-cell>
          <table:table-cell office:value-type="float" office:value="0.1003675" calcext:value-type="float">
            <text:p>0.10037</text:p>
          </table:table-cell>
          <table:table-cell office:value-type="float" office:value="-0.1411007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8.32817" calcext:value-type="float">
            <text:p>18.32817</text:p>
          </table:table-cell>
          <table:table-cell office:value-type="float" office:value="0.1003873" calcext:value-type="float">
            <text:p>0.10039</text:p>
          </table:table-cell>
          <table:table-cell office:value-type="float" office:value="-0.1410669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8.36162" calcext:value-type="float">
            <text:p>18.36162</text:p>
          </table:table-cell>
          <table:table-cell office:value-type="float" office:value="0.1003985" calcext:value-type="float">
            <text:p>0.10040</text:p>
          </table:table-cell>
          <table:table-cell office:value-type="float" office:value="-0.1410117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18.39506" calcext:value-type="float">
            <text:p>18.39506</text:p>
          </table:table-cell>
          <table:table-cell office:value-type="float" office:value="0.1004723" calcext:value-type="float">
            <text:p>0.10047</text:p>
          </table:table-cell>
          <table:table-cell office:value-type="float" office:value="-0.1410311" calcext:value-type="float">
            <text:p>-0.14103</text:p>
          </table:table-cell>
          <table:table-cell table:number-columns-repeated="3"/>
        </table:table-row>
        <table:table-row table:style-name="ro1">
          <table:table-cell office:value-type="float" office:value="18.42851" calcext:value-type="float">
            <text:p>18.42851</text:p>
          </table:table-cell>
          <table:table-cell office:value-type="float" office:value="0.1004408" calcext:value-type="float">
            <text:p>0.10044</text:p>
          </table:table-cell>
          <table:table-cell office:value-type="float" office:value="-0.1410342" calcext:value-type="float">
            <text:p>-0.14103</text:p>
          </table:table-cell>
          <table:table-cell table:number-columns-repeated="3"/>
        </table:table-row>
        <table:table-row table:style-name="ro1">
          <table:table-cell office:value-type="float" office:value="18.46195" calcext:value-type="float">
            <text:p>18.46195</text:p>
          </table:table-cell>
          <table:table-cell office:value-type="float" office:value="0.1004122" calcext:value-type="float">
            <text:p>0.10041</text:p>
          </table:table-cell>
          <table:table-cell office:value-type="float" office:value="-0.1410227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8.4954" calcext:value-type="float">
            <text:p>18.49540</text:p>
          </table:table-cell>
          <table:table-cell office:value-type="float" office:value="0.1003517" calcext:value-type="float">
            <text:p>0.10035</text:p>
          </table:table-cell>
          <table:table-cell office:value-type="float" office:value="-0.140979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8.52884" calcext:value-type="float">
            <text:p>18.52884</text:p>
          </table:table-cell>
          <table:table-cell office:value-type="float" office:value="0.1004054" calcext:value-type="float">
            <text:p>0.10041</text:p>
          </table:table-cell>
          <table:table-cell office:value-type="float" office:value="-0.141057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8.56229" calcext:value-type="float">
            <text:p>18.56229</text:p>
          </table:table-cell>
          <table:table-cell office:value-type="float" office:value="0.1003414" calcext:value-type="float">
            <text:p>0.10034</text:p>
          </table:table-cell>
          <table:table-cell office:value-type="float" office:value="-0.1410421" calcext:value-type="float">
            <text:p>-0.14104</text:p>
          </table:table-cell>
          <table:table-cell table:number-columns-repeated="3"/>
        </table:table-row>
        <table:table-row table:style-name="ro1">
          <table:table-cell office:value-type="float" office:value="18.59574" calcext:value-type="float">
            <text:p>18.59574</text:p>
          </table:table-cell>
          <table:table-cell office:value-type="float" office:value="0.100287" calcext:value-type="float">
            <text:p>0.10029</text:p>
          </table:table-cell>
          <table:table-cell office:value-type="float" office:value="-0.1411336" calcext:value-type="float">
            <text:p>-0.14113</text:p>
          </table:table-cell>
          <table:table-cell table:number-columns-repeated="3"/>
        </table:table-row>
        <table:table-row table:style-name="ro1">
          <table:table-cell office:value-type="float" office:value="18.62918" calcext:value-type="float">
            <text:p>18.62918</text:p>
          </table:table-cell>
          <table:table-cell office:value-type="float" office:value="0.1002333" calcext:value-type="float">
            <text:p>0.10023</text:p>
          </table:table-cell>
          <table:table-cell office:value-type="float" office:value="-0.1410737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8.66263" calcext:value-type="float">
            <text:p>18.66263</text:p>
          </table:table-cell>
          <table:table-cell office:value-type="float" office:value="0.100223" calcext:value-type="float">
            <text:p>0.10022</text:p>
          </table:table-cell>
          <table:table-cell office:value-type="float" office:value="-0.1410765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8.69607" calcext:value-type="float">
            <text:p>18.69607</text:p>
          </table:table-cell>
          <table:table-cell office:value-type="float" office:value="0.1002333" calcext:value-type="float">
            <text:p>0.10023</text:p>
          </table:table-cell>
          <table:table-cell office:value-type="float" office:value="-0.1411137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8.72952" calcext:value-type="float">
            <text:p>18.72952</text:p>
          </table:table-cell>
          <table:table-cell office:value-type="float" office:value="0.1002162" calcext:value-type="float">
            <text:p>0.10022</text:p>
          </table:table-cell>
          <table:table-cell office:value-type="float" office:value="-0.14112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8.76296" calcext:value-type="float">
            <text:p>18.76296</text:p>
          </table:table-cell>
          <table:table-cell office:value-type="float" office:value="0.1001948" calcext:value-type="float">
            <text:p>0.10019</text:p>
          </table:table-cell>
          <table:table-cell office:value-type="float" office:value="-0.1410932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8.79641" calcext:value-type="float">
            <text:p>18.79641</text:p>
          </table:table-cell>
          <table:table-cell office:value-type="float" office:value="0.1002154" calcext:value-type="float">
            <text:p>0.10022</text:p>
          </table:table-cell>
          <table:table-cell office:value-type="float" office:value="-0.1411246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8.82985" calcext:value-type="float">
            <text:p>18.82985</text:p>
          </table:table-cell>
          <table:table-cell office:value-type="float" office:value="0.1002539" calcext:value-type="float">
            <text:p>0.10025</text:p>
          </table:table-cell>
          <table:table-cell office:value-type="float" office:value="-0.1411078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8.8633" calcext:value-type="float">
            <text:p>18.86330</text:p>
          </table:table-cell>
          <table:table-cell office:value-type="float" office:value="0.1003052" calcext:value-type="float">
            <text:p>0.10031</text:p>
          </table:table-cell>
          <table:table-cell office:value-type="float" office:value="-0.1410525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8.89675" calcext:value-type="float">
            <text:p>18.89675</text:p>
          </table:table-cell>
          <table:table-cell office:value-type="float" office:value="0.1003529" calcext:value-type="float">
            <text:p>0.10035</text:p>
          </table:table-cell>
          <table:table-cell office:value-type="float" office:value="-0.1410527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8.93019" calcext:value-type="float">
            <text:p>18.93019</text:p>
          </table:table-cell>
          <table:table-cell office:value-type="float" office:value="0.1004488" calcext:value-type="float">
            <text:p>0.10045</text:p>
          </table:table-cell>
          <table:table-cell office:value-type="float" office:value="-0.1410363" calcext:value-type="float">
            <text:p>-0.14104</text:p>
          </table:table-cell>
          <table:table-cell table:number-columns-repeated="3"/>
        </table:table-row>
        <table:table-row table:style-name="ro1">
          <table:table-cell office:value-type="float" office:value="18.96364" calcext:value-type="float">
            <text:p>18.96364</text:p>
          </table:table-cell>
          <table:table-cell office:value-type="float" office:value="0.1004472" calcext:value-type="float">
            <text:p>0.10045</text:p>
          </table:table-cell>
          <table:table-cell office:value-type="float" office:value="-0.1410134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18.99708" calcext:value-type="float">
            <text:p>18.99708</text:p>
          </table:table-cell>
          <table:table-cell office:value-type="float" office:value="0.1004355" calcext:value-type="float">
            <text:p>0.10044</text:p>
          </table:table-cell>
          <table:table-cell office:value-type="float" office:value="-0.1409336" calcext:value-type="float">
            <text:p>-0.14093</text:p>
          </table:table-cell>
          <table:table-cell table:number-columns-repeated="3"/>
        </table:table-row>
        <table:table-row table:style-name="ro1">
          <table:table-cell office:value-type="float" office:value="19.03053" calcext:value-type="float">
            <text:p>19.03053</text:p>
          </table:table-cell>
          <table:table-cell office:value-type="float" office:value="0.1004279" calcext:value-type="float">
            <text:p>0.10043</text:p>
          </table:table-cell>
          <table:table-cell office:value-type="float" office:value="-0.1409512" calcext:value-type="float">
            <text:p>-0.14095</text:p>
          </table:table-cell>
          <table:table-cell table:number-columns-repeated="3"/>
        </table:table-row>
        <table:table-row table:style-name="ro1">
          <table:table-cell office:value-type="float" office:value="19.06397" calcext:value-type="float">
            <text:p>19.06397</text:p>
          </table:table-cell>
          <table:table-cell office:value-type="float" office:value="0.1005145" calcext:value-type="float">
            <text:p>0.10051</text:p>
          </table:table-cell>
          <table:table-cell office:value-type="float" office:value="-0.1409577" calcext:value-type="float">
            <text:p>-0.14096</text:p>
          </table:table-cell>
          <table:table-cell table:number-columns-repeated="3"/>
        </table:table-row>
        <table:table-row table:style-name="ro1">
          <table:table-cell office:value-type="float" office:value="19.09742" calcext:value-type="float">
            <text:p>19.09742</text:p>
          </table:table-cell>
          <table:table-cell office:value-type="float" office:value="0.1004734" calcext:value-type="float">
            <text:p>0.10047</text:p>
          </table:table-cell>
          <table:table-cell office:value-type="float" office:value="-0.1409801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9.13086" calcext:value-type="float">
            <text:p>19.13086</text:p>
          </table:table-cell>
          <table:table-cell office:value-type="float" office:value="0.1004594" calcext:value-type="float">
            <text:p>0.10046</text:p>
          </table:table-cell>
          <table:table-cell office:value-type="float" office:value="-0.1409973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19.16431" calcext:value-type="float">
            <text:p>19.16431</text:p>
          </table:table-cell>
          <table:table-cell office:value-type="float" office:value="0.1003964" calcext:value-type="float">
            <text:p>0.10040</text:p>
          </table:table-cell>
          <table:table-cell office:value-type="float" office:value="-0.1410088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19.19776" calcext:value-type="float">
            <text:p>19.19776</text:p>
          </table:table-cell>
          <table:table-cell office:value-type="float" office:value="0.1003849" calcext:value-type="float">
            <text:p>0.10038</text:p>
          </table:table-cell>
          <table:table-cell office:value-type="float" office:value="-0.14102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9.2312" calcext:value-type="float">
            <text:p>19.23120</text:p>
          </table:table-cell>
          <table:table-cell office:value-type="float" office:value="0.1003636" calcext:value-type="float">
            <text:p>0.10036</text:p>
          </table:table-cell>
          <table:table-cell office:value-type="float" office:value="-0.1410504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9.26465" calcext:value-type="float">
            <text:p>19.26465</text:p>
          </table:table-cell>
          <table:table-cell office:value-type="float" office:value="0.100265" calcext:value-type="float">
            <text:p>0.10027</text:p>
          </table:table-cell>
          <table:table-cell office:value-type="float" office:value="-0.1411031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9.29809" calcext:value-type="float">
            <text:p>19.29809</text:p>
          </table:table-cell>
          <table:table-cell office:value-type="float" office:value="0.1002441" calcext:value-type="float">
            <text:p>0.10024</text:p>
          </table:table-cell>
          <table:table-cell office:value-type="float" office:value="-0.1411075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9.33154" calcext:value-type="float">
            <text:p>19.33154</text:p>
          </table:table-cell>
          <table:table-cell office:value-type="float" office:value="0.1002466" calcext:value-type="float">
            <text:p>0.10025</text:p>
          </table:table-cell>
          <table:table-cell office:value-type="float" office:value="-0.1410971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9.36498" calcext:value-type="float">
            <text:p>19.36498</text:p>
          </table:table-cell>
          <table:table-cell office:value-type="float" office:value="0.1002394" calcext:value-type="float">
            <text:p>0.10024</text:p>
          </table:table-cell>
          <table:table-cell office:value-type="float" office:value="-0.1411059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9.39843" calcext:value-type="float">
            <text:p>19.39843</text:p>
          </table:table-cell>
          <table:table-cell office:value-type="float" office:value="0.1002651" calcext:value-type="float">
            <text:p>0.10027</text:p>
          </table:table-cell>
          <table:table-cell office:value-type="float" office:value="-0.1410962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9.43187" calcext:value-type="float">
            <text:p>19.43187</text:p>
          </table:table-cell>
          <table:table-cell office:value-type="float" office:value="0.1002838" calcext:value-type="float">
            <text:p>0.10028</text:p>
          </table:table-cell>
          <table:table-cell office:value-type="float" office:value="-0.14111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9.46532" calcext:value-type="float">
            <text:p>19.46532</text:p>
          </table:table-cell>
          <table:table-cell office:value-type="float" office:value="0.1003204" calcext:value-type="float">
            <text:p>0.10032</text:p>
          </table:table-cell>
          <table:table-cell office:value-type="float" office:value="-0.1411108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9.49877" calcext:value-type="float">
            <text:p>19.49877</text:p>
          </table:table-cell>
          <table:table-cell office:value-type="float" office:value="0.1003586" calcext:value-type="float">
            <text:p>0.10036</text:p>
          </table:table-cell>
          <table:table-cell office:value-type="float" office:value="-0.1411202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9.53221" calcext:value-type="float">
            <text:p>19.53221</text:p>
          </table:table-cell>
          <table:table-cell office:value-type="float" office:value="0.1003866" calcext:value-type="float">
            <text:p>0.10039</text:p>
          </table:table-cell>
          <table:table-cell office:value-type="float" office:value="-0.1411084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9.56566" calcext:value-type="float">
            <text:p>19.56566</text:p>
          </table:table-cell>
          <table:table-cell office:value-type="float" office:value="0.1005042" calcext:value-type="float">
            <text:p>0.10050</text:p>
          </table:table-cell>
          <table:table-cell office:value-type="float" office:value="-0.141104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9.5991" calcext:value-type="float">
            <text:p>19.59910</text:p>
          </table:table-cell>
          <table:table-cell office:value-type="float" office:value="0.1005191" calcext:value-type="float">
            <text:p>0.10052</text:p>
          </table:table-cell>
          <table:table-cell office:value-type="float" office:value="-0.1410457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9.63255" calcext:value-type="float">
            <text:p>19.63255</text:p>
          </table:table-cell>
          <table:table-cell office:value-type="float" office:value="0.100669" calcext:value-type="float">
            <text:p>0.10067</text:p>
          </table:table-cell>
          <table:table-cell office:value-type="float" office:value="-0.1410613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9.66599" calcext:value-type="float">
            <text:p>19.66599</text:p>
          </table:table-cell>
          <table:table-cell office:value-type="float" office:value="0.1006703" calcext:value-type="float">
            <text:p>0.10067</text:p>
          </table:table-cell>
          <table:table-cell office:value-type="float" office:value="-0.1411268" calcext:value-type="float">
            <text:p>-0.14113</text:p>
          </table:table-cell>
          <table:table-cell table:number-columns-repeated="3"/>
        </table:table-row>
        <table:table-row table:style-name="ro1">
          <table:table-cell office:value-type="float" office:value="19.69944" calcext:value-type="float">
            <text:p>19.69944</text:p>
          </table:table-cell>
          <table:table-cell office:value-type="float" office:value="0.1007777" calcext:value-type="float">
            <text:p>0.10078</text:p>
          </table:table-cell>
          <table:table-cell office:value-type="float" office:value="-0.1411014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9.73288" calcext:value-type="float">
            <text:p>19.73288</text:p>
          </table:table-cell>
          <table:table-cell office:value-type="float" office:value="0.100742" calcext:value-type="float">
            <text:p>0.10074</text:p>
          </table:table-cell>
          <table:table-cell office:value-type="float" office:value="-0.1410909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9.76633" calcext:value-type="float">
            <text:p>19.76633</text:p>
          </table:table-cell>
          <table:table-cell office:value-type="float" office:value="0.100687" calcext:value-type="float">
            <text:p>0.10069</text:p>
          </table:table-cell>
          <table:table-cell office:value-type="float" office:value="-0.1410911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9.79978" calcext:value-type="float">
            <text:p>19.79978</text:p>
          </table:table-cell>
          <table:table-cell office:value-type="float" office:value="0.1008037" calcext:value-type="float">
            <text:p>0.10080</text:p>
          </table:table-cell>
          <table:table-cell office:value-type="float" office:value="-0.1410772" calcext:value-type="float">
            <text:p>-0.14108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office:value-type="string" calcext:value-type="string">
            <text:p>Start 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.00000</text:p>
          </table:table-cell>
          <table:table-cell office:value-type="float" office:value="0.08751455" calcext:value-type="float">
            <text:p>0.08751</text:p>
          </table:table-cell>
          <table:table-cell office:value-type="float" office:value="-0.1469317" calcext:value-type="float">
            <text:p>-0.1469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03350877" calcext:value-type="float">
            <text:p>0.03351</text:p>
          </table:table-cell>
          <table:table-cell office:value-type="float" office:value="0.09515162" calcext:value-type="float">
            <text:p>0.09515</text:p>
          </table:table-cell>
          <table:table-cell office:value-type="float" office:value="-0.1434664" calcext:value-type="float">
            <text:p>-0.14347</text:p>
          </table:table-cell>
          <table:table-cell table:number-columns-repeated="3"/>
        </table:table-row>
        <table:table-row table:style-name="ro1">
          <table:table-cell office:value-type="float" office:value="0.06701754" calcext:value-type="float">
            <text:p>0.06702</text:p>
          </table:table-cell>
          <table:table-cell office:value-type="float" office:value="0.1030675" calcext:value-type="float">
            <text:p>0.10307</text:p>
          </table:table-cell>
          <table:table-cell office:value-type="float" office:value="-0.1393855" calcext:value-type="float">
            <text:p>-0.13939</text:p>
          </table:table-cell>
          <table:table-cell table:number-columns-repeated="3"/>
        </table:table-row>
        <table:table-row table:style-name="ro1">
          <table:table-cell office:value-type="float" office:value="0.1005263" calcext:value-type="float">
            <text:p>0.10053</text:p>
          </table:table-cell>
          <table:table-cell office:value-type="float" office:value="0.110226" calcext:value-type="float">
            <text:p>0.11023</text:p>
          </table:table-cell>
          <table:table-cell office:value-type="float" office:value="-0.1352364" calcext:value-type="float">
            <text:p>-0.13524</text:p>
          </table:table-cell>
          <table:table-cell table:number-columns-repeated="3"/>
        </table:table-row>
        <table:table-row table:style-name="ro1">
          <table:table-cell office:value-type="float" office:value="0.1340351" calcext:value-type="float">
            <text:p>0.13404</text:p>
          </table:table-cell>
          <table:table-cell office:value-type="float" office:value="0.1159228" calcext:value-type="float">
            <text:p>0.11592</text:p>
          </table:table-cell>
          <table:table-cell office:value-type="float" office:value="-0.131405" calcext:value-type="float">
            <text:p>-0.13141</text:p>
          </table:table-cell>
          <table:table-cell table:number-columns-repeated="3"/>
        </table:table-row>
        <table:table-row table:style-name="ro1">
          <table:table-cell office:value-type="float" office:value="0.1675439" calcext:value-type="float">
            <text:p>0.16754</text:p>
          </table:table-cell>
          <table:table-cell office:value-type="float" office:value="0.1198854" calcext:value-type="float">
            <text:p>0.11989</text:p>
          </table:table-cell>
          <table:table-cell office:value-type="float" office:value="-0.1284705" calcext:value-type="float">
            <text:p>-0.12847</text:p>
          </table:table-cell>
          <table:table-cell table:number-columns-repeated="3"/>
        </table:table-row>
        <table:table-row table:style-name="ro1">
          <table:table-cell office:value-type="float" office:value="0.2010526" calcext:value-type="float">
            <text:p>0.20105</text:p>
          </table:table-cell>
          <table:table-cell office:value-type="float" office:value="0.1220362" calcext:value-type="float">
            <text:p>0.12204</text:p>
          </table:table-cell>
          <table:table-cell office:value-type="float" office:value="-0.1267641" calcext:value-type="float">
            <text:p>-0.12676</text:p>
          </table:table-cell>
          <table:table-cell table:number-columns-repeated="3"/>
        </table:table-row>
        <table:table-row table:style-name="ro1">
          <table:table-cell office:value-type="float" office:value="0.2345614" calcext:value-type="float">
            <text:p>0.23456</text:p>
          </table:table-cell>
          <table:table-cell office:value-type="float" office:value="0.1224019" calcext:value-type="float">
            <text:p>0.12240</text:p>
          </table:table-cell>
          <table:table-cell office:value-type="float" office:value="-0.1267728" calcext:value-type="float">
            <text:p>-0.12677</text:p>
          </table:table-cell>
          <table:table-cell table:number-columns-repeated="3"/>
        </table:table-row>
        <table:table-row table:style-name="ro1">
          <table:table-cell office:value-type="float" office:value="0.2680702" calcext:value-type="float">
            <text:p>0.26807</text:p>
          </table:table-cell>
          <table:table-cell office:value-type="float" office:value="0.1207671" calcext:value-type="float">
            <text:p>0.12077</text:p>
          </table:table-cell>
          <table:table-cell office:value-type="float" office:value="-0.1280344" calcext:value-type="float">
            <text:p>-0.12803</text:p>
          </table:table-cell>
          <table:table-cell table:number-columns-repeated="3"/>
        </table:table-row>
        <table:table-row table:style-name="ro1">
          <table:table-cell office:value-type="float" office:value="0.3015789" calcext:value-type="float">
            <text:p>0.30158</text:p>
          </table:table-cell>
          <table:table-cell office:value-type="float" office:value="0.1172444" calcext:value-type="float">
            <text:p>0.11724</text:p>
          </table:table-cell>
          <table:table-cell office:value-type="float" office:value="-0.1304003" calcext:value-type="float">
            <text:p>-0.13040</text:p>
          </table:table-cell>
          <table:table-cell table:number-columns-repeated="3"/>
        </table:table-row>
        <table:table-row table:style-name="ro1">
          <table:table-cell office:value-type="float" office:value="0.3350877" calcext:value-type="float">
            <text:p>0.33509</text:p>
          </table:table-cell>
          <table:table-cell office:value-type="float" office:value="0.1122779" calcext:value-type="float">
            <text:p>0.11228</text:p>
          </table:table-cell>
          <table:table-cell office:value-type="float" office:value="-0.1336855" calcext:value-type="float">
            <text:p>-0.13369</text:p>
          </table:table-cell>
          <table:table-cell table:number-columns-repeated="3"/>
        </table:table-row>
        <table:table-row table:style-name="ro1">
          <table:table-cell office:value-type="float" office:value="0.3685965" calcext:value-type="float">
            <text:p>0.36860</text:p>
          </table:table-cell>
          <table:table-cell office:value-type="float" office:value="0.1065162" calcext:value-type="float">
            <text:p>0.10652</text:p>
          </table:table-cell>
          <table:table-cell office:value-type="float" office:value="-0.1375269" calcext:value-type="float">
            <text:p>-0.13753</text:p>
          </table:table-cell>
          <table:table-cell table:number-columns-repeated="3"/>
        </table:table-row>
        <table:table-row table:style-name="ro1">
          <table:table-cell office:value-type="float" office:value="0.4021053" calcext:value-type="float">
            <text:p>0.40211</text:p>
          </table:table-cell>
          <table:table-cell office:value-type="float" office:value="0.1001217" calcext:value-type="float">
            <text:p>0.10012</text:p>
          </table:table-cell>
          <table:table-cell office:value-type="float" office:value="-0.1410097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0.435614" calcext:value-type="float">
            <text:p>0.43561</text:p>
          </table:table-cell>
          <table:table-cell office:value-type="float" office:value="0.09405987" calcext:value-type="float">
            <text:p>0.09406</text:p>
          </table:table-cell>
          <table:table-cell office:value-type="float" office:value="-0.1438995" calcext:value-type="float">
            <text:p>-0.14390</text:p>
          </table:table-cell>
          <table:table-cell table:number-columns-repeated="3"/>
        </table:table-row>
        <table:table-row table:style-name="ro1">
          <table:table-cell office:value-type="float" office:value="0.4691228" calcext:value-type="float">
            <text:p>0.46912</text:p>
          </table:table-cell>
          <table:table-cell office:value-type="float" office:value="0.08490132" calcext:value-type="float">
            <text:p>0.08490</text:p>
          </table:table-cell>
          <table:table-cell office:value-type="float" office:value="-0.1478657" calcext:value-type="float">
            <text:p>-0.14787</text:p>
          </table:table-cell>
          <table:table-cell table:number-columns-repeated="3"/>
        </table:table-row>
        <table:table-row table:style-name="ro1">
          <table:table-cell office:value-type="float" office:value="0.5026316" calcext:value-type="float">
            <text:p>0.50263</text:p>
          </table:table-cell>
          <table:table-cell office:value-type="float" office:value="0.0826734" calcext:value-type="float">
            <text:p>0.08267</text:p>
          </table:table-cell>
          <table:table-cell office:value-type="float" office:value="-0.1487091" calcext:value-type="float">
            <text:p>-0.14871</text:p>
          </table:table-cell>
          <table:table-cell table:number-columns-repeated="3"/>
        </table:table-row>
        <table:table-row table:style-name="ro1">
          <table:table-cell office:value-type="float" office:value="0.5361404" calcext:value-type="float">
            <text:p>0.53614</text:p>
          </table:table-cell>
          <table:table-cell office:value-type="float" office:value="0.08252216" calcext:value-type="float">
            <text:p>0.08252</text:p>
          </table:table-cell>
          <table:table-cell office:value-type="float" office:value="-0.1487497" calcext:value-type="float">
            <text:p>-0.14875</text:p>
          </table:table-cell>
          <table:table-cell table:number-columns-repeated="3"/>
        </table:table-row>
        <table:table-row table:style-name="ro1">
          <table:table-cell office:value-type="float" office:value="0.5696491" calcext:value-type="float">
            <text:p>0.56965</text:p>
          </table:table-cell>
          <table:table-cell office:value-type="float" office:value="0.0844925" calcext:value-type="float">
            <text:p>0.08449</text:p>
          </table:table-cell>
          <table:table-cell office:value-type="float" office:value="-0.1481825" calcext:value-type="float">
            <text:p>-0.14818</text:p>
          </table:table-cell>
          <table:table-cell table:number-columns-repeated="3"/>
        </table:table-row>
        <table:table-row table:style-name="ro1">
          <table:table-cell office:value-type="float" office:value="0.6031579" calcext:value-type="float">
            <text:p>0.60316</text:p>
          </table:table-cell>
          <table:table-cell office:value-type="float" office:value="0.0879828" calcext:value-type="float">
            <text:p>0.08798</text:p>
          </table:table-cell>
          <table:table-cell office:value-type="float" office:value="-0.1468896" calcext:value-type="float">
            <text:p>-0.14689</text:p>
          </table:table-cell>
          <table:table-cell table:number-columns-repeated="3"/>
        </table:table-row>
        <table:table-row table:style-name="ro1">
          <table:table-cell office:value-type="float" office:value="0.6366667" calcext:value-type="float">
            <text:p>0.63667</text:p>
          </table:table-cell>
          <table:table-cell office:value-type="float" office:value="0.09287953" calcext:value-type="float">
            <text:p>0.09288</text:p>
          </table:table-cell>
          <table:table-cell office:value-type="float" office:value="-0.1449451" calcext:value-type="float">
            <text:p>-0.14495</text:p>
          </table:table-cell>
          <table:table-cell table:number-columns-repeated="3"/>
        </table:table-row>
        <table:table-row table:style-name="ro1">
          <table:table-cell office:value-type="float" office:value="0.6701754" calcext:value-type="float">
            <text:p>0.67018</text:p>
          </table:table-cell>
          <table:table-cell office:value-type="float" office:value="0.0981327" calcext:value-type="float">
            <text:p>0.09813</text:p>
          </table:table-cell>
          <table:table-cell office:value-type="float" office:value="-0.1422629" calcext:value-type="float">
            <text:p>-0.14226</text:p>
          </table:table-cell>
          <table:table-cell table:number-columns-repeated="3"/>
        </table:table-row>
        <table:table-row table:style-name="ro1">
          <table:table-cell office:value-type="float" office:value="0.7036842" calcext:value-type="float">
            <text:p>0.70368</text:p>
          </table:table-cell>
          <table:table-cell office:value-type="float" office:value="0.1034577" calcext:value-type="float">
            <text:p>0.10346</text:p>
          </table:table-cell>
          <table:table-cell office:value-type="float" office:value="-0.1392098" calcext:value-type="float">
            <text:p>-0.13921</text:p>
          </table:table-cell>
          <table:table-cell table:number-columns-repeated="3"/>
        </table:table-row>
        <table:table-row table:style-name="ro1">
          <table:table-cell office:value-type="float" office:value="0.737193" calcext:value-type="float">
            <text:p>0.73719</text:p>
          </table:table-cell>
          <table:table-cell office:value-type="float" office:value="0.1084019" calcext:value-type="float">
            <text:p>0.10840</text:p>
          </table:table-cell>
          <table:table-cell office:value-type="float" office:value="-0.1364733" calcext:value-type="float">
            <text:p>-0.13647</text:p>
          </table:table-cell>
          <table:table-cell table:number-columns-repeated="3"/>
        </table:table-row>
        <table:table-row table:style-name="ro1">
          <table:table-cell office:value-type="float" office:value="0.7707018" calcext:value-type="float">
            <text:p>0.77070</text:p>
          </table:table-cell>
          <table:table-cell office:value-type="float" office:value="0.1122659" calcext:value-type="float">
            <text:p>0.11227</text:p>
          </table:table-cell>
          <table:table-cell office:value-type="float" office:value="-0.1339711" calcext:value-type="float">
            <text:p>-0.13397</text:p>
          </table:table-cell>
          <table:table-cell table:number-columns-repeated="3"/>
        </table:table-row>
        <table:table-row table:style-name="ro1">
          <table:table-cell office:value-type="float" office:value="0.8042105" calcext:value-type="float">
            <text:p>0.80421</text:p>
          </table:table-cell>
          <table:table-cell office:value-type="float" office:value="0.1150036" calcext:value-type="float">
            <text:p>0.11500</text:p>
          </table:table-cell>
          <table:table-cell office:value-type="float" office:value="-0.13222" calcext:value-type="float">
            <text:p>-0.13222</text:p>
          </table:table-cell>
          <table:table-cell table:number-columns-repeated="3"/>
        </table:table-row>
        <table:table-row table:style-name="ro1">
          <table:table-cell office:value-type="float" office:value="0.8377193" calcext:value-type="float">
            <text:p>0.83772</text:p>
          </table:table-cell>
          <table:table-cell office:value-type="float" office:value="0.11635" calcext:value-type="float">
            <text:p>0.11635</text:p>
          </table:table-cell>
          <table:table-cell office:value-type="float" office:value="-0.1313639" calcext:value-type="float">
            <text:p>-0.13136</text:p>
          </table:table-cell>
          <table:table-cell table:number-columns-repeated="3"/>
        </table:table-row>
        <table:table-row table:style-name="ro1">
          <table:table-cell office:value-type="float" office:value="0.8712281" calcext:value-type="float">
            <text:p>0.87123</text:p>
          </table:table-cell>
          <table:table-cell office:value-type="float" office:value="0.1161695" calcext:value-type="float">
            <text:p>0.11617</text:p>
          </table:table-cell>
          <table:table-cell office:value-type="float" office:value="-0.1314208" calcext:value-type="float">
            <text:p>-0.13142</text:p>
          </table:table-cell>
          <table:table-cell table:number-columns-repeated="3"/>
        </table:table-row>
        <table:table-row table:style-name="ro1">
          <table:table-cell office:value-type="float" office:value="0.9047368" calcext:value-type="float">
            <text:p>0.90474</text:p>
          </table:table-cell>
          <table:table-cell office:value-type="float" office:value="0.1146605" calcext:value-type="float">
            <text:p>0.11466</text:p>
          </table:table-cell>
          <table:table-cell office:value-type="float" office:value="-0.132447" calcext:value-type="float">
            <text:p>-0.13245</text:p>
          </table:table-cell>
          <table:table-cell table:number-columns-repeated="3"/>
        </table:table-row>
        <table:table-row table:style-name="ro1">
          <table:table-cell office:value-type="float" office:value="0.9382456" calcext:value-type="float">
            <text:p>0.93825</text:p>
          </table:table-cell>
          <table:table-cell office:value-type="float" office:value="0.1117747" calcext:value-type="float">
            <text:p>0.11177</text:p>
          </table:table-cell>
          <table:table-cell office:value-type="float" office:value="-0.1341684" calcext:value-type="float">
            <text:p>-0.13417</text:p>
          </table:table-cell>
          <table:table-cell table:number-columns-repeated="3"/>
        </table:table-row>
        <table:table-row table:style-name="ro1">
          <table:table-cell office:value-type="float" office:value="0.9717544" calcext:value-type="float">
            <text:p>0.97175</text:p>
          </table:table-cell>
          <table:table-cell office:value-type="float" office:value="0.1079816" calcext:value-type="float">
            <text:p>0.10798</text:p>
          </table:table-cell>
          <table:table-cell office:value-type="float" office:value="-0.1365343" calcext:value-type="float">
            <text:p>-0.13653</text:p>
          </table:table-cell>
          <table:table-cell table:number-columns-repeated="3"/>
        </table:table-row>
        <table:table-row table:style-name="ro1">
          <table:table-cell office:value-type="float" office:value="1.005263" calcext:value-type="float">
            <text:p>1.00526</text:p>
          </table:table-cell>
          <table:table-cell office:value-type="float" office:value="0.1035701" calcext:value-type="float">
            <text:p>0.10357</text:p>
          </table:table-cell>
          <table:table-cell office:value-type="float" office:value="-0.1391305" calcext:value-type="float">
            <text:p>-0.13913</text:p>
          </table:table-cell>
          <table:table-cell table:number-columns-repeated="3"/>
        </table:table-row>
        <table:table-row table:style-name="ro1">
          <table:table-cell office:value-type="float" office:value="1.038772" calcext:value-type="float">
            <text:p>1.03877</text:p>
          </table:table-cell>
          <table:table-cell office:value-type="float" office:value="0.09893961" calcext:value-type="float">
            <text:p>0.09894</text:p>
          </table:table-cell>
          <table:table-cell office:value-type="float" office:value="-0.1416788" calcext:value-type="float">
            <text:p>-0.14168</text:p>
          </table:table-cell>
          <table:table-cell table:number-columns-repeated="3"/>
        </table:table-row>
        <table:table-row table:style-name="ro1">
          <table:table-cell office:value-type="float" office:value="1.072281" calcext:value-type="float">
            <text:p>1.07228</text:p>
          </table:table-cell>
          <table:table-cell office:value-type="float" office:value="0.09465676" calcext:value-type="float">
            <text:p>0.09466</text:p>
          </table:table-cell>
          <table:table-cell office:value-type="float" office:value="-0.1436952" calcext:value-type="float">
            <text:p>-0.14370</text:p>
          </table:table-cell>
          <table:table-cell table:number-columns-repeated="3"/>
        </table:table-row>
        <table:table-row table:style-name="ro1">
          <table:table-cell office:value-type="float" office:value="1.105789" calcext:value-type="float">
            <text:p>1.10579</text:p>
          </table:table-cell>
          <table:table-cell office:value-type="float" office:value="0.09118537" calcext:value-type="float">
            <text:p>0.09119</text:p>
          </table:table-cell>
          <table:table-cell office:value-type="float" office:value="-0.1453872" calcext:value-type="float">
            <text:p>-0.14539</text:p>
          </table:table-cell>
          <table:table-cell table:number-columns-repeated="3"/>
        </table:table-row>
        <table:table-row table:style-name="ro1">
          <table:table-cell office:value-type="float" office:value="1.139298" calcext:value-type="float">
            <text:p>1.13930</text:p>
          </table:table-cell>
          <table:table-cell office:value-type="float" office:value="0.08880426" calcext:value-type="float">
            <text:p>0.08880</text:p>
          </table:table-cell>
          <table:table-cell office:value-type="float" office:value="-0.1464254" calcext:value-type="float">
            <text:p>-0.14643</text:p>
          </table:table-cell>
          <table:table-cell table:number-columns-repeated="3"/>
        </table:table-row>
        <table:table-row table:style-name="ro1">
          <table:table-cell office:value-type="float" office:value="1.172807" calcext:value-type="float">
            <text:p>1.17281</text:p>
          </table:table-cell>
          <table:table-cell office:value-type="float" office:value="0.08766934" calcext:value-type="float">
            <text:p>0.08767</text:p>
          </table:table-cell>
          <table:table-cell office:value-type="float" office:value="-0.1467996" calcext:value-type="float">
            <text:p>-0.14680</text:p>
          </table:table-cell>
          <table:table-cell table:number-columns-repeated="3"/>
        </table:table-row>
        <table:table-row table:style-name="ro1">
          <table:table-cell office:value-type="float" office:value="1.206316" calcext:value-type="float">
            <text:p>1.20632</text:p>
          </table:table-cell>
          <table:table-cell office:value-type="float" office:value="0.08807704" calcext:value-type="float">
            <text:p>0.08808</text:p>
          </table:table-cell>
          <table:table-cell office:value-type="float" office:value="-0.1468332" calcext:value-type="float">
            <text:p>-0.14683</text:p>
          </table:table-cell>
          <table:table-cell table:number-columns-repeated="3"/>
        </table:table-row>
        <table:table-row table:style-name="ro1">
          <table:table-cell office:value-type="float" office:value="1.239825" calcext:value-type="float">
            <text:p>1.23983</text:p>
          </table:table-cell>
          <table:table-cell office:value-type="float" office:value="0.08982198" calcext:value-type="float">
            <text:p>0.08982</text:p>
          </table:table-cell>
          <table:table-cell office:value-type="float" office:value="-0.1462605" calcext:value-type="float">
            <text:p>-0.14626</text:p>
          </table:table-cell>
          <table:table-cell table:number-columns-repeated="3"/>
        </table:table-row>
        <table:table-row table:style-name="ro1">
          <table:table-cell office:value-type="float" office:value="1.273333" calcext:value-type="float">
            <text:p>1.27333</text:p>
          </table:table-cell>
          <table:table-cell office:value-type="float" office:value="0.09263558" calcext:value-type="float">
            <text:p>0.09264</text:p>
          </table:table-cell>
          <table:table-cell office:value-type="float" office:value="-0.1451035" calcext:value-type="float">
            <text:p>-0.14510</text:p>
          </table:table-cell>
          <table:table-cell table:number-columns-repeated="3"/>
        </table:table-row>
        <table:table-row table:style-name="ro1">
          <table:table-cell office:value-type="float" office:value="1.306842" calcext:value-type="float">
            <text:p>1.30684</text:p>
          </table:table-cell>
          <table:table-cell office:value-type="float" office:value="0.0962273" calcext:value-type="float">
            <text:p>0.09623</text:p>
          </table:table-cell>
          <table:table-cell office:value-type="float" office:value="-0.1434968" calcext:value-type="float">
            <text:p>-0.14350</text:p>
          </table:table-cell>
          <table:table-cell table:number-columns-repeated="3"/>
        </table:table-row>
        <table:table-row table:style-name="ro1">
          <table:table-cell office:value-type="float" office:value="1.340351" calcext:value-type="float">
            <text:p>1.34035</text:p>
          </table:table-cell>
          <table:table-cell office:value-type="float" office:value="0.1003421" calcext:value-type="float">
            <text:p>0.10034</text:p>
          </table:table-cell>
          <table:table-cell office:value-type="float" office:value="-0.1413766" calcext:value-type="float">
            <text:p>-0.14138</text:p>
          </table:table-cell>
          <table:table-cell table:number-columns-repeated="3"/>
        </table:table-row>
        <table:table-row table:style-name="ro1">
          <table:table-cell office:value-type="float" office:value="1.37386" calcext:value-type="float">
            <text:p>1.37386</text:p>
          </table:table-cell>
          <table:table-cell office:value-type="float" office:value="0.1042895" calcext:value-type="float">
            <text:p>0.10429</text:p>
          </table:table-cell>
          <table:table-cell office:value-type="float" office:value="-0.1392003" calcext:value-type="float">
            <text:p>-0.13920</text:p>
          </table:table-cell>
          <table:table-cell table:number-columns-repeated="3"/>
        </table:table-row>
        <table:table-row table:style-name="ro1">
          <table:table-cell office:value-type="float" office:value="1.407368" calcext:value-type="float">
            <text:p>1.40737</text:p>
          </table:table-cell>
          <table:table-cell office:value-type="float" office:value="0.1077627" calcext:value-type="float">
            <text:p>0.10776</text:p>
          </table:table-cell>
          <table:table-cell office:value-type="float" office:value="-0.1371857" calcext:value-type="float">
            <text:p>-0.13719</text:p>
          </table:table-cell>
          <table:table-cell table:number-columns-repeated="3"/>
        </table:table-row>
        <table:table-row table:style-name="ro1">
          <table:table-cell office:value-type="float" office:value="1.440877" calcext:value-type="float">
            <text:p>1.44088</text:p>
          </table:table-cell>
          <table:table-cell office:value-type="float" office:value="0.1104392" calcext:value-type="float">
            <text:p>0.11044</text:p>
          </table:table-cell>
          <table:table-cell office:value-type="float" office:value="-0.1355069" calcext:value-type="float">
            <text:p>-0.13551</text:p>
          </table:table-cell>
          <table:table-cell table:number-columns-repeated="3"/>
        </table:table-row>
        <table:table-row table:style-name="ro1">
          <table:table-cell office:value-type="float" office:value="1.474386" calcext:value-type="float">
            <text:p>1.47439</text:p>
          </table:table-cell>
          <table:table-cell office:value-type="float" office:value="0.1121302" calcext:value-type="float">
            <text:p>0.11213</text:p>
          </table:table-cell>
          <table:table-cell office:value-type="float" office:value="-0.1343637" calcext:value-type="float">
            <text:p>-0.13436</text:p>
          </table:table-cell>
          <table:table-cell table:number-columns-repeated="3"/>
        </table:table-row>
        <table:table-row table:style-name="ro1">
          <table:table-cell office:value-type="float" office:value="1.507895" calcext:value-type="float">
            <text:p>1.50790</text:p>
          </table:table-cell>
          <table:table-cell office:value-type="float" office:value="0.1127417" calcext:value-type="float">
            <text:p>0.11274</text:p>
          </table:table-cell>
          <table:table-cell office:value-type="float" office:value="-0.1338214" calcext:value-type="float">
            <text:p>-0.13382</text:p>
          </table:table-cell>
          <table:table-cell table:number-columns-repeated="3"/>
        </table:table-row>
        <table:table-row table:style-name="ro1">
          <table:table-cell office:value-type="float" office:value="1.541404" calcext:value-type="float">
            <text:p>1.54140</text:p>
          </table:table-cell>
          <table:table-cell office:value-type="float" office:value="0.1123282" calcext:value-type="float">
            <text:p>0.11233</text:p>
          </table:table-cell>
          <table:table-cell office:value-type="float" office:value="-0.1340996" calcext:value-type="float">
            <text:p>-0.13410</text:p>
          </table:table-cell>
          <table:table-cell table:number-columns-repeated="3"/>
        </table:table-row>
        <table:table-row table:style-name="ro1">
          <table:table-cell office:value-type="float" office:value="1.574912" calcext:value-type="float">
            <text:p>1.57491</text:p>
          </table:table-cell>
          <table:table-cell office:value-type="float" office:value="0.1109068" calcext:value-type="float">
            <text:p>0.11091</text:p>
          </table:table-cell>
          <table:table-cell office:value-type="float" office:value="-0.1350297" calcext:value-type="float">
            <text:p>-0.13503</text:p>
          </table:table-cell>
          <table:table-cell table:number-columns-repeated="3"/>
        </table:table-row>
        <table:table-row table:style-name="ro1">
          <table:table-cell office:value-type="float" office:value="1.608421" calcext:value-type="float">
            <text:p>1.60842</text:p>
          </table:table-cell>
          <table:table-cell office:value-type="float" office:value="0.1084524" calcext:value-type="float">
            <text:p>0.10845</text:p>
          </table:table-cell>
          <table:table-cell office:value-type="float" office:value="-0.1364965" calcext:value-type="float">
            <text:p>-0.13650</text:p>
          </table:table-cell>
          <table:table-cell table:number-columns-repeated="3"/>
        </table:table-row>
        <table:table-row table:style-name="ro1">
          <table:table-cell office:value-type="float" office:value="1.64193" calcext:value-type="float">
            <text:p>1.64193</text:p>
          </table:table-cell>
          <table:table-cell office:value-type="float" office:value="0.1053344" calcext:value-type="float">
            <text:p>0.10533</text:p>
          </table:table-cell>
          <table:table-cell office:value-type="float" office:value="-0.1383445" calcext:value-type="float">
            <text:p>-0.13834</text:p>
          </table:table-cell>
          <table:table-cell table:number-columns-repeated="3"/>
        </table:table-row>
        <table:table-row table:style-name="ro1">
          <table:table-cell office:value-type="float" office:value="1.675439" calcext:value-type="float">
            <text:p>1.67544</text:p>
          </table:table-cell>
          <table:table-cell office:value-type="float" office:value="0.1018256" calcext:value-type="float">
            <text:p>0.10183</text:p>
          </table:table-cell>
          <table:table-cell office:value-type="float" office:value="-0.1402704" calcext:value-type="float">
            <text:p>-0.14027</text:p>
          </table:table-cell>
          <table:table-cell table:number-columns-repeated="3"/>
        </table:table-row>
        <table:table-row table:style-name="ro1">
          <table:table-cell office:value-type="float" office:value="1.708947" calcext:value-type="float">
            <text:p>1.70895</text:p>
          </table:table-cell>
          <table:table-cell office:value-type="float" office:value="0.09833592" calcext:value-type="float">
            <text:p>0.09834</text:p>
          </table:table-cell>
          <table:table-cell office:value-type="float" office:value="-0.1420869" calcext:value-type="float">
            <text:p>-0.14209</text:p>
          </table:table-cell>
          <table:table-cell table:number-columns-repeated="3"/>
        </table:table-row>
        <table:table-row table:style-name="ro1">
          <table:table-cell office:value-type="float" office:value="1.742456" calcext:value-type="float">
            <text:p>1.74246</text:p>
          </table:table-cell>
          <table:table-cell office:value-type="float" office:value="0.09511498" calcext:value-type="float">
            <text:p>0.09511</text:p>
          </table:table-cell>
          <table:table-cell office:value-type="float" office:value="-0.1436751" calcext:value-type="float">
            <text:p>-0.14368</text:p>
          </table:table-cell>
          <table:table-cell table:number-columns-repeated="3"/>
        </table:table-row>
        <table:table-row table:style-name="ro1">
          <table:table-cell office:value-type="float" office:value="1.775965" calcext:value-type="float">
            <text:p>1.77597</text:p>
          </table:table-cell>
          <table:table-cell office:value-type="float" office:value="0.09258712" calcext:value-type="float">
            <text:p>0.09259</text:p>
          </table:table-cell>
          <table:table-cell office:value-type="float" office:value="-0.144846" calcext:value-type="float">
            <text:p>-0.14485</text:p>
          </table:table-cell>
          <table:table-cell table:number-columns-repeated="3"/>
        </table:table-row>
        <table:table-row table:style-name="ro1">
          <table:table-cell office:value-type="float" office:value="1.809474" calcext:value-type="float">
            <text:p>1.80947</text:p>
          </table:table-cell>
          <table:table-cell office:value-type="float" office:value="0.09090321" calcext:value-type="float">
            <text:p>0.09090</text:p>
          </table:table-cell>
          <table:table-cell office:value-type="float" office:value="-0.145539" calcext:value-type="float">
            <text:p>-0.14554</text:p>
          </table:table-cell>
          <table:table-cell table:number-columns-repeated="3"/>
        </table:table-row>
        <table:table-row table:style-name="ro1">
          <table:table-cell office:value-type="float" office:value="1.842982" calcext:value-type="float">
            <text:p>1.84298</text:p>
          </table:table-cell>
          <table:table-cell office:value-type="float" office:value="0.0903692" calcext:value-type="float">
            <text:p>0.09037</text:p>
          </table:table-cell>
          <table:table-cell office:value-type="float" office:value="-0.1456931" calcext:value-type="float">
            <text:p>-0.14569</text:p>
          </table:table-cell>
          <table:table-cell table:number-columns-repeated="3"/>
        </table:table-row>
        <table:table-row table:style-name="ro1">
          <table:table-cell office:value-type="float" office:value="1.876491" calcext:value-type="float">
            <text:p>1.87649</text:p>
          </table:table-cell>
          <table:table-cell office:value-type="float" office:value="0.09096906" calcext:value-type="float">
            <text:p>0.09097</text:p>
          </table:table-cell>
          <table:table-cell office:value-type="float" office:value="-0.1454392" calcext:value-type="float">
            <text:p>-0.14544</text:p>
          </table:table-cell>
          <table:table-cell table:number-columns-repeated="3"/>
        </table:table-row>
        <table:table-row table:style-name="ro1">
          <table:table-cell office:value-type="float" office:value="1.91" calcext:value-type="float">
            <text:p>1.91000</text:p>
          </table:table-cell>
          <table:table-cell office:value-type="float" office:value="0.09254628" calcext:value-type="float">
            <text:p>0.09255</text:p>
          </table:table-cell>
          <table:table-cell office:value-type="float" office:value="-0.1446663" calcext:value-type="float">
            <text:p>-0.14467</text:p>
          </table:table-cell>
          <table:table-cell table:number-columns-repeated="3"/>
        </table:table-row>
        <table:table-row table:style-name="ro1">
          <table:table-cell office:value-type="float" office:value="1.943509" calcext:value-type="float">
            <text:p>1.94351</text:p>
          </table:table-cell>
          <table:table-cell office:value-type="float" office:value="0.09496709" calcext:value-type="float">
            <text:p>0.09497</text:p>
          </table:table-cell>
          <table:table-cell office:value-type="float" office:value="-0.1435572" calcext:value-type="float">
            <text:p>-0.14356</text:p>
          </table:table-cell>
          <table:table-cell table:number-columns-repeated="3"/>
        </table:table-row>
        <table:table-row table:style-name="ro1">
          <table:table-cell office:value-type="float" office:value="1.977018" calcext:value-type="float">
            <text:p>1.97702</text:p>
          </table:table-cell>
          <table:table-cell office:value-type="float" office:value="0.09804162" calcext:value-type="float">
            <text:p>0.09804</text:p>
          </table:table-cell>
          <table:table-cell office:value-type="float" office:value="-0.1421115" calcext:value-type="float">
            <text:p>-0.14211</text:p>
          </table:table-cell>
          <table:table-cell table:number-columns-repeated="3"/>
        </table:table-row>
        <table:table-row table:style-name="ro1">
          <table:table-cell office:value-type="float" office:value="2.010526" calcext:value-type="float">
            <text:p>2.01053</text:p>
          </table:table-cell>
          <table:table-cell office:value-type="float" office:value="0.1012637" calcext:value-type="float">
            <text:p>0.10126</text:p>
          </table:table-cell>
          <table:table-cell office:value-type="float" office:value="-0.1403863" calcext:value-type="float">
            <text:p>-0.14039</text:p>
          </table:table-cell>
          <table:table-cell table:number-columns-repeated="3"/>
        </table:table-row>
        <table:table-row table:style-name="ro1">
          <table:table-cell office:value-type="float" office:value="2.044035" calcext:value-type="float">
            <text:p>2.04404</text:p>
          </table:table-cell>
          <table:table-cell office:value-type="float" office:value="0.1044701" calcext:value-type="float">
            <text:p>0.10447</text:p>
          </table:table-cell>
          <table:table-cell office:value-type="float" office:value="-0.1385731" calcext:value-type="float">
            <text:p>-0.13857</text:p>
          </table:table-cell>
          <table:table-cell table:number-columns-repeated="3"/>
        </table:table-row>
        <table:table-row table:style-name="ro1">
          <table:table-cell office:value-type="float" office:value="2.077544" calcext:value-type="float">
            <text:p>2.07754</text:p>
          </table:table-cell>
          <table:table-cell office:value-type="float" office:value="0.1071872" calcext:value-type="float">
            <text:p>0.10719</text:p>
          </table:table-cell>
          <table:table-cell office:value-type="float" office:value="-0.1369961" calcext:value-type="float">
            <text:p>-0.13700</text:p>
          </table:table-cell>
          <table:table-cell table:number-columns-repeated="3"/>
        </table:table-row>
        <table:table-row table:style-name="ro1">
          <table:table-cell office:value-type="float" office:value="2.111053" calcext:value-type="float">
            <text:p>2.11105</text:p>
          </table:table-cell>
          <table:table-cell office:value-type="float" office:value="0.1091776" calcext:value-type="float">
            <text:p>0.10918</text:p>
          </table:table-cell>
          <table:table-cell office:value-type="float" office:value="-0.1357719" calcext:value-type="float">
            <text:p>-0.13577</text:p>
          </table:table-cell>
          <table:table-cell table:number-columns-repeated="3"/>
        </table:table-row>
        <table:table-row table:style-name="ro1">
          <table:table-cell office:value-type="float" office:value="2.144561" calcext:value-type="float">
            <text:p>2.14456</text:p>
          </table:table-cell>
          <table:table-cell office:value-type="float" office:value="0.1102163" calcext:value-type="float">
            <text:p>0.11022</text:p>
          </table:table-cell>
          <table:table-cell office:value-type="float" office:value="-0.1350593" calcext:value-type="float">
            <text:p>-0.13506</text:p>
          </table:table-cell>
          <table:table-cell table:number-columns-repeated="3"/>
        </table:table-row>
        <table:table-row table:style-name="ro1">
          <table:table-cell office:value-type="float" office:value="2.17807" calcext:value-type="float">
            <text:p>2.17807</text:p>
          </table:table-cell>
          <table:table-cell office:value-type="float" office:value="0.1104314" calcext:value-type="float">
            <text:p>0.11043</text:p>
          </table:table-cell>
          <table:table-cell office:value-type="float" office:value="-0.1348926" calcext:value-type="float">
            <text:p>-0.13489</text:p>
          </table:table-cell>
          <table:table-cell table:number-columns-repeated="3"/>
        </table:table-row>
        <table:table-row table:style-name="ro1">
          <table:table-cell office:value-type="float" office:value="2.211579" calcext:value-type="float">
            <text:p>2.21158</text:p>
          </table:table-cell>
          <table:table-cell office:value-type="float" office:value="0.1097008" calcext:value-type="float">
            <text:p>0.10970</text:p>
          </table:table-cell>
          <table:table-cell office:value-type="float" office:value="-0.1353463" calcext:value-type="float">
            <text:p>-0.13535</text:p>
          </table:table-cell>
          <table:table-cell table:number-columns-repeated="3"/>
        </table:table-row>
        <table:table-row table:style-name="ro1">
          <table:table-cell office:value-type="float" office:value="2.245088" calcext:value-type="float">
            <text:p>2.24509</text:p>
          </table:table-cell>
          <table:table-cell office:value-type="float" office:value="0.1082632" calcext:value-type="float">
            <text:p>0.10826</text:p>
          </table:table-cell>
          <table:table-cell office:value-type="float" office:value="-0.1363509" calcext:value-type="float">
            <text:p>-0.13635</text:p>
          </table:table-cell>
          <table:table-cell table:number-columns-repeated="3"/>
        </table:table-row>
        <table:table-row table:style-name="ro1">
          <table:table-cell office:value-type="float" office:value="2.278596" calcext:value-type="float">
            <text:p>2.27860</text:p>
          </table:table-cell>
          <table:table-cell office:value-type="float" office:value="0.1061255" calcext:value-type="float">
            <text:p>0.10613</text:p>
          </table:table-cell>
          <table:table-cell office:value-type="float" office:value="-0.1376603" calcext:value-type="float">
            <text:p>-0.13766</text:p>
          </table:table-cell>
          <table:table-cell table:number-columns-repeated="3"/>
        </table:table-row>
        <table:table-row table:style-name="ro1">
          <table:table-cell office:value-type="float" office:value="2.312105" calcext:value-type="float">
            <text:p>2.31211</text:p>
          </table:table-cell>
          <table:table-cell office:value-type="float" office:value="0.1035798" calcext:value-type="float">
            <text:p>0.10358</text:p>
          </table:table-cell>
          <table:table-cell office:value-type="float" office:value="-0.1391292" calcext:value-type="float">
            <text:p>-0.13913</text:p>
          </table:table-cell>
          <table:table-cell table:number-columns-repeated="3"/>
        </table:table-row>
        <table:table-row table:style-name="ro1">
          <table:table-cell office:value-type="float" office:value="2.345614" calcext:value-type="float">
            <text:p>2.34561</text:p>
          </table:table-cell>
          <table:table-cell office:value-type="float" office:value="0.1007347" calcext:value-type="float">
            <text:p>0.10073</text:p>
          </table:table-cell>
          <table:table-cell office:value-type="float" office:value="-0.1407428" calcext:value-type="float">
            <text:p>-0.14074</text:p>
          </table:table-cell>
          <table:table-cell table:number-columns-repeated="3"/>
        </table:table-row>
        <table:table-row table:style-name="ro1">
          <table:table-cell office:value-type="float" office:value="2.379123" calcext:value-type="float">
            <text:p>2.37912</text:p>
          </table:table-cell>
          <table:table-cell office:value-type="float" office:value="0.09786617" calcext:value-type="float">
            <text:p>0.09787</text:p>
          </table:table-cell>
          <table:table-cell office:value-type="float" office:value="-0.1422539" calcext:value-type="float">
            <text:p>-0.14225</text:p>
          </table:table-cell>
          <table:table-cell table:number-columns-repeated="3"/>
        </table:table-row>
        <table:table-row table:style-name="ro1">
          <table:table-cell office:value-type="float" office:value="2.412632" calcext:value-type="float">
            <text:p>2.41263</text:p>
          </table:table-cell>
          <table:table-cell office:value-type="float" office:value="0.09535826" calcext:value-type="float">
            <text:p>0.09536</text:p>
          </table:table-cell>
          <table:table-cell office:value-type="float" office:value="-0.1433219" calcext:value-type="float">
            <text:p>-0.14332</text:p>
          </table:table-cell>
          <table:table-cell table:number-columns-repeated="3"/>
        </table:table-row>
        <table:table-row table:style-name="ro1">
          <table:table-cell office:value-type="float" office:value="2.44614" calcext:value-type="float">
            <text:p>2.44614</text:p>
          </table:table-cell>
          <table:table-cell office:value-type="float" office:value="0.09360766" calcext:value-type="float">
            <text:p>0.09361</text:p>
          </table:table-cell>
          <table:table-cell office:value-type="float" office:value="-0.1442939" calcext:value-type="float">
            <text:p>-0.14429</text:p>
          </table:table-cell>
          <table:table-cell table:number-columns-repeated="3"/>
        </table:table-row>
        <table:table-row table:style-name="ro1">
          <table:table-cell office:value-type="float" office:value="2.479649" calcext:value-type="float">
            <text:p>2.47965</text:p>
          </table:table-cell>
          <table:table-cell office:value-type="float" office:value="0.09259102" calcext:value-type="float">
            <text:p>0.09259</text:p>
          </table:table-cell>
          <table:table-cell office:value-type="float" office:value="-0.1447758" calcext:value-type="float">
            <text:p>-0.14478</text:p>
          </table:table-cell>
          <table:table-cell table:number-columns-repeated="3"/>
        </table:table-row>
        <table:table-row table:style-name="ro1">
          <table:table-cell office:value-type="float" office:value="2.513158" calcext:value-type="float">
            <text:p>2.51316</text:p>
          </table:table-cell>
          <table:table-cell office:value-type="float" office:value="0.09250709" calcext:value-type="float">
            <text:p>0.09251</text:p>
          </table:table-cell>
          <table:table-cell office:value-type="float" office:value="-0.1447" calcext:value-type="float">
            <text:p>-0.14470</text:p>
          </table:table-cell>
          <table:table-cell table:number-columns-repeated="3"/>
        </table:table-row>
        <table:table-row table:style-name="ro1">
          <table:table-cell office:value-type="float" office:value="2.546667" calcext:value-type="float">
            <text:p>2.54667</text:p>
          </table:table-cell>
          <table:table-cell office:value-type="float" office:value="0.09325028" calcext:value-type="float">
            <text:p>0.09325</text:p>
          </table:table-cell>
          <table:table-cell office:value-type="float" office:value="-0.144371" calcext:value-type="float">
            <text:p>-0.14437</text:p>
          </table:table-cell>
          <table:table-cell table:number-columns-repeated="3"/>
        </table:table-row>
        <table:table-row table:style-name="ro1">
          <table:table-cell office:value-type="float" office:value="2.580175" calcext:value-type="float">
            <text:p>2.58018</text:p>
          </table:table-cell>
          <table:table-cell office:value-type="float" office:value="0.09482109" calcext:value-type="float">
            <text:p>0.09482</text:p>
          </table:table-cell>
          <table:table-cell office:value-type="float" office:value="-0.1436935" calcext:value-type="float">
            <text:p>-0.14369</text:p>
          </table:table-cell>
          <table:table-cell table:number-columns-repeated="3"/>
        </table:table-row>
        <table:table-row table:style-name="ro1">
          <table:table-cell office:value-type="float" office:value="2.613684" calcext:value-type="float">
            <text:p>2.61368</text:p>
          </table:table-cell>
          <table:table-cell office:value-type="float" office:value="0.09699218" calcext:value-type="float">
            <text:p>0.09699</text:p>
          </table:table-cell>
          <table:table-cell office:value-type="float" office:value="-0.1426678" calcext:value-type="float">
            <text:p>-0.14267</text:p>
          </table:table-cell>
          <table:table-cell table:number-columns-repeated="3"/>
        </table:table-row>
        <table:table-row table:style-name="ro1">
          <table:table-cell office:value-type="float" office:value="2.647193" calcext:value-type="float">
            <text:p>2.64719</text:p>
          </table:table-cell>
          <table:table-cell office:value-type="float" office:value="0.09947705" calcext:value-type="float">
            <text:p>0.09948</text:p>
          </table:table-cell>
          <table:table-cell office:value-type="float" office:value="-0.1414609" calcext:value-type="float">
            <text:p>-0.14146</text:p>
          </table:table-cell>
          <table:table-cell table:number-columns-repeated="3"/>
        </table:table-row>
        <table:table-row table:style-name="ro1">
          <table:table-cell office:value-type="float" office:value="2.680702" calcext:value-type="float">
            <text:p>2.68070</text:p>
          </table:table-cell>
          <table:table-cell office:value-type="float" office:value="0.1021303" calcext:value-type="float">
            <text:p>0.10213</text:p>
          </table:table-cell>
          <table:table-cell office:value-type="float" office:value="-0.1402143" calcext:value-type="float">
            <text:p>-0.14021</text:p>
          </table:table-cell>
          <table:table-cell table:number-columns-repeated="3"/>
        </table:table-row>
        <table:table-row table:style-name="ro1">
          <table:table-cell office:value-type="float" office:value="2.714211" calcext:value-type="float">
            <text:p>2.71421</text:p>
          </table:table-cell>
          <table:table-cell office:value-type="float" office:value="0.1044848" calcext:value-type="float">
            <text:p>0.10448</text:p>
          </table:table-cell>
          <table:table-cell office:value-type="float" office:value="-0.1388355" calcext:value-type="float">
            <text:p>-0.13884</text:p>
          </table:table-cell>
          <table:table-cell table:number-columns-repeated="3"/>
        </table:table-row>
        <table:table-row table:style-name="ro1">
          <table:table-cell office:value-type="float" office:value="2.747719" calcext:value-type="float">
            <text:p>2.74772</text:p>
          </table:table-cell>
          <table:table-cell office:value-type="float" office:value="0.1065175" calcext:value-type="float">
            <text:p>0.10652</text:p>
          </table:table-cell>
          <table:table-cell office:value-type="float" office:value="-0.137809" calcext:value-type="float">
            <text:p>-0.13781</text:p>
          </table:table-cell>
          <table:table-cell table:number-columns-repeated="3"/>
        </table:table-row>
        <table:table-row table:style-name="ro1">
          <table:table-cell office:value-type="float" office:value="2.781228" calcext:value-type="float">
            <text:p>2.78123</text:p>
          </table:table-cell>
          <table:table-cell office:value-type="float" office:value="0.1078027" calcext:value-type="float">
            <text:p>0.10780</text:p>
          </table:table-cell>
          <table:table-cell office:value-type="float" office:value="-0.1369182" calcext:value-type="float">
            <text:p>-0.13692</text:p>
          </table:table-cell>
          <table:table-cell table:number-columns-repeated="3"/>
        </table:table-row>
        <table:table-row table:style-name="ro1">
          <table:table-cell office:value-type="float" office:value="2.814737" calcext:value-type="float">
            <text:p>2.81474</text:p>
          </table:table-cell>
          <table:table-cell office:value-type="float" office:value="0.108345" calcext:value-type="float">
            <text:p>0.10835</text:p>
          </table:table-cell>
          <table:table-cell office:value-type="float" office:value="-0.1365512" calcext:value-type="float">
            <text:p>-0.13655</text:p>
          </table:table-cell>
          <table:table-cell table:number-columns-repeated="3"/>
        </table:table-row>
        <table:table-row table:style-name="ro1">
          <table:table-cell office:value-type="float" office:value="2.848246" calcext:value-type="float">
            <text:p>2.84825</text:p>
          </table:table-cell>
          <table:table-cell office:value-type="float" office:value="0.1081973" calcext:value-type="float">
            <text:p>0.10820</text:p>
          </table:table-cell>
          <table:table-cell office:value-type="float" office:value="-0.1365907" calcext:value-type="float">
            <text:p>-0.13659</text:p>
          </table:table-cell>
          <table:table-cell table:number-columns-repeated="3"/>
        </table:table-row>
        <table:table-row table:style-name="ro1">
          <table:table-cell office:value-type="float" office:value="2.881754" calcext:value-type="float">
            <text:p>2.88175</text:p>
          </table:table-cell>
          <table:table-cell office:value-type="float" office:value="0.1073543" calcext:value-type="float">
            <text:p>0.10735</text:p>
          </table:table-cell>
          <table:table-cell office:value-type="float" office:value="-0.1372372" calcext:value-type="float">
            <text:p>-0.13724</text:p>
          </table:table-cell>
          <table:table-cell table:number-columns-repeated="3"/>
        </table:table-row>
        <table:table-row table:style-name="ro1">
          <table:table-cell office:value-type="float" office:value="2.915263" calcext:value-type="float">
            <text:p>2.91526</text:p>
          </table:table-cell>
          <table:table-cell office:value-type="float" office:value="0.1058176" calcext:value-type="float">
            <text:p>0.10582</text:p>
          </table:table-cell>
          <table:table-cell office:value-type="float" office:value="-0.1381402" calcext:value-type="float">
            <text:p>-0.13814</text:p>
          </table:table-cell>
          <table:table-cell table:number-columns-repeated="3"/>
        </table:table-row>
        <table:table-row table:style-name="ro1">
          <table:table-cell office:value-type="float" office:value="2.948772" calcext:value-type="float">
            <text:p>2.94877</text:p>
          </table:table-cell>
          <table:table-cell office:value-type="float" office:value="0.1039225" calcext:value-type="float">
            <text:p>0.10392</text:p>
          </table:table-cell>
          <table:table-cell office:value-type="float" office:value="-0.139202" calcext:value-type="float">
            <text:p>-0.13920</text:p>
          </table:table-cell>
          <table:table-cell table:number-columns-repeated="3"/>
        </table:table-row>
        <table:table-row table:style-name="ro1">
          <table:table-cell office:value-type="float" office:value="2.982281" calcext:value-type="float">
            <text:p>2.98228</text:p>
          </table:table-cell>
          <table:table-cell office:value-type="float" office:value="0.1017367" calcext:value-type="float">
            <text:p>0.10174</text:p>
          </table:table-cell>
          <table:table-cell office:value-type="float" office:value="-0.1404004" calcext:value-type="float">
            <text:p>-0.14040</text:p>
          </table:table-cell>
          <table:table-cell table:number-columns-repeated="3"/>
        </table:table-row>
        <table:table-row table:style-name="ro1">
          <table:table-cell office:value-type="float" office:value="3.015789" calcext:value-type="float">
            <text:p>3.01579</text:p>
          </table:table-cell>
          <table:table-cell office:value-type="float" office:value="0.0994557" calcext:value-type="float">
            <text:p>0.09946</text:p>
          </table:table-cell>
          <table:table-cell office:value-type="float" office:value="-0.1416105" calcext:value-type="float">
            <text:p>-0.14161</text:p>
          </table:table-cell>
          <table:table-cell table:number-columns-repeated="3"/>
        </table:table-row>
        <table:table-row table:style-name="ro1">
          <table:table-cell office:value-type="float" office:value="3.049298" calcext:value-type="float">
            <text:p>3.04930</text:p>
          </table:table-cell>
          <table:table-cell office:value-type="float" office:value="0.09734054" calcext:value-type="float">
            <text:p>0.09734</text:p>
          </table:table-cell>
          <table:table-cell office:value-type="float" office:value="-0.1427568" calcext:value-type="float">
            <text:p>-0.14276</text:p>
          </table:table-cell>
          <table:table-cell table:number-columns-repeated="3"/>
        </table:table-row>
        <table:table-row table:style-name="ro1">
          <table:table-cell office:value-type="float" office:value="3.082807" calcext:value-type="float">
            <text:p>3.08281</text:p>
          </table:table-cell>
          <table:table-cell office:value-type="float" office:value="0.09567968" calcext:value-type="float">
            <text:p>0.09568</text:p>
          </table:table-cell>
          <table:table-cell office:value-type="float" office:value="-0.1435423" calcext:value-type="float">
            <text:p>-0.14354</text:p>
          </table:table-cell>
          <table:table-cell table:number-columns-repeated="3"/>
        </table:table-row>
        <table:table-row table:style-name="ro1">
          <table:table-cell office:value-type="float" office:value="3.116316" calcext:value-type="float">
            <text:p>3.11632</text:p>
          </table:table-cell>
          <table:table-cell office:value-type="float" office:value="0.09456582" calcext:value-type="float">
            <text:p>0.09457</text:p>
          </table:table-cell>
          <table:table-cell office:value-type="float" office:value="-0.1441973" calcext:value-type="float">
            <text:p>-0.14420</text:p>
          </table:table-cell>
          <table:table-cell table:number-columns-repeated="3"/>
        </table:table-row>
        <table:table-row table:style-name="ro1">
          <table:table-cell office:value-type="float" office:value="3.149825" calcext:value-type="float">
            <text:p>3.14983</text:p>
          </table:table-cell>
          <table:table-cell office:value-type="float" office:value="0.09402727" calcext:value-type="float">
            <text:p>0.09403</text:p>
          </table:table-cell>
          <table:table-cell office:value-type="float" office:value="-0.1444077" calcext:value-type="float">
            <text:p>-0.14441</text:p>
          </table:table-cell>
          <table:table-cell table:number-columns-repeated="3"/>
        </table:table-row>
        <table:table-row table:style-name="ro1">
          <table:table-cell office:value-type="float" office:value="3.183333" calcext:value-type="float">
            <text:p>3.18333</text:p>
          </table:table-cell>
          <table:table-cell office:value-type="float" office:value="0.09433773" calcext:value-type="float">
            <text:p>0.09434</text:p>
          </table:table-cell>
          <table:table-cell office:value-type="float" office:value="-0.144374" calcext:value-type="float">
            <text:p>-0.14437</text:p>
          </table:table-cell>
          <table:table-cell table:number-columns-repeated="3"/>
        </table:table-row>
        <table:table-row table:style-name="ro1">
          <table:table-cell office:value-type="float" office:value="3.216842" calcext:value-type="float">
            <text:p>3.21684</text:p>
          </table:table-cell>
          <table:table-cell office:value-type="float" office:value="0.09526936" calcext:value-type="float">
            <text:p>0.09527</text:p>
          </table:table-cell>
          <table:table-cell office:value-type="float" office:value="-0.1439739" calcext:value-type="float">
            <text:p>-0.14397</text:p>
          </table:table-cell>
          <table:table-cell table:number-columns-repeated="3"/>
        </table:table-row>
        <table:table-row table:style-name="ro1">
          <table:table-cell office:value-type="float" office:value="3.250351" calcext:value-type="float">
            <text:p>3.25035</text:p>
          </table:table-cell>
          <table:table-cell office:value-type="float" office:value="0.09676759" calcext:value-type="float">
            <text:p>0.09677</text:p>
          </table:table-cell>
          <table:table-cell office:value-type="float" office:value="-0.1431522" calcext:value-type="float">
            <text:p>-0.14315</text:p>
          </table:table-cell>
          <table:table-cell table:number-columns-repeated="3"/>
        </table:table-row>
        <table:table-row table:style-name="ro1">
          <table:table-cell office:value-type="float" office:value="3.28386" calcext:value-type="float">
            <text:p>3.28386</text:p>
          </table:table-cell>
          <table:table-cell office:value-type="float" office:value="0.09859131" calcext:value-type="float">
            <text:p>0.09859</text:p>
          </table:table-cell>
          <table:table-cell office:value-type="float" office:value="-0.1421213" calcext:value-type="float">
            <text:p>-0.14212</text:p>
          </table:table-cell>
          <table:table-cell table:number-columns-repeated="3"/>
        </table:table-row>
        <table:table-row table:style-name="ro1">
          <table:table-cell office:value-type="float" office:value="3.317368" calcext:value-type="float">
            <text:p>3.31737</text:p>
          </table:table-cell>
          <table:table-cell office:value-type="float" office:value="0.1007029" calcext:value-type="float">
            <text:p>0.10070</text:p>
          </table:table-cell>
          <table:table-cell office:value-type="float" office:value="-0.1410287" calcext:value-type="float">
            <text:p>-0.14103</text:p>
          </table:table-cell>
          <table:table-cell table:number-columns-repeated="3"/>
        </table:table-row>
        <table:table-row table:style-name="ro1">
          <table:table-cell office:value-type="float" office:value="3.350877" calcext:value-type="float">
            <text:p>3.35088</text:p>
          </table:table-cell>
          <table:table-cell office:value-type="float" office:value="0.1026135" calcext:value-type="float">
            <text:p>0.10261</text:p>
          </table:table-cell>
          <table:table-cell office:value-type="float" office:value="-0.1398959" calcext:value-type="float">
            <text:p>-0.13990</text:p>
          </table:table-cell>
          <table:table-cell table:number-columns-repeated="3"/>
        </table:table-row>
        <table:table-row table:style-name="ro1">
          <table:table-cell office:value-type="float" office:value="3.384386" calcext:value-type="float">
            <text:p>3.38439</text:p>
          </table:table-cell>
          <table:table-cell office:value-type="float" office:value="0.1045127" calcext:value-type="float">
            <text:p>0.10451</text:p>
          </table:table-cell>
          <table:table-cell office:value-type="float" office:value="-0.1389728" calcext:value-type="float">
            <text:p>-0.13897</text:p>
          </table:table-cell>
          <table:table-cell table:number-columns-repeated="3"/>
        </table:table-row>
        <table:table-row table:style-name="ro1">
          <table:table-cell office:value-type="float" office:value="3.417895" calcext:value-type="float">
            <text:p>3.41790</text:p>
          </table:table-cell>
          <table:table-cell office:value-type="float" office:value="0.1059309" calcext:value-type="float">
            <text:p>0.10593</text:p>
          </table:table-cell>
          <table:table-cell office:value-type="float" office:value="-0.1382089" calcext:value-type="float">
            <text:p>-0.13821</text:p>
          </table:table-cell>
          <table:table-cell table:number-columns-repeated="3"/>
        </table:table-row>
        <table:table-row table:style-name="ro1">
          <table:table-cell office:value-type="float" office:value="3.451404" calcext:value-type="float">
            <text:p>3.45140</text:p>
          </table:table-cell>
          <table:table-cell office:value-type="float" office:value="0.1067626" calcext:value-type="float">
            <text:p>0.10676</text:p>
          </table:table-cell>
          <table:table-cell office:value-type="float" office:value="-0.1377218" calcext:value-type="float">
            <text:p>-0.13772</text:p>
          </table:table-cell>
          <table:table-cell table:number-columns-repeated="3"/>
        </table:table-row>
        <table:table-row table:style-name="ro1">
          <table:table-cell office:value-type="float" office:value="3.484912" calcext:value-type="float">
            <text:p>3.48491</text:p>
          </table:table-cell>
          <table:table-cell office:value-type="float" office:value="0.1069288" calcext:value-type="float">
            <text:p>0.10693</text:p>
          </table:table-cell>
          <table:table-cell office:value-type="float" office:value="-0.1374736" calcext:value-type="float">
            <text:p>-0.13747</text:p>
          </table:table-cell>
          <table:table-cell table:number-columns-repeated="3"/>
        </table:table-row>
        <table:table-row table:style-name="ro1">
          <table:table-cell office:value-type="float" office:value="3.518421" calcext:value-type="float">
            <text:p>3.51842</text:p>
          </table:table-cell>
          <table:table-cell office:value-type="float" office:value="0.1064627" calcext:value-type="float">
            <text:p>0.10646</text:p>
          </table:table-cell>
          <table:table-cell office:value-type="float" office:value="-0.1377691" calcext:value-type="float">
            <text:p>-0.13777</text:p>
          </table:table-cell>
          <table:table-cell table:number-columns-repeated="3"/>
        </table:table-row>
        <table:table-row table:style-name="ro1">
          <table:table-cell office:value-type="float" office:value="3.55193" calcext:value-type="float">
            <text:p>3.55193</text:p>
          </table:table-cell>
          <table:table-cell office:value-type="float" office:value="0.1055506" calcext:value-type="float">
            <text:p>0.10555</text:p>
          </table:table-cell>
          <table:table-cell office:value-type="float" office:value="-0.1382596" calcext:value-type="float">
            <text:p>-0.13826</text:p>
          </table:table-cell>
          <table:table-cell table:number-columns-repeated="3"/>
        </table:table-row>
        <table:table-row table:style-name="ro1">
          <table:table-cell office:value-type="float" office:value="3.585439" calcext:value-type="float">
            <text:p>3.58544</text:p>
          </table:table-cell>
          <table:table-cell office:value-type="float" office:value="0.1041282" calcext:value-type="float">
            <text:p>0.10413</text:p>
          </table:table-cell>
          <table:table-cell office:value-type="float" office:value="-0.1391252" calcext:value-type="float">
            <text:p>-0.13913</text:p>
          </table:table-cell>
          <table:table-cell table:number-columns-repeated="3"/>
        </table:table-row>
        <table:table-row table:style-name="ro1">
          <table:table-cell office:value-type="float" office:value="3.618947" calcext:value-type="float">
            <text:p>3.61895</text:p>
          </table:table-cell>
          <table:table-cell office:value-type="float" office:value="0.1023562" calcext:value-type="float">
            <text:p>0.10236</text:p>
          </table:table-cell>
          <table:table-cell office:value-type="float" office:value="-0.1400805" calcext:value-type="float">
            <text:p>-0.14008</text:p>
          </table:table-cell>
          <table:table-cell table:number-columns-repeated="3"/>
        </table:table-row>
        <table:table-row table:style-name="ro1">
          <table:table-cell office:value-type="float" office:value="3.652456" calcext:value-type="float">
            <text:p>3.65246</text:p>
          </table:table-cell>
          <table:table-cell office:value-type="float" office:value="0.1004737" calcext:value-type="float">
            <text:p>0.10047</text:p>
          </table:table-cell>
          <table:table-cell office:value-type="float" office:value="-0.1411154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3.685965" calcext:value-type="float">
            <text:p>3.68597</text:p>
          </table:table-cell>
          <table:table-cell office:value-type="float" office:value="0.0986357" calcext:value-type="float">
            <text:p>0.09864</text:p>
          </table:table-cell>
          <table:table-cell office:value-type="float" office:value="-0.1420009" calcext:value-type="float">
            <text:p>-0.14200</text:p>
          </table:table-cell>
          <table:table-cell table:number-columns-repeated="3"/>
        </table:table-row>
        <table:table-row table:style-name="ro1">
          <table:table-cell office:value-type="float" office:value="3.719474" calcext:value-type="float">
            <text:p>3.71947</text:p>
          </table:table-cell>
          <table:table-cell office:value-type="float" office:value="0.09701032" calcext:value-type="float">
            <text:p>0.09701</text:p>
          </table:table-cell>
          <table:table-cell office:value-type="float" office:value="-0.1428111" calcext:value-type="float">
            <text:p>-0.14281</text:p>
          </table:table-cell>
          <table:table-cell table:number-columns-repeated="3"/>
        </table:table-row>
        <table:table-row table:style-name="ro1">
          <table:table-cell office:value-type="float" office:value="3.752982" calcext:value-type="float">
            <text:p>3.75298</text:p>
          </table:table-cell>
          <table:table-cell office:value-type="float" office:value="0.09579997" calcext:value-type="float">
            <text:p>0.09580</text:p>
          </table:table-cell>
          <table:table-cell office:value-type="float" office:value="-0.1433362" calcext:value-type="float">
            <text:p>-0.14334</text:p>
          </table:table-cell>
          <table:table-cell table:number-columns-repeated="3"/>
        </table:table-row>
        <table:table-row table:style-name="ro1">
          <table:table-cell office:value-type="float" office:value="3.786491" calcext:value-type="float">
            <text:p>3.78649</text:p>
          </table:table-cell>
          <table:table-cell office:value-type="float" office:value="0.09509457" calcext:value-type="float">
            <text:p>0.09509</text:p>
          </table:table-cell>
          <table:table-cell office:value-type="float" office:value="-0.1437351" calcext:value-type="float">
            <text:p>-0.14374</text:p>
          </table:table-cell>
          <table:table-cell table:number-columns-repeated="3"/>
        </table:table-row>
        <table:table-row table:style-name="ro1">
          <table:table-cell office:value-type="float" office:value="3.82" calcext:value-type="float">
            <text:p>3.82000</text:p>
          </table:table-cell>
          <table:table-cell office:value-type="float" office:value="0.09502874" calcext:value-type="float">
            <text:p>0.09503</text:p>
          </table:table-cell>
          <table:table-cell office:value-type="float" office:value="-0.1437967" calcext:value-type="float">
            <text:p>-0.14380</text:p>
          </table:table-cell>
          <table:table-cell table:number-columns-repeated="3"/>
        </table:table-row>
        <table:table-row table:style-name="ro1">
          <table:table-cell office:value-type="float" office:value="3.853509" calcext:value-type="float">
            <text:p>3.85351</text:p>
          </table:table-cell>
          <table:table-cell office:value-type="float" office:value="0.0955275" calcext:value-type="float">
            <text:p>0.09553</text:p>
          </table:table-cell>
          <table:table-cell office:value-type="float" office:value="-0.143539" calcext:value-type="float">
            <text:p>-0.14354</text:p>
          </table:table-cell>
          <table:table-cell table:number-columns-repeated="3"/>
        </table:table-row>
        <table:table-row table:style-name="ro1">
          <table:table-cell office:value-type="float" office:value="3.887018" calcext:value-type="float">
            <text:p>3.88702</text:p>
          </table:table-cell>
          <table:table-cell office:value-type="float" office:value="0.09652432" calcext:value-type="float">
            <text:p>0.09652</text:p>
          </table:table-cell>
          <table:table-cell office:value-type="float" office:value="-0.1430094" calcext:value-type="float">
            <text:p>-0.14301</text:p>
          </table:table-cell>
          <table:table-cell table:number-columns-repeated="3"/>
        </table:table-row>
        <table:table-row table:style-name="ro1">
          <table:table-cell office:value-type="float" office:value="3.920526" calcext:value-type="float">
            <text:p>3.92053</text:p>
          </table:table-cell>
          <table:table-cell office:value-type="float" office:value="0.09797656" calcext:value-type="float">
            <text:p>0.09798</text:p>
          </table:table-cell>
          <table:table-cell office:value-type="float" office:value="-0.1422876" calcext:value-type="float">
            <text:p>-0.14229</text:p>
          </table:table-cell>
          <table:table-cell table:number-columns-repeated="3"/>
        </table:table-row>
        <table:table-row table:style-name="ro1">
          <table:table-cell office:value-type="float" office:value="3.954035" calcext:value-type="float">
            <text:p>3.95404</text:p>
          </table:table-cell>
          <table:table-cell office:value-type="float" office:value="0.09960191" calcext:value-type="float">
            <text:p>0.09960</text:p>
          </table:table-cell>
          <table:table-cell office:value-type="float" office:value="-0.141358" calcext:value-type="float">
            <text:p>-0.14136</text:p>
          </table:table-cell>
          <table:table-cell table:number-columns-repeated="3"/>
        </table:table-row>
        <table:table-row table:style-name="ro1">
          <table:table-cell office:value-type="float" office:value="3.987544" calcext:value-type="float">
            <text:p>3.98754</text:p>
          </table:table-cell>
          <table:table-cell office:value-type="float" office:value="0.1012542" calcext:value-type="float">
            <text:p>0.10125</text:p>
          </table:table-cell>
          <table:table-cell office:value-type="float" office:value="-0.1404143" calcext:value-type="float">
            <text:p>-0.14041</text:p>
          </table:table-cell>
          <table:table-cell table:number-columns-repeated="3"/>
        </table:table-row>
        <table:table-row table:style-name="ro1">
          <table:table-cell office:value-type="float" office:value="4.021053" calcext:value-type="float">
            <text:p>4.02105</text:p>
          </table:table-cell>
          <table:table-cell office:value-type="float" office:value="0.1028555" calcext:value-type="float">
            <text:p>0.10286</text:p>
          </table:table-cell>
          <table:table-cell office:value-type="float" office:value="-0.1395167" calcext:value-type="float">
            <text:p>-0.13952</text:p>
          </table:table-cell>
          <table:table-cell table:number-columns-repeated="3"/>
        </table:table-row>
        <table:table-row table:style-name="ro1">
          <table:table-cell office:value-type="float" office:value="4.054561" calcext:value-type="float">
            <text:p>4.05456</text:p>
          </table:table-cell>
          <table:table-cell office:value-type="float" office:value="0.1041769" calcext:value-type="float">
            <text:p>0.10418</text:p>
          </table:table-cell>
          <table:table-cell office:value-type="float" office:value="-0.1387589" calcext:value-type="float">
            <text:p>-0.13876</text:p>
          </table:table-cell>
          <table:table-cell table:number-columns-repeated="3"/>
        </table:table-row>
        <table:table-row table:style-name="ro1">
          <table:table-cell office:value-type="float" office:value="4.08807" calcext:value-type="float">
            <text:p>4.08807</text:p>
          </table:table-cell>
          <table:table-cell office:value-type="float" office:value="0.1050197" calcext:value-type="float">
            <text:p>0.10502</text:p>
          </table:table-cell>
          <table:table-cell office:value-type="float" office:value="-0.1381171" calcext:value-type="float">
            <text:p>-0.13812</text:p>
          </table:table-cell>
          <table:table-cell table:number-columns-repeated="3"/>
        </table:table-row>
        <table:table-row table:style-name="ro1">
          <table:table-cell office:value-type="float" office:value="4.121579" calcext:value-type="float">
            <text:p>4.12158</text:p>
          </table:table-cell>
          <table:table-cell office:value-type="float" office:value="0.1054456" calcext:value-type="float">
            <text:p>0.10545</text:p>
          </table:table-cell>
          <table:table-cell office:value-type="float" office:value="-0.1379379" calcext:value-type="float">
            <text:p>-0.13794</text:p>
          </table:table-cell>
          <table:table-cell table:number-columns-repeated="3"/>
        </table:table-row>
        <table:table-row table:style-name="ro1">
          <table:table-cell office:value-type="float" office:value="4.155088" calcext:value-type="float">
            <text:p>4.15509</text:p>
          </table:table-cell>
          <table:table-cell office:value-type="float" office:value="0.1054856" calcext:value-type="float">
            <text:p>0.10549</text:p>
          </table:table-cell>
          <table:table-cell office:value-type="float" office:value="-0.138071" calcext:value-type="float">
            <text:p>-0.13807</text:p>
          </table:table-cell>
          <table:table-cell table:number-columns-repeated="3"/>
        </table:table-row>
        <table:table-row table:style-name="ro1">
          <table:table-cell office:value-type="float" office:value="4.188596" calcext:value-type="float">
            <text:p>4.18860</text:p>
          </table:table-cell>
          <table:table-cell office:value-type="float" office:value="0.1048984" calcext:value-type="float">
            <text:p>0.10490</text:p>
          </table:table-cell>
          <table:table-cell office:value-type="float" office:value="-0.1385227" calcext:value-type="float">
            <text:p>-0.13852</text:p>
          </table:table-cell>
          <table:table-cell table:number-columns-repeated="3"/>
        </table:table-row>
        <table:table-row table:style-name="ro1">
          <table:table-cell office:value-type="float" office:value="4.222105" calcext:value-type="float">
            <text:p>4.22211</text:p>
          </table:table-cell>
          <table:table-cell office:value-type="float" office:value="0.1038602" calcext:value-type="float">
            <text:p>0.10386</text:p>
          </table:table-cell>
          <table:table-cell office:value-type="float" office:value="-0.1390444" calcext:value-type="float">
            <text:p>-0.13904</text:p>
          </table:table-cell>
          <table:table-cell table:number-columns-repeated="3"/>
        </table:table-row>
        <table:table-row table:style-name="ro1">
          <table:table-cell office:value-type="float" office:value="4.255614" calcext:value-type="float">
            <text:p>4.25561</text:p>
          </table:table-cell>
          <table:table-cell office:value-type="float" office:value="0.1025492" calcext:value-type="float">
            <text:p>0.10255</text:p>
          </table:table-cell>
          <table:table-cell office:value-type="float" office:value="-0.1397799" calcext:value-type="float">
            <text:p>-0.13978</text:p>
          </table:table-cell>
          <table:table-cell table:number-columns-repeated="3"/>
        </table:table-row>
        <table:table-row table:style-name="ro1">
          <table:table-cell office:value-type="float" office:value="4.289123" calcext:value-type="float">
            <text:p>4.28912</text:p>
          </table:table-cell>
          <table:table-cell office:value-type="float" office:value="0.1010048" calcext:value-type="float">
            <text:p>0.10100</text:p>
          </table:table-cell>
          <table:table-cell office:value-type="float" office:value="-0.1406878" calcext:value-type="float">
            <text:p>-0.14069</text:p>
          </table:table-cell>
          <table:table-cell table:number-columns-repeated="3"/>
        </table:table-row>
        <table:table-row table:style-name="ro1">
          <table:table-cell office:value-type="float" office:value="4.322632" calcext:value-type="float">
            <text:p>4.32263</text:p>
          </table:table-cell>
          <table:table-cell office:value-type="float" office:value="0.09948772" calcext:value-type="float">
            <text:p>0.09949</text:p>
          </table:table-cell>
          <table:table-cell office:value-type="float" office:value="-0.1416073" calcext:value-type="float">
            <text:p>-0.14161</text:p>
          </table:table-cell>
          <table:table-cell table:number-columns-repeated="3"/>
        </table:table-row>
        <table:table-row table:style-name="ro1">
          <table:table-cell office:value-type="float" office:value="4.35614" calcext:value-type="float">
            <text:p>4.35614</text:p>
          </table:table-cell>
          <table:table-cell office:value-type="float" office:value="0.09814941" calcext:value-type="float">
            <text:p>0.09815</text:p>
          </table:table-cell>
          <table:table-cell office:value-type="float" office:value="-0.1423556" calcext:value-type="float">
            <text:p>-0.14236</text:p>
          </table:table-cell>
          <table:table-cell table:number-columns-repeated="3"/>
        </table:table-row>
        <table:table-row table:style-name="ro1">
          <table:table-cell office:value-type="float" office:value="4.389649" calcext:value-type="float">
            <text:p>4.38965</text:p>
          </table:table-cell>
          <table:table-cell office:value-type="float" office:value="0.09694956" calcext:value-type="float">
            <text:p>0.09695</text:p>
          </table:table-cell>
          <table:table-cell office:value-type="float" office:value="-0.1429616" calcext:value-type="float">
            <text:p>-0.14296</text:p>
          </table:table-cell>
          <table:table-cell table:number-columns-repeated="3"/>
        </table:table-row>
        <table:table-row table:style-name="ro1">
          <table:table-cell office:value-type="float" office:value="4.423158" calcext:value-type="float">
            <text:p>4.42316</text:p>
          </table:table-cell>
          <table:table-cell office:value-type="float" office:value="0.09618814" calcext:value-type="float">
            <text:p>0.09619</text:p>
          </table:table-cell>
          <table:table-cell office:value-type="float" office:value="-0.1433423" calcext:value-type="float">
            <text:p>-0.14334</text:p>
          </table:table-cell>
          <table:table-cell table:number-columns-repeated="3"/>
        </table:table-row>
        <table:table-row table:style-name="ro1">
          <table:table-cell office:value-type="float" office:value="4.456667" calcext:value-type="float">
            <text:p>4.45667</text:p>
          </table:table-cell>
          <table:table-cell office:value-type="float" office:value="0.09586256" calcext:value-type="float">
            <text:p>0.09586</text:p>
          </table:table-cell>
          <table:table-cell office:value-type="float" office:value="-0.1434916" calcext:value-type="float">
            <text:p>-0.14349</text:p>
          </table:table-cell>
          <table:table-cell table:number-columns-repeated="3"/>
        </table:table-row>
        <table:table-row table:style-name="ro1">
          <table:table-cell office:value-type="float" office:value="4.490175" calcext:value-type="float">
            <text:p>4.49018</text:p>
          </table:table-cell>
          <table:table-cell office:value-type="float" office:value="0.09606036" calcext:value-type="float">
            <text:p>0.09606</text:p>
          </table:table-cell>
          <table:table-cell office:value-type="float" office:value="-0.1435044" calcext:value-type="float">
            <text:p>-0.14350</text:p>
          </table:table-cell>
          <table:table-cell table:number-columns-repeated="3"/>
        </table:table-row>
        <table:table-row table:style-name="ro1">
          <table:table-cell office:value-type="float" office:value="4.523684" calcext:value-type="float">
            <text:p>4.52368</text:p>
          </table:table-cell>
          <table:table-cell office:value-type="float" office:value="0.09673388" calcext:value-type="float">
            <text:p>0.09673</text:p>
          </table:table-cell>
          <table:table-cell office:value-type="float" office:value="-0.1431361" calcext:value-type="float">
            <text:p>-0.14314</text:p>
          </table:table-cell>
          <table:table-cell table:number-columns-repeated="3"/>
        </table:table-row>
        <table:table-row table:style-name="ro1">
          <table:table-cell office:value-type="float" office:value="4.557193" calcext:value-type="float">
            <text:p>4.55719</text:p>
          </table:table-cell>
          <table:table-cell office:value-type="float" office:value="0.09779049" calcext:value-type="float">
            <text:p>0.09779</text:p>
          </table:table-cell>
          <table:table-cell office:value-type="float" office:value="-0.1426227" calcext:value-type="float">
            <text:p>-0.14262</text:p>
          </table:table-cell>
          <table:table-cell table:number-columns-repeated="3"/>
        </table:table-row>
        <table:table-row table:style-name="ro1">
          <table:table-cell office:value-type="float" office:value="4.590702" calcext:value-type="float">
            <text:p>4.59070</text:p>
          </table:table-cell>
          <table:table-cell office:value-type="float" office:value="0.09903437" calcext:value-type="float">
            <text:p>0.09903</text:p>
          </table:table-cell>
          <table:table-cell office:value-type="float" office:value="-0.1419609" calcext:value-type="float">
            <text:p>-0.14196</text:p>
          </table:table-cell>
          <table:table-cell table:number-columns-repeated="3"/>
        </table:table-row>
        <table:table-row table:style-name="ro1">
          <table:table-cell office:value-type="float" office:value="4.624211" calcext:value-type="float">
            <text:p>4.62421</text:p>
          </table:table-cell>
          <table:table-cell office:value-type="float" office:value="0.1004122" calcext:value-type="float">
            <text:p>0.10041</text:p>
          </table:table-cell>
          <table:table-cell office:value-type="float" office:value="-0.1411598" calcext:value-type="float">
            <text:p>-0.14116</text:p>
          </table:table-cell>
          <table:table-cell table:number-columns-repeated="3"/>
        </table:table-row>
        <table:table-row table:style-name="ro1">
          <table:table-cell office:value-type="float" office:value="4.657719" calcext:value-type="float">
            <text:p>4.65772</text:p>
          </table:table-cell>
          <table:table-cell office:value-type="float" office:value="0.101749" calcext:value-type="float">
            <text:p>0.10175</text:p>
          </table:table-cell>
          <table:table-cell office:value-type="float" office:value="-0.14044" calcext:value-type="float">
            <text:p>-0.14044</text:p>
          </table:table-cell>
          <table:table-cell table:number-columns-repeated="3"/>
        </table:table-row>
        <table:table-row table:style-name="ro1">
          <table:table-cell office:value-type="float" office:value="4.691228" calcext:value-type="float">
            <text:p>4.69123</text:p>
          </table:table-cell>
          <table:table-cell office:value-type="float" office:value="0.1029326" calcext:value-type="float">
            <text:p>0.10293</text:p>
          </table:table-cell>
          <table:table-cell office:value-type="float" office:value="-0.1397646" calcext:value-type="float">
            <text:p>-0.13976</text:p>
          </table:table-cell>
          <table:table-cell table:number-columns-repeated="3"/>
        </table:table-row>
        <table:table-row table:style-name="ro1">
          <table:table-cell office:value-type="float" office:value="4.724737" calcext:value-type="float">
            <text:p>4.72474</text:p>
          </table:table-cell>
          <table:table-cell office:value-type="float" office:value="0.1039058" calcext:value-type="float">
            <text:p>0.10391</text:p>
          </table:table-cell>
          <table:table-cell office:value-type="float" office:value="-0.1393371" calcext:value-type="float">
            <text:p>-0.13934</text:p>
          </table:table-cell>
          <table:table-cell table:number-columns-repeated="3"/>
        </table:table-row>
        <table:table-row table:style-name="ro1">
          <table:table-cell office:value-type="float" office:value="4.758246" calcext:value-type="float">
            <text:p>4.75825</text:p>
          </table:table-cell>
          <table:table-cell office:value-type="float" office:value="0.1044427" calcext:value-type="float">
            <text:p>0.10444</text:p>
          </table:table-cell>
          <table:table-cell office:value-type="float" office:value="-0.1389836" calcext:value-type="float">
            <text:p>-0.13898</text:p>
          </table:table-cell>
          <table:table-cell table:number-columns-repeated="3"/>
        </table:table-row>
        <table:table-row table:style-name="ro1">
          <table:table-cell office:value-type="float" office:value="4.791754" calcext:value-type="float">
            <text:p>4.79175</text:p>
          </table:table-cell>
          <table:table-cell office:value-type="float" office:value="0.1047109" calcext:value-type="float">
            <text:p>0.10471</text:p>
          </table:table-cell>
          <table:table-cell office:value-type="float" office:value="-0.1390018" calcext:value-type="float">
            <text:p>-0.13900</text:p>
          </table:table-cell>
          <table:table-cell table:number-columns-repeated="3"/>
        </table:table-row>
        <table:table-row table:style-name="ro1">
          <table:table-cell office:value-type="float" office:value="4.825263" calcext:value-type="float">
            <text:p>4.82526</text:p>
          </table:table-cell>
          <table:table-cell office:value-type="float" office:value="0.1043987" calcext:value-type="float">
            <text:p>0.10440</text:p>
          </table:table-cell>
          <table:table-cell office:value-type="float" office:value="-0.1391646" calcext:value-type="float">
            <text:p>-0.13916</text:p>
          </table:table-cell>
          <table:table-cell table:number-columns-repeated="3"/>
        </table:table-row>
        <table:table-row table:style-name="ro1">
          <table:table-cell office:value-type="float" office:value="4.858772" calcext:value-type="float">
            <text:p>4.85877</text:p>
          </table:table-cell>
          <table:table-cell office:value-type="float" office:value="0.1038661" calcext:value-type="float">
            <text:p>0.10387</text:p>
          </table:table-cell>
          <table:table-cell office:value-type="float" office:value="-0.1395546" calcext:value-type="float">
            <text:p>-0.13955</text:p>
          </table:table-cell>
          <table:table-cell table:number-columns-repeated="3"/>
        </table:table-row>
        <table:table-row table:style-name="ro1">
          <table:table-cell office:value-type="float" office:value="4.892281" calcext:value-type="float">
            <text:p>4.89228</text:p>
          </table:table-cell>
          <table:table-cell office:value-type="float" office:value="0.1028621" calcext:value-type="float">
            <text:p>0.10286</text:p>
          </table:table-cell>
          <table:table-cell office:value-type="float" office:value="-0.1399707" calcext:value-type="float">
            <text:p>-0.13997</text:p>
          </table:table-cell>
          <table:table-cell table:number-columns-repeated="3"/>
        </table:table-row>
        <table:table-row table:style-name="ro1">
          <table:table-cell office:value-type="float" office:value="4.925789" calcext:value-type="float">
            <text:p>4.92579</text:p>
          </table:table-cell>
          <table:table-cell office:value-type="float" office:value="0.1017532" calcext:value-type="float">
            <text:p>0.10175</text:p>
          </table:table-cell>
          <table:table-cell office:value-type="float" office:value="-0.1406795" calcext:value-type="float">
            <text:p>-0.14068</text:p>
          </table:table-cell>
          <table:table-cell table:number-columns-repeated="3"/>
        </table:table-row>
        <table:table-row table:style-name="ro1">
          <table:table-cell office:value-type="float" office:value="4.959298" calcext:value-type="float">
            <text:p>4.95930</text:p>
          </table:table-cell>
          <table:table-cell office:value-type="float" office:value="0.1005286" calcext:value-type="float">
            <text:p>0.10053</text:p>
          </table:table-cell>
          <table:table-cell office:value-type="float" office:value="-0.1414171" calcext:value-type="float">
            <text:p>-0.14142</text:p>
          </table:table-cell>
          <table:table-cell table:number-columns-repeated="3"/>
        </table:table-row>
        <table:table-row table:style-name="ro1">
          <table:table-cell office:value-type="float" office:value="4.992807" calcext:value-type="float">
            <text:p>4.99281</text:p>
          </table:table-cell>
          <table:table-cell office:value-type="float" office:value="0.09934466" calcext:value-type="float">
            <text:p>0.09934</text:p>
          </table:table-cell>
          <table:table-cell office:value-type="float" office:value="-0.1418675" calcext:value-type="float">
            <text:p>-0.14187</text:p>
          </table:table-cell>
          <table:table-cell table:number-columns-repeated="3"/>
        </table:table-row>
        <table:table-row table:style-name="ro1">
          <table:table-cell office:value-type="float" office:value="5.026316" calcext:value-type="float">
            <text:p>5.02632</text:p>
          </table:table-cell>
          <table:table-cell office:value-type="float" office:value="0.09840498" calcext:value-type="float">
            <text:p>0.09840</text:p>
          </table:table-cell>
          <table:table-cell office:value-type="float" office:value="-0.14242" calcext:value-type="float">
            <text:p>-0.14242</text:p>
          </table:table-cell>
          <table:table-cell table:number-columns-repeated="3"/>
        </table:table-row>
        <table:table-row table:style-name="ro1">
          <table:table-cell office:value-type="float" office:value="5.059825" calcext:value-type="float">
            <text:p>5.05983</text:p>
          </table:table-cell>
          <table:table-cell office:value-type="float" office:value="0.09768386" calcext:value-type="float">
            <text:p>0.09768</text:p>
          </table:table-cell>
          <table:table-cell office:value-type="float" office:value="-0.1428217" calcext:value-type="float">
            <text:p>-0.14282</text:p>
          </table:table-cell>
          <table:table-cell table:number-columns-repeated="3"/>
        </table:table-row>
        <table:table-row table:style-name="ro1">
          <table:table-cell office:value-type="float" office:value="5.093333" calcext:value-type="float">
            <text:p>5.09333</text:p>
          </table:table-cell>
          <table:table-cell office:value-type="float" office:value="0.09726085" calcext:value-type="float">
            <text:p>0.09726</text:p>
          </table:table-cell>
          <table:table-cell office:value-type="float" office:value="-0.1429983" calcext:value-type="float">
            <text:p>-0.14300</text:p>
          </table:table-cell>
          <table:table-cell table:number-columns-repeated="3"/>
        </table:table-row>
        <table:table-row table:style-name="ro1">
          <table:table-cell office:value-type="float" office:value="5.126842" calcext:value-type="float">
            <text:p>5.12684</text:p>
          </table:table-cell>
          <table:table-cell office:value-type="float" office:value="0.09713685" calcext:value-type="float">
            <text:p>0.09714</text:p>
          </table:table-cell>
          <table:table-cell office:value-type="float" office:value="-0.1429788" calcext:value-type="float">
            <text:p>-0.14298</text:p>
          </table:table-cell>
          <table:table-cell table:number-columns-repeated="3"/>
        </table:table-row>
        <table:table-row table:style-name="ro1">
          <table:table-cell office:value-type="float" office:value="5.160351" calcext:value-type="float">
            <text:p>5.16035</text:p>
          </table:table-cell>
          <table:table-cell office:value-type="float" office:value="0.09738257" calcext:value-type="float">
            <text:p>0.09738</text:p>
          </table:table-cell>
          <table:table-cell office:value-type="float" office:value="-0.1427823" calcext:value-type="float">
            <text:p>-0.14278</text:p>
          </table:table-cell>
          <table:table-cell table:number-columns-repeated="3"/>
        </table:table-row>
        <table:table-row table:style-name="ro1">
          <table:table-cell office:value-type="float" office:value="5.19386" calcext:value-type="float">
            <text:p>5.19386</text:p>
          </table:table-cell>
          <table:table-cell office:value-type="float" office:value="0.09812028" calcext:value-type="float">
            <text:p>0.09812</text:p>
          </table:table-cell>
          <table:table-cell office:value-type="float" office:value="-0.1425121" calcext:value-type="float">
            <text:p>-0.14251</text:p>
          </table:table-cell>
          <table:table-cell table:number-columns-repeated="3"/>
        </table:table-row>
        <table:table-row table:style-name="ro1">
          <table:table-cell office:value-type="float" office:value="5.227368" calcext:value-type="float">
            <text:p>5.22737</text:p>
          </table:table-cell>
          <table:table-cell office:value-type="float" office:value="0.09891017" calcext:value-type="float">
            <text:p>0.09891</text:p>
          </table:table-cell>
          <table:table-cell office:value-type="float" office:value="-0.1420796" calcext:value-type="float">
            <text:p>-0.14208</text:p>
          </table:table-cell>
          <table:table-cell table:number-columns-repeated="3"/>
        </table:table-row>
        <table:table-row table:style-name="ro1">
          <table:table-cell office:value-type="float" office:value="5.260877" calcext:value-type="float">
            <text:p>5.26088</text:p>
          </table:table-cell>
          <table:table-cell office:value-type="float" office:value="0.09995241" calcext:value-type="float">
            <text:p>0.09995</text:p>
          </table:table-cell>
          <table:table-cell office:value-type="float" office:value="-0.1415455" calcext:value-type="float">
            <text:p>-0.14155</text:p>
          </table:table-cell>
          <table:table-cell table:number-columns-repeated="3"/>
        </table:table-row>
        <table:table-row table:style-name="ro1">
          <table:table-cell office:value-type="float" office:value="5.294386" calcext:value-type="float">
            <text:p>5.29439</text:p>
          </table:table-cell>
          <table:table-cell office:value-type="float" office:value="0.1010969" calcext:value-type="float">
            <text:p>0.10110</text:p>
          </table:table-cell>
          <table:table-cell office:value-type="float" office:value="-0.1409978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5.327895" calcext:value-type="float">
            <text:p>5.32790</text:p>
          </table:table-cell>
          <table:table-cell office:value-type="float" office:value="0.1021294" calcext:value-type="float">
            <text:p>0.10213</text:p>
          </table:table-cell>
          <table:table-cell office:value-type="float" office:value="-0.1405124" calcext:value-type="float">
            <text:p>-0.14051</text:p>
          </table:table-cell>
          <table:table-cell table:number-columns-repeated="3"/>
        </table:table-row>
        <table:table-row table:style-name="ro1">
          <table:table-cell office:value-type="float" office:value="5.361404" calcext:value-type="float">
            <text:p>5.36140</text:p>
          </table:table-cell>
          <table:table-cell office:value-type="float" office:value="0.1028996" calcext:value-type="float">
            <text:p>0.10290</text:p>
          </table:table-cell>
          <table:table-cell office:value-type="float" office:value="-0.1400078" calcext:value-type="float">
            <text:p>-0.14001</text:p>
          </table:table-cell>
          <table:table-cell table:number-columns-repeated="3"/>
        </table:table-row>
        <table:table-row table:style-name="ro1">
          <table:table-cell office:value-type="float" office:value="5.394912" calcext:value-type="float">
            <text:p>5.39491</text:p>
          </table:table-cell>
          <table:table-cell office:value-type="float" office:value="0.1034544" calcext:value-type="float">
            <text:p>0.10345</text:p>
          </table:table-cell>
          <table:table-cell office:value-type="float" office:value="-0.1397714" calcext:value-type="float">
            <text:p>-0.13977</text:p>
          </table:table-cell>
          <table:table-cell table:number-columns-repeated="3"/>
        </table:table-row>
        <table:table-row table:style-name="ro1">
          <table:table-cell office:value-type="float" office:value="5.428421" calcext:value-type="float">
            <text:p>5.42842</text:p>
          </table:table-cell>
          <table:table-cell office:value-type="float" office:value="0.1036287" calcext:value-type="float">
            <text:p>0.10363</text:p>
          </table:table-cell>
          <table:table-cell office:value-type="float" office:value="-0.1396898" calcext:value-type="float">
            <text:p>-0.13969</text:p>
          </table:table-cell>
          <table:table-cell table:number-columns-repeated="3"/>
        </table:table-row>
        <table:table-row table:style-name="ro1">
          <table:table-cell office:value-type="float" office:value="5.46193" calcext:value-type="float">
            <text:p>5.46193</text:p>
          </table:table-cell>
          <table:table-cell office:value-type="float" office:value="0.1036233" calcext:value-type="float">
            <text:p>0.10362</text:p>
          </table:table-cell>
          <table:table-cell office:value-type="float" office:value="-0.1398265" calcext:value-type="float">
            <text:p>-0.13983</text:p>
          </table:table-cell>
          <table:table-cell table:number-columns-repeated="3"/>
        </table:table-row>
        <table:table-row table:style-name="ro1">
          <table:table-cell office:value-type="float" office:value="5.495439" calcext:value-type="float">
            <text:p>5.49544</text:p>
          </table:table-cell>
          <table:table-cell office:value-type="float" office:value="0.1032279" calcext:value-type="float">
            <text:p>0.10323</text:p>
          </table:table-cell>
          <table:table-cell office:value-type="float" office:value="-0.1400378" calcext:value-type="float">
            <text:p>-0.14004</text:p>
          </table:table-cell>
          <table:table-cell table:number-columns-repeated="3"/>
        </table:table-row>
        <table:table-row table:style-name="ro1">
          <table:table-cell office:value-type="float" office:value="5.528947" calcext:value-type="float">
            <text:p>5.52895</text:p>
          </table:table-cell>
          <table:table-cell office:value-type="float" office:value="0.102521" calcext:value-type="float">
            <text:p>0.10252</text:p>
          </table:table-cell>
          <table:table-cell office:value-type="float" office:value="-0.1404032" calcext:value-type="float">
            <text:p>-0.14040</text:p>
          </table:table-cell>
          <table:table-cell table:number-columns-repeated="3"/>
        </table:table-row>
        <table:table-row table:style-name="ro1">
          <table:table-cell office:value-type="float" office:value="5.562456" calcext:value-type="float">
            <text:p>5.56246</text:p>
          </table:table-cell>
          <table:table-cell office:value-type="float" office:value="0.1015479" calcext:value-type="float">
            <text:p>0.10155</text:p>
          </table:table-cell>
          <table:table-cell office:value-type="float" office:value="-0.1407809" calcext:value-type="float">
            <text:p>-0.14078</text:p>
          </table:table-cell>
          <table:table-cell table:number-columns-repeated="3"/>
        </table:table-row>
        <table:table-row table:style-name="ro1">
          <table:table-cell office:value-type="float" office:value="5.595965" calcext:value-type="float">
            <text:p>5.59597</text:p>
          </table:table-cell>
          <table:table-cell office:value-type="float" office:value="0.1005025" calcext:value-type="float">
            <text:p>0.10050</text:p>
          </table:table-cell>
          <table:table-cell office:value-type="float" office:value="-0.14128" calcext:value-type="float">
            <text:p>-0.14128</text:p>
          </table:table-cell>
          <table:table-cell table:number-columns-repeated="3"/>
        </table:table-row>
        <table:table-row table:style-name="ro1">
          <table:table-cell office:value-type="float" office:value="5.629474" calcext:value-type="float">
            <text:p>5.62947</text:p>
          </table:table-cell>
          <table:table-cell office:value-type="float" office:value="0.09951649" calcext:value-type="float">
            <text:p>0.09952</text:p>
          </table:table-cell>
          <table:table-cell office:value-type="float" office:value="-0.1417548" calcext:value-type="float">
            <text:p>-0.14175</text:p>
          </table:table-cell>
          <table:table-cell table:number-columns-repeated="3"/>
        </table:table-row>
        <table:table-row table:style-name="ro1">
          <table:table-cell office:value-type="float" office:value="5.662982" calcext:value-type="float">
            <text:p>5.66298</text:p>
          </table:table-cell>
          <table:table-cell office:value-type="float" office:value="0.0986503" calcext:value-type="float">
            <text:p>0.09865</text:p>
          </table:table-cell>
          <table:table-cell office:value-type="float" office:value="-0.1421734" calcext:value-type="float">
            <text:p>-0.14217</text:p>
          </table:table-cell>
          <table:table-cell table:number-columns-repeated="3"/>
        </table:table-row>
        <table:table-row table:style-name="ro1">
          <table:table-cell office:value-type="float" office:value="5.696491" calcext:value-type="float">
            <text:p>5.69649</text:p>
          </table:table-cell>
          <table:table-cell office:value-type="float" office:value="0.09795674" calcext:value-type="float">
            <text:p>0.09796</text:p>
          </table:table-cell>
          <table:table-cell office:value-type="float" office:value="-0.1425277" calcext:value-type="float">
            <text:p>-0.14253</text:p>
          </table:table-cell>
          <table:table-cell table:number-columns-repeated="3"/>
        </table:table-row>
        <table:table-row table:style-name="ro1">
          <table:table-cell office:value-type="float" office:value="5.73" calcext:value-type="float">
            <text:p>5.73000</text:p>
          </table:table-cell>
          <table:table-cell office:value-type="float" office:value="0.09749035" calcext:value-type="float">
            <text:p>0.09749</text:p>
          </table:table-cell>
          <table:table-cell office:value-type="float" office:value="-0.1427459" calcext:value-type="float">
            <text:p>-0.14275</text:p>
          </table:table-cell>
          <table:table-cell table:number-columns-repeated="3"/>
        </table:table-row>
        <table:table-row table:style-name="ro1">
          <table:table-cell office:value-type="float" office:value="5.763509" calcext:value-type="float">
            <text:p>5.76351</text:p>
          </table:table-cell>
          <table:table-cell office:value-type="float" office:value="0.09741241" calcext:value-type="float">
            <text:p>0.09741</text:p>
          </table:table-cell>
          <table:table-cell office:value-type="float" office:value="-0.1427956" calcext:value-type="float">
            <text:p>-0.14280</text:p>
          </table:table-cell>
          <table:table-cell table:number-columns-repeated="3"/>
        </table:table-row>
        <table:table-row table:style-name="ro1">
          <table:table-cell office:value-type="float" office:value="5.797018" calcext:value-type="float">
            <text:p>5.79702</text:p>
          </table:table-cell>
          <table:table-cell office:value-type="float" office:value="0.09766377" calcext:value-type="float">
            <text:p>0.09766</text:p>
          </table:table-cell>
          <table:table-cell office:value-type="float" office:value="-0.1427225" calcext:value-type="float">
            <text:p>-0.14272</text:p>
          </table:table-cell>
          <table:table-cell table:number-columns-repeated="3"/>
        </table:table-row>
        <table:table-row table:style-name="ro1">
          <table:table-cell office:value-type="float" office:value="5.830526" calcext:value-type="float">
            <text:p>5.83053</text:p>
          </table:table-cell>
          <table:table-cell office:value-type="float" office:value="0.09815043" calcext:value-type="float">
            <text:p>0.09815</text:p>
          </table:table-cell>
          <table:table-cell office:value-type="float" office:value="-0.1425483" calcext:value-type="float">
            <text:p>-0.14255</text:p>
          </table:table-cell>
          <table:table-cell table:number-columns-repeated="3"/>
        </table:table-row>
        <table:table-row table:style-name="ro1">
          <table:table-cell office:value-type="float" office:value="5.864035" calcext:value-type="float">
            <text:p>5.86404</text:p>
          </table:table-cell>
          <table:table-cell office:value-type="float" office:value="0.09868428" calcext:value-type="float">
            <text:p>0.09868</text:p>
          </table:table-cell>
          <table:table-cell office:value-type="float" office:value="-0.1422148" calcext:value-type="float">
            <text:p>-0.14221</text:p>
          </table:table-cell>
          <table:table-cell table:number-columns-repeated="3"/>
        </table:table-row>
        <table:table-row table:style-name="ro1">
          <table:table-cell office:value-type="float" office:value="5.897544" calcext:value-type="float">
            <text:p>5.89754</text:p>
          </table:table-cell>
          <table:table-cell office:value-type="float" office:value="0.09945834" calcext:value-type="float">
            <text:p>0.09946</text:p>
          </table:table-cell>
          <table:table-cell office:value-type="float" office:value="-0.1417663" calcext:value-type="float">
            <text:p>-0.14177</text:p>
          </table:table-cell>
          <table:table-cell table:number-columns-repeated="3"/>
        </table:table-row>
        <table:table-row table:style-name="ro1">
          <table:table-cell office:value-type="float" office:value="5.931053" calcext:value-type="float">
            <text:p>5.93105</text:p>
          </table:table-cell>
          <table:table-cell office:value-type="float" office:value="0.1003683" calcext:value-type="float">
            <text:p>0.10037</text:p>
          </table:table-cell>
          <table:table-cell office:value-type="float" office:value="-0.1412847" calcext:value-type="float">
            <text:p>-0.14128</text:p>
          </table:table-cell>
          <table:table-cell table:number-columns-repeated="3"/>
        </table:table-row>
        <table:table-row table:style-name="ro1">
          <table:table-cell office:value-type="float" office:value="5.964561" calcext:value-type="float">
            <text:p>5.96456</text:p>
          </table:table-cell>
          <table:table-cell office:value-type="float" office:value="0.101218" calcext:value-type="float">
            <text:p>0.10122</text:p>
          </table:table-cell>
          <table:table-cell office:value-type="float" office:value="-0.1408276" calcext:value-type="float">
            <text:p>-0.14083</text:p>
          </table:table-cell>
          <table:table-cell table:number-columns-repeated="3"/>
        </table:table-row>
        <table:table-row table:style-name="ro1">
          <table:table-cell office:value-type="float" office:value="5.99807" calcext:value-type="float">
            <text:p>5.99807</text:p>
          </table:table-cell>
          <table:table-cell office:value-type="float" office:value="0.1019514" calcext:value-type="float">
            <text:p>0.10195</text:p>
          </table:table-cell>
          <table:table-cell office:value-type="float" office:value="-0.140428" calcext:value-type="float">
            <text:p>-0.14043</text:p>
          </table:table-cell>
          <table:table-cell table:number-columns-repeated="3"/>
        </table:table-row>
        <table:table-row table:style-name="ro1">
          <table:table-cell office:value-type="float" office:value="6.031579" calcext:value-type="float">
            <text:p>6.03158</text:p>
          </table:table-cell>
          <table:table-cell office:value-type="float" office:value="0.1024884" calcext:value-type="float">
            <text:p>0.10249</text:p>
          </table:table-cell>
          <table:table-cell office:value-type="float" office:value="-0.1401186" calcext:value-type="float">
            <text:p>-0.14012</text:p>
          </table:table-cell>
          <table:table-cell table:number-columns-repeated="3"/>
        </table:table-row>
        <table:table-row table:style-name="ro1">
          <table:table-cell office:value-type="float" office:value="6.065088" calcext:value-type="float">
            <text:p>6.06509</text:p>
          </table:table-cell>
          <table:table-cell office:value-type="float" office:value="0.1027432" calcext:value-type="float">
            <text:p>0.10274</text:p>
          </table:table-cell>
          <table:table-cell office:value-type="float" office:value="-0.140003" calcext:value-type="float">
            <text:p>-0.14000</text:p>
          </table:table-cell>
          <table:table-cell table:number-columns-repeated="3"/>
        </table:table-row>
        <table:table-row table:style-name="ro1">
          <table:table-cell office:value-type="float" office:value="6.098596" calcext:value-type="float">
            <text:p>6.09860</text:p>
          </table:table-cell>
          <table:table-cell office:value-type="float" office:value="0.1028536" calcext:value-type="float">
            <text:p>0.10285</text:p>
          </table:table-cell>
          <table:table-cell office:value-type="float" office:value="-0.1399663" calcext:value-type="float">
            <text:p>-0.13997</text:p>
          </table:table-cell>
          <table:table-cell table:number-columns-repeated="3"/>
        </table:table-row>
        <table:table-row table:style-name="ro1">
          <table:table-cell office:value-type="float" office:value="6.132105" calcext:value-type="float">
            <text:p>6.13211</text:p>
          </table:table-cell>
          <table:table-cell office:value-type="float" office:value="0.1026704" calcext:value-type="float">
            <text:p>0.10267</text:p>
          </table:table-cell>
          <table:table-cell office:value-type="float" office:value="-0.1400778" calcext:value-type="float">
            <text:p>-0.14008</text:p>
          </table:table-cell>
          <table:table-cell table:number-columns-repeated="3"/>
        </table:table-row>
        <table:table-row table:style-name="ro1">
          <table:table-cell office:value-type="float" office:value="6.165614" calcext:value-type="float">
            <text:p>6.16561</text:p>
          </table:table-cell>
          <table:table-cell office:value-type="float" office:value="0.1022638" calcext:value-type="float">
            <text:p>0.10226</text:p>
          </table:table-cell>
          <table:table-cell office:value-type="float" office:value="-0.1403456" calcext:value-type="float">
            <text:p>-0.14035</text:p>
          </table:table-cell>
          <table:table-cell table:number-columns-repeated="3"/>
        </table:table-row>
        <table:table-row table:style-name="ro1">
          <table:table-cell office:value-type="float" office:value="6.199123" calcext:value-type="float">
            <text:p>6.19912</text:p>
          </table:table-cell>
          <table:table-cell office:value-type="float" office:value="0.1016094" calcext:value-type="float">
            <text:p>0.10161</text:p>
          </table:table-cell>
          <table:table-cell office:value-type="float" office:value="-0.1406649" calcext:value-type="float">
            <text:p>-0.14066</text:p>
          </table:table-cell>
          <table:table-cell table:number-columns-repeated="3"/>
        </table:table-row>
        <table:table-row table:style-name="ro1">
          <table:table-cell office:value-type="float" office:value="6.232632" calcext:value-type="float">
            <text:p>6.23263</text:p>
          </table:table-cell>
          <table:table-cell office:value-type="float" office:value="0.1007864" calcext:value-type="float">
            <text:p>0.10079</text:p>
          </table:table-cell>
          <table:table-cell office:value-type="float" office:value="-0.1411028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6.26614" calcext:value-type="float">
            <text:p>6.26614</text:p>
          </table:table-cell>
          <table:table-cell office:value-type="float" office:value="0.09988569" calcext:value-type="float">
            <text:p>0.09989</text:p>
          </table:table-cell>
          <table:table-cell office:value-type="float" office:value="-0.1415432" calcext:value-type="float">
            <text:p>-0.14154</text:p>
          </table:table-cell>
          <table:table-cell table:number-columns-repeated="3"/>
        </table:table-row>
        <table:table-row table:style-name="ro1">
          <table:table-cell office:value-type="float" office:value="6.299649" calcext:value-type="float">
            <text:p>6.29965</text:p>
          </table:table-cell>
          <table:table-cell office:value-type="float" office:value="0.09911138" calcext:value-type="float">
            <text:p>0.09911</text:p>
          </table:table-cell>
          <table:table-cell office:value-type="float" office:value="-0.1419843" calcext:value-type="float">
            <text:p>-0.14198</text:p>
          </table:table-cell>
          <table:table-cell table:number-columns-repeated="3"/>
        </table:table-row>
        <table:table-row table:style-name="ro1">
          <table:table-cell office:value-type="float" office:value="6.333158" calcext:value-type="float">
            <text:p>6.33316</text:p>
          </table:table-cell>
          <table:table-cell office:value-type="float" office:value="0.0985584" calcext:value-type="float">
            <text:p>0.09856</text:p>
          </table:table-cell>
          <table:table-cell office:value-type="float" office:value="-0.1422229" calcext:value-type="float">
            <text:p>-0.14222</text:p>
          </table:table-cell>
          <table:table-cell table:number-columns-repeated="3"/>
        </table:table-row>
        <table:table-row table:style-name="ro1">
          <table:table-cell office:value-type="float" office:value="6.366667" calcext:value-type="float">
            <text:p>6.36667</text:p>
          </table:table-cell>
          <table:table-cell office:value-type="float" office:value="0.09813162" calcext:value-type="float">
            <text:p>0.09813</text:p>
          </table:table-cell>
          <table:table-cell office:value-type="float" office:value="-0.1424187" calcext:value-type="float">
            <text:p>-0.14242</text:p>
          </table:table-cell>
          <table:table-cell table:number-columns-repeated="3"/>
        </table:table-row>
        <table:table-row table:style-name="ro1">
          <table:table-cell office:value-type="float" office:value="6.400175" calcext:value-type="float">
            <text:p>6.40018</text:p>
          </table:table-cell>
          <table:table-cell office:value-type="float" office:value="0.09781542" calcext:value-type="float">
            <text:p>0.09782</text:p>
          </table:table-cell>
          <table:table-cell office:value-type="float" office:value="-0.142571" calcext:value-type="float">
            <text:p>-0.14257</text:p>
          </table:table-cell>
          <table:table-cell table:number-columns-repeated="3"/>
        </table:table-row>
        <table:table-row table:style-name="ro1">
          <table:table-cell office:value-type="float" office:value="6.433684" calcext:value-type="float">
            <text:p>6.43368</text:p>
          </table:table-cell>
          <table:table-cell office:value-type="float" office:value="0.09781956" calcext:value-type="float">
            <text:p>0.09782</text:p>
          </table:table-cell>
          <table:table-cell office:value-type="float" office:value="-0.1426117" calcext:value-type="float">
            <text:p>-0.14261</text:p>
          </table:table-cell>
          <table:table-cell table:number-columns-repeated="3"/>
        </table:table-row>
        <table:table-row table:style-name="ro1">
          <table:table-cell office:value-type="float" office:value="6.467193" calcext:value-type="float">
            <text:p>6.46719</text:p>
          </table:table-cell>
          <table:table-cell office:value-type="float" office:value="0.09806958" calcext:value-type="float">
            <text:p>0.09807</text:p>
          </table:table-cell>
          <table:table-cell office:value-type="float" office:value="-0.1426035" calcext:value-type="float">
            <text:p>-0.14260</text:p>
          </table:table-cell>
          <table:table-cell table:number-columns-repeated="3"/>
        </table:table-row>
        <table:table-row table:style-name="ro1">
          <table:table-cell office:value-type="float" office:value="6.500702" calcext:value-type="float">
            <text:p>6.50070</text:p>
          </table:table-cell>
          <table:table-cell office:value-type="float" office:value="0.09857615" calcext:value-type="float">
            <text:p>0.09858</text:p>
          </table:table-cell>
          <table:table-cell office:value-type="float" office:value="-0.1422839" calcext:value-type="float">
            <text:p>-0.14228</text:p>
          </table:table-cell>
          <table:table-cell table:number-columns-repeated="3"/>
        </table:table-row>
        <table:table-row table:style-name="ro1">
          <table:table-cell office:value-type="float" office:value="6.534211" calcext:value-type="float">
            <text:p>6.53421</text:p>
          </table:table-cell>
          <table:table-cell office:value-type="float" office:value="0.09925727" calcext:value-type="float">
            <text:p>0.09926</text:p>
          </table:table-cell>
          <table:table-cell office:value-type="float" office:value="-0.1418311" calcext:value-type="float">
            <text:p>-0.14183</text:p>
          </table:table-cell>
          <table:table-cell table:number-columns-repeated="3"/>
        </table:table-row>
        <table:table-row table:style-name="ro1">
          <table:table-cell office:value-type="float" office:value="6.567719" calcext:value-type="float">
            <text:p>6.56772</text:p>
          </table:table-cell>
          <table:table-cell office:value-type="float" office:value="0.1000296" calcext:value-type="float">
            <text:p>0.10003</text:p>
          </table:table-cell>
          <table:table-cell office:value-type="float" office:value="-0.1414618" calcext:value-type="float">
            <text:p>-0.14146</text:p>
          </table:table-cell>
          <table:table-cell table:number-columns-repeated="3"/>
        </table:table-row>
        <table:table-row table:style-name="ro1">
          <table:table-cell office:value-type="float" office:value="6.601228" calcext:value-type="float">
            <text:p>6.60123</text:p>
          </table:table-cell>
          <table:table-cell office:value-type="float" office:value="0.1007756" calcext:value-type="float">
            <text:p>0.10078</text:p>
          </table:table-cell>
          <table:table-cell office:value-type="float" office:value="-0.1411495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6.634737" calcext:value-type="float">
            <text:p>6.63474</text:p>
          </table:table-cell>
          <table:table-cell office:value-type="float" office:value="0.1013524" calcext:value-type="float">
            <text:p>0.10135</text:p>
          </table:table-cell>
          <table:table-cell office:value-type="float" office:value="-0.1408112" calcext:value-type="float">
            <text:p>-0.14081</text:p>
          </table:table-cell>
          <table:table-cell table:number-columns-repeated="3"/>
        </table:table-row>
        <table:table-row table:style-name="ro1">
          <table:table-cell office:value-type="float" office:value="6.668246" calcext:value-type="float">
            <text:p>6.66825</text:p>
          </table:table-cell>
          <table:table-cell office:value-type="float" office:value="0.1018164" calcext:value-type="float">
            <text:p>0.10182</text:p>
          </table:table-cell>
          <table:table-cell office:value-type="float" office:value="-0.1405638" calcext:value-type="float">
            <text:p>-0.14056</text:p>
          </table:table-cell>
          <table:table-cell table:number-columns-repeated="3"/>
        </table:table-row>
        <table:table-row table:style-name="ro1">
          <table:table-cell office:value-type="float" office:value="6.701754" calcext:value-type="float">
            <text:p>6.70175</text:p>
          </table:table-cell>
          <table:table-cell office:value-type="float" office:value="0.1022684" calcext:value-type="float">
            <text:p>0.10227</text:p>
          </table:table-cell>
          <table:table-cell office:value-type="float" office:value="-0.1402738" calcext:value-type="float">
            <text:p>-0.14027</text:p>
          </table:table-cell>
          <table:table-cell table:number-columns-repeated="3"/>
        </table:table-row>
        <table:table-row table:style-name="ro1">
          <table:table-cell office:value-type="float" office:value="6.735263" calcext:value-type="float">
            <text:p>6.73526</text:p>
          </table:table-cell>
          <table:table-cell office:value-type="float" office:value="0.1023231" calcext:value-type="float">
            <text:p>0.10232</text:p>
          </table:table-cell>
          <table:table-cell office:value-type="float" office:value="-0.1401334" calcext:value-type="float">
            <text:p>-0.14013</text:p>
          </table:table-cell>
          <table:table-cell table:number-columns-repeated="3"/>
        </table:table-row>
        <table:table-row table:style-name="ro1">
          <table:table-cell office:value-type="float" office:value="6.768772" calcext:value-type="float">
            <text:p>6.76877</text:p>
          </table:table-cell>
          <table:table-cell office:value-type="float" office:value="0.1021725" calcext:value-type="float">
            <text:p>0.10217</text:p>
          </table:table-cell>
          <table:table-cell office:value-type="float" office:value="-0.140179" calcext:value-type="float">
            <text:p>-0.14018</text:p>
          </table:table-cell>
          <table:table-cell table:number-columns-repeated="3"/>
        </table:table-row>
        <table:table-row table:style-name="ro1">
          <table:table-cell office:value-type="float" office:value="6.802281" calcext:value-type="float">
            <text:p>6.80228</text:p>
          </table:table-cell>
          <table:table-cell office:value-type="float" office:value="0.1018593" calcext:value-type="float">
            <text:p>0.10186</text:p>
          </table:table-cell>
          <table:table-cell office:value-type="float" office:value="-0.1402975" calcext:value-type="float">
            <text:p>-0.14030</text:p>
          </table:table-cell>
          <table:table-cell table:number-columns-repeated="3"/>
        </table:table-row>
        <table:table-row table:style-name="ro1">
          <table:table-cell office:value-type="float" office:value="6.835789" calcext:value-type="float">
            <text:p>6.83579</text:p>
          </table:table-cell>
          <table:table-cell office:value-type="float" office:value="0.1014406" calcext:value-type="float">
            <text:p>0.10144</text:p>
          </table:table-cell>
          <table:table-cell office:value-type="float" office:value="-0.1405203" calcext:value-type="float">
            <text:p>-0.14052</text:p>
          </table:table-cell>
          <table:table-cell table:number-columns-repeated="3"/>
        </table:table-row>
        <table:table-row table:style-name="ro1">
          <table:table-cell office:value-type="float" office:value="6.869298" calcext:value-type="float">
            <text:p>6.86930</text:p>
          </table:table-cell>
          <table:table-cell office:value-type="float" office:value="0.1008201" calcext:value-type="float">
            <text:p>0.10082</text:p>
          </table:table-cell>
          <table:table-cell office:value-type="float" office:value="-0.1407723" calcext:value-type="float">
            <text:p>-0.14077</text:p>
          </table:table-cell>
          <table:table-cell table:number-columns-repeated="3"/>
        </table:table-row>
        <table:table-row table:style-name="ro1">
          <table:table-cell office:value-type="float" office:value="6.902807" calcext:value-type="float">
            <text:p>6.90281</text:p>
          </table:table-cell>
          <table:table-cell office:value-type="float" office:value="0.1002474" calcext:value-type="float">
            <text:p>0.10025</text:p>
          </table:table-cell>
          <table:table-cell office:value-type="float" office:value="-0.1411974" calcext:value-type="float">
            <text:p>-0.14120</text:p>
          </table:table-cell>
          <table:table-cell table:number-columns-repeated="3"/>
        </table:table-row>
        <table:table-row table:style-name="ro1">
          <table:table-cell office:value-type="float" office:value="6.936316" calcext:value-type="float">
            <text:p>6.93632</text:p>
          </table:table-cell>
          <table:table-cell office:value-type="float" office:value="0.09963361" calcext:value-type="float">
            <text:p>0.09963</text:p>
          </table:table-cell>
          <table:table-cell office:value-type="float" office:value="-0.1414894" calcext:value-type="float">
            <text:p>-0.14149</text:p>
          </table:table-cell>
          <table:table-cell table:number-columns-repeated="3"/>
        </table:table-row>
        <table:table-row table:style-name="ro1">
          <table:table-cell office:value-type="float" office:value="6.969825" calcext:value-type="float">
            <text:p>6.96983</text:p>
          </table:table-cell>
          <table:table-cell office:value-type="float" office:value="0.09896026" calcext:value-type="float">
            <text:p>0.09896</text:p>
          </table:table-cell>
          <table:table-cell office:value-type="float" office:value="-0.1418581" calcext:value-type="float">
            <text:p>-0.14186</text:p>
          </table:table-cell>
          <table:table-cell table:number-columns-repeated="3"/>
        </table:table-row>
        <table:table-row table:style-name="ro1">
          <table:table-cell office:value-type="float" office:value="7.003333" calcext:value-type="float">
            <text:p>7.00333</text:p>
          </table:table-cell>
          <table:table-cell office:value-type="float" office:value="0.09848617" calcext:value-type="float">
            <text:p>0.09849</text:p>
          </table:table-cell>
          <table:table-cell office:value-type="float" office:value="-0.142092" calcext:value-type="float">
            <text:p>-0.14209</text:p>
          </table:table-cell>
          <table:table-cell table:number-columns-repeated="3"/>
        </table:table-row>
        <table:table-row table:style-name="ro1">
          <table:table-cell office:value-type="float" office:value="7.036842" calcext:value-type="float">
            <text:p>7.03684</text:p>
          </table:table-cell>
          <table:table-cell office:value-type="float" office:value="0.09825915" calcext:value-type="float">
            <text:p>0.09826</text:p>
          </table:table-cell>
          <table:table-cell office:value-type="float" office:value="-0.1421489" calcext:value-type="float">
            <text:p>-0.14215</text:p>
          </table:table-cell>
          <table:table-cell table:number-columns-repeated="3"/>
        </table:table-row>
        <table:table-row table:style-name="ro1">
          <table:table-cell office:value-type="float" office:value="7.070351" calcext:value-type="float">
            <text:p>7.07035</text:p>
          </table:table-cell>
          <table:table-cell office:value-type="float" office:value="0.09830267" calcext:value-type="float">
            <text:p>0.09830</text:p>
          </table:table-cell>
          <table:table-cell office:value-type="float" office:value="-0.1420984" calcext:value-type="float">
            <text:p>-0.14210</text:p>
          </table:table-cell>
          <table:table-cell table:number-columns-repeated="3"/>
        </table:table-row>
        <table:table-row table:style-name="ro1">
          <table:table-cell office:value-type="float" office:value="7.10386" calcext:value-type="float">
            <text:p>7.10386</text:p>
          </table:table-cell>
          <table:table-cell office:value-type="float" office:value="0.09853148" calcext:value-type="float">
            <text:p>0.09853</text:p>
          </table:table-cell>
          <table:table-cell office:value-type="float" office:value="-0.1419751" calcext:value-type="float">
            <text:p>-0.14198</text:p>
          </table:table-cell>
          <table:table-cell table:number-columns-repeated="3"/>
        </table:table-row>
        <table:table-row table:style-name="ro1">
          <table:table-cell office:value-type="float" office:value="7.137368" calcext:value-type="float">
            <text:p>7.13737</text:p>
          </table:table-cell>
          <table:table-cell office:value-type="float" office:value="0.09880782" calcext:value-type="float">
            <text:p>0.09881</text:p>
          </table:table-cell>
          <table:table-cell office:value-type="float" office:value="-0.1418311" calcext:value-type="float">
            <text:p>-0.14183</text:p>
          </table:table-cell>
          <table:table-cell table:number-columns-repeated="3"/>
        </table:table-row>
        <table:table-row table:style-name="ro1">
          <table:table-cell office:value-type="float" office:value="7.170877" calcext:value-type="float">
            <text:p>7.17088</text:p>
          </table:table-cell>
          <table:table-cell office:value-type="float" office:value="0.09924987" calcext:value-type="float">
            <text:p>0.09925</text:p>
          </table:table-cell>
          <table:table-cell office:value-type="float" office:value="-0.1416195" calcext:value-type="float">
            <text:p>-0.14162</text:p>
          </table:table-cell>
          <table:table-cell table:number-columns-repeated="3"/>
        </table:table-row>
        <table:table-row table:style-name="ro1">
          <table:table-cell office:value-type="float" office:value="7.204386" calcext:value-type="float">
            <text:p>7.20439</text:p>
          </table:table-cell>
          <table:table-cell office:value-type="float" office:value="0.09995835" calcext:value-type="float">
            <text:p>0.09996</text:p>
          </table:table-cell>
          <table:table-cell office:value-type="float" office:value="-0.141361" calcext:value-type="float">
            <text:p>-0.14136</text:p>
          </table:table-cell>
          <table:table-cell table:number-columns-repeated="3"/>
        </table:table-row>
        <table:table-row table:style-name="ro1">
          <table:table-cell office:value-type="float" office:value="7.237895" calcext:value-type="float">
            <text:p>7.23790</text:p>
          </table:table-cell>
          <table:table-cell office:value-type="float" office:value="0.100607" calcext:value-type="float">
            <text:p>0.10061</text:p>
          </table:table-cell>
          <table:table-cell office:value-type="float" office:value="-0.1409682" calcext:value-type="float">
            <text:p>-0.14097</text:p>
          </table:table-cell>
          <table:table-cell table:number-columns-repeated="3"/>
        </table:table-row>
        <table:table-row table:style-name="ro1">
          <table:table-cell office:value-type="float" office:value="7.271404" calcext:value-type="float">
            <text:p>7.27140</text:p>
          </table:table-cell>
          <table:table-cell office:value-type="float" office:value="0.1011246" calcext:value-type="float">
            <text:p>0.10112</text:p>
          </table:table-cell>
          <table:table-cell office:value-type="float" office:value="-0.1407204" calcext:value-type="float">
            <text:p>-0.14072</text:p>
          </table:table-cell>
          <table:table-cell table:number-columns-repeated="3"/>
        </table:table-row>
        <table:table-row table:style-name="ro1">
          <table:table-cell office:value-type="float" office:value="7.304912" calcext:value-type="float">
            <text:p>7.30491</text:p>
          </table:table-cell>
          <table:table-cell office:value-type="float" office:value="0.1016265" calcext:value-type="float">
            <text:p>0.10163</text:p>
          </table:table-cell>
          <table:table-cell office:value-type="float" office:value="-0.1404818" calcext:value-type="float">
            <text:p>-0.14048</text:p>
          </table:table-cell>
          <table:table-cell table:number-columns-repeated="3"/>
        </table:table-row>
        <table:table-row table:style-name="ro1">
          <table:table-cell office:value-type="float" office:value="7.338421" calcext:value-type="float">
            <text:p>7.33842</text:p>
          </table:table-cell>
          <table:table-cell office:value-type="float" office:value="0.1019604" calcext:value-type="float">
            <text:p>0.10196</text:p>
          </table:table-cell>
          <table:table-cell office:value-type="float" office:value="-0.1402286" calcext:value-type="float">
            <text:p>-0.14023</text:p>
          </table:table-cell>
          <table:table-cell table:number-columns-repeated="3"/>
        </table:table-row>
        <table:table-row table:style-name="ro1">
          <table:table-cell office:value-type="float" office:value="7.37193" calcext:value-type="float">
            <text:p>7.37193</text:p>
          </table:table-cell>
          <table:table-cell office:value-type="float" office:value="0.1021745" calcext:value-type="float">
            <text:p>0.10217</text:p>
          </table:table-cell>
          <table:table-cell office:value-type="float" office:value="-0.1401323" calcext:value-type="float">
            <text:p>-0.14013</text:p>
          </table:table-cell>
          <table:table-cell table:number-columns-repeated="3"/>
        </table:table-row>
        <table:table-row table:style-name="ro1">
          <table:table-cell office:value-type="float" office:value="7.405439" calcext:value-type="float">
            <text:p>7.40544</text:p>
          </table:table-cell>
          <table:table-cell office:value-type="float" office:value="0.1021368" calcext:value-type="float">
            <text:p>0.10214</text:p>
          </table:table-cell>
          <table:table-cell office:value-type="float" office:value="-0.1401311" calcext:value-type="float">
            <text:p>-0.14013</text:p>
          </table:table-cell>
          <table:table-cell table:number-columns-repeated="3"/>
        </table:table-row>
        <table:table-row table:style-name="ro1">
          <table:table-cell office:value-type="float" office:value="7.438947" calcext:value-type="float">
            <text:p>7.43895</text:p>
          </table:table-cell>
          <table:table-cell office:value-type="float" office:value="0.1019516" calcext:value-type="float">
            <text:p>0.10195</text:p>
          </table:table-cell>
          <table:table-cell office:value-type="float" office:value="-0.1402053" calcext:value-type="float">
            <text:p>-0.14021</text:p>
          </table:table-cell>
          <table:table-cell table:number-columns-repeated="3"/>
        </table:table-row>
        <table:table-row table:style-name="ro1">
          <table:table-cell office:value-type="float" office:value="7.472456" calcext:value-type="float">
            <text:p>7.47246</text:p>
          </table:table-cell>
          <table:table-cell office:value-type="float" office:value="0.1015957" calcext:value-type="float">
            <text:p>0.10160</text:p>
          </table:table-cell>
          <table:table-cell office:value-type="float" office:value="-0.1404179" calcext:value-type="float">
            <text:p>-0.14042</text:p>
          </table:table-cell>
          <table:table-cell table:number-columns-repeated="3"/>
        </table:table-row>
        <table:table-row table:style-name="ro1">
          <table:table-cell office:value-type="float" office:value="7.505965" calcext:value-type="float">
            <text:p>7.50597</text:p>
          </table:table-cell>
          <table:table-cell office:value-type="float" office:value="0.1011536" calcext:value-type="float">
            <text:p>0.10115</text:p>
          </table:table-cell>
          <table:table-cell office:value-type="float" office:value="-0.1406483" calcext:value-type="float">
            <text:p>-0.14065</text:p>
          </table:table-cell>
          <table:table-cell table:number-columns-repeated="3"/>
        </table:table-row>
        <table:table-row table:style-name="ro1">
          <table:table-cell office:value-type="float" office:value="7.539474" calcext:value-type="float">
            <text:p>7.53947</text:p>
          </table:table-cell>
          <table:table-cell office:value-type="float" office:value="0.1006836" calcext:value-type="float">
            <text:p>0.10068</text:p>
          </table:table-cell>
          <table:table-cell office:value-type="float" office:value="-0.1409919" calcext:value-type="float">
            <text:p>-0.14099</text:p>
          </table:table-cell>
          <table:table-cell table:number-columns-repeated="3"/>
        </table:table-row>
        <table:table-row table:style-name="ro1">
          <table:table-cell office:value-type="float" office:value="7.572982" calcext:value-type="float">
            <text:p>7.57298</text:p>
          </table:table-cell>
          <table:table-cell office:value-type="float" office:value="0.1000541" calcext:value-type="float">
            <text:p>0.10005</text:p>
          </table:table-cell>
          <table:table-cell office:value-type="float" office:value="-0.1412367" calcext:value-type="float">
            <text:p>-0.14124</text:p>
          </table:table-cell>
          <table:table-cell table:number-columns-repeated="3"/>
        </table:table-row>
        <table:table-row table:style-name="ro1">
          <table:table-cell office:value-type="float" office:value="7.606491" calcext:value-type="float">
            <text:p>7.60649</text:p>
          </table:table-cell>
          <table:table-cell office:value-type="float" office:value="0.09959993" calcext:value-type="float">
            <text:p>0.09960</text:p>
          </table:table-cell>
          <table:table-cell office:value-type="float" office:value="-0.1414077" calcext:value-type="float">
            <text:p>-0.14141</text:p>
          </table:table-cell>
          <table:table-cell table:number-columns-repeated="3"/>
        </table:table-row>
        <table:table-row table:style-name="ro1">
          <table:table-cell office:value-type="float" office:value="7.64" calcext:value-type="float">
            <text:p>7.64000</text:p>
          </table:table-cell>
          <table:table-cell office:value-type="float" office:value="0.09921029" calcext:value-type="float">
            <text:p>0.09921</text:p>
          </table:table-cell>
          <table:table-cell office:value-type="float" office:value="-0.1415666" calcext:value-type="float">
            <text:p>-0.14157</text:p>
          </table:table-cell>
          <table:table-cell table:number-columns-repeated="3"/>
        </table:table-row>
        <table:table-row table:style-name="ro1">
          <table:table-cell office:value-type="float" office:value="7.673509" calcext:value-type="float">
            <text:p>7.67351</text:p>
          </table:table-cell>
          <table:table-cell office:value-type="float" office:value="0.09900691" calcext:value-type="float">
            <text:p>0.09901</text:p>
          </table:table-cell>
          <table:table-cell office:value-type="float" office:value="-0.1417829" calcext:value-type="float">
            <text:p>-0.14178</text:p>
          </table:table-cell>
          <table:table-cell table:number-columns-repeated="3"/>
        </table:table-row>
        <table:table-row table:style-name="ro1">
          <table:table-cell office:value-type="float" office:value="7.707018" calcext:value-type="float">
            <text:p>7.70702</text:p>
          </table:table-cell>
          <table:table-cell office:value-type="float" office:value="0.09882335" calcext:value-type="float">
            <text:p>0.09882</text:p>
          </table:table-cell>
          <table:table-cell office:value-type="float" office:value="-0.1418809" calcext:value-type="float">
            <text:p>-0.14188</text:p>
          </table:table-cell>
          <table:table-cell table:number-columns-repeated="3"/>
        </table:table-row>
        <table:table-row table:style-name="ro1">
          <table:table-cell office:value-type="float" office:value="7.740526" calcext:value-type="float">
            <text:p>7.74053</text:p>
          </table:table-cell>
          <table:table-cell office:value-type="float" office:value="0.09884125" calcext:value-type="float">
            <text:p>0.09884</text:p>
          </table:table-cell>
          <table:table-cell office:value-type="float" office:value="-0.1418309" calcext:value-type="float">
            <text:p>-0.14183</text:p>
          </table:table-cell>
          <table:table-cell table:number-columns-repeated="3"/>
        </table:table-row>
        <table:table-row table:style-name="ro1">
          <table:table-cell office:value-type="float" office:value="7.774035" calcext:value-type="float">
            <text:p>7.77404</text:p>
          </table:table-cell>
          <table:table-cell office:value-type="float" office:value="0.09902592" calcext:value-type="float">
            <text:p>0.09903</text:p>
          </table:table-cell>
          <table:table-cell office:value-type="float" office:value="-0.1417776" calcext:value-type="float">
            <text:p>-0.14178</text:p>
          </table:table-cell>
          <table:table-cell table:number-columns-repeated="3"/>
        </table:table-row>
        <table:table-row table:style-name="ro1">
          <table:table-cell office:value-type="float" office:value="7.807544" calcext:value-type="float">
            <text:p>7.80754</text:p>
          </table:table-cell>
          <table:table-cell office:value-type="float" office:value="0.09930968" calcext:value-type="float">
            <text:p>0.09931</text:p>
          </table:table-cell>
          <table:table-cell office:value-type="float" office:value="-0.1415704" calcext:value-type="float">
            <text:p>-0.14157</text:p>
          </table:table-cell>
          <table:table-cell table:number-columns-repeated="3"/>
        </table:table-row>
        <table:table-row table:style-name="ro1">
          <table:table-cell office:value-type="float" office:value="7.841053" calcext:value-type="float">
            <text:p>7.84105</text:p>
          </table:table-cell>
          <table:table-cell office:value-type="float" office:value="0.09972802" calcext:value-type="float">
            <text:p>0.09973</text:p>
          </table:table-cell>
          <table:table-cell office:value-type="float" office:value="-0.1414001" calcext:value-type="float">
            <text:p>-0.14140</text:p>
          </table:table-cell>
          <table:table-cell table:number-columns-repeated="3"/>
        </table:table-row>
        <table:table-row table:style-name="ro1">
          <table:table-cell office:value-type="float" office:value="7.874561" calcext:value-type="float">
            <text:p>7.87456</text:p>
          </table:table-cell>
          <table:table-cell office:value-type="float" office:value="0.1001738" calcext:value-type="float">
            <text:p>0.10017</text:p>
          </table:table-cell>
          <table:table-cell office:value-type="float" office:value="-0.1410708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7.90807" calcext:value-type="float">
            <text:p>7.90807</text:p>
          </table:table-cell>
          <table:table-cell office:value-type="float" office:value="0.1006714" calcext:value-type="float">
            <text:p>0.10067</text:p>
          </table:table-cell>
          <table:table-cell office:value-type="float" office:value="-0.1408447" calcext:value-type="float">
            <text:p>-0.14084</text:p>
          </table:table-cell>
          <table:table-cell table:number-columns-repeated="3"/>
        </table:table-row>
        <table:table-row table:style-name="ro1">
          <table:table-cell office:value-type="float" office:value="7.941579" calcext:value-type="float">
            <text:p>7.94158</text:p>
          </table:table-cell>
          <table:table-cell office:value-type="float" office:value="0.1010699" calcext:value-type="float">
            <text:p>0.10107</text:p>
          </table:table-cell>
          <table:table-cell office:value-type="float" office:value="-0.1406456" calcext:value-type="float">
            <text:p>-0.14065</text:p>
          </table:table-cell>
          <table:table-cell table:number-columns-repeated="3"/>
        </table:table-row>
        <table:table-row table:style-name="ro1">
          <table:table-cell office:value-type="float" office:value="7.975088" calcext:value-type="float">
            <text:p>7.97509</text:p>
          </table:table-cell>
          <table:table-cell office:value-type="float" office:value="0.1013837" calcext:value-type="float">
            <text:p>0.10138</text:p>
          </table:table-cell>
          <table:table-cell office:value-type="float" office:value="-0.1405295" calcext:value-type="float">
            <text:p>-0.14053</text:p>
          </table:table-cell>
          <table:table-cell table:number-columns-repeated="3"/>
        </table:table-row>
        <table:table-row table:style-name="ro1">
          <table:table-cell office:value-type="float" office:value="8.008596" calcext:value-type="float">
            <text:p>8.00860</text:p>
          </table:table-cell>
          <table:table-cell office:value-type="float" office:value="0.1015579" calcext:value-type="float">
            <text:p>0.10156</text:p>
          </table:table-cell>
          <table:table-cell office:value-type="float" office:value="-0.1403443" calcext:value-type="float">
            <text:p>-0.14034</text:p>
          </table:table-cell>
          <table:table-cell table:number-columns-repeated="3"/>
        </table:table-row>
        <table:table-row table:style-name="ro1">
          <table:table-cell office:value-type="float" office:value="8.042105" calcext:value-type="float">
            <text:p>8.04211</text:p>
          </table:table-cell>
          <table:table-cell office:value-type="float" office:value="0.1015683" calcext:value-type="float">
            <text:p>0.10157</text:p>
          </table:table-cell>
          <table:table-cell office:value-type="float" office:value="-0.1402756" calcext:value-type="float">
            <text:p>-0.14028</text:p>
          </table:table-cell>
          <table:table-cell table:number-columns-repeated="3"/>
        </table:table-row>
        <table:table-row table:style-name="ro1">
          <table:table-cell office:value-type="float" office:value="8.075614" calcext:value-type="float">
            <text:p>8.07561</text:p>
          </table:table-cell>
          <table:table-cell office:value-type="float" office:value="0.1014285" calcext:value-type="float">
            <text:p>0.10143</text:p>
          </table:table-cell>
          <table:table-cell office:value-type="float" office:value="-0.1402499" calcext:value-type="float">
            <text:p>-0.14025</text:p>
          </table:table-cell>
          <table:table-cell table:number-columns-repeated="3"/>
        </table:table-row>
        <table:table-row table:style-name="ro1">
          <table:table-cell office:value-type="float" office:value="8.109123" calcext:value-type="float">
            <text:p>8.10912</text:p>
          </table:table-cell>
          <table:table-cell office:value-type="float" office:value="0.1011675" calcext:value-type="float">
            <text:p>0.10117</text:p>
          </table:table-cell>
          <table:table-cell office:value-type="float" office:value="-0.1403685" calcext:value-type="float">
            <text:p>-0.14037</text:p>
          </table:table-cell>
          <table:table-cell table:number-columns-repeated="3"/>
        </table:table-row>
        <table:table-row table:style-name="ro1">
          <table:table-cell office:value-type="float" office:value="8.142632" calcext:value-type="float">
            <text:p>8.14263</text:p>
          </table:table-cell>
          <table:table-cell office:value-type="float" office:value="0.1008374" calcext:value-type="float">
            <text:p>0.10084</text:p>
          </table:table-cell>
          <table:table-cell office:value-type="float" office:value="-0.1404983" calcext:value-type="float">
            <text:p>-0.14050</text:p>
          </table:table-cell>
          <table:table-cell table:number-columns-repeated="3"/>
        </table:table-row>
        <table:table-row table:style-name="ro1">
          <table:table-cell office:value-type="float" office:value="8.17614" calcext:value-type="float">
            <text:p>8.17614</text:p>
          </table:table-cell>
          <table:table-cell office:value-type="float" office:value="0.1004976" calcext:value-type="float">
            <text:p>0.10050</text:p>
          </table:table-cell>
          <table:table-cell office:value-type="float" office:value="-0.1406806" calcext:value-type="float">
            <text:p>-0.14068</text:p>
          </table:table-cell>
          <table:table-cell table:number-columns-repeated="3"/>
        </table:table-row>
        <table:table-row table:style-name="ro1">
          <table:table-cell office:value-type="float" office:value="8.209649" calcext:value-type="float">
            <text:p>8.20965</text:p>
          </table:table-cell>
          <table:table-cell office:value-type="float" office:value="0.1000715" calcext:value-type="float">
            <text:p>0.10007</text:p>
          </table:table-cell>
          <table:table-cell office:value-type="float" office:value="-0.1410063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8.243158" calcext:value-type="float">
            <text:p>8.24316</text:p>
          </table:table-cell>
          <table:table-cell office:value-type="float" office:value="0.09968882" calcext:value-type="float">
            <text:p>0.09969</text:p>
          </table:table-cell>
          <table:table-cell office:value-type="float" office:value="-0.1412197" calcext:value-type="float">
            <text:p>-0.14122</text:p>
          </table:table-cell>
          <table:table-cell table:number-columns-repeated="3"/>
        </table:table-row>
        <table:table-row table:style-name="ro1">
          <table:table-cell office:value-type="float" office:value="8.276667" calcext:value-type="float">
            <text:p>8.27667</text:p>
          </table:table-cell>
          <table:table-cell office:value-type="float" office:value="0.09930687" calcext:value-type="float">
            <text:p>0.09931</text:p>
          </table:table-cell>
          <table:table-cell office:value-type="float" office:value="-0.1413007" calcext:value-type="float">
            <text:p>-0.14130</text:p>
          </table:table-cell>
          <table:table-cell table:number-columns-repeated="3"/>
        </table:table-row>
        <table:table-row table:style-name="ro1">
          <table:table-cell office:value-type="float" office:value="8.310175" calcext:value-type="float">
            <text:p>8.31018</text:p>
          </table:table-cell>
          <table:table-cell office:value-type="float" office:value="0.09912115" calcext:value-type="float">
            <text:p>0.09912</text:p>
          </table:table-cell>
          <table:table-cell office:value-type="float" office:value="-0.1414108" calcext:value-type="float">
            <text:p>-0.14141</text:p>
          </table:table-cell>
          <table:table-cell table:number-columns-repeated="3"/>
        </table:table-row>
        <table:table-row table:style-name="ro1">
          <table:table-cell office:value-type="float" office:value="8.343684" calcext:value-type="float">
            <text:p>8.34368</text:p>
          </table:table-cell>
          <table:table-cell office:value-type="float" office:value="0.09907506" calcext:value-type="float">
            <text:p>0.09908</text:p>
          </table:table-cell>
          <table:table-cell office:value-type="float" office:value="-0.1413568" calcext:value-type="float">
            <text:p>-0.14136</text:p>
          </table:table-cell>
          <table:table-cell table:number-columns-repeated="3"/>
        </table:table-row>
        <table:table-row table:style-name="ro1">
          <table:table-cell office:value-type="float" office:value="8.377193" calcext:value-type="float">
            <text:p>8.37719</text:p>
          </table:table-cell>
          <table:table-cell office:value-type="float" office:value="0.09919148" calcext:value-type="float">
            <text:p>0.09919</text:p>
          </table:table-cell>
          <table:table-cell office:value-type="float" office:value="-0.1412758" calcext:value-type="float">
            <text:p>-0.14128</text:p>
          </table:table-cell>
          <table:table-cell table:number-columns-repeated="3"/>
        </table:table-row>
        <table:table-row table:style-name="ro1">
          <table:table-cell office:value-type="float" office:value="8.410702" calcext:value-type="float">
            <text:p>8.41070</text:p>
          </table:table-cell>
          <table:table-cell office:value-type="float" office:value="0.09940418" calcext:value-type="float">
            <text:p>0.09940</text:p>
          </table:table-cell>
          <table:table-cell office:value-type="float" office:value="-0.1411324" calcext:value-type="float">
            <text:p>-0.14113</text:p>
          </table:table-cell>
          <table:table-cell table:number-columns-repeated="3"/>
        </table:table-row>
        <table:table-row table:style-name="ro1">
          <table:table-cell office:value-type="float" office:value="8.444211" calcext:value-type="float">
            <text:p>8.44421</text:p>
          </table:table-cell>
          <table:table-cell office:value-type="float" office:value="0.09956716" calcext:value-type="float">
            <text:p>0.09957</text:p>
          </table:table-cell>
          <table:table-cell office:value-type="float" office:value="-0.1410536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8.477719" calcext:value-type="float">
            <text:p>8.47772</text:p>
          </table:table-cell>
          <table:table-cell office:value-type="float" office:value="0.09994932" calcext:value-type="float">
            <text:p>0.09995</text:p>
          </table:table-cell>
          <table:table-cell office:value-type="float" office:value="-0.1408713" calcext:value-type="float">
            <text:p>-0.14087</text:p>
          </table:table-cell>
          <table:table-cell table:number-columns-repeated="3"/>
        </table:table-row>
        <table:table-row table:style-name="ro1">
          <table:table-cell office:value-type="float" office:value="8.511228" calcext:value-type="float">
            <text:p>8.51123</text:p>
          </table:table-cell>
          <table:table-cell office:value-type="float" office:value="0.1004191" calcext:value-type="float">
            <text:p>0.10042</text:p>
          </table:table-cell>
          <table:table-cell office:value-type="float" office:value="-0.1407233" calcext:value-type="float">
            <text:p>-0.14072</text:p>
          </table:table-cell>
          <table:table-cell table:number-columns-repeated="3"/>
        </table:table-row>
        <table:table-row table:style-name="ro1">
          <table:table-cell office:value-type="float" office:value="8.544737" calcext:value-type="float">
            <text:p>8.54474</text:p>
          </table:table-cell>
          <table:table-cell office:value-type="float" office:value="0.1008616" calcext:value-type="float">
            <text:p>0.10086</text:p>
          </table:table-cell>
          <table:table-cell office:value-type="float" office:value="-0.1405784" calcext:value-type="float">
            <text:p>-0.14058</text:p>
          </table:table-cell>
          <table:table-cell table:number-columns-repeated="3"/>
        </table:table-row>
        <table:table-row table:style-name="ro1">
          <table:table-cell office:value-type="float" office:value="8.578246" calcext:value-type="float">
            <text:p>8.57825</text:p>
          </table:table-cell>
          <table:table-cell office:value-type="float" office:value="0.1013023" calcext:value-type="float">
            <text:p>0.10130</text:p>
          </table:table-cell>
          <table:table-cell office:value-type="float" office:value="-0.1404485" calcext:value-type="float">
            <text:p>-0.14045</text:p>
          </table:table-cell>
          <table:table-cell table:number-columns-repeated="3"/>
        </table:table-row>
        <table:table-row table:style-name="ro1">
          <table:table-cell office:value-type="float" office:value="8.611754" calcext:value-type="float">
            <text:p>8.61175</text:p>
          </table:table-cell>
          <table:table-cell office:value-type="float" office:value="0.1015055" calcext:value-type="float">
            <text:p>0.10151</text:p>
          </table:table-cell>
          <table:table-cell office:value-type="float" office:value="-0.1402059" calcext:value-type="float">
            <text:p>-0.14021</text:p>
          </table:table-cell>
          <table:table-cell table:number-columns-repeated="3"/>
        </table:table-row>
        <table:table-row table:style-name="ro1">
          <table:table-cell office:value-type="float" office:value="8.645263" calcext:value-type="float">
            <text:p>8.64526</text:p>
          </table:table-cell>
          <table:table-cell office:value-type="float" office:value="0.1017304" calcext:value-type="float">
            <text:p>0.10173</text:p>
          </table:table-cell>
          <table:table-cell office:value-type="float" office:value="-0.1401528" calcext:value-type="float">
            <text:p>-0.14015</text:p>
          </table:table-cell>
          <table:table-cell table:number-columns-repeated="3"/>
        </table:table-row>
        <table:table-row table:style-name="ro1">
          <table:table-cell office:value-type="float" office:value="8.678772" calcext:value-type="float">
            <text:p>8.67877</text:p>
          </table:table-cell>
          <table:table-cell office:value-type="float" office:value="0.1019135" calcext:value-type="float">
            <text:p>0.10191</text:p>
          </table:table-cell>
          <table:table-cell office:value-type="float" office:value="-0.1401077" calcext:value-type="float">
            <text:p>-0.14011</text:p>
          </table:table-cell>
          <table:table-cell table:number-columns-repeated="3"/>
        </table:table-row>
        <table:table-row table:style-name="ro1">
          <table:table-cell office:value-type="float" office:value="8.712281" calcext:value-type="float">
            <text:p>8.71228</text:p>
          </table:table-cell>
          <table:table-cell office:value-type="float" office:value="0.1019664" calcext:value-type="float">
            <text:p>0.10197</text:p>
          </table:table-cell>
          <table:table-cell office:value-type="float" office:value="-0.1401178" calcext:value-type="float">
            <text:p>-0.14012</text:p>
          </table:table-cell>
          <table:table-cell table:number-columns-repeated="3"/>
        </table:table-row>
        <table:table-row table:style-name="ro1">
          <table:table-cell office:value-type="float" office:value="8.745789" calcext:value-type="float">
            <text:p>8.74579</text:p>
          </table:table-cell>
          <table:table-cell office:value-type="float" office:value="0.1018903" calcext:value-type="float">
            <text:p>0.10189</text:p>
          </table:table-cell>
          <table:table-cell office:value-type="float" office:value="-0.1402274" calcext:value-type="float">
            <text:p>-0.14023</text:p>
          </table:table-cell>
          <table:table-cell table:number-columns-repeated="3"/>
        </table:table-row>
        <table:table-row table:style-name="ro1">
          <table:table-cell office:value-type="float" office:value="8.779298" calcext:value-type="float">
            <text:p>8.77930</text:p>
          </table:table-cell>
          <table:table-cell office:value-type="float" office:value="0.1017063" calcext:value-type="float">
            <text:p>0.10171</text:p>
          </table:table-cell>
          <table:table-cell office:value-type="float" office:value="-0.1402943" calcext:value-type="float">
            <text:p>-0.14029</text:p>
          </table:table-cell>
          <table:table-cell table:number-columns-repeated="3"/>
        </table:table-row>
        <table:table-row table:style-name="ro1">
          <table:table-cell office:value-type="float" office:value="8.812807" calcext:value-type="float">
            <text:p>8.81281</text:p>
          </table:table-cell>
          <table:table-cell office:value-type="float" office:value="0.1014567" calcext:value-type="float">
            <text:p>0.10146</text:p>
          </table:table-cell>
          <table:table-cell office:value-type="float" office:value="-0.140443" calcext:value-type="float">
            <text:p>-0.14044</text:p>
          </table:table-cell>
          <table:table-cell table:number-columns-repeated="3"/>
        </table:table-row>
        <table:table-row table:style-name="ro1">
          <table:table-cell office:value-type="float" office:value="8.846316" calcext:value-type="float">
            <text:p>8.84632</text:p>
          </table:table-cell>
          <table:table-cell office:value-type="float" office:value="0.1010784" calcext:value-type="float">
            <text:p>0.10108</text:p>
          </table:table-cell>
          <table:table-cell office:value-type="float" office:value="-0.1405927" calcext:value-type="float">
            <text:p>-0.14059</text:p>
          </table:table-cell>
          <table:table-cell table:number-columns-repeated="3"/>
        </table:table-row>
        <table:table-row table:style-name="ro1">
          <table:table-cell office:value-type="float" office:value="8.879825" calcext:value-type="float">
            <text:p>8.87983</text:p>
          </table:table-cell>
          <table:table-cell office:value-type="float" office:value="0.10071" calcext:value-type="float">
            <text:p>0.10071</text:p>
          </table:table-cell>
          <table:table-cell office:value-type="float" office:value="-0.140899" calcext:value-type="float">
            <text:p>-0.14090</text:p>
          </table:table-cell>
          <table:table-cell table:number-columns-repeated="3"/>
        </table:table-row>
        <table:table-row table:style-name="ro1">
          <table:table-cell office:value-type="float" office:value="8.913333" calcext:value-type="float">
            <text:p>8.91333</text:p>
          </table:table-cell>
          <table:table-cell office:value-type="float" office:value="0.1002969" calcext:value-type="float">
            <text:p>0.10030</text:p>
          </table:table-cell>
          <table:table-cell office:value-type="float" office:value="-0.1410767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8.946842" calcext:value-type="float">
            <text:p>8.94684</text:p>
          </table:table-cell>
          <table:table-cell office:value-type="float" office:value="0.1000507" calcext:value-type="float">
            <text:p>0.10005</text:p>
          </table:table-cell>
          <table:table-cell office:value-type="float" office:value="-0.1412356" calcext:value-type="float">
            <text:p>-0.14124</text:p>
          </table:table-cell>
          <table:table-cell table:number-columns-repeated="3"/>
        </table:table-row>
        <table:table-row table:style-name="ro1">
          <table:table-cell office:value-type="float" office:value="8.980351" calcext:value-type="float">
            <text:p>8.98035</text:p>
          </table:table-cell>
          <table:table-cell office:value-type="float" office:value="0.1000007" calcext:value-type="float">
            <text:p>0.10000</text:p>
          </table:table-cell>
          <table:table-cell office:value-type="float" office:value="-0.1412588" calcext:value-type="float">
            <text:p>-0.14126</text:p>
          </table:table-cell>
          <table:table-cell table:number-columns-repeated="3"/>
        </table:table-row>
        <table:table-row table:style-name="ro1">
          <table:table-cell office:value-type="float" office:value="9.01386" calcext:value-type="float">
            <text:p>9.01386</text:p>
          </table:table-cell>
          <table:table-cell office:value-type="float" office:value="0.1000053" calcext:value-type="float">
            <text:p>0.10001</text:p>
          </table:table-cell>
          <table:table-cell office:value-type="float" office:value="-0.1412615" calcext:value-type="float">
            <text:p>-0.14126</text:p>
          </table:table-cell>
          <table:table-cell table:number-columns-repeated="3"/>
        </table:table-row>
        <table:table-row table:style-name="ro1">
          <table:table-cell office:value-type="float" office:value="9.047368" calcext:value-type="float">
            <text:p>9.04737</text:p>
          </table:table-cell>
          <table:table-cell office:value-type="float" office:value="0.1001385" calcext:value-type="float">
            <text:p>0.10014</text:p>
          </table:table-cell>
          <table:table-cell office:value-type="float" office:value="-0.1411471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9.080877" calcext:value-type="float">
            <text:p>9.08088</text:p>
          </table:table-cell>
          <table:table-cell office:value-type="float" office:value="0.1002646" calcext:value-type="float">
            <text:p>0.10026</text:p>
          </table:table-cell>
          <table:table-cell office:value-type="float" office:value="-0.1410702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9.114386" calcext:value-type="float">
            <text:p>9.11439</text:p>
          </table:table-cell>
          <table:table-cell office:value-type="float" office:value="0.1005282" calcext:value-type="float">
            <text:p>0.10053</text:p>
          </table:table-cell>
          <table:table-cell office:value-type="float" office:value="-0.1409556" calcext:value-type="float">
            <text:p>-0.14096</text:p>
          </table:table-cell>
          <table:table-cell table:number-columns-repeated="3"/>
        </table:table-row>
        <table:table-row table:style-name="ro1">
          <table:table-cell office:value-type="float" office:value="9.147895" calcext:value-type="float">
            <text:p>9.14790</text:p>
          </table:table-cell>
          <table:table-cell office:value-type="float" office:value="0.1007436" calcext:value-type="float">
            <text:p>0.10074</text:p>
          </table:table-cell>
          <table:table-cell office:value-type="float" office:value="-0.1408217" calcext:value-type="float">
            <text:p>-0.14082</text:p>
          </table:table-cell>
          <table:table-cell table:number-columns-repeated="3"/>
        </table:table-row>
        <table:table-row table:style-name="ro1">
          <table:table-cell office:value-type="float" office:value="9.181404" calcext:value-type="float">
            <text:p>9.18140</text:p>
          </table:table-cell>
          <table:table-cell office:value-type="float" office:value="0.1010068" calcext:value-type="float">
            <text:p>0.10101</text:p>
          </table:table-cell>
          <table:table-cell office:value-type="float" office:value="-0.1406803" calcext:value-type="float">
            <text:p>-0.14068</text:p>
          </table:table-cell>
          <table:table-cell table:number-columns-repeated="3"/>
        </table:table-row>
        <table:table-row table:style-name="ro1">
          <table:table-cell office:value-type="float" office:value="9.214912" calcext:value-type="float">
            <text:p>9.21491</text:p>
          </table:table-cell>
          <table:table-cell office:value-type="float" office:value="0.101381" calcext:value-type="float">
            <text:p>0.10138</text:p>
          </table:table-cell>
          <table:table-cell office:value-type="float" office:value="-0.1406007" calcext:value-type="float">
            <text:p>-0.14060</text:p>
          </table:table-cell>
          <table:table-cell table:number-columns-repeated="3"/>
        </table:table-row>
        <table:table-row table:style-name="ro1">
          <table:table-cell office:value-type="float" office:value="9.248421" calcext:value-type="float">
            <text:p>9.24842</text:p>
          </table:table-cell>
          <table:table-cell office:value-type="float" office:value="0.1015467" calcext:value-type="float">
            <text:p>0.10155</text:p>
          </table:table-cell>
          <table:table-cell office:value-type="float" office:value="-0.1405988" calcext:value-type="float">
            <text:p>-0.14060</text:p>
          </table:table-cell>
          <table:table-cell table:number-columns-repeated="3"/>
        </table:table-row>
        <table:table-row table:style-name="ro1">
          <table:table-cell office:value-type="float" office:value="9.28193" calcext:value-type="float">
            <text:p>9.28193</text:p>
          </table:table-cell>
          <table:table-cell office:value-type="float" office:value="0.1017025" calcext:value-type="float">
            <text:p>0.10170</text:p>
          </table:table-cell>
          <table:table-cell office:value-type="float" office:value="-0.1404798" calcext:value-type="float">
            <text:p>-0.14048</text:p>
          </table:table-cell>
          <table:table-cell table:number-columns-repeated="3"/>
        </table:table-row>
        <table:table-row table:style-name="ro1">
          <table:table-cell office:value-type="float" office:value="9.315439" calcext:value-type="float">
            <text:p>9.31544</text:p>
          </table:table-cell>
          <table:table-cell office:value-type="float" office:value="0.1018989" calcext:value-type="float">
            <text:p>0.10190</text:p>
          </table:table-cell>
          <table:table-cell office:value-type="float" office:value="-0.1404035" calcext:value-type="float">
            <text:p>-0.14040</text:p>
          </table:table-cell>
          <table:table-cell table:number-columns-repeated="3"/>
        </table:table-row>
        <table:table-row table:style-name="ro1">
          <table:table-cell office:value-type="float" office:value="9.348947" calcext:value-type="float">
            <text:p>9.34895</text:p>
          </table:table-cell>
          <table:table-cell office:value-type="float" office:value="0.1019455" calcext:value-type="float">
            <text:p>0.10195</text:p>
          </table:table-cell>
          <table:table-cell office:value-type="float" office:value="-0.1403684" calcext:value-type="float">
            <text:p>-0.14037</text:p>
          </table:table-cell>
          <table:table-cell table:number-columns-repeated="3"/>
        </table:table-row>
        <table:table-row table:style-name="ro1">
          <table:table-cell office:value-type="float" office:value="9.382456" calcext:value-type="float">
            <text:p>9.38246</text:p>
          </table:table-cell>
          <table:table-cell office:value-type="float" office:value="0.1019694" calcext:value-type="float">
            <text:p>0.10197</text:p>
          </table:table-cell>
          <table:table-cell office:value-type="float" office:value="-0.1403296" calcext:value-type="float">
            <text:p>-0.14033</text:p>
          </table:table-cell>
          <table:table-cell table:number-columns-repeated="3"/>
        </table:table-row>
        <table:table-row table:style-name="ro1">
          <table:table-cell office:value-type="float" office:value="9.415965" calcext:value-type="float">
            <text:p>9.41597</text:p>
          </table:table-cell>
          <table:table-cell office:value-type="float" office:value="0.1017885" calcext:value-type="float">
            <text:p>0.10179</text:p>
          </table:table-cell>
          <table:table-cell office:value-type="float" office:value="-0.1404151" calcext:value-type="float">
            <text:p>-0.14042</text:p>
          </table:table-cell>
          <table:table-cell table:number-columns-repeated="3"/>
        </table:table-row>
        <table:table-row table:style-name="ro1">
          <table:table-cell office:value-type="float" office:value="9.449474" calcext:value-type="float">
            <text:p>9.44947</text:p>
          </table:table-cell>
          <table:table-cell office:value-type="float" office:value="0.1016039" calcext:value-type="float">
            <text:p>0.10160</text:p>
          </table:table-cell>
          <table:table-cell office:value-type="float" office:value="-0.1404808" calcext:value-type="float">
            <text:p>-0.14048</text:p>
          </table:table-cell>
          <table:table-cell table:number-columns-repeated="3"/>
        </table:table-row>
        <table:table-row table:style-name="ro1">
          <table:table-cell office:value-type="float" office:value="9.482982" calcext:value-type="float">
            <text:p>9.48298</text:p>
          </table:table-cell>
          <table:table-cell office:value-type="float" office:value="0.101289" calcext:value-type="float">
            <text:p>0.10129</text:p>
          </table:table-cell>
          <table:table-cell office:value-type="float" office:value="-0.140615" calcext:value-type="float">
            <text:p>-0.14062</text:p>
          </table:table-cell>
          <table:table-cell table:number-columns-repeated="3"/>
        </table:table-row>
        <table:table-row table:style-name="ro1">
          <table:table-cell office:value-type="float" office:value="9.516491" calcext:value-type="float">
            <text:p>9.51649</text:p>
          </table:table-cell>
          <table:table-cell office:value-type="float" office:value="0.1010035" calcext:value-type="float">
            <text:p>0.10100</text:p>
          </table:table-cell>
          <table:table-cell office:value-type="float" office:value="-0.1408023" calcext:value-type="float">
            <text:p>-0.14080</text:p>
          </table:table-cell>
          <table:table-cell table:number-columns-repeated="3"/>
        </table:table-row>
        <table:table-row table:style-name="ro1">
          <table:table-cell office:value-type="float" office:value="9.55" calcext:value-type="float">
            <text:p>9.55000</text:p>
          </table:table-cell>
          <table:table-cell office:value-type="float" office:value="0.100813" calcext:value-type="float">
            <text:p>0.10081</text:p>
          </table:table-cell>
          <table:table-cell office:value-type="float" office:value="-0.1410297" calcext:value-type="float">
            <text:p>-0.14103</text:p>
          </table:table-cell>
          <table:table-cell table:number-columns-repeated="3"/>
        </table:table-row>
        <table:table-row table:style-name="ro1">
          <table:table-cell office:value-type="float" office:value="9.583509" calcext:value-type="float">
            <text:p>9.58351</text:p>
          </table:table-cell>
          <table:table-cell office:value-type="float" office:value="0.1004496" calcext:value-type="float">
            <text:p>0.10045</text:p>
          </table:table-cell>
          <table:table-cell office:value-type="float" office:value="-0.1410856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9.617018" calcext:value-type="float">
            <text:p>9.61702</text:p>
          </table:table-cell>
          <table:table-cell office:value-type="float" office:value="0.1002571" calcext:value-type="float">
            <text:p>0.10026</text:p>
          </table:table-cell>
          <table:table-cell office:value-type="float" office:value="-0.1411474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9.650526" calcext:value-type="float">
            <text:p>9.65053</text:p>
          </table:table-cell>
          <table:table-cell office:value-type="float" office:value="0.1002222" calcext:value-type="float">
            <text:p>0.10022</text:p>
          </table:table-cell>
          <table:table-cell office:value-type="float" office:value="-0.1411402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9.684035" calcext:value-type="float">
            <text:p>9.68404</text:p>
          </table:table-cell>
          <table:table-cell office:value-type="float" office:value="0.1002276" calcext:value-type="float">
            <text:p>0.10023</text:p>
          </table:table-cell>
          <table:table-cell office:value-type="float" office:value="-0.1411243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9.717544" calcext:value-type="float">
            <text:p>9.71754</text:p>
          </table:table-cell>
          <table:table-cell office:value-type="float" office:value="0.1002948" calcext:value-type="float">
            <text:p>0.10029</text:p>
          </table:table-cell>
          <table:table-cell office:value-type="float" office:value="-0.1411187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9.751053" calcext:value-type="float">
            <text:p>9.75105</text:p>
          </table:table-cell>
          <table:table-cell office:value-type="float" office:value="0.1004852" calcext:value-type="float">
            <text:p>0.10049</text:p>
          </table:table-cell>
          <table:table-cell office:value-type="float" office:value="-0.1410215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9.784561" calcext:value-type="float">
            <text:p>9.78456</text:p>
          </table:table-cell>
          <table:table-cell office:value-type="float" office:value="0.1006318" calcext:value-type="float">
            <text:p>0.10063</text:p>
          </table:table-cell>
          <table:table-cell office:value-type="float" office:value="-0.1409195" calcext:value-type="float">
            <text:p>-0.14092</text:p>
          </table:table-cell>
          <table:table-cell table:number-columns-repeated="3"/>
        </table:table-row>
        <table:table-row table:style-name="ro1">
          <table:table-cell office:value-type="float" office:value="9.81807" calcext:value-type="float">
            <text:p>9.81807</text:p>
          </table:table-cell>
          <table:table-cell office:value-type="float" office:value="0.1007899" calcext:value-type="float">
            <text:p>0.10079</text:p>
          </table:table-cell>
          <table:table-cell office:value-type="float" office:value="-0.1408269" calcext:value-type="float">
            <text:p>-0.14083</text:p>
          </table:table-cell>
          <table:table-cell table:number-columns-repeated="3"/>
        </table:table-row>
        <table:table-row table:style-name="ro1">
          <table:table-cell office:value-type="float" office:value="9.851579" calcext:value-type="float">
            <text:p>9.85158</text:p>
          </table:table-cell>
          <table:table-cell office:value-type="float" office:value="0.1009188" calcext:value-type="float">
            <text:p>0.10092</text:p>
          </table:table-cell>
          <table:table-cell office:value-type="float" office:value="-0.1407899" calcext:value-type="float">
            <text:p>-0.14079</text:p>
          </table:table-cell>
          <table:table-cell table:number-columns-repeated="3"/>
        </table:table-row>
        <table:table-row table:style-name="ro1">
          <table:table-cell office:value-type="float" office:value="9.885088" calcext:value-type="float">
            <text:p>9.88509</text:p>
          </table:table-cell>
          <table:table-cell office:value-type="float" office:value="0.1011859" calcext:value-type="float">
            <text:p>0.10119</text:p>
          </table:table-cell>
          <table:table-cell office:value-type="float" office:value="-0.1407446" calcext:value-type="float">
            <text:p>-0.14074</text:p>
          </table:table-cell>
          <table:table-cell table:number-columns-repeated="3"/>
        </table:table-row>
        <table:table-row table:style-name="ro1">
          <table:table-cell office:value-type="float" office:value="9.918596" calcext:value-type="float">
            <text:p>9.91860</text:p>
          </table:table-cell>
          <table:table-cell office:value-type="float" office:value="0.1013058" calcext:value-type="float">
            <text:p>0.10131</text:p>
          </table:table-cell>
          <table:table-cell office:value-type="float" office:value="-0.1407248" calcext:value-type="float">
            <text:p>-0.14072</text:p>
          </table:table-cell>
          <table:table-cell table:number-columns-repeated="3"/>
        </table:table-row>
        <table:table-row table:style-name="ro1">
          <table:table-cell office:value-type="float" office:value="9.952105" calcext:value-type="float">
            <text:p>9.95211</text:p>
          </table:table-cell>
          <table:table-cell office:value-type="float" office:value="0.1013849" calcext:value-type="float">
            <text:p>0.10138</text:p>
          </table:table-cell>
          <table:table-cell office:value-type="float" office:value="-0.1407225" calcext:value-type="float">
            <text:p>-0.14072</text:p>
          </table:table-cell>
          <table:table-cell table:number-columns-repeated="3"/>
        </table:table-row>
        <table:table-row table:style-name="ro1">
          <table:table-cell office:value-type="float" office:value="9.985614" calcext:value-type="float">
            <text:p>9.98561</text:p>
          </table:table-cell>
          <table:table-cell office:value-type="float" office:value="0.1013519" calcext:value-type="float">
            <text:p>0.10135</text:p>
          </table:table-cell>
          <table:table-cell office:value-type="float" office:value="-0.140793" calcext:value-type="float">
            <text:p>-0.14079</text:p>
          </table:table-cell>
          <table:table-cell table:number-columns-repeated="3"/>
        </table:table-row>
        <table:table-row table:style-name="ro1">
          <table:table-cell office:value-type="float" office:value="10.01912" calcext:value-type="float">
            <text:p>10.01912</text:p>
          </table:table-cell>
          <table:table-cell office:value-type="float" office:value="0.1012628" calcext:value-type="float">
            <text:p>0.10126</text:p>
          </table:table-cell>
          <table:table-cell office:value-type="float" office:value="-0.1408211" calcext:value-type="float">
            <text:p>-0.14082</text:p>
          </table:table-cell>
          <table:table-cell table:number-columns-repeated="3"/>
        </table:table-row>
        <table:table-row table:style-name="ro1">
          <table:table-cell office:value-type="float" office:value="10.05263" calcext:value-type="float">
            <text:p>10.05263</text:p>
          </table:table-cell>
          <table:table-cell office:value-type="float" office:value="0.1011536" calcext:value-type="float">
            <text:p>0.10115</text:p>
          </table:table-cell>
          <table:table-cell office:value-type="float" office:value="-0.1409513" calcext:value-type="float">
            <text:p>-0.14095</text:p>
          </table:table-cell>
          <table:table-cell table:number-columns-repeated="3"/>
        </table:table-row>
        <table:table-row table:style-name="ro1">
          <table:table-cell office:value-type="float" office:value="10.08614" calcext:value-type="float">
            <text:p>10.08614</text:p>
          </table:table-cell>
          <table:table-cell office:value-type="float" office:value="0.1009967" calcext:value-type="float">
            <text:p>0.10100</text:p>
          </table:table-cell>
          <table:table-cell office:value-type="float" office:value="-0.1410448" calcext:value-type="float">
            <text:p>-0.14104</text:p>
          </table:table-cell>
          <table:table-cell table:number-columns-repeated="3"/>
        </table:table-row>
        <table:table-row table:style-name="ro1">
          <table:table-cell office:value-type="float" office:value="10.11965" calcext:value-type="float">
            <text:p>10.11965</text:p>
          </table:table-cell>
          <table:table-cell office:value-type="float" office:value="0.100793" calcext:value-type="float">
            <text:p>0.10079</text:p>
          </table:table-cell>
          <table:table-cell office:value-type="float" office:value="-0.1411499" calcext:value-type="float">
            <text:p>-0.14115</text:p>
          </table:table-cell>
          <table:table-cell table:number-columns-repeated="3"/>
        </table:table-row>
        <table:table-row table:style-name="ro1">
          <table:table-cell office:value-type="float" office:value="10.15316" calcext:value-type="float">
            <text:p>10.15316</text:p>
          </table:table-cell>
          <table:table-cell office:value-type="float" office:value="0.1004533" calcext:value-type="float">
            <text:p>0.10045</text:p>
          </table:table-cell>
          <table:table-cell office:value-type="float" office:value="-0.1412344" calcext:value-type="float">
            <text:p>-0.14123</text:p>
          </table:table-cell>
          <table:table-cell table:number-columns-repeated="3"/>
        </table:table-row>
        <table:table-row table:style-name="ro1">
          <table:table-cell office:value-type="float" office:value="10.18667" calcext:value-type="float">
            <text:p>10.18667</text:p>
          </table:table-cell>
          <table:table-cell office:value-type="float" office:value="0.1002518" calcext:value-type="float">
            <text:p>0.10025</text:p>
          </table:table-cell>
          <table:table-cell office:value-type="float" office:value="-0.1412853" calcext:value-type="float">
            <text:p>-0.14129</text:p>
          </table:table-cell>
          <table:table-cell table:number-columns-repeated="3"/>
        </table:table-row>
        <table:table-row table:style-name="ro1">
          <table:table-cell office:value-type="float" office:value="10.22018" calcext:value-type="float">
            <text:p>10.22018</text:p>
          </table:table-cell>
          <table:table-cell office:value-type="float" office:value="0.100109" calcext:value-type="float">
            <text:p>0.10011</text:p>
          </table:table-cell>
          <table:table-cell office:value-type="float" office:value="-0.1413502" calcext:value-type="float">
            <text:p>-0.14135</text:p>
          </table:table-cell>
          <table:table-cell table:number-columns-repeated="3"/>
        </table:table-row>
        <table:table-row table:style-name="ro1">
          <table:table-cell office:value-type="float" office:value="10.25368" calcext:value-type="float">
            <text:p>10.25368</text:p>
          </table:table-cell>
          <table:table-cell office:value-type="float" office:value="0.1000155" calcext:value-type="float">
            <text:p>0.10002</text:p>
          </table:table-cell>
          <table:table-cell office:value-type="float" office:value="-0.1413226" calcext:value-type="float">
            <text:p>-0.14132</text:p>
          </table:table-cell>
          <table:table-cell table:number-columns-repeated="3"/>
        </table:table-row>
        <table:table-row table:style-name="ro1">
          <table:table-cell office:value-type="float" office:value="10.28719" calcext:value-type="float">
            <text:p>10.28719</text:p>
          </table:table-cell>
          <table:table-cell office:value-type="float" office:value="0.1000592" calcext:value-type="float">
            <text:p>0.10006</text:p>
          </table:table-cell>
          <table:table-cell office:value-type="float" office:value="-0.1413159" calcext:value-type="float">
            <text:p>-0.14132</text:p>
          </table:table-cell>
          <table:table-cell table:number-columns-repeated="3"/>
        </table:table-row>
        <table:table-row table:style-name="ro1">
          <table:table-cell office:value-type="float" office:value="10.3207" calcext:value-type="float">
            <text:p>10.32070</text:p>
          </table:table-cell>
          <table:table-cell office:value-type="float" office:value="0.100078" calcext:value-type="float">
            <text:p>0.10008</text:p>
          </table:table-cell>
          <table:table-cell office:value-type="float" office:value="-0.1412358" calcext:value-type="float">
            <text:p>-0.14124</text:p>
          </table:table-cell>
          <table:table-cell table:number-columns-repeated="3"/>
        </table:table-row>
        <table:table-row table:style-name="ro1">
          <table:table-cell office:value-type="float" office:value="10.35421" calcext:value-type="float">
            <text:p>10.35421</text:p>
          </table:table-cell>
          <table:table-cell office:value-type="float" office:value="0.1001618" calcext:value-type="float">
            <text:p>0.10016</text:p>
          </table:table-cell>
          <table:table-cell office:value-type="float" office:value="-0.1411803" calcext:value-type="float">
            <text:p>-0.14118</text:p>
          </table:table-cell>
          <table:table-cell table:number-columns-repeated="3"/>
        </table:table-row>
        <table:table-row table:style-name="ro1">
          <table:table-cell office:value-type="float" office:value="10.38772" calcext:value-type="float">
            <text:p>10.38772</text:p>
          </table:table-cell>
          <table:table-cell office:value-type="float" office:value="0.1002866" calcext:value-type="float">
            <text:p>0.10029</text:p>
          </table:table-cell>
          <table:table-cell office:value-type="float" office:value="-0.141075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0.42123" calcext:value-type="float">
            <text:p>10.42123</text:p>
          </table:table-cell>
          <table:table-cell office:value-type="float" office:value="0.1004439" calcext:value-type="float">
            <text:p>0.10044</text:p>
          </table:table-cell>
          <table:table-cell office:value-type="float" office:value="-0.1410089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10.45474" calcext:value-type="float">
            <text:p>10.45474</text:p>
          </table:table-cell>
          <table:table-cell office:value-type="float" office:value="0.1005024" calcext:value-type="float">
            <text:p>0.10050</text:p>
          </table:table-cell>
          <table:table-cell office:value-type="float" office:value="-0.1409783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0.48825" calcext:value-type="float">
            <text:p>10.48825</text:p>
          </table:table-cell>
          <table:table-cell office:value-type="float" office:value="0.10068" calcext:value-type="float">
            <text:p>0.10068</text:p>
          </table:table-cell>
          <table:table-cell office:value-type="float" office:value="-0.1408874" calcext:value-type="float">
            <text:p>-0.14089</text:p>
          </table:table-cell>
          <table:table-cell table:number-columns-repeated="3"/>
        </table:table-row>
        <table:table-row table:style-name="ro1">
          <table:table-cell office:value-type="float" office:value="10.52175" calcext:value-type="float">
            <text:p>10.52175</text:p>
          </table:table-cell>
          <table:table-cell office:value-type="float" office:value="0.1007756" calcext:value-type="float">
            <text:p>0.10078</text:p>
          </table:table-cell>
          <table:table-cell office:value-type="float" office:value="-0.1408977" calcext:value-type="float">
            <text:p>-0.14090</text:p>
          </table:table-cell>
          <table:table-cell table:number-columns-repeated="3"/>
        </table:table-row>
        <table:table-row table:style-name="ro1">
          <table:table-cell office:value-type="float" office:value="10.55526" calcext:value-type="float">
            <text:p>10.55526</text:p>
          </table:table-cell>
          <table:table-cell office:value-type="float" office:value="0.1007724" calcext:value-type="float">
            <text:p>0.10077</text:p>
          </table:table-cell>
          <table:table-cell office:value-type="float" office:value="-0.1408359" calcext:value-type="float">
            <text:p>-0.14084</text:p>
          </table:table-cell>
          <table:table-cell table:number-columns-repeated="3"/>
        </table:table-row>
        <table:table-row table:style-name="ro1">
          <table:table-cell office:value-type="float" office:value="10.58877" calcext:value-type="float">
            <text:p>10.58877</text:p>
          </table:table-cell>
          <table:table-cell office:value-type="float" office:value="0.1008276" calcext:value-type="float">
            <text:p>0.10083</text:p>
          </table:table-cell>
          <table:table-cell office:value-type="float" office:value="-0.1408372" calcext:value-type="float">
            <text:p>-0.14084</text:p>
          </table:table-cell>
          <table:table-cell table:number-columns-repeated="3"/>
        </table:table-row>
        <table:table-row table:style-name="ro1">
          <table:table-cell office:value-type="float" office:value="10.62228" calcext:value-type="float">
            <text:p>10.62228</text:p>
          </table:table-cell>
          <table:table-cell office:value-type="float" office:value="0.1009376" calcext:value-type="float">
            <text:p>0.10094</text:p>
          </table:table-cell>
          <table:table-cell office:value-type="float" office:value="-0.1408845" calcext:value-type="float">
            <text:p>-0.14088</text:p>
          </table:table-cell>
          <table:table-cell table:number-columns-repeated="3"/>
        </table:table-row>
        <table:table-row table:style-name="ro1">
          <table:table-cell office:value-type="float" office:value="10.65579" calcext:value-type="float">
            <text:p>10.65579</text:p>
          </table:table-cell>
          <table:table-cell office:value-type="float" office:value="0.1010225" calcext:value-type="float">
            <text:p>0.10102</text:p>
          </table:table-cell>
          <table:table-cell office:value-type="float" office:value="-0.1409224" calcext:value-type="float">
            <text:p>-0.14092</text:p>
          </table:table-cell>
          <table:table-cell table:number-columns-repeated="3"/>
        </table:table-row>
        <table:table-row table:style-name="ro1">
          <table:table-cell office:value-type="float" office:value="10.6893" calcext:value-type="float">
            <text:p>10.68930</text:p>
          </table:table-cell>
          <table:table-cell office:value-type="float" office:value="0.1009989" calcext:value-type="float">
            <text:p>0.10100</text:p>
          </table:table-cell>
          <table:table-cell office:value-type="float" office:value="-0.1409636" calcext:value-type="float">
            <text:p>-0.14096</text:p>
          </table:table-cell>
          <table:table-cell table:number-columns-repeated="3"/>
        </table:table-row>
        <table:table-row table:style-name="ro1">
          <table:table-cell office:value-type="float" office:value="10.72281" calcext:value-type="float">
            <text:p>10.72281</text:p>
          </table:table-cell>
          <table:table-cell office:value-type="float" office:value="0.1009047" calcext:value-type="float">
            <text:p>0.10090</text:p>
          </table:table-cell>
          <table:table-cell office:value-type="float" office:value="-0.1410649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0.75632" calcext:value-type="float">
            <text:p>10.75632</text:p>
          </table:table-cell>
          <table:table-cell office:value-type="float" office:value="0.1008066" calcext:value-type="float">
            <text:p>0.10081</text:p>
          </table:table-cell>
          <table:table-cell office:value-type="float" office:value="-0.1410998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0.78982" calcext:value-type="float">
            <text:p>10.78982</text:p>
          </table:table-cell>
          <table:table-cell office:value-type="float" office:value="0.1004787" calcext:value-type="float">
            <text:p>0.10048</text:p>
          </table:table-cell>
          <table:table-cell office:value-type="float" office:value="-0.1411403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10.82333" calcext:value-type="float">
            <text:p>10.82333</text:p>
          </table:table-cell>
          <table:table-cell office:value-type="float" office:value="0.1003094" calcext:value-type="float">
            <text:p>0.10031</text:p>
          </table:table-cell>
          <table:table-cell office:value-type="float" office:value="-0.1412103" calcext:value-type="float">
            <text:p>-0.14121</text:p>
          </table:table-cell>
          <table:table-cell table:number-columns-repeated="3"/>
        </table:table-row>
        <table:table-row table:style-name="ro1">
          <table:table-cell office:value-type="float" office:value="10.85684" calcext:value-type="float">
            <text:p>10.85684</text:p>
          </table:table-cell>
          <table:table-cell office:value-type="float" office:value="0.1001924" calcext:value-type="float">
            <text:p>0.10019</text:p>
          </table:table-cell>
          <table:table-cell office:value-type="float" office:value="-0.1412583" calcext:value-type="float">
            <text:p>-0.14126</text:p>
          </table:table-cell>
          <table:table-cell table:number-columns-repeated="3"/>
        </table:table-row>
        <table:table-row table:style-name="ro1">
          <table:table-cell office:value-type="float" office:value="10.89035" calcext:value-type="float">
            <text:p>10.89035</text:p>
          </table:table-cell>
          <table:table-cell office:value-type="float" office:value="0.1001321" calcext:value-type="float">
            <text:p>0.10013</text:p>
          </table:table-cell>
          <table:table-cell office:value-type="float" office:value="-0.1412202" calcext:value-type="float">
            <text:p>-0.14122</text:p>
          </table:table-cell>
          <table:table-cell table:number-columns-repeated="3"/>
        </table:table-row>
        <table:table-row table:style-name="ro1">
          <table:table-cell office:value-type="float" office:value="10.92386" calcext:value-type="float">
            <text:p>10.92386</text:p>
          </table:table-cell>
          <table:table-cell office:value-type="float" office:value="0.1001009" calcext:value-type="float">
            <text:p>0.10010</text:p>
          </table:table-cell>
          <table:table-cell office:value-type="float" office:value="-0.1411993" calcext:value-type="float">
            <text:p>-0.14120</text:p>
          </table:table-cell>
          <table:table-cell table:number-columns-repeated="3"/>
        </table:table-row>
        <table:table-row table:style-name="ro1">
          <table:table-cell office:value-type="float" office:value="10.95737" calcext:value-type="float">
            <text:p>10.95737</text:p>
          </table:table-cell>
          <table:table-cell office:value-type="float" office:value="0.1001237" calcext:value-type="float">
            <text:p>0.10012</text:p>
          </table:table-cell>
          <table:table-cell office:value-type="float" office:value="-0.1411791" calcext:value-type="float">
            <text:p>-0.14118</text:p>
          </table:table-cell>
          <table:table-cell table:number-columns-repeated="3"/>
        </table:table-row>
        <table:table-row table:style-name="ro1">
          <table:table-cell office:value-type="float" office:value="10.99088" calcext:value-type="float">
            <text:p>10.99088</text:p>
          </table:table-cell>
          <table:table-cell office:value-type="float" office:value="0.1001692" calcext:value-type="float">
            <text:p>0.10017</text:p>
          </table:table-cell>
          <table:table-cell office:value-type="float" office:value="-0.1411437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11.02439" calcext:value-type="float">
            <text:p>11.02439</text:p>
          </table:table-cell>
          <table:table-cell office:value-type="float" office:value="0.1003339" calcext:value-type="float">
            <text:p>0.10033</text:p>
          </table:table-cell>
          <table:table-cell office:value-type="float" office:value="-0.1410783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1.05789" calcext:value-type="float">
            <text:p>11.05789</text:p>
          </table:table-cell>
          <table:table-cell office:value-type="float" office:value="0.1004346" calcext:value-type="float">
            <text:p>0.10043</text:p>
          </table:table-cell>
          <table:table-cell office:value-type="float" office:value="-0.1409702" calcext:value-type="float">
            <text:p>-0.14097</text:p>
          </table:table-cell>
          <table:table-cell table:number-columns-repeated="3"/>
        </table:table-row>
        <table:table-row table:style-name="ro1">
          <table:table-cell office:value-type="float" office:value="11.0914" calcext:value-type="float">
            <text:p>11.09140</text:p>
          </table:table-cell>
          <table:table-cell office:value-type="float" office:value="0.1005246" calcext:value-type="float">
            <text:p>0.10052</text:p>
          </table:table-cell>
          <table:table-cell office:value-type="float" office:value="-0.1409285" calcext:value-type="float">
            <text:p>-0.14093</text:p>
          </table:table-cell>
          <table:table-cell table:number-columns-repeated="3"/>
        </table:table-row>
        <table:table-row table:style-name="ro1">
          <table:table-cell office:value-type="float" office:value="11.12491" calcext:value-type="float">
            <text:p>11.12491</text:p>
          </table:table-cell>
          <table:table-cell office:value-type="float" office:value="0.1006753" calcext:value-type="float">
            <text:p>0.10068</text:p>
          </table:table-cell>
          <table:table-cell office:value-type="float" office:value="-0.1408886" calcext:value-type="float">
            <text:p>-0.14089</text:p>
          </table:table-cell>
          <table:table-cell table:number-columns-repeated="3"/>
        </table:table-row>
        <table:table-row table:style-name="ro1">
          <table:table-cell office:value-type="float" office:value="11.15842" calcext:value-type="float">
            <text:p>11.15842</text:p>
          </table:table-cell>
          <table:table-cell office:value-type="float" office:value="0.1007448" calcext:value-type="float">
            <text:p>0.10074</text:p>
          </table:table-cell>
          <table:table-cell office:value-type="float" office:value="-0.1408635" calcext:value-type="float">
            <text:p>-0.14086</text:p>
          </table:table-cell>
          <table:table-cell table:number-columns-repeated="3"/>
        </table:table-row>
        <table:table-row table:style-name="ro1">
          <table:table-cell office:value-type="float" office:value="11.19193" calcext:value-type="float">
            <text:p>11.19193</text:p>
          </table:table-cell>
          <table:table-cell office:value-type="float" office:value="0.1007901" calcext:value-type="float">
            <text:p>0.10079</text:p>
          </table:table-cell>
          <table:table-cell office:value-type="float" office:value="-0.1408245" calcext:value-type="float">
            <text:p>-0.14082</text:p>
          </table:table-cell>
          <table:table-cell table:number-columns-repeated="3"/>
        </table:table-row>
        <table:table-row table:style-name="ro1">
          <table:table-cell office:value-type="float" office:value="11.22544" calcext:value-type="float">
            <text:p>11.22544</text:p>
          </table:table-cell>
          <table:table-cell office:value-type="float" office:value="0.1008194" calcext:value-type="float">
            <text:p>0.10082</text:p>
          </table:table-cell>
          <table:table-cell office:value-type="float" office:value="-0.1408289" calcext:value-type="float">
            <text:p>-0.14083</text:p>
          </table:table-cell>
          <table:table-cell table:number-columns-repeated="3"/>
        </table:table-row>
        <table:table-row table:style-name="ro1">
          <table:table-cell office:value-type="float" office:value="11.25895" calcext:value-type="float">
            <text:p>11.25895</text:p>
          </table:table-cell>
          <table:table-cell office:value-type="float" office:value="0.100946" calcext:value-type="float">
            <text:p>0.10095</text:p>
          </table:table-cell>
          <table:table-cell office:value-type="float" office:value="-0.1408687" calcext:value-type="float">
            <text:p>-0.14087</text:p>
          </table:table-cell>
          <table:table-cell table:number-columns-repeated="3"/>
        </table:table-row>
        <table:table-row table:style-name="ro1">
          <table:table-cell office:value-type="float" office:value="11.29246" calcext:value-type="float">
            <text:p>11.29246</text:p>
          </table:table-cell>
          <table:table-cell office:value-type="float" office:value="0.1010216" calcext:value-type="float">
            <text:p>0.10102</text:p>
          </table:table-cell>
          <table:table-cell office:value-type="float" office:value="-0.1409091" calcext:value-type="float">
            <text:p>-0.14091</text:p>
          </table:table-cell>
          <table:table-cell table:number-columns-repeated="3"/>
        </table:table-row>
        <table:table-row table:style-name="ro1">
          <table:table-cell office:value-type="float" office:value="11.32596" calcext:value-type="float">
            <text:p>11.32596</text:p>
          </table:table-cell>
          <table:table-cell office:value-type="float" office:value="0.1010749" calcext:value-type="float">
            <text:p>0.10107</text:p>
          </table:table-cell>
          <table:table-cell office:value-type="float" office:value="-0.1409252" calcext:value-type="float">
            <text:p>-0.14093</text:p>
          </table:table-cell>
          <table:table-cell table:number-columns-repeated="3"/>
        </table:table-row>
        <table:table-row table:style-name="ro1">
          <table:table-cell office:value-type="float" office:value="11.35947" calcext:value-type="float">
            <text:p>11.35947</text:p>
          </table:table-cell>
          <table:table-cell office:value-type="float" office:value="0.1010858" calcext:value-type="float">
            <text:p>0.10109</text:p>
          </table:table-cell>
          <table:table-cell office:value-type="float" office:value="-0.1409419" calcext:value-type="float">
            <text:p>-0.14094</text:p>
          </table:table-cell>
          <table:table-cell table:number-columns-repeated="3"/>
        </table:table-row>
        <table:table-row table:style-name="ro1">
          <table:table-cell office:value-type="float" office:value="11.39298" calcext:value-type="float">
            <text:p>11.39298</text:p>
          </table:table-cell>
          <table:table-cell office:value-type="float" office:value="0.1009738" calcext:value-type="float">
            <text:p>0.10097</text:p>
          </table:table-cell>
          <table:table-cell office:value-type="float" office:value="-0.1410437" calcext:value-type="float">
            <text:p>-0.14104</text:p>
          </table:table-cell>
          <table:table-cell table:number-columns-repeated="3"/>
        </table:table-row>
        <table:table-row table:style-name="ro1">
          <table:table-cell office:value-type="float" office:value="11.42649" calcext:value-type="float">
            <text:p>11.42649</text:p>
          </table:table-cell>
          <table:table-cell office:value-type="float" office:value="0.1009249" calcext:value-type="float">
            <text:p>0.10092</text:p>
          </table:table-cell>
          <table:table-cell office:value-type="float" office:value="-0.1411097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1.46" calcext:value-type="float">
            <text:p>11.46000</text:p>
          </table:table-cell>
          <table:table-cell office:value-type="float" office:value="0.1007897" calcext:value-type="float">
            <text:p>0.10079</text:p>
          </table:table-cell>
          <table:table-cell office:value-type="float" office:value="-0.1411228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1.49351" calcext:value-type="float">
            <text:p>11.49351</text:p>
          </table:table-cell>
          <table:table-cell office:value-type="float" office:value="0.1005216" calcext:value-type="float">
            <text:p>0.10052</text:p>
          </table:table-cell>
          <table:table-cell office:value-type="float" office:value="-0.1412564" calcext:value-type="float">
            <text:p>-0.14126</text:p>
          </table:table-cell>
          <table:table-cell table:number-columns-repeated="3"/>
        </table:table-row>
        <table:table-row table:style-name="ro1">
          <table:table-cell office:value-type="float" office:value="11.52702" calcext:value-type="float">
            <text:p>11.52702</text:p>
          </table:table-cell>
          <table:table-cell office:value-type="float" office:value="0.1003852" calcext:value-type="float">
            <text:p>0.10039</text:p>
          </table:table-cell>
          <table:table-cell office:value-type="float" office:value="-0.1412466" calcext:value-type="float">
            <text:p>-0.14125</text:p>
          </table:table-cell>
          <table:table-cell table:number-columns-repeated="3"/>
        </table:table-row>
        <table:table-row table:style-name="ro1">
          <table:table-cell office:value-type="float" office:value="11.56053" calcext:value-type="float">
            <text:p>11.56053</text:p>
          </table:table-cell>
          <table:table-cell office:value-type="float" office:value="0.1003523" calcext:value-type="float">
            <text:p>0.10035</text:p>
          </table:table-cell>
          <table:table-cell office:value-type="float" office:value="-0.1411935" calcext:value-type="float">
            <text:p>-0.14119</text:p>
          </table:table-cell>
          <table:table-cell table:number-columns-repeated="3"/>
        </table:table-row>
        <table:table-row table:style-name="ro1">
          <table:table-cell office:value-type="float" office:value="11.59404" calcext:value-type="float">
            <text:p>11.59404</text:p>
          </table:table-cell>
          <table:table-cell office:value-type="float" office:value="0.1003371" calcext:value-type="float">
            <text:p>0.10034</text:p>
          </table:table-cell>
          <table:table-cell office:value-type="float" office:value="-0.141177" calcext:value-type="float">
            <text:p>-0.14118</text:p>
          </table:table-cell>
          <table:table-cell table:number-columns-repeated="3"/>
        </table:table-row>
        <table:table-row table:style-name="ro1">
          <table:table-cell office:value-type="float" office:value="11.62754" calcext:value-type="float">
            <text:p>11.62754</text:p>
          </table:table-cell>
          <table:table-cell office:value-type="float" office:value="0.1003317" calcext:value-type="float">
            <text:p>0.10033</text:p>
          </table:table-cell>
          <table:table-cell office:value-type="float" office:value="-0.1411588" calcext:value-type="float">
            <text:p>-0.14116</text:p>
          </table:table-cell>
          <table:table-cell table:number-columns-repeated="3"/>
        </table:table-row>
        <table:table-row table:style-name="ro1">
          <table:table-cell office:value-type="float" office:value="11.66105" calcext:value-type="float">
            <text:p>11.66105</text:p>
          </table:table-cell>
          <table:table-cell office:value-type="float" office:value="0.1003693" calcext:value-type="float">
            <text:p>0.10037</text:p>
          </table:table-cell>
          <table:table-cell office:value-type="float" office:value="-0.1411439" calcext:value-type="float">
            <text:p>-0.14114</text:p>
          </table:table-cell>
          <table:table-cell table:number-columns-repeated="3"/>
        </table:table-row>
        <table:table-row table:style-name="ro1">
          <table:table-cell office:value-type="float" office:value="11.69456" calcext:value-type="float">
            <text:p>11.69456</text:p>
          </table:table-cell>
          <table:table-cell office:value-type="float" office:value="0.1004276" calcext:value-type="float">
            <text:p>0.10043</text:p>
          </table:table-cell>
          <table:table-cell office:value-type="float" office:value="-0.1410712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1.72807" calcext:value-type="float">
            <text:p>11.72807</text:p>
          </table:table-cell>
          <table:table-cell office:value-type="float" office:value="0.1004746" calcext:value-type="float">
            <text:p>0.10047</text:p>
          </table:table-cell>
          <table:table-cell office:value-type="float" office:value="-0.1410222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1.76158" calcext:value-type="float">
            <text:p>11.76158</text:p>
          </table:table-cell>
          <table:table-cell office:value-type="float" office:value="0.100651" calcext:value-type="float">
            <text:p>0.10065</text:p>
          </table:table-cell>
          <table:table-cell office:value-type="float" office:value="-0.1410176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1.79509" calcext:value-type="float">
            <text:p>11.79509</text:p>
          </table:table-cell>
          <table:table-cell office:value-type="float" office:value="0.1005952" calcext:value-type="float">
            <text:p>0.10060</text:p>
          </table:table-cell>
          <table:table-cell office:value-type="float" office:value="-0.1409716" calcext:value-type="float">
            <text:p>-0.14097</text:p>
          </table:table-cell>
          <table:table-cell table:number-columns-repeated="3"/>
        </table:table-row>
        <table:table-row table:style-name="ro1">
          <table:table-cell office:value-type="float" office:value="11.8286" calcext:value-type="float">
            <text:p>11.82860</text:p>
          </table:table-cell>
          <table:table-cell office:value-type="float" office:value="0.1005608" calcext:value-type="float">
            <text:p>0.10056</text:p>
          </table:table-cell>
          <table:table-cell office:value-type="float" office:value="-0.1409843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1.86211" calcext:value-type="float">
            <text:p>11.86211</text:p>
          </table:table-cell>
          <table:table-cell office:value-type="float" office:value="0.1005764" calcext:value-type="float">
            <text:p>0.10058</text:p>
          </table:table-cell>
          <table:table-cell office:value-type="float" office:value="-0.1409225" calcext:value-type="float">
            <text:p>-0.14092</text:p>
          </table:table-cell>
          <table:table-cell table:number-columns-repeated="3"/>
        </table:table-row>
        <table:table-row table:style-name="ro1">
          <table:table-cell office:value-type="float" office:value="11.89561" calcext:value-type="float">
            <text:p>11.89561</text:p>
          </table:table-cell>
          <table:table-cell office:value-type="float" office:value="0.1005594" calcext:value-type="float">
            <text:p>0.10056</text:p>
          </table:table-cell>
          <table:table-cell office:value-type="float" office:value="-0.1409522" calcext:value-type="float">
            <text:p>-0.14095</text:p>
          </table:table-cell>
          <table:table-cell table:number-columns-repeated="3"/>
        </table:table-row>
        <table:table-row table:style-name="ro1">
          <table:table-cell office:value-type="float" office:value="11.92912" calcext:value-type="float">
            <text:p>11.92912</text:p>
          </table:table-cell>
          <table:table-cell office:value-type="float" office:value="0.1005155" calcext:value-type="float">
            <text:p>0.10052</text:p>
          </table:table-cell>
          <table:table-cell office:value-type="float" office:value="-0.1409775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1.96263" calcext:value-type="float">
            <text:p>11.96263</text:p>
          </table:table-cell>
          <table:table-cell office:value-type="float" office:value="0.1004359" calcext:value-type="float">
            <text:p>0.10044</text:p>
          </table:table-cell>
          <table:table-cell office:value-type="float" office:value="-0.1409938" calcext:value-type="float">
            <text:p>-0.14099</text:p>
          </table:table-cell>
          <table:table-cell table:number-columns-repeated="3"/>
        </table:table-row>
        <table:table-row table:style-name="ro1">
          <table:table-cell office:value-type="float" office:value="11.99614" calcext:value-type="float">
            <text:p>11.99614</text:p>
          </table:table-cell>
          <table:table-cell office:value-type="float" office:value="0.1003846" calcext:value-type="float">
            <text:p>0.10038</text:p>
          </table:table-cell>
          <table:table-cell office:value-type="float" office:value="-0.1410159" calcext:value-type="float">
            <text:p>-0.14102</text:p>
          </table:table-cell>
          <table:table-cell table:number-columns-repeated="3"/>
        </table:table-row>
        <table:table-row table:style-name="ro1">
          <table:table-cell office:value-type="float" office:value="12.02965" calcext:value-type="float">
            <text:p>12.02965</text:p>
          </table:table-cell>
          <table:table-cell office:value-type="float" office:value="0.1003271" calcext:value-type="float">
            <text:p>0.10033</text:p>
          </table:table-cell>
          <table:table-cell office:value-type="float" office:value="-0.141073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2.06316" calcext:value-type="float">
            <text:p>12.06316</text:p>
          </table:table-cell>
          <table:table-cell office:value-type="float" office:value="0.1002358" calcext:value-type="float">
            <text:p>0.10024</text:p>
          </table:table-cell>
          <table:table-cell office:value-type="float" office:value="-0.1411137" calcext:value-type="float">
            <text:p>-0.14111</text:p>
          </table:table-cell>
          <table:table-cell table:number-columns-repeated="3"/>
        </table:table-row>
        <table:table-row table:style-name="ro1">
          <table:table-cell office:value-type="float" office:value="12.09667" calcext:value-type="float">
            <text:p>12.09667</text:p>
          </table:table-cell>
          <table:table-cell office:value-type="float" office:value="0.1001579" calcext:value-type="float">
            <text:p>0.10016</text:p>
          </table:table-cell>
          <table:table-cell office:value-type="float" office:value="-0.1411152" calcext:value-type="float">
            <text:p>-0.14112</text:p>
          </table:table-cell>
          <table:table-cell table:number-columns-repeated="3"/>
        </table:table-row>
        <table:table-row table:style-name="ro1">
          <table:table-cell office:value-type="float" office:value="12.13018" calcext:value-type="float">
            <text:p>12.13018</text:p>
          </table:table-cell>
          <table:table-cell office:value-type="float" office:value="0.1001854" calcext:value-type="float">
            <text:p>0.10019</text:p>
          </table:table-cell>
          <table:table-cell office:value-type="float" office:value="-0.1410927" calcext:value-type="float">
            <text:p>-0.14109</text:p>
          </table:table-cell>
          <table:table-cell table:number-columns-repeated="3"/>
        </table:table-row>
        <table:table-row table:style-name="ro1">
          <table:table-cell office:value-type="float" office:value="12.16368" calcext:value-type="float">
            <text:p>12.16368</text:p>
          </table:table-cell>
          <table:table-cell office:value-type="float" office:value="0.1001774" calcext:value-type="float">
            <text:p>0.10018</text:p>
          </table:table-cell>
          <table:table-cell office:value-type="float" office:value="-0.1410655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2.19719" calcext:value-type="float">
            <text:p>12.19719</text:p>
          </table:table-cell>
          <table:table-cell office:value-type="float" office:value="0.1001714" calcext:value-type="float">
            <text:p>0.10017</text:p>
          </table:table-cell>
          <table:table-cell office:value-type="float" office:value="-0.1410662" calcext:value-type="float">
            <text:p>-0.14107</text:p>
          </table:table-cell>
          <table:table-cell table:number-columns-repeated="3"/>
        </table:table-row>
        <table:table-row table:style-name="ro1">
          <table:table-cell office:value-type="float" office:value="12.2307" calcext:value-type="float">
            <text:p>12.23070</text:p>
          </table:table-cell>
          <table:table-cell office:value-type="float" office:value="0.1002091" calcext:value-type="float">
            <text:p>0.10021</text:p>
          </table:table-cell>
          <table:table-cell office:value-type="float" office:value="-0.1410608" calcext:value-type="float">
            <text:p>-0.14106</text:p>
          </table:table-cell>
          <table:table-cell table:number-columns-repeated="3"/>
        </table:table-row>
        <table:table-row table:style-name="ro1">
          <table:table-cell office:value-type="float" office:value="12.26421" calcext:value-type="float">
            <text:p>12.26421</text:p>
          </table:table-cell>
          <table:table-cell office:value-type="float" office:value="0.1002534" calcext:value-type="float">
            <text:p>0.10025</text:p>
          </table:table-cell>
          <table:table-cell office:value-type="float" office:value="-0.1410479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2.29772" calcext:value-type="float">
            <text:p>12.29772</text:p>
          </table:table-cell>
          <table:table-cell office:value-type="float" office:value="0.1002808" calcext:value-type="float">
            <text:p>0.10028</text:p>
          </table:table-cell>
          <table:table-cell office:value-type="float" office:value="-0.1410451" calcext:value-type="float">
            <text:p>-0.14105</text:p>
          </table:table-cell>
          <table:table-cell table:number-columns-repeated="3"/>
        </table:table-row>
        <table:table-row table:style-name="ro1">
          <table:table-cell office:value-type="float" office:value="12.33123" calcext:value-type="float">
            <text:p>12.33123</text:p>
          </table:table-cell>
          <table:table-cell office:value-type="float" office:value="0.100396" calcext:value-type="float">
            <text:p>0.10040</text:p>
          </table:table-cell>
          <table:table-cell office:value-type="float" office:value="-0.1410048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12.36474" calcext:value-type="float">
            <text:p>12.36474</text:p>
          </table:table-cell>
          <table:table-cell office:value-type="float" office:value="0.1004392" calcext:value-type="float">
            <text:p>0.10044</text:p>
          </table:table-cell>
          <table:table-cell office:value-type="float" office:value="-0.1410099" calcext:value-type="float">
            <text:p>-0.14101</text:p>
          </table:table-cell>
          <table:table-cell table:number-columns-repeated="3"/>
        </table:table-row>
        <table:table-row table:style-name="ro1">
          <table:table-cell office:value-type="float" office:value="12.39825" calcext:value-type="float">
            <text:p>12.39825</text:p>
          </table:table-cell>
          <table:table-cell office:value-type="float" office:value="0.1004971" calcext:value-type="float">
            <text:p>0.10050</text:p>
          </table:table-cell>
          <table:table-cell office:value-type="float" office:value="-0.1409877" calcext:value-type="float">
            <text:p>-0.14099</text:p>
          </table:table-cell>
          <table:table-cell table:number-columns-repeated="3"/>
        </table:table-row>
        <table:table-row table:style-name="ro1">
          <table:table-cell office:value-type="float" office:value="12.43175" calcext:value-type="float">
            <text:p>12.43175</text:p>
          </table:table-cell>
          <table:table-cell office:value-type="float" office:value="0.1005203" calcext:value-type="float">
            <text:p>0.10052</text:p>
          </table:table-cell>
          <table:table-cell office:value-type="float" office:value="-0.1409767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2.46526" calcext:value-type="float">
            <text:p>12.46526</text:p>
          </table:table-cell>
          <table:table-cell office:value-type="float" office:value="0.1005003" calcext:value-type="float">
            <text:p>0.10050</text:p>
          </table:table-cell>
          <table:table-cell office:value-type="float" office:value="-0.1409475" calcext:value-type="float">
            <text:p>-0.14095</text:p>
          </table:table-cell>
          <table:table-cell table:number-columns-repeated="3"/>
        </table:table-row>
        <table:table-row table:style-name="ro1">
          <table:table-cell office:value-type="float" office:value="12.49877" calcext:value-type="float">
            <text:p>12.49877</text:p>
          </table:table-cell>
          <table:table-cell office:value-type="float" office:value="0.1004674" calcext:value-type="float">
            <text:p>0.10047</text:p>
          </table:table-cell>
          <table:table-cell office:value-type="float" office:value="-0.1409662" calcext:value-type="float">
            <text:p>-0.14097</text:p>
          </table:table-cell>
          <table:table-cell table:number-columns-repeated="3"/>
        </table:table-row>
        <table:table-row table:style-name="ro1">
          <table:table-cell office:value-type="float" office:value="12.53228" calcext:value-type="float">
            <text:p>12.53228</text:p>
          </table:table-cell>
          <table:table-cell office:value-type="float" office:value="0.100455" calcext:value-type="float">
            <text:p>0.10046</text:p>
          </table:table-cell>
          <table:table-cell office:value-type="float" office:value="-0.1409814" calcext:value-type="float">
            <text:p>-0.14098</text:p>
          </table:table-cell>
          <table:table-cell table:number-columns-repeated="3"/>
        </table:table-row>
        <table:table-row table:style-name="ro1">
          <table:table-cell office:value-type="float" office:value="12.56579" calcext:value-type="float">
            <text:p>12.56579</text:p>
          </table:table-cell>
          <table:table-cell office:value-type="float" office:value="0.1004348" calcext:value-type="float">
            <text:p>0.10043</text:p>
          </table:table-cell>
          <table:table-cell office:value-type="float" office:value="-0.1409923" calcext:value-type="float">
            <text:p>-0.14099</text:p>
          </table:table-cell>
          <table:table-cell table:number-columns-repeated="3"/>
        </table:table-row>
        <table:table-row table:style-name="ro1">
          <table:table-cell office:value-type="float" office:value="12.5993" calcext:value-type="float">
            <text:p>12.59930</text:p>
          </table:table-cell>
          <table:table-cell office:value-type="float" office:value="0.1004243" calcext:value-type="float">
            <text:p>0.10042</text:p>
          </table:table-cell>
          <table:table-cell office:value-type="float" office:value="-0.1410024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12.63281" calcext:value-type="float">
            <text:p>12.63281</text:p>
          </table:table-cell>
          <table:table-cell office:value-type="float" office:value="0.1003303" calcext:value-type="float">
            <text:p>0.10033</text:p>
          </table:table-cell>
          <table:table-cell office:value-type="float" office:value="-0.1410049" calcext:value-type="float">
            <text:p>-0.14100</text:p>
          </table:table-cell>
          <table:table-cell table:number-columns-repeated="3"/>
        </table:table-row>
        <table:table-row table:style-name="ro1">
          <table:table-cell office:value-type="float" office:value="12.66632" calcext:value-type="float">
            <text:p>12.66632</text:p>
          </table:table-cell>
          <table:table-cell office:value-type="float" office:value="0.1003259" calcext:value-type="float">
            <text:p>0.10033</text:p>
          </table:table-cell>
          <table:table-cell office:value-type="float" office:value="-0.1410759" calcext:value-type="float">
            <text:p>-0.14108</text:p>
          </table:table-cell>
          <table:table-cell table:number-columns-repeated="3"/>
        </table:table-row>
        <table:table-row table:style-name="ro1">
          <table:table-cell office:value-type="float" office:value="12.69982" calcext:value-type="float">
            <text:p>12.69982</text:p>
          </table:table-cell>
          <table:table-cell office:value-type="float" office:value="0.100177" calcext:value-type="float">
            <text:p>0.10018</text:p>
          </table:table-cell>
          <table:table-cell office:value-type="float" office:value="-0.1410954" calcext:value-type="float">
            <text:p>-0.14110</text:p>
          </table:table-cell>
          <table:table-cell table:number-columns-repeated="3"/>
        </table:table-row>
        <table:table-row table:style-name="ro1">
          <table:table-cell office:value-type="float" office:value="12.73333" calcext:value-type="float">
            <text:p>12.73333</text:p>
          </table:table-cell>
          <table:table-cell office:value-type="float" office:value="0.100186" calcext:value-type="float">
            <text:p>0.10019</text:p>
          </table:table-cell>
          <table:table-cell office:value-type="float" office:value="-0.1410983" calcext:value-type="float">
            <text:p>-0.141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5" number:min-decimal-places="5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6:44:33.770812228</meta:creation-date>
    <dc:date>2024-11-05T16:57:11.035393231</dc:date>
    <meta:editing-duration>PT2M27S</meta:editing-duration>
    <meta:editing-cycles>1</meta:editing-cycles>
    <meta:document-statistic meta:table-count="2" meta:cell-count="2936" meta:object-count="0"/>
    <meta:generator>LibreOffice/7.3.7.2$Linux_X86_64 LibreOffice_project/30$Build-2</meta:generator>
  </office:meta>
</office:document-meta>
</file>